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4965in"/>
    </style:style>
    <style:style style:name="co15" style:family="table-column">
      <style:table-column-properties fo:break-before="auto" style:column-width="1.9327in"/>
    </style:style>
    <style:style style:name="co9" style:family="table-column">
      <style:table-column-properties fo:break-before="auto" style:column-width="0.5402in"/>
    </style:style>
    <style:style style:name="co10" style:family="table-column">
      <style:table-column-properties fo:break-before="auto" style:column-width="0.4654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2.9161in"/>
    </style:style>
    <style:style style:name="co13" style:family="table-column">
      <style:table-column-properties fo:break-before="auto" style:column-width="1.9299in"/>
    </style:style>
    <style:style style:name="co16" style:family="table-column">
      <style:table-column-properties fo:break-before="auto" style:column-width="0.4228in"/>
    </style:style>
    <style:style style:name="co17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77bc65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8000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SpecVers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7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olume I: Unprivileged 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 Version 2019121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RVWM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RV32I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RV64I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RV32E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office:value-type="string" calcext:value-type="string">
            <text:p>RV128I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office:value-type="string" calcext:value-type="string">
            <text:p>Zic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Zifenc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Za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office:value-type="string" calcext:value-type="string">
            <text:p>Ztso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roze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olume II: Privileged Archit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 Version 202112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<text:s/>Status</text:p>
          </table:table-cell>
        </table:table-row>
        <table:table-row table:style-name="ro1">
          <table:table-cell office:value-type="string" calcext:value-type="string">
            <text:p>Machine ISA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Supervisor ISA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Svnapo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Svpbm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Svinval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fied</text:p>
          </table:table-cell>
        </table:table-row>
        <table:table-row table:style-name="ro1">
          <table:table-cell office:value-type="string" calcext:value-type="string">
            <text:p>Hypervisor I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fied</text:p>
          </table:table-cell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SRRang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SR Address Hex Use and Accessibi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11:10]</text:p>
          </table:table-cell>
          <table:table-cell office:value-type="string" calcext:value-type="string">
            <text:p>[9:8]</text:p>
          </table:table-cell>
          <table:table-cell office:value-type="string" calcext:value-type="string">
            <text:p>[7: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rivileged and User-Level CSR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0x000-0x0F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0x400-0x4F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0x800-0x8FF</text:p>
          </table:table-cell>
          <table:table-cell office:value-type="string" calcext:value-type="string">
            <text:p>Custom read/wr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0xC00-0xC7F</text:p>
          </table:table-cell>
          <table:table-cell office:value-type="string" calcext:value-type="string">
            <text:p>Standard read-on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X</text:p>
          </table:table-cell>
          <table:table-cell office:value-type="string" calcext:value-type="string">
            <text:p>0xC80-0xCBF</text:p>
          </table:table-cell>
          <table:table-cell office:value-type="string" calcext:value-type="string">
            <text:p>Standard read-on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XX</text:p>
          </table:table-cell>
          <table:table-cell office:value-type="string" calcext:value-type="string">
            <text:p>0xCC0-0xCFF</text:p>
          </table:table-cell>
          <table:table-cell office:value-type="string" calcext:value-type="string">
            <text:p>Custom read-only</text:p>
          </table:table-cell>
        </table:table-row>
        <table:table-row table:style-name="ro1">
          <table:table-cell office:value-type="string" calcext:value-type="string">
            <text:p>Supervisor-Level CSR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0x100-0x1F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0x500-0x57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XX</text:p>
          </table:table-cell>
          <table:table-cell office:value-type="string" calcext:value-type="string">
            <text:p>0x580-0x5B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XX</text:p>
          </table:table-cell>
          <table:table-cell office:value-type="string" calcext:value-type="string">
            <text:p>0x5C0-0x5FF</text:p>
          </table:table-cell>
          <table:table-cell office:value-type="string" calcext:value-type="string">
            <text:p>Custom read/wri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0x900-0x97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X</text:p>
          </table:table-cell>
          <table:table-cell office:value-type="string" calcext:value-type="string">
            <text:p>0x980-0x9B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XX</text:p>
          </table:table-cell>
          <table:table-cell office:value-type="string" calcext:value-type="string">
            <text:p>0x9C0-0x9FF</text:p>
          </table:table-cell>
          <table:table-cell office:value-type="string" calcext:value-type="string">
            <text:p>Custom read/wr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0xD00-0xD7F</text:p>
          </table:table-cell>
          <table:table-cell office:value-type="string" calcext:value-type="string">
            <text:p>Standard read-on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X</text:p>
          </table:table-cell>
          <table:table-cell office:value-type="string" calcext:value-type="string">
            <text:p>0xD80-0xDBF</text:p>
          </table:table-cell>
          <table:table-cell office:value-type="string" calcext:value-type="string">
            <text:p>Standard read-on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XX</text:p>
          </table:table-cell>
          <table:table-cell office:value-type="string" calcext:value-type="string">
            <text:p>0xDC0-0xDFF</text:p>
          </table:table-cell>
          <table:table-cell office:value-type="string" calcext:value-type="string">
            <text:p>Custom read-only</text:p>
          </table:table-cell>
        </table:table-row>
        <table:table-row table:style-name="ro1">
          <table:table-cell office:value-type="string" calcext:value-type="string">
            <text:p>Hypervisor and VS CSR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0x200-0x2F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0x600-0x67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XX</text:p>
          </table:table-cell>
          <table:table-cell office:value-type="string" calcext:value-type="string">
            <text:p>0x680-0x6B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XX</text:p>
          </table:table-cell>
          <table:table-cell office:value-type="string" calcext:value-type="string">
            <text:p>0x6C0-0x6FF</text:p>
          </table:table-cell>
          <table:table-cell office:value-type="string" calcext:value-type="string">
            <text:p>Custom read/writ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0xA00-0xA7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0XX</text:p>
          </table:table-cell>
          <table:table-cell office:value-type="string" calcext:value-type="string">
            <text:p>0xA80-0xAB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1XX</text:p>
          </table:table-cell>
          <table:table-cell office:value-type="string" calcext:value-type="string">
            <text:p>0xAC0-0xAFF</text:p>
          </table:table-cell>
          <table:table-cell office:value-type="string" calcext:value-type="string">
            <text:p>Custom read/wri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0xE00-0xE7F</text:p>
          </table:table-cell>
          <table:table-cell office:value-type="string" calcext:value-type="string">
            <text:p>Standard read-on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XX</text:p>
          </table:table-cell>
          <table:table-cell office:value-type="string" calcext:value-type="string">
            <text:p>0xE80-0xEBF</text:p>
          </table:table-cell>
          <table:table-cell office:value-type="string" calcext:value-type="string">
            <text:p>Standard read-on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XX</text:p>
          </table:table-cell>
          <table:table-cell office:value-type="string" calcext:value-type="string">
            <text:p>0xEC0-0xEFF</text:p>
          </table:table-cell>
          <table:table-cell office:value-type="string" calcext:value-type="string">
            <text:p>Custom read-only</text:p>
          </table:table-cell>
        </table:table-row>
        <table:table-row table:style-name="ro1">
          <table:table-cell office:value-type="string" calcext:value-type="string">
            <text:p>Machine-Level CSR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0x300-0x3F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0x700-0x77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X</text:p>
          </table:table-cell>
          <table:table-cell office:value-type="string" calcext:value-type="string">
            <text:p>0x780-0x79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1010" calcext:value-type="float">
            <text:p>1010</text:p>
          </table:table-cell>
          <table:table-cell office:value-type="string" calcext:value-type="string">
            <text:p>0x7A0-0x7AF</text:p>
          </table:table-cell>
          <table:table-cell office:value-type="string" calcext:value-type="string">
            <text:p>Standard read/write debug CS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1011" calcext:value-type="float">
            <text:p>1011</text:p>
          </table:table-cell>
          <table:table-cell office:value-type="string" calcext:value-type="string">
            <text:p>0x7B0-0x7BF</text:p>
          </table:table-cell>
          <table:table-cell office:value-type="string" calcext:value-type="string">
            <text:p>Debug-mode-only CS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XX</text:p>
          </table:table-cell>
          <table:table-cell office:value-type="string" calcext:value-type="string">
            <text:p>0x7C0-0x7FF</text:p>
          </table:table-cell>
          <table:table-cell office:value-type="string" calcext:value-type="string">
            <text:p>Custom read/wri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0xB00-0xB7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XX</text:p>
          </table:table-cell>
          <table:table-cell office:value-type="string" calcext:value-type="string">
            <text:p>0xB80-0xBBF</text:p>
          </table:table-cell>
          <table:table-cell office:value-type="string" calcext:value-type="string">
            <text:p>Standard read/wri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XX</text:p>
          </table:table-cell>
          <table:table-cell office:value-type="string" calcext:value-type="string">
            <text:p>0xBC0-0xBFF</text:p>
          </table:table-cell>
          <table:table-cell office:value-type="string" calcext:value-type="string">
            <text:p>Custom read/write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0xF00-0xF7F</text:p>
          </table:table-cell>
          <table:table-cell office:value-type="string" calcext:value-type="string">
            <text:p>Standard read-only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0XX</text:p>
          </table:table-cell>
          <table:table-cell office:value-type="string" calcext:value-type="string">
            <text:p>0xF80-0xFBF</text:p>
          </table:table-cell>
          <table:table-cell office:value-type="string" calcext:value-type="string">
            <text:p>Standard read-only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1XX</text:p>
          </table:table-cell>
          <table:table-cell office:value-type="string" calcext:value-type="string">
            <text:p>0xFC0-0xFFF</text:p>
          </table:table-cell>
          <table:table-cell office:value-type="string" calcext:value-type="string">
            <text:p>Custom read-only</text:p>
          </table:table-cell>
        </table:table-row>
      </table:table>
      <table:table table:name="CSRGroups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llocated unprivileged CSR address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rivileged Floating-Point CS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flags</text:p>
          </table:table-cell>
          <table:table-cell office:value-type="string" calcext:value-type="string">
            <text:p>Floating-Point Accrued Exceptions.</text:p>
          </table:table-cell>
          <table:table-cell table:number-columns-repeated="3"/>
          <table:table-cell office:value-type="string" calcext:value-type="string">
            <text:p>Unprivileged Floating-Point CSRs</text:p>
          </table:table-cell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Floating-Point Dynamic Rounding Mode.</text:p>
          </table:table-cell>
          <table:table-cell table:number-columns-repeated="3"/>
          <table:table-cell office:value-type="string" calcext:value-type="string">
            <text:p>Unprivileged Floating-Point CSRs</text:p>
          </table:table-cell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csr</text:p>
          </table:table-cell>
          <table:table-cell office:value-type="string" calcext:value-type="string">
            <text:p>Floating-Point Control and Status Register (frm + fflags).</text:p>
          </table:table-cell>
          <table:table-cell table:number-columns-repeated="3"/>
          <table:table-cell office:value-type="string" calcext:value-type="string">
            <text:p>Unprivileged Floating-Point CSRs</text:p>
          </table:table-cell>
        </table:table-row>
        <table:table-row table:style-name="ro1">
          <table:table-cell office:value-type="string" calcext:value-type="string">
            <text:p>Unprivileged Counter/Tim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C0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ycle counter for RDCYCLE instruction.</text:p>
          </table:table-cell>
          <table:table-cell table:number-columns-repeated="3"/>
          <table:table-cell office:value-type="string" calcext:value-type="string">
            <text:p>Unprivileged Counter/Timers</text:p>
          </table:table-cell>
        </table:table-row>
        <table:table-row table:style-name="ro1">
          <table:table-cell office:value-type="string" calcext:value-type="string">
            <text:p>0xC0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r for RDTIME instruction.</text:p>
          </table:table-cell>
          <table:table-cell table:number-columns-repeated="3"/>
          <table:table-cell office:value-type="string" calcext:value-type="string">
            <text:p>Unprivileged Counter/Timers</text:p>
          </table:table-cell>
        </table:table-row>
        <table:table-row table:style-name="ro1">
          <table:table-cell office:value-type="string" calcext:value-type="string">
            <text:p>0xC0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</text:p>
          </table:table-cell>
          <table:table-cell office:value-type="string" calcext:value-type="string">
            <text:p>Instructions-retired counter for RDINSTRET instruction.</text:p>
          </table:table-cell>
          <table:table-cell table:number-columns-repeated="3"/>
          <table:table-cell office:value-type="string" calcext:value-type="string">
            <text:p>Unprivileged Counter/Timers</text:p>
          </table:table-cell>
        </table:table-row>
        <table:table-row table:style-name="ro1">
          <table:table-cell office:value-type="string" calcext:value-type="string">
            <text:p>0xC0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</text:p>
          </table:table-cell>
          <table:table-cell office:value-type="string" calcext:value-type="string">
            <text:p>Performance-monitoring counter.</text:p>
          </table:table-cell>
          <table:table-cell table:number-columns-repeated="3"/>
          <table:table-cell office:value-type="string" calcext:value-type="string">
            <text:p>Unprivileged Counter/Timers</text:p>
          </table:table-cell>
        </table:table-row>
        <table:table-row table:style-name="ro1">
          <table:table-cell office:value-type="string" calcext:value-type="string">
            <text:p>0xC0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</text:p>
          </table:table-cell>
          <table:table-cell office:value-type="string" calcext:value-type="string">
            <text:p>Performance-monitoring counter.</text:p>
          </table:table-cell>
          <table:table-cell table:number-columns-repeated="3"/>
          <table:table-cell office:value-type="string" calcext:value-type="string">
            <text:p>Unprivileged Counter/Timers</text:p>
          </table:table-cell>
        </table:table-row>
        <table:table-row table:style-name="ro1">
          <table:table-cell office:value-type="string" calcext:value-type="string">
            <text:p>0xC1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</text:p>
          </table:table-cell>
          <table:table-cell office:value-type="string" calcext:value-type="string">
            <text:p>Performance-monitoring counter.</text:p>
          </table:table-cell>
          <table:table-cell table:number-columns-repeated="3"/>
          <table:table-cell office:value-type="string" calcext:value-type="string">
            <text:p>Unprivileged Counter/Timers</text:p>
          </table:table-cell>
        </table:table-row>
        <table:table-row table:style-name="ro1">
          <table:table-cell office:value-type="string" calcext:value-type="string">
            <text:p>0xC8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h</text:p>
          </table:table-cell>
          <table:table-cell office:value-type="string" calcext:value-type="string">
            <text:p>Upper 32 bits of cycle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Unprivileged Counter/Timers</text:p>
          </table:table-cell>
        </table:table-row>
        <table:table-row table:style-name="ro1">
          <table:table-cell office:value-type="string" calcext:value-type="string">
            <text:p>0xC8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h</text:p>
          </table:table-cell>
          <table:table-cell office:value-type="string" calcext:value-type="string">
            <text:p>Upper 32 bits of time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Unprivileged Counter/Timers</text:p>
          </table:table-cell>
        </table:table-row>
        <table:table-row table:style-name="ro1">
          <table:table-cell office:value-type="string" calcext:value-type="string">
            <text:p>0xC8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h</text:p>
          </table:table-cell>
          <table:table-cell office:value-type="string" calcext:value-type="string">
            <text:p>Upper 32 bits of instret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Unprivileged Counter/Timers</text:p>
          </table:table-cell>
        </table:table-row>
        <table:table-row table:style-name="ro1">
          <table:table-cell office:value-type="string" calcext:value-type="string">
            <text:p>0xC8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h</text:p>
          </table:table-cell>
          <table:table-cell office:value-type="string" calcext:value-type="string">
            <text:p>Upper 32 bits of hpmcounter3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Unprivileged Counter/Timers</text:p>
          </table:table-cell>
        </table:table-row>
        <table:table-row table:style-name="ro1">
          <table:table-cell office:value-type="string" calcext:value-type="string">
            <text:p>0xC8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h</text:p>
          </table:table-cell>
          <table:table-cell office:value-type="string" calcext:value-type="string">
            <text:p>Upper 32 bits of hpmcounter4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Unprivileged Counter/Timers</text:p>
          </table:table-cell>
        </table:table-row>
        <table:table-row table:style-name="ro1">
          <table:table-cell office:value-type="string" calcext:value-type="string">
            <text:p>0xC9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h</text:p>
          </table:table-cell>
          <table:table-cell office:value-type="string" calcext:value-type="string">
            <text:p>Upper 32 bits of hpmcounter31</text:p>
          </table:table-cell>
          <table:table-cell office:value-type="string" calcext:value-type="string">
            <text:p><text:s/>RV32 only</text:p>
          </table:table-cell>
          <table:table-cell table:number-columns-repeated="2"/>
          <table:table-cell office:value-type="string" calcext:value-type="string">
            <text:p>Unprivileged Counter/Timer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ocated RISC-V supervisor-level CSR address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visor Trap Set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tatus</text:p>
          </table:table-cell>
          <table:table-cell office:value-type="string" calcext:value-type="string">
            <text:p>Supervisor status register.</text:p>
          </table:table-cell>
          <table:table-cell table:number-columns-repeated="3"/>
          <table:table-cell office:value-type="string" calcext:value-type="string">
            <text:p>Supervisor Trap Setup</text:p>
          </table:table-cell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upervisor interrupt-enable register.</text:p>
          </table:table-cell>
          <table:table-cell table:number-columns-repeated="3"/>
          <table:table-cell office:value-type="string" calcext:value-type="string">
            <text:p>Supervisor Trap Setup</text:p>
          </table:table-cell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ec</text:p>
          </table:table-cell>
          <table:table-cell office:value-type="string" calcext:value-type="string">
            <text:p>Supervisor trap handler base address.</text:p>
          </table:table-cell>
          <table:table-cell table:number-columns-repeated="3"/>
          <table:table-cell office:value-type="string" calcext:value-type="string">
            <text:p>Supervisor Trap Setup</text:p>
          </table:table-cell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unteren</text:p>
          </table:table-cell>
          <table:table-cell office:value-type="string" calcext:value-type="string">
            <text:p>Supervisor counter enable.</text:p>
          </table:table-cell>
          <table:table-cell table:number-columns-repeated="3"/>
          <table:table-cell office:value-type="string" calcext:value-type="string">
            <text:p>Supervisor Trap Setup</text:p>
          </table:table-cell>
        </table:table-row>
        <table:table-row table:style-name="ro1">
          <table:table-cell office:value-type="string" calcext:value-type="string">
            <text:p>Supervisor Config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nvcfg</text:p>
          </table:table-cell>
          <table:table-cell office:value-type="string" calcext:value-type="string">
            <text:p>Supervisor environment configuration register.</text:p>
          </table:table-cell>
          <table:table-cell table:number-columns-repeated="3"/>
          <table:table-cell office:value-type="string" calcext:value-type="string">
            <text:p>Supervisor Configuration</text:p>
          </table:table-cell>
        </table:table-row>
        <table:table-row table:style-name="ro1">
          <table:table-cell office:value-type="string" calcext:value-type="string">
            <text:p>Supervisor Trap Handl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4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cratch</text:p>
          </table:table-cell>
          <table:table-cell office:value-type="string" calcext:value-type="string">
            <text:p>Scratch register for supervisor trap handlers.</text:p>
          </table:table-cell>
          <table:table-cell table:number-columns-repeated="3"/>
          <table:table-cell office:value-type="string" calcext:value-type="string">
            <text:p>Supervisor Trap Handling</text:p>
          </table:table-cell>
        </table:table-row>
        <table:table-row table:style-name="ro1">
          <table:table-cell office:value-type="string" calcext:value-type="string">
            <text:p>0x141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pc</text:p>
          </table:table-cell>
          <table:table-cell office:value-type="string" calcext:value-type="string">
            <text:p>Supervisor exception program counter.</text:p>
          </table:table-cell>
          <table:table-cell table:number-columns-repeated="3"/>
          <table:table-cell office:value-type="string" calcext:value-type="string">
            <text:p>Supervisor Trap Handling</text:p>
          </table:table-cell>
        </table:table-row>
        <table:table-row table:style-name="ro1">
          <table:table-cell office:value-type="string" calcext:value-type="string">
            <text:p>0x14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ause</text:p>
          </table:table-cell>
          <table:table-cell office:value-type="string" calcext:value-type="string">
            <text:p>Supervisor trap cause.</text:p>
          </table:table-cell>
          <table:table-cell table:number-columns-repeated="3"/>
          <table:table-cell office:value-type="string" calcext:value-type="string">
            <text:p>Supervisor Trap Handling</text:p>
          </table:table-cell>
        </table:table-row>
        <table:table-row table:style-name="ro1">
          <table:table-cell office:value-type="string" calcext:value-type="string">
            <text:p>0x14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al</text:p>
          </table:table-cell>
          <table:table-cell office:value-type="string" calcext:value-type="string">
            <text:p>Supervisor bad address or instruction.</text:p>
          </table:table-cell>
          <table:table-cell table:number-columns-repeated="3"/>
          <table:table-cell office:value-type="string" calcext:value-type="string">
            <text:p>Supervisor Trap Handling</text:p>
          </table:table-cell>
        </table:table-row>
        <table:table-row table:style-name="ro1">
          <table:table-cell office:value-type="string" calcext:value-type="string">
            <text:p>0x14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Supervisor interrupt pending.</text:p>
          </table:table-cell>
          <table:table-cell table:number-columns-repeated="3"/>
          <table:table-cell office:value-type="string" calcext:value-type="string">
            <text:p>Supervisor Trap Handling</text:p>
          </table:table-cell>
        </table:table-row>
        <table:table-row table:style-name="ro1">
          <table:table-cell office:value-type="string" calcext:value-type="string">
            <text:p>Supervisor Protection and Trans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8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atp</text:p>
          </table:table-cell>
          <table:table-cell office:value-type="string" calcext:value-type="string">
            <text:p>Supervisor address translation and protection.</text:p>
          </table:table-cell>
          <table:table-cell table:number-columns-repeated="3"/>
          <table:table-cell office:value-type="string" calcext:value-type="string">
            <text:p>Supervisor Protection and Translation</text:p>
          </table:table-cell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5A8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ntext</text:p>
          </table:table-cell>
          <table:table-cell office:value-type="string" calcext:value-type="string">
            <text:p>Supervisor-mode context register.</text:p>
          </table:table-cell>
          <table:table-cell table:number-columns-repeated="3"/>
          <table:table-cell office:value-type="string" calcext:value-type="string">
            <text:p>Debug/Trace Register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ocated RISC-V hypervisor and VS CSR address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pervisor Trap Set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6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status</text:p>
          </table:table-cell>
          <table:table-cell office:value-type="string" calcext:value-type="string">
            <text:p>Hypervisor status register.</text:p>
          </table:table-cell>
          <table:table-cell table:number-columns-repeated="3"/>
          <table:table-cell office:value-type="string" calcext:value-type="string">
            <text:p>Hypervisor Trap Setup</text:p>
          </table:table-cell>
        </table:table-row>
        <table:table-row table:style-name="ro1">
          <table:table-cell office:value-type="string" calcext:value-type="string">
            <text:p>0x60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edeleg</text:p>
          </table:table-cell>
          <table:table-cell office:value-type="string" calcext:value-type="string">
            <text:p>Hypervisor exception delegation register.</text:p>
          </table:table-cell>
          <table:table-cell table:number-columns-repeated="3"/>
          <table:table-cell office:value-type="string" calcext:value-type="string">
            <text:p>Hypervisor Trap Setup</text:p>
          </table:table-cell>
        </table:table-row>
        <table:table-row table:style-name="ro1">
          <table:table-cell office:value-type="string" calcext:value-type="string">
            <text:p>0x60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deleg</text:p>
          </table:table-cell>
          <table:table-cell office:value-type="string" calcext:value-type="string">
            <text:p>Hypervisor interrupt delegation register.</text:p>
          </table:table-cell>
          <table:table-cell table:number-columns-repeated="3"/>
          <table:table-cell office:value-type="string" calcext:value-type="string">
            <text:p>Hypervisor Trap Setup</text:p>
          </table:table-cell>
        </table:table-row>
        <table:table-row table:style-name="ro1">
          <table:table-cell office:value-type="string" calcext:value-type="string">
            <text:p>0x6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e Hypervisor interrupt-enable register.</text:p>
          </table:table-cell>
          <table:table-cell table:number-columns-repeated="4"/>
          <table:table-cell office:value-type="string" calcext:value-type="string">
            <text:p>Hypervisor Trap Setup</text:p>
          </table:table-cell>
        </table:table-row>
        <table:table-row table:style-name="ro1">
          <table:table-cell office:value-type="string" calcext:value-type="string">
            <text:p>0x606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unteren</text:p>
          </table:table-cell>
          <table:table-cell office:value-type="string" calcext:value-type="string">
            <text:p>Hypervisor counter enable.</text:p>
          </table:table-cell>
          <table:table-cell table:number-columns-repeated="3"/>
          <table:table-cell office:value-type="string" calcext:value-type="string">
            <text:p>Hypervisor Trap Setup</text:p>
          </table:table-cell>
        </table:table-row>
        <table:table-row table:style-name="ro1">
          <table:table-cell office:value-type="string" calcext:value-type="string">
            <text:p>0x607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e</text:p>
          </table:table-cell>
          <table:table-cell office:value-type="string" calcext:value-type="string">
            <text:p>Hypervisor guest external interrupt-enable register.</text:p>
          </table:table-cell>
          <table:table-cell table:number-columns-repeated="3"/>
          <table:table-cell office:value-type="string" calcext:value-type="string">
            <text:p>Hypervisor Trap Setup</text:p>
          </table:table-cell>
        </table:table-row>
        <table:table-row table:style-name="ro1">
          <table:table-cell office:value-type="string" calcext:value-type="string">
            <text:p>Hypervisor Trap Handl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6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val</text:p>
          </table:table-cell>
          <table:table-cell office:value-type="string" calcext:value-type="string">
            <text:p>Hypervisor bad guest physical address.</text:p>
          </table:table-cell>
          <table:table-cell table:number-columns-repeated="3"/>
          <table:table-cell office:value-type="string" calcext:value-type="string">
            <text:p>Hypervisor Trap Handling</text:p>
          </table:table-cell>
        </table:table-row>
        <table:table-row table:style-name="ro1">
          <table:table-cell office:value-type="string" calcext:value-type="string">
            <text:p>0x6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Hypervisor interrupt pending.</text:p>
          </table:table-cell>
          <table:table-cell table:number-columns-repeated="3"/>
          <table:table-cell office:value-type="string" calcext:value-type="string">
            <text:p>Hypervisor Trap Handling</text:p>
          </table:table-cell>
        </table:table-row>
        <table:table-row table:style-name="ro1">
          <table:table-cell office:value-type="string" calcext:value-type="string">
            <text:p>0x64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vip</text:p>
          </table:table-cell>
          <table:table-cell office:value-type="string" calcext:value-type="string">
            <text:p>Hypervisor virtual interrupt pending.</text:p>
          </table:table-cell>
          <table:table-cell table:number-columns-repeated="3"/>
          <table:table-cell office:value-type="string" calcext:value-type="string">
            <text:p>Hypervisor Trap Handling</text:p>
          </table:table-cell>
        </table:table-row>
        <table:table-row table:style-name="ro1">
          <table:table-cell office:value-type="string" calcext:value-type="string">
            <text:p>0x64A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nst</text:p>
          </table:table-cell>
          <table:table-cell office:value-type="string" calcext:value-type="string">
            <text:p>Hypervisor trap instruction (transformed).</text:p>
          </table:table-cell>
          <table:table-cell table:number-columns-repeated="3"/>
          <table:table-cell office:value-type="string" calcext:value-type="string">
            <text:p>Hypervisor Trap Handling</text:p>
          </table:table-cell>
        </table:table-row>
        <table:table-row table:style-name="ro1">
          <table:table-cell office:value-type="string" calcext:value-type="string">
            <text:p>0xE12</text:p>
          </table:table-cell>
          <table:table-cell office:value-type="string" calcext:value-type="string">
            <text:p>HRO</text:p>
          </table:table-cell>
          <table:table-cell office:value-type="string" calcext:value-type="string">
            <text:p>hgeip</text:p>
          </table:table-cell>
          <table:table-cell office:value-type="string" calcext:value-type="string">
            <text:p>Hypervisor guest external interrupt pending.</text:p>
          </table:table-cell>
          <table:table-cell table:number-columns-repeated="3"/>
          <table:table-cell office:value-type="string" calcext:value-type="string">
            <text:p>Hypervisor Trap Handling</text:p>
          </table:table-cell>
        </table:table-row>
        <table:table-row table:style-name="ro1">
          <table:table-cell office:value-type="string" calcext:value-type="string">
            <text:p>Hypervisor Config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60A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envcfg</text:p>
          </table:table-cell>
          <table:table-cell office:value-type="string" calcext:value-type="string">
            <text:p>Hypervisor environment configuration register.</text:p>
          </table:table-cell>
          <table:table-cell table:number-columns-repeated="3"/>
          <table:table-cell office:value-type="string" calcext:value-type="string">
            <text:p>Hypervisor Configuration</text:p>
          </table:table-cell>
        </table:table-row>
        <table:table-row table:style-name="ro1">
          <table:table-cell office:value-type="string" calcext:value-type="string">
            <text:p>0x61A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envcfgh</text:p>
          </table:table-cell>
          <table:table-cell office:value-type="string" calcext:value-type="string">
            <text:p>Additional hypervisor env. conf. register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Hypervisor Configuration</text:p>
          </table:table-cell>
        </table:table-row>
        <table:table-row table:style-name="ro1">
          <table:table-cell office:value-type="string" calcext:value-type="string">
            <text:p>Hypervisor Protection and Trans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6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atp</text:p>
          </table:table-cell>
          <table:table-cell office:value-type="string" calcext:value-type="string">
            <text:p>Hypervisor guest address translation and protection.</text:p>
          </table:table-cell>
          <table:table-cell table:number-columns-repeated="3"/>
          <table:table-cell office:value-type="string" calcext:value-type="string">
            <text:p>Hypervisor Protection and Translation</text:p>
          </table:table-cell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6A8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ntext</text:p>
          </table:table-cell>
          <table:table-cell office:value-type="string" calcext:value-type="string">
            <text:p>Hypervisor-mode context register.</text:p>
          </table:table-cell>
          <table:table-cell table:number-columns-repeated="3"/>
          <table:table-cell office:value-type="string" calcext:value-type="string">
            <text:p>Debug/Trace Registers</text:p>
          </table:table-cell>
        </table:table-row>
        <table:table-row table:style-name="ro1">
          <table:table-cell office:value-type="string" calcext:value-type="string">
            <text:p>Hypervisor Counter/Timer Virtualization Regis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6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</text:p>
          </table:table-cell>
          <table:table-cell office:value-type="string" calcext:value-type="string">
            <text:p>Delta for VS/VU-mode timer.</text:p>
          </table:table-cell>
          <table:table-cell table:number-columns-repeated="3"/>
          <table:table-cell office:value-type="string" calcext:value-type="string">
            <text:p>Hypervisor Counter/Timer Virtualization Registers</text:p>
          </table:table-cell>
        </table:table-row>
        <table:table-row table:style-name="ro1">
          <table:table-cell office:value-type="string" calcext:value-type="string">
            <text:p>0x61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h</text:p>
          </table:table-cell>
          <table:table-cell office:value-type="string" calcext:value-type="string">
            <text:p>Upper 32 bits of htimedelta</text:p>
          </table:table-cell>
          <table:table-cell office:value-type="string" calcext:value-type="string">
            <text:p><text:s/>HSXLEN=32 only.</text:p>
          </table:table-cell>
          <table:table-cell table:number-columns-repeated="2"/>
          <table:table-cell office:value-type="string" calcext:value-type="string">
            <text:p>Hypervisor Counter/Timer Virtualization Registers</text:p>
          </table:table-cell>
        </table:table-row>
        <table:table-row table:style-name="ro1">
          <table:table-cell office:value-type="string" calcext:value-type="string">
            <text:p>Virtual Supervisor Regis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2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tatus</text:p>
          </table:table-cell>
          <table:table-cell office:value-type="string" calcext:value-type="string">
            <text:p>Virtual supervisor status register.</text:p>
          </table:table-cell>
          <table:table-cell table:number-columns-repeated="3"/>
          <table:table-cell office:value-type="string" calcext:value-type="string">
            <text:p>Virtual Supervisor Registers</text:p>
          </table:table-cell>
        </table:table-row>
        <table:table-row table:style-name="ro1">
          <table:table-cell office:value-type="string" calcext:value-type="string">
            <text:p>0x2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e</text:p>
          </table:table-cell>
          <table:table-cell office:value-type="string" calcext:value-type="string">
            <text:p>Virtual supervisor interrupt-enable register.</text:p>
          </table:table-cell>
          <table:table-cell table:number-columns-repeated="3"/>
          <table:table-cell office:value-type="string" calcext:value-type="string">
            <text:p>Virtual Supervisor Registers</text:p>
          </table:table-cell>
        </table:table-row>
        <table:table-row table:style-name="ro1">
          <table:table-cell office:value-type="string" calcext:value-type="string">
            <text:p>0x2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ec</text:p>
          </table:table-cell>
          <table:table-cell office:value-type="string" calcext:value-type="string">
            <text:p>Virtual supervisor trap handler base address.</text:p>
          </table:table-cell>
          <table:table-cell table:number-columns-repeated="3"/>
          <table:table-cell office:value-type="string" calcext:value-type="string">
            <text:p>Virtual Supervisor Registers</text:p>
          </table:table-cell>
        </table:table-row>
        <table:table-row table:style-name="ro1">
          <table:table-cell office:value-type="string" calcext:value-type="string">
            <text:p>0x24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cratch</text:p>
          </table:table-cell>
          <table:table-cell office:value-type="string" calcext:value-type="string">
            <text:p>Virtual supervisor scratch register.</text:p>
          </table:table-cell>
          <table:table-cell table:number-columns-repeated="3"/>
          <table:table-cell office:value-type="string" calcext:value-type="string">
            <text:p>Virtual Supervisor Registers</text:p>
          </table:table-cell>
        </table:table-row>
        <table:table-row table:style-name="ro1">
          <table:table-cell office:value-type="string" calcext:value-type="string">
            <text:p>0x241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epc</text:p>
          </table:table-cell>
          <table:table-cell office:value-type="string" calcext:value-type="string">
            <text:p>Virtual supervisor exception program counter.</text:p>
          </table:table-cell>
          <table:table-cell table:number-columns-repeated="3"/>
          <table:table-cell office:value-type="string" calcext:value-type="string">
            <text:p>Virtual Supervisor Registers</text:p>
          </table:table-cell>
        </table:table-row>
        <table:table-row table:style-name="ro1">
          <table:table-cell office:value-type="string" calcext:value-type="string">
            <text:p>0x24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cause</text:p>
          </table:table-cell>
          <table:table-cell office:value-type="string" calcext:value-type="string">
            <text:p>Virtual supervisor trap cause.</text:p>
          </table:table-cell>
          <table:table-cell table:number-columns-repeated="3"/>
          <table:table-cell office:value-type="string" calcext:value-type="string">
            <text:p>Virtual Supervisor Registers</text:p>
          </table:table-cell>
        </table:table-row>
        <table:table-row table:style-name="ro1">
          <table:table-cell office:value-type="string" calcext:value-type="string">
            <text:p>0x2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al</text:p>
          </table:table-cell>
          <table:table-cell office:value-type="string" calcext:value-type="string">
            <text:p>Virtual supervisor bad address or instruction.</text:p>
          </table:table-cell>
          <table:table-cell table:number-columns-repeated="3"/>
          <table:table-cell office:value-type="string" calcext:value-type="string">
            <text:p>Virtual Supervisor Registers</text:p>
          </table:table-cell>
        </table:table-row>
        <table:table-row table:style-name="ro1">
          <table:table-cell office:value-type="string" calcext:value-type="string">
            <text:p>0x2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p</text:p>
          </table:table-cell>
          <table:table-cell office:value-type="string" calcext:value-type="string">
            <text:p>Virtual supervisor interrupt pending.</text:p>
          </table:table-cell>
          <table:table-cell table:number-columns-repeated="3"/>
          <table:table-cell office:value-type="string" calcext:value-type="string">
            <text:p>Virtual Supervisor Registers</text:p>
          </table:table-cell>
        </table:table-row>
        <table:table-row table:style-name="ro1">
          <table:table-cell office:value-type="string" calcext:value-type="string">
            <text:p>0x2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atp</text:p>
          </table:table-cell>
          <table:table-cell office:value-type="string" calcext:value-type="string">
            <text:p>Virtual supervisor address translation and protection.</text:p>
          </table:table-cell>
          <table:table-cell table:number-columns-repeated="3"/>
          <table:table-cell office:value-type="string" calcext:value-type="string">
            <text:p>Virtual Supervisor Register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ocated RISC-V machine-level CSR address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ine Information Regis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F1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vendorid</text:p>
          </table:table-cell>
          <table:table-cell office:value-type="string" calcext:value-type="string">
            <text:p>Vendor ID.</text:p>
          </table:table-cell>
          <table:table-cell table:number-columns-repeated="3"/>
          <table:table-cell office:value-type="string" calcext:value-type="string">
            <text:p>Machine Information Registers</text:p>
          </table:table-cell>
        </table:table-row>
        <table:table-row table:style-name="ro1">
          <table:table-cell office:value-type="string" calcext:value-type="string">
            <text:p>0xF1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chid</text:p>
          </table:table-cell>
          <table:table-cell office:value-type="string" calcext:value-type="string">
            <text:p>Architecture ID.</text:p>
          </table:table-cell>
          <table:table-cell table:number-columns-repeated="3"/>
          <table:table-cell office:value-type="string" calcext:value-type="string">
            <text:p>Machine Information Registers</text:p>
          </table:table-cell>
        </table:table-row>
        <table:table-row table:style-name="ro1">
          <table:table-cell office:value-type="string" calcext:value-type="string">
            <text:p>0xF13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mpid</text:p>
          </table:table-cell>
          <table:table-cell office:value-type="string" calcext:value-type="string">
            <text:p>Implementation ID.</text:p>
          </table:table-cell>
          <table:table-cell table:number-columns-repeated="3"/>
          <table:table-cell office:value-type="string" calcext:value-type="string">
            <text:p>Machine Information Registers</text:p>
          </table:table-cell>
        </table:table-row>
        <table:table-row table:style-name="ro1">
          <table:table-cell office:value-type="string" calcext:value-type="string">
            <text:p>0xF1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hartid</text:p>
          </table:table-cell>
          <table:table-cell office:value-type="string" calcext:value-type="string">
            <text:p>Hardware thread ID.</text:p>
          </table:table-cell>
          <table:table-cell table:number-columns-repeated="3"/>
          <table:table-cell office:value-type="string" calcext:value-type="string">
            <text:p>Machine Information Registers</text:p>
          </table:table-cell>
        </table:table-row>
        <table:table-row table:style-name="ro1">
          <table:table-cell office:value-type="string" calcext:value-type="string">
            <text:p>0xF15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configptr</text:p>
          </table:table-cell>
          <table:table-cell office:value-type="string" calcext:value-type="string">
            <text:p>Pointer to configuration data structure.</text:p>
          </table:table-cell>
          <table:table-cell table:number-columns-repeated="3"/>
          <table:table-cell office:value-type="string" calcext:value-type="string">
            <text:p>Machine Information Registers</text:p>
          </table:table-cell>
        </table:table-row>
        <table:table-row table:style-name="ro1">
          <table:table-cell office:value-type="string" calcext:value-type="string">
            <text:p>Machine Trap Set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3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</text:p>
          </table:table-cell>
          <table:table-cell office:value-type="string" calcext:value-type="string">
            <text:p>Machine status register.</text:p>
          </table:table-cell>
          <table:table-cell table:number-columns-repeated="3"/>
          <table:table-cell office:value-type="string" calcext:value-type="string">
            <text:p>Machine Trap Setup</text:p>
          </table:table-cell>
        </table:table-row>
        <table:table-row table:style-name="ro1">
          <table:table-cell office:value-type="string" calcext:value-type="string">
            <text:p>0x30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ISA and extensions</text:p>
          </table:table-cell>
          <table:table-cell table:number-columns-repeated="3"/>
          <table:table-cell office:value-type="string" calcext:value-type="string">
            <text:p>Machine Trap Setup</text:p>
          </table:table-cell>
        </table:table-row>
        <table:table-row table:style-name="ro1">
          <table:table-cell office:value-type="string" calcext:value-type="string">
            <text:p>0x3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deleg</text:p>
          </table:table-cell>
          <table:table-cell office:value-type="string" calcext:value-type="string">
            <text:p>Machine exception delegation register.</text:p>
          </table:table-cell>
          <table:table-cell table:number-columns-repeated="3"/>
          <table:table-cell office:value-type="string" calcext:value-type="string">
            <text:p>Machine Trap Setup</text:p>
          </table:table-cell>
        </table:table-row>
        <table:table-row table:style-name="ro1">
          <table:table-cell office:value-type="string" calcext:value-type="string">
            <text:p>0x3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deleg</text:p>
          </table:table-cell>
          <table:table-cell office:value-type="string" calcext:value-type="string">
            <text:p>Machine interrupt delegation register.</text:p>
          </table:table-cell>
          <table:table-cell table:number-columns-repeated="3"/>
          <table:table-cell office:value-type="string" calcext:value-type="string">
            <text:p>Machine Trap Setup</text:p>
          </table:table-cell>
        </table:table-row>
        <table:table-row table:style-name="ro1">
          <table:table-cell office:value-type="string" calcext:value-type="string">
            <text:p>0x3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achine interrupt-enable register.</text:p>
          </table:table-cell>
          <table:table-cell table:number-columns-repeated="3"/>
          <table:table-cell office:value-type="string" calcext:value-type="string">
            <text:p>Machine Trap Setup</text:p>
          </table:table-cell>
        </table:table-row>
        <table:table-row table:style-name="ro1">
          <table:table-cell office:value-type="string" calcext:value-type="string">
            <text:p>0x3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Machine trap-handler base address.</text:p>
          </table:table-cell>
          <table:table-cell table:number-columns-repeated="3"/>
          <table:table-cell office:value-type="string" calcext:value-type="string">
            <text:p>Machine Trap Setup</text:p>
          </table:table-cell>
        </table:table-row>
        <table:table-row table:style-name="ro1">
          <table:table-cell office:value-type="string" calcext:value-type="string">
            <text:p>0x30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eren</text:p>
          </table:table-cell>
          <table:table-cell office:value-type="string" calcext:value-type="string">
            <text:p>Machine counter enable.</text:p>
          </table:table-cell>
          <table:table-cell table:number-columns-repeated="3"/>
          <table:table-cell office:value-type="string" calcext:value-type="string">
            <text:p>Machine Trap Setup</text:p>
          </table:table-cell>
        </table:table-row>
        <table:table-row table:style-name="ro1">
          <table:table-cell office:value-type="string" calcext:value-type="string">
            <text:p>0x31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h</text:p>
          </table:table-cell>
          <table:table-cell office:value-type="string" calcext:value-type="string">
            <text:p>Additional machine status register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Machine Trap Setup</text:p>
          </table:table-cell>
        </table:table-row>
        <table:table-row table:style-name="ro1">
          <table:table-cell office:value-type="string" calcext:value-type="string">
            <text:p>Machine Trap Handl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34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ratch</text:p>
          </table:table-cell>
          <table:table-cell office:value-type="string" calcext:value-type="string">
            <text:p>Scratch register for machine trap handlers.</text:p>
          </table:table-cell>
          <table:table-cell table:number-columns-repeated="3"/>
          <table:table-cell office:value-type="string" calcext:value-type="string">
            <text:p>Machine Trap Handling</text:p>
          </table:table-cell>
        </table:table-row>
        <table:table-row table:style-name="ro1">
          <table:table-cell office:value-type="string" calcext:value-type="string">
            <text:p>0x34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achine exception program counter.</text:p>
          </table:table-cell>
          <table:table-cell table:number-columns-repeated="3"/>
          <table:table-cell office:value-type="string" calcext:value-type="string">
            <text:p>Machine Trap Handling</text:p>
          </table:table-cell>
        </table:table-row>
        <table:table-row table:style-name="ro1">
          <table:table-cell office:value-type="string" calcext:value-type="string">
            <text:p>0x34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ause</text:p>
          </table:table-cell>
          <table:table-cell office:value-type="string" calcext:value-type="string">
            <text:p>Machine trap cause.</text:p>
          </table:table-cell>
          <table:table-cell table:number-columns-repeated="3"/>
          <table:table-cell office:value-type="string" calcext:value-type="string">
            <text:p>Machine Trap Handling</text:p>
          </table:table-cell>
        </table:table-row>
        <table:table-row table:style-name="ro1">
          <table:table-cell office:value-type="string" calcext:value-type="string">
            <text:p>0x34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</text:p>
          </table:table-cell>
          <table:table-cell office:value-type="string" calcext:value-type="string">
            <text:p>Machine bad address or instruction.</text:p>
          </table:table-cell>
          <table:table-cell table:number-columns-repeated="3"/>
          <table:table-cell office:value-type="string" calcext:value-type="string">
            <text:p>Machine Trap Handling</text:p>
          </table:table-cell>
        </table:table-row>
        <table:table-row table:style-name="ro1">
          <table:table-cell office:value-type="string" calcext:value-type="string">
            <text:p>0x34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p Machine interrupt pending.</text:p>
          </table:table-cell>
          <table:table-cell table:number-columns-repeated="4"/>
          <table:table-cell office:value-type="string" calcext:value-type="string">
            <text:p>Machine Trap Handling</text:p>
          </table:table-cell>
        </table:table-row>
        <table:table-row table:style-name="ro1">
          <table:table-cell office:value-type="string" calcext:value-type="string">
            <text:p>0x34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inst</text:p>
          </table:table-cell>
          <table:table-cell office:value-type="string" calcext:value-type="string">
            <text:p>Machine trap instruction (transformed).</text:p>
          </table:table-cell>
          <table:table-cell table:number-columns-repeated="3"/>
          <table:table-cell office:value-type="string" calcext:value-type="string">
            <text:p>Machine Trap Handling</text:p>
          </table:table-cell>
        </table:table-row>
        <table:table-row table:style-name="ro1">
          <table:table-cell office:value-type="string" calcext:value-type="string">
            <text:p>0x34B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2</text:p>
          </table:table-cell>
          <table:table-cell office:value-type="string" calcext:value-type="string">
            <text:p>Machine bad guest physical address.</text:p>
          </table:table-cell>
          <table:table-cell table:number-columns-repeated="3"/>
          <table:table-cell office:value-type="string" calcext:value-type="string">
            <text:p>Machine Trap Handling</text:p>
          </table:table-cell>
        </table:table-row>
        <table:table-row table:style-name="ro1">
          <table:table-cell office:value-type="string" calcext:value-type="string">
            <text:p>Machine Configu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30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nvcfg</text:p>
          </table:table-cell>
          <table:table-cell office:value-type="string" calcext:value-type="string">
            <text:p>Machine environment configuration register.</text:p>
          </table:table-cell>
          <table:table-cell table:number-columns-repeated="3"/>
          <table:table-cell office:value-type="string" calcext:value-type="string">
            <text:p>Machine Configuration</text:p>
          </table:table-cell>
        </table:table-row>
        <table:table-row table:style-name="ro1">
          <table:table-cell office:value-type="string" calcext:value-type="string">
            <text:p>0x31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nvcfgh</text:p>
          </table:table-cell>
          <table:table-cell office:value-type="string" calcext:value-type="string">
            <text:p>Additional machine env. conf. register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Machine Configuration</text:p>
          </table:table-cell>
        </table:table-row>
        <table:table-row table:style-name="ro1">
          <table:table-cell office:value-type="string" calcext:value-type="string">
            <text:p>0x747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eccfg</text:p>
          </table:table-cell>
          <table:table-cell office:value-type="string" calcext:value-type="string">
            <text:p>Machine security configuration register.</text:p>
          </table:table-cell>
          <table:table-cell table:number-columns-repeated="3"/>
          <table:table-cell office:value-type="string" calcext:value-type="string">
            <text:p>Machine Configuration</text:p>
          </table:table-cell>
        </table:table-row>
        <table:table-row table:style-name="ro1">
          <table:table-cell office:value-type="string" calcext:value-type="string">
            <text:p>0x757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eccfgh</text:p>
          </table:table-cell>
          <table:table-cell office:value-type="string" calcext:value-type="string">
            <text:p>Additional machine security conf. register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Machine Configuration</text:p>
          </table:table-cell>
        </table:table-row>
        <table:table-row table:style-name="ro1">
          <table:table-cell office:value-type="string" calcext:value-type="string">
            <text:p>Machine Memory Prot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3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0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3"/>
          <table:table-cell office:value-type="string" calcext:value-type="string">
            <text:p>Machine Memory Protection</text:p>
          </table:table-cell>
        </table:table-row>
        <table:table-row table:style-name="ro1">
          <table:table-cell office:value-type="string" calcext:value-type="string">
            <text:p>0x3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Machine Memory Protection</text:p>
          </table:table-cell>
        </table:table-row>
        <table:table-row table:style-name="ro1">
          <table:table-cell office:value-type="string" calcext:value-type="string">
            <text:p>0x3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2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3"/>
          <table:table-cell office:value-type="string" calcext:value-type="string">
            <text:p>Machine Memory Protection</text:p>
          </table:table-cell>
        </table:table-row>
        <table:table-row table:style-name="ro1">
          <table:table-cell office:value-type="string" calcext:value-type="string">
            <text:p>0x3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3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Machine Memory Protection</text:p>
          </table:table-cell>
        </table:table-row>
        <table:table-row table:style-name="ro1"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3"/>
          <table:table-cell office:value-type="string" calcext:value-type="string">
            <text:p>Machine Memory Protection</text:p>
          </table:table-cell>
        </table:table-row>
        <table:table-row table:style-name="ro1"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Machine Memory Protection</text:p>
          </table:table-cell>
        </table:table-row>
        <table:table-row table:style-name="ro1"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3"/>
          <table:table-cell office:value-type="string" calcext:value-type="string">
            <text:p>Machine Memory Protection</text:p>
          </table:table-cell>
        </table:table-row>
        <table:table-row table:style-name="ro1"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3"/>
          <table:table-cell office:value-type="string" calcext:value-type="string">
            <text:p>Machine Memory Protection</text:p>
          </table:table-cell>
        </table:table-row>
        <table:table-row table:style-name="ro1">
          <table:table-cell office:value-type="string" calcext:value-type="string">
            <text:p>0x3E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63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3"/>
          <table:table-cell office:value-type="string" calcext:value-type="string">
            <text:p>Machine Memory Protecti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ocated RISC-V machine-level CSR address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ine Counter/Tim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B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</text:p>
          </table:table-cell>
          <table:table-cell office:value-type="string" calcext:value-type="string">
            <text:p>Machine cycle counter.</text:p>
          </table:table-cell>
          <table:table-cell table:number-columns-repeated="3"/>
          <table:table-cell office:value-type="string" calcext:value-type="string">
            <text:p>Machine Counter/Timers</text:p>
          </table:table-cell>
        </table:table-row>
        <table:table-row table:style-name="ro1">
          <table:table-cell office:value-type="string" calcext:value-type="string">
            <text:p>0xB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</text:p>
          </table:table-cell>
          <table:table-cell office:value-type="string" calcext:value-type="string">
            <text:p>Machine instructions-retired counter.</text:p>
          </table:table-cell>
          <table:table-cell table:number-columns-repeated="3"/>
          <table:table-cell office:value-type="string" calcext:value-type="string">
            <text:p>Machine Counter/Timers</text:p>
          </table:table-cell>
        </table:table-row>
        <table:table-row table:style-name="ro1">
          <table:table-cell office:value-type="string" calcext:value-type="string">
            <text:p>0xB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3"/>
          <table:table-cell office:value-type="string" calcext:value-type="string">
            <text:p>Machine Counter/Timers</text:p>
          </table:table-cell>
        </table:table-row>
        <table:table-row table:style-name="ro1">
          <table:table-cell office:value-type="string" calcext:value-type="string">
            <text:p>0xB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3"/>
          <table:table-cell office:value-type="string" calcext:value-type="string">
            <text:p>Machine Counter/Timers</text:p>
          </table:table-cell>
        </table:table-row>
        <table:table-row table:style-name="ro1">
          <table:table-cell office:value-type="string" calcext:value-type="string">
            <text:p>0xB1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3"/>
          <table:table-cell office:value-type="string" calcext:value-type="string">
            <text:p>Machine Counter/Timers</text:p>
          </table:table-cell>
        </table:table-row>
        <table:table-row table:style-name="ro1">
          <table:table-cell office:value-type="string" calcext:value-type="string">
            <text:p>0xB8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h</text:p>
          </table:table-cell>
          <table:table-cell office:value-type="string" calcext:value-type="string">
            <text:p>Upper 32 bits of mcycle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Machine Counter/Timers</text:p>
          </table:table-cell>
        </table:table-row>
        <table:table-row table:style-name="ro1">
          <table:table-cell office:value-type="string" calcext:value-type="string">
            <text:p>0xB8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h</text:p>
          </table:table-cell>
          <table:table-cell office:value-type="string" calcext:value-type="string">
            <text:p>Upper 32 bits of minstret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Machine Counter/Timers</text:p>
          </table:table-cell>
        </table:table-row>
        <table:table-row table:style-name="ro1">
          <table:table-cell office:value-type="string" calcext:value-type="string">
            <text:p>0xB8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h</text:p>
          </table:table-cell>
          <table:table-cell office:value-type="string" calcext:value-type="string">
            <text:p>Upper 32 bits of mhpmcounter3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Machine Counter/Timers</text:p>
          </table:table-cell>
        </table:table-row>
        <table:table-row table:style-name="ro1">
          <table:table-cell office:value-type="string" calcext:value-type="string">
            <text:p>0xB8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h</text:p>
          </table:table-cell>
          <table:table-cell office:value-type="string" calcext:value-type="string">
            <text:p>Upper 32 bits of mhpmcounter4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Machine Counter/Timers</text:p>
          </table:table-cell>
        </table:table-row>
        <table:table-row table:style-name="ro1">
          <table:table-cell office:value-type="string" calcext:value-type="string">
            <text:p>0xB9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h</text:p>
          </table:table-cell>
          <table:table-cell office:value-type="string" calcext:value-type="string">
            <text:p>Upper 32 bits of mhpmcounter31</text:p>
          </table:table-cell>
          <table:table-cell office:value-type="string" calcext:value-type="string">
            <text:p><text:s/>RV32 only.</text:p>
          </table:table-cell>
          <table:table-cell table:number-columns-repeated="2"/>
          <table:table-cell office:value-type="string" calcext:value-type="string">
            <text:p>Machine Counter/Timers</text:p>
          </table:table-cell>
        </table:table-row>
        <table:table-row table:style-name="ro1">
          <table:table-cell office:value-type="string" calcext:value-type="string">
            <text:p>Machine Counter Set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32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inhibit</text:p>
          </table:table-cell>
          <table:table-cell office:value-type="string" calcext:value-type="string">
            <text:p>Machine counter-inhibit register.</text:p>
          </table:table-cell>
          <table:table-cell table:number-columns-repeated="3"/>
          <table:table-cell office:value-type="string" calcext:value-type="string">
            <text:p>Machine Counter Setup</text:p>
          </table:table-cell>
        </table:table-row>
        <table:table-row table:style-name="ro1">
          <table:table-cell office:value-type="string" calcext:value-type="string">
            <text:p>0x32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3"/>
          <table:table-cell office:value-type="string" calcext:value-type="string">
            <text:p>Machine Counter Setup</text:p>
          </table:table-cell>
        </table:table-row>
        <table:table-row table:style-name="ro1">
          <table:table-cell office:value-type="string" calcext:value-type="string">
            <text:p>0x32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4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3"/>
          <table:table-cell office:value-type="string" calcext:value-type="string">
            <text:p>Machine Counter Setup</text:p>
          </table:table-cell>
        </table:table-row>
        <table:table-row table:style-name="ro1">
          <table:table-cell office:value-type="string" calcext:value-type="string">
            <text:p>0x33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1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3"/>
          <table:table-cell office:value-type="string" calcext:value-type="string">
            <text:p>Machine Counter Setup</text:p>
          </table:table-cell>
        </table:table-row>
        <table:table-row table:style-name="ro1">
          <table:table-cell office:value-type="string" calcext:value-type="string">
            <text:p>Debug/Trace Registers (shared with Debug M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7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select</text:p>
          </table:table-cell>
          <table:table-cell office:value-type="string" calcext:value-type="string">
            <text:p>Debug/Trace trigger register select.</text:p>
          </table:table-cell>
          <table:table-cell table:number-columns-repeated="3"/>
          <table:table-cell office:value-type="string" calcext:value-type="string">
            <text:p>Debug/Trace Registers (shared with Debug Mode)</text:p>
          </table:table-cell>
        </table:table-row>
        <table:table-row table:style-name="ro1">
          <table:table-cell office:value-type="string" calcext:value-type="string">
            <text:p>0x7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1</text:p>
          </table:table-cell>
          <table:table-cell office:value-type="string" calcext:value-type="string">
            <text:p>First Debug/Trace trigger data register.</text:p>
          </table:table-cell>
          <table:table-cell table:number-columns-repeated="3"/>
          <table:table-cell office:value-type="string" calcext:value-type="string">
            <text:p>Debug/Trace Registers (shared with Debug Mode)</text:p>
          </table:table-cell>
        </table:table-row>
        <table:table-row table:style-name="ro1">
          <table:table-cell office:value-type="string" calcext:value-type="string">
            <text:p>0x7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2</text:p>
          </table:table-cell>
          <table:table-cell office:value-type="string" calcext:value-type="string">
            <text:p>Second Debug/Trace trigger data register.</text:p>
          </table:table-cell>
          <table:table-cell table:number-columns-repeated="3"/>
          <table:table-cell office:value-type="string" calcext:value-type="string">
            <text:p>Debug/Trace Registers (shared with Debug Mode)</text:p>
          </table:table-cell>
        </table:table-row>
        <table:table-row table:style-name="ro1">
          <table:table-cell office:value-type="string" calcext:value-type="string">
            <text:p>0x7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3</text:p>
          </table:table-cell>
          <table:table-cell office:value-type="string" calcext:value-type="string">
            <text:p>Third Debug/Trace trigger data register.</text:p>
          </table:table-cell>
          <table:table-cell table:number-columns-repeated="3"/>
          <table:table-cell office:value-type="string" calcext:value-type="string">
            <text:p>Debug/Trace Registers (shared with Debug Mode)</text:p>
          </table:table-cell>
        </table:table-row>
        <table:table-row table:style-name="ro1">
          <table:table-cell office:value-type="string" calcext:value-type="string">
            <text:p>0x7A8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ntext</text:p>
          </table:table-cell>
          <table:table-cell office:value-type="string" calcext:value-type="string">
            <text:p>Machine-mode context register.</text:p>
          </table:table-cell>
          <table:table-cell table:number-columns-repeated="3"/>
          <table:table-cell office:value-type="string" calcext:value-type="string">
            <text:p>Debug/Trace Registers (shared with Debug Mode)</text:p>
          </table:table-cell>
        </table:table-row>
        <table:table-row table:style-name="ro1">
          <table:table-cell office:value-type="string" calcext:value-type="string">
            <text:p>Debug Mode Regis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7B0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csr</text:p>
          </table:table-cell>
          <table:table-cell office:value-type="string" calcext:value-type="string">
            <text:p>Debug control and status register.</text:p>
          </table:table-cell>
          <table:table-cell table:number-columns-repeated="3"/>
          <table:table-cell office:value-type="string" calcext:value-type="string">
            <text:p>Debug Mode Registers</text:p>
          </table:table-cell>
        </table:table-row>
        <table:table-row table:style-name="ro1">
          <table:table-cell office:value-type="string" calcext:value-type="string">
            <text:p>0x7B1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pc</text:p>
          </table:table-cell>
          <table:table-cell office:value-type="string" calcext:value-type="string">
            <text:p>Debug PC.</text:p>
          </table:table-cell>
          <table:table-cell table:number-columns-repeated="3"/>
          <table:table-cell office:value-type="string" calcext:value-type="string">
            <text:p>Debug Mode Registers</text:p>
          </table:table-cell>
        </table:table-row>
        <table:table-row table:style-name="ro1">
          <table:table-cell office:value-type="string" calcext:value-type="string">
            <text:p>0x7B2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0</text:p>
          </table:table-cell>
          <table:table-cell office:value-type="string" calcext:value-type="string">
            <text:p>Debug scratch register 0.</text:p>
          </table:table-cell>
          <table:table-cell table:number-columns-repeated="3"/>
          <table:table-cell office:value-type="string" calcext:value-type="string">
            <text:p>Debug Mode Registers</text:p>
          </table:table-cell>
        </table:table-row>
        <table:table-row table:style-name="ro1">
          <table:table-cell office:value-type="string" calcext:value-type="string">
            <text:p>0x7B3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1</text:p>
          </table:table-cell>
          <table:table-cell office:value-type="string" calcext:value-type="string">
            <text:p>Debug scratch register 1.</text:p>
          </table:table-cell>
          <table:table-cell table:number-columns-repeated="3"/>
          <table:table-cell office:value-type="string" calcext:value-type="string">
            <text:p>Debug Mode Registers</text:p>
          </table:table-cell>
        </table:table-row>
      </table:table>
      <table:table table:name="CSRFla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3" table:default-cell-style-name="ce29"/>
        <table:table-column table:style-name="co16" table:number-columns-repeated="10" table:default-cell-style-name="Default"/>
        <table:table-column table:style-name="co2" table:number-columns-repeated="1001" table:default-cell-style-name="Default"/>
        <table:table-row table:style-name="ro1">
          <table:table-cell table:style-name="ce12" office:value-type="string" calcext:value-type="string">
            <text:p>BEGINVERSION</text:p>
          </table:table-cell>
          <table:table-cell table:style-name="ce16" table:number-columns-repeated="6"/>
          <table:table-cell table:style-name="ce27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8" office:value-type="string" calcext:value-type="string">
            <text:p>Version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who</text:p>
          </table:table-cell>
          <table:table-cell table:style-name="ce8" office:value-type="string" calcext:value-type="string">
            <text:p>comments</text:p>
          </table:table-cell>
          <table:table-cell table:style-name="ce16" table:number-columns-repeated="3"/>
          <table:table-cell table:style-name="ce27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12" office:value-type="float" office:value="0.1" calcext:value-type="float">
            <text:p>0.1</text:p>
          </table:table-cell>
          <table:table-cell table:style-name="ce16" office:value-type="string" calcext:value-type="string">
            <text:p>2023.05.11</text:p>
          </table:table-cell>
          <table:table-cell table:style-name="ce16" office:value-type="string" calcext:value-type="string">
            <text:p>jeff</text:p>
          </table:table-cell>
          <table:table-cell table:style-name="ce16" office:value-type="string" calcext:value-type="string">
            <text:p>initial version</text:p>
          </table:table-cell>
          <table:table-cell table:style-name="ce16" table:number-columns-repeated="3"/>
          <table:table-cell table:style-name="ce27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12" office:value-type="string" calcext:value-type="string">
            <text:p>ENDVERSION</text:p>
          </table:table-cell>
          <table:table-cell table:style-name="ce16" table:number-columns-repeated="6"/>
          <table:table-cell table:style-name="ce27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12" office:value-type="string" calcext:value-type="string">
            <text:p>BEGINLEGEND</text:p>
          </table:table-cell>
          <table:table-cell table:style-name="ce16" table:number-columns-repeated="6"/>
          <table:table-cell table:style-name="ce27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3" office:value-type="string" calcext:value-type="string">
            <text:p>A/RV</text:p>
          </table:table-cell>
          <table:table-cell table:style-name="ce16" office:value-type="string" calcext:value-type="string">
            <text:p>andes implements a register from v1.9, but not listed in 20211203</text:p>
          </table:table-cell>
          <table:table-cell table:style-name="ce16" table:number-columns-repeated="5"/>
          <table:table-cell table:style-name="ce27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6" office:value-type="string" calcext:value-type="string">
            <text:p>andes only, needs action</text:p>
          </table:table-cell>
          <table:table-cell table:style-name="ce16" table:number-columns-repeated="5"/>
          <table:table-cell table:style-name="ce27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5" office:value-type="string" calcext:value-type="string">
            <text:p>RV</text:p>
          </table:table-cell>
          <table:table-cell table:style-name="ce16" office:value-type="string" calcext:value-type="string">
            <text:p>Risc-v only, needs decision for support</text:p>
          </table:table-cell>
          <table:table-cell table:style-name="ce16" table:number-columns-repeated="5"/>
          <table:table-cell table:style-name="ce27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6" office:value-type="string" calcext:value-type="string">
            <text:p>A/RV</text:p>
          </table:table-cell>
          <table:table-cell table:style-name="ce16" office:value-type="string" calcext:value-type="string">
            <text:p>andes only, legal custom register</text:p>
          </table:table-cell>
          <table:table-cell table:style-name="ce16" table:number-columns-repeated="5"/>
          <table:table-cell table:style-name="ce27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12" office:value-type="string" calcext:value-type="string">
            <text:p>ENDLEGEND</text:p>
          </table:table-cell>
          <table:table-cell table:style-name="ce16" table:number-columns-repeated="6"/>
          <table:table-cell table:style-name="ce27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12" office:value-type="string" calcext:value-type="string">
            <text:p>BEGINTABLE</text:p>
          </table:table-cell>
          <table:table-cell table:style-name="ce16" table:number-columns-repeated="6"/>
          <table:table-cell table:style-name="ce27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Priv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Group</text:p>
          </table:table-cell>
          <table:table-cell table:style-name="ce8"/>
          <table:table-cell table:style-name="ce26"/>
          <table:table-cell table:style-name="ce28" table:number-columns-repeated="3"/>
          <table:table-cell table:style-name="ce16" table:number-columns-repeated="10"/>
          <table:table-cell table:number-columns-repeated="1001"/>
        </table:table-row>
        <table:table-row table:style-name="ro1">
          <table:table-cell table:style-name="ce17" office:value-type="string" calcext:value-type="string">
            <text:p>0x00</text:p>
          </table:table-cell>
          <table:table-cell table:style-name="ce17" office:value-type="string" calcext:value-type="string">
            <text:p>URW</text:p>
          </table:table-cell>
          <table:table-cell table:style-name="ce17" office:value-type="string" calcext:value-type="string">
            <text:p>ustatus</text:p>
          </table:table-cell>
          <table:table-cell table:style-name="ce17" office:value-type="string" calcext:value-type="string">
            <text:p>user status register</text:p>
          </table:table-cell>
          <table:table-cell table:style-name="ce17" office:value-type="string" calcext:value-type="string">
            <text:p>user trap setup</text:p>
          </table:table-cell>
          <table:table-cell table:style-name="ce3" office:value-type="string" calcext:value-type="string">
            <text:p>A/RV</text:p>
          </table:table-cell>
          <table:table-cell table:style-name="ce17" office:value-type="string" calcext:value-type="string">
            <text:p>priv v1.9</text:p>
          </table:table-cell>
          <table:table-cell table:formula="of:=HEX2DEC(RIGHT([.A13];(LEN([.A13])-2)))" office:value-type="float" office:value="0" calcext:value-type="float">
            <text:p>0</text:p>
          </table:table-cell>
          <table:table-cell table:style-name="ce12"/>
          <table:table-cell table:style-name="Default"/>
          <table:table-cell table:style-name="ce17" table:number-columns-repeated="1011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flags</text:p>
          </table:table-cell>
          <table:table-cell office:value-type="string" calcext:value-type="string">
            <text:p>Floating-Point Accrued Exceptions.</text:p>
          </table:table-cell>
          <table:table-cell office:value-type="string" calcext:value-type="string">
            <text:p>Unprivileged Floating-Point CS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4];(LEN([.A14])-2)))" office:value-type="float" office:value="1" calcext:value-type="float">
            <text:p>1</text:p>
          </table:table-cell>
          <table:table-cell table:formula="of:=IF([.H14]-[.H1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Floating-Point Dynamic Rounding Mode.</text:p>
          </table:table-cell>
          <table:table-cell office:value-type="string" calcext:value-type="string">
            <text:p>Unprivileged Floating-Point CS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5];(LEN([.A15])-2)))" office:value-type="float" office:value="2" calcext:value-type="float">
            <text:p>2</text:p>
          </table:table-cell>
          <table:table-cell table:formula="of:=IF([.H15]-[.H1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csr</text:p>
          </table:table-cell>
          <table:table-cell office:value-type="string" calcext:value-type="string">
            <text:p>Floating-Point Control and Status Register (frm + fflags).</text:p>
          </table:table-cell>
          <table:table-cell office:value-type="string" calcext:value-type="string">
            <text:p>Unprivileged Floating-Point CS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6];(LEN([.A16])-2)))" office:value-type="float" office:value="3" calcext:value-type="float">
            <text:p>3</text:p>
          </table:table-cell>
          <table:table-cell table:formula="of:=IF([.H16]-[.H1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ie</text:p>
          </table:table-cell>
          <table:table-cell office:value-type="string" calcext:value-type="string">
            <text:p>user interrupt enable register</text:p>
          </table:table-cell>
          <table:table-cell table:style-name="ce17" office:value-type="string" calcext:value-type="string">
            <text:p>user trap setup</text:p>
          </table:table-cell>
          <table:table-cell table:style-name="ce3" office:value-type="string" calcext:value-type="string">
            <text:p>A/RV</text:p>
          </table:table-cell>
          <table:table-cell table:style-name="ce17" office:value-type="string" calcext:value-type="string">
            <text:p>priv v1.9</text:p>
          </table:table-cell>
          <table:table-cell table:formula="of:=HEX2DEC(RIGHT([.A17];(LEN([.A17])-2)))" office:value-type="float" office:value="4" calcext:value-type="float">
            <text:p>4</text:p>
          </table:table-cell>
          <table:table-cell table:formula="of:=IF([.H17]-[.H1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tvec</text:p>
          </table:table-cell>
          <table:table-cell office:value-type="string" calcext:value-type="string">
            <text:p>user trap handler base address</text:p>
          </table:table-cell>
          <table:table-cell table:style-name="ce17" office:value-type="string" calcext:value-type="string">
            <text:p>user trap setup</text:p>
          </table:table-cell>
          <table:table-cell table:style-name="ce3" office:value-type="string" calcext:value-type="string">
            <text:p>A/RV</text:p>
          </table:table-cell>
          <table:table-cell table:style-name="ce17" office:value-type="string" calcext:value-type="string">
            <text:p>priv v1.9</text:p>
          </table:table-cell>
          <table:table-cell table:formula="of:=HEX2DEC(RIGHT([.A18];(LEN([.A18])-2)))" office:value-type="float" office:value="5" calcext:value-type="float">
            <text:p>5</text:p>
          </table:table-cell>
          <table:table-cell table:formula="of:=IF([.H18]-[.H1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08</text:p>
          </table:table-cell>
          <table:table-cell table:number-columns-repeated="2"/>
          <table:table-cell office:value-type="string" calcext:value-type="string">
            <text:p>CSR12_VSTART</text:p>
          </table:table-cell>
          <table:table-cell/>
          <table:table-cell table:style-name="ce4" office:value-type="string" calcext:value-type="string">
            <text:p>A</text:p>
          </table:table-cell>
          <table:table-cell/>
          <table:table-cell table:formula="of:=HEX2DEC(RIGHT([.A19];(LEN([.A19])-2)))" office:value-type="float" office:value="8" calcext:value-type="float">
            <text:p>8</text:p>
          </table:table-cell>
          <table:table-cell table:formula="of:=IF([.H19]-[.H18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09</text:p>
          </table:table-cell>
          <table:table-cell table:number-columns-repeated="2"/>
          <table:table-cell office:value-type="string" calcext:value-type="string">
            <text:p>CSR12_VXSAT</text:p>
          </table:table-cell>
          <table:table-cell/>
          <table:table-cell table:style-name="ce4" office:value-type="string" calcext:value-type="string">
            <text:p>A</text:p>
          </table:table-cell>
          <table:table-cell/>
          <table:table-cell table:formula="of:=HEX2DEC(RIGHT([.A20];(LEN([.A20])-2)))" office:value-type="float" office:value="9" calcext:value-type="float">
            <text:p>9</text:p>
          </table:table-cell>
          <table:table-cell table:formula="of:=IF([.H20]-[.H1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0a</text:p>
          </table:table-cell>
          <table:table-cell table:number-columns-repeated="2"/>
          <table:table-cell office:value-type="string" calcext:value-type="string">
            <text:p>CSR12_VXRM</text:p>
          </table:table-cell>
          <table:table-cell/>
          <table:table-cell table:style-name="ce4" office:value-type="string" calcext:value-type="string">
            <text:p>A</text:p>
          </table:table-cell>
          <table:table-cell/>
          <table:table-cell table:formula="of:=HEX2DEC(RIGHT([.A21];(LEN([.A21])-2)))" office:value-type="float" office:value="10" calcext:value-type="float">
            <text:p>10</text:p>
          </table:table-cell>
          <table:table-cell table:formula="of:=IF([.H21]-[.H2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0f</text:p>
          </table:table-cell>
          <table:table-cell table:number-columns-repeated="2"/>
          <table:table-cell office:value-type="string" calcext:value-type="string">
            <text:p>CSR12_VCSR</text:p>
          </table:table-cell>
          <table:table-cell/>
          <table:table-cell table:style-name="ce4" office:value-type="string" calcext:value-type="string">
            <text:p>A</text:p>
          </table:table-cell>
          <table:table-cell/>
          <table:table-cell table:formula="of:=HEX2DEC(RIGHT([.A22];(LEN([.A22])-2)))" office:value-type="float" office:value="15" calcext:value-type="float">
            <text:p>15</text:p>
          </table:table-cell>
          <table:table-cell table:formula="of:=IF([.H22]-[.H21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40</text:p>
          </table:table-cell>
          <table:table-cell table:number-columns-repeated="2"/>
          <table:table-cell office:value-type="string" calcext:value-type="string">
            <text:p>CSR12_USCRATCH</text:p>
          </table:table-cell>
          <table:table-cell/>
          <table:table-cell table:style-name="ce4" office:value-type="string" calcext:value-type="string">
            <text:p>A</text:p>
          </table:table-cell>
          <table:table-cell/>
          <table:table-cell table:formula="of:=HEX2DEC(RIGHT([.A23];(LEN([.A23])-2)))" office:value-type="float" office:value="64" calcext:value-type="float">
            <text:p>64</text:p>
          </table:table-cell>
          <table:table-cell table:formula="of:=IF([.H23]-[.H22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41</text:p>
          </table:table-cell>
          <table:table-cell table:number-columns-repeated="2"/>
          <table:table-cell office:value-type="string" calcext:value-type="string">
            <text:p>CSR12_UEPC</text:p>
          </table:table-cell>
          <table:table-cell/>
          <table:table-cell table:style-name="ce4" office:value-type="string" calcext:value-type="string">
            <text:p>A</text:p>
          </table:table-cell>
          <table:table-cell/>
          <table:table-cell table:formula="of:=HEX2DEC(RIGHT([.A24];(LEN([.A24])-2)))" office:value-type="float" office:value="65" calcext:value-type="float">
            <text:p>65</text:p>
          </table:table-cell>
          <table:table-cell table:formula="of:=IF([.H24]-[.H2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42</text:p>
          </table:table-cell>
          <table:table-cell table:number-columns-repeated="2"/>
          <table:table-cell office:value-type="string" calcext:value-type="string">
            <text:p>CSR12_UCAUSE</text:p>
          </table:table-cell>
          <table:table-cell/>
          <table:table-cell table:style-name="ce4" office:value-type="string" calcext:value-type="string">
            <text:p>A</text:p>
          </table:table-cell>
          <table:table-cell/>
          <table:table-cell table:formula="of:=HEX2DEC(RIGHT([.A25];(LEN([.A25])-2)))" office:value-type="float" office:value="66" calcext:value-type="float">
            <text:p>66</text:p>
          </table:table-cell>
          <table:table-cell table:formula="of:=IF([.H25]-[.H2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43</text:p>
          </table:table-cell>
          <table:table-cell table:number-columns-repeated="2"/>
          <table:table-cell office:value-type="string" calcext:value-type="string">
            <text:p>CSR12_UTVAL</text:p>
          </table:table-cell>
          <table:table-cell/>
          <table:table-cell table:style-name="ce4" office:value-type="string" calcext:value-type="string">
            <text:p>A</text:p>
          </table:table-cell>
          <table:table-cell/>
          <table:table-cell table:formula="of:=HEX2DEC(RIGHT([.A26];(LEN([.A26])-2)))" office:value-type="float" office:value="67" calcext:value-type="float">
            <text:p>67</text:p>
          </table:table-cell>
          <table:table-cell table:formula="of:=IF([.H26]-[.H2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044</text:p>
          </table:table-cell>
          <table:table-cell table:number-columns-repeated="2"/>
          <table:table-cell office:value-type="string" calcext:value-type="string">
            <text:p>CSR12_UIP</text:p>
          </table:table-cell>
          <table:table-cell/>
          <table:table-cell table:style-name="ce4" office:value-type="string" calcext:value-type="string">
            <text:p>A</text:p>
          </table:table-cell>
          <table:table-cell/>
          <table:table-cell table:formula="of:=HEX2DEC(RIGHT([.A27];(LEN([.A27])-2)))" office:value-type="float" office:value="68" calcext:value-type="float">
            <text:p>68</text:p>
          </table:table-cell>
          <table:table-cell table:formula="of:=IF([.H27]-[.H2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tatus</text:p>
          </table:table-cell>
          <table:table-cell office:value-type="string" calcext:value-type="string">
            <text:p>Supervisor status register.</text:p>
          </table:table-cell>
          <table:table-cell office:value-type="string" calcext:value-type="string">
            <text:p>Supervisor Trap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8];(LEN([.A28])-2)))" office:value-type="float" office:value="256" calcext:value-type="float">
            <text:p>256</text:p>
          </table:table-cell>
          <table:table-cell table:formula="of:=IF([.H28]-[.H27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02</text:p>
          </table:table-cell>
          <table:table-cell table:number-columns-repeated="2"/>
          <table:table-cell office:value-type="string" calcext:value-type="string">
            <text:p>CSR12_SEDELEG</text:p>
          </table:table-cell>
          <table:table-cell/>
          <table:table-cell table:style-name="ce4" office:value-type="string" calcext:value-type="string">
            <text:p>A</text:p>
          </table:table-cell>
          <table:table-cell/>
          <table:table-cell table:formula="of:=HEX2DEC(RIGHT([.A29];(LEN([.A29])-2)))" office:value-type="float" office:value="258" calcext:value-type="float">
            <text:p>258</text:p>
          </table:table-cell>
          <table:table-cell table:formula="of:=IF([.H29]-[.H28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03</text:p>
          </table:table-cell>
          <table:table-cell table:number-columns-repeated="2"/>
          <table:table-cell office:value-type="string" calcext:value-type="string">
            <text:p>CSR12_SIDELEG</text:p>
          </table:table-cell>
          <table:table-cell/>
          <table:table-cell table:style-name="ce4" office:value-type="string" calcext:value-type="string">
            <text:p>A</text:p>
          </table:table-cell>
          <table:table-cell/>
          <table:table-cell table:formula="of:=HEX2DEC(RIGHT([.A30];(LEN([.A30])-2)))" office:value-type="float" office:value="259" calcext:value-type="float">
            <text:p>259</text:p>
          </table:table-cell>
          <table:table-cell table:formula="of:=IF([.H30]-[.H2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upervisor interrupt-enable register.</text:p>
          </table:table-cell>
          <table:table-cell office:value-type="string" calcext:value-type="string">
            <text:p>Supervisor Trap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1];(LEN([.A31])-2)))" office:value-type="float" office:value="260" calcext:value-type="float">
            <text:p>260</text:p>
          </table:table-cell>
          <table:table-cell table:formula="of:=IF([.H31]-[.H3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ec</text:p>
          </table:table-cell>
          <table:table-cell office:value-type="string" calcext:value-type="string">
            <text:p>Supervisor trap handler base address.</text:p>
          </table:table-cell>
          <table:table-cell office:value-type="string" calcext:value-type="string">
            <text:p>Supervisor Trap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2];(LEN([.A32])-2)))" office:value-type="float" office:value="261" calcext:value-type="float">
            <text:p>261</text:p>
          </table:table-cell>
          <table:table-cell table:formula="of:=IF([.H32]-[.H3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unteren</text:p>
          </table:table-cell>
          <table:table-cell office:value-type="string" calcext:value-type="string">
            <text:p>Supervisor counter enable.</text:p>
          </table:table-cell>
          <table:table-cell office:value-type="string" calcext:value-type="string">
            <text:p>Supervisor Trap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3];(LEN([.A33])-2)))" office:value-type="float" office:value="262" calcext:value-type="float">
            <text:p>262</text:p>
          </table:table-cell>
          <table:table-cell table:formula="of:=IF([.H33]-[.H3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nvcfg</text:p>
          </table:table-cell>
          <table:table-cell office:value-type="string" calcext:value-type="string">
            <text:p>Supervisor environment configuration register.</text:p>
          </table:table-cell>
          <table:table-cell office:value-type="string" calcext:value-type="string">
            <text:p>Supervisor Configuration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34];(LEN([.A34])-2)))" office:value-type="float" office:value="266" calcext:value-type="float">
            <text:p>266</text:p>
          </table:table-cell>
          <table:table-cell table:formula="of:=IF([.H34]-[.H33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4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cratch</text:p>
          </table:table-cell>
          <table:table-cell office:value-type="string" calcext:value-type="string">
            <text:p>Scratch register for supervisor trap handlers.</text:p>
          </table:table-cell>
          <table:table-cell office:value-type="string" calcext:value-type="string">
            <text:p>Supervisor Trap Handling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5];(LEN([.A35])-2)))" office:value-type="float" office:value="320" calcext:value-type="float">
            <text:p>320</text:p>
          </table:table-cell>
          <table:table-cell table:formula="of:=IF([.H35]-[.H34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41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pc</text:p>
          </table:table-cell>
          <table:table-cell office:value-type="string" calcext:value-type="string">
            <text:p>Supervisor exception program counter.</text:p>
          </table:table-cell>
          <table:table-cell office:value-type="string" calcext:value-type="string">
            <text:p>Supervisor Trap Handling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6];(LEN([.A36])-2)))" office:value-type="float" office:value="321" calcext:value-type="float">
            <text:p>321</text:p>
          </table:table-cell>
          <table:table-cell table:formula="of:=IF([.H36]-[.H3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4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ause</text:p>
          </table:table-cell>
          <table:table-cell office:value-type="string" calcext:value-type="string">
            <text:p>Supervisor trap cause.</text:p>
          </table:table-cell>
          <table:table-cell office:value-type="string" calcext:value-type="string">
            <text:p>Supervisor Trap Handling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7];(LEN([.A37])-2)))" office:value-type="float" office:value="322" calcext:value-type="float">
            <text:p>322</text:p>
          </table:table-cell>
          <table:table-cell table:formula="of:=IF([.H37]-[.H3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4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al</text:p>
          </table:table-cell>
          <table:table-cell office:value-type="string" calcext:value-type="string">
            <text:p>Supervisor bad address or instruction.</text:p>
          </table:table-cell>
          <table:table-cell office:value-type="string" calcext:value-type="string">
            <text:p>Supervisor Trap Handling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8];(LEN([.A38])-2)))" office:value-type="float" office:value="323" calcext:value-type="float">
            <text:p>323</text:p>
          </table:table-cell>
          <table:table-cell table:formula="of:=IF([.H38]-[.H3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4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Supervisor interrupt pending.</text:p>
          </table:table-cell>
          <table:table-cell office:value-type="string" calcext:value-type="string">
            <text:p>Supervisor Trap Handling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9];(LEN([.A39])-2)))" office:value-type="float" office:value="324" calcext:value-type="float">
            <text:p>324</text:p>
          </table:table-cell>
          <table:table-cell table:formula="of:=IF([.H39]-[.H3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18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atp</text:p>
          </table:table-cell>
          <table:table-cell office:value-type="string" calcext:value-type="string">
            <text:p>Supervisor address translation and protection.</text:p>
          </table:table-cell>
          <table:table-cell office:value-type="string" calcext:value-type="string">
            <text:p>Supervisor Protection and Transla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40];(LEN([.A40])-2)))" office:value-type="float" office:value="384" calcext:value-type="float">
            <text:p>384</text:p>
          </table:table-cell>
          <table:table-cell table:formula="of:=IF([.H40]-[.H39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2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tatus</text:p>
          </table:table-cell>
          <table:table-cell office:value-type="string" calcext:value-type="string">
            <text:p>Virtual supervisor status register.</text:p>
          </table:table-cell>
          <table:table-cell office:value-type="string" calcext:value-type="string">
            <text:p>Virtual Supervisor Register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41];(LEN([.A41])-2)))" office:value-type="float" office:value="512" calcext:value-type="float">
            <text:p>512</text:p>
          </table:table-cell>
          <table:table-cell table:formula="of:=IF([.H41]-[.H40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2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e</text:p>
          </table:table-cell>
          <table:table-cell office:value-type="string" calcext:value-type="string">
            <text:p>Virtual supervisor interrupt-enable register.</text:p>
          </table:table-cell>
          <table:table-cell office:value-type="string" calcext:value-type="string">
            <text:p>Virtual Supervisor Register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42];(LEN([.A42])-2)))" office:value-type="float" office:value="516" calcext:value-type="float">
            <text:p>516</text:p>
          </table:table-cell>
          <table:table-cell table:formula="of:=IF([.H42]-[.H41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2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ec</text:p>
          </table:table-cell>
          <table:table-cell office:value-type="string" calcext:value-type="string">
            <text:p>Virtual supervisor trap handler base address.</text:p>
          </table:table-cell>
          <table:table-cell office:value-type="string" calcext:value-type="string">
            <text:p>Virtual Supervisor Register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43];(LEN([.A43])-2)))" office:value-type="float" office:value="517" calcext:value-type="float">
            <text:p>517</text:p>
          </table:table-cell>
          <table:table-cell table:formula="of:=IF([.H43]-[.H4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24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cratch</text:p>
          </table:table-cell>
          <table:table-cell office:value-type="string" calcext:value-type="string">
            <text:p>Virtual supervisor scratch register.</text:p>
          </table:table-cell>
          <table:table-cell office:value-type="string" calcext:value-type="string">
            <text:p>Virtual Supervisor Register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44];(LEN([.A44])-2)))" office:value-type="float" office:value="576" calcext:value-type="float">
            <text:p>576</text:p>
          </table:table-cell>
          <table:table-cell table:formula="of:=IF([.H44]-[.H43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241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epc</text:p>
          </table:table-cell>
          <table:table-cell office:value-type="string" calcext:value-type="string">
            <text:p>Virtual supervisor exception program counter.</text:p>
          </table:table-cell>
          <table:table-cell office:value-type="string" calcext:value-type="string">
            <text:p>Virtual Supervisor Register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45];(LEN([.A45])-2)))" office:value-type="float" office:value="577" calcext:value-type="float">
            <text:p>577</text:p>
          </table:table-cell>
          <table:table-cell table:formula="of:=IF([.H45]-[.H4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24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cause</text:p>
          </table:table-cell>
          <table:table-cell office:value-type="string" calcext:value-type="string">
            <text:p>Virtual supervisor trap cause.</text:p>
          </table:table-cell>
          <table:table-cell office:value-type="string" calcext:value-type="string">
            <text:p>Virtual Supervisor Register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46];(LEN([.A46])-2)))" office:value-type="float" office:value="578" calcext:value-type="float">
            <text:p>578</text:p>
          </table:table-cell>
          <table:table-cell table:formula="of:=IF([.H46]-[.H4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2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al</text:p>
          </table:table-cell>
          <table:table-cell office:value-type="string" calcext:value-type="string">
            <text:p>Virtual supervisor bad address or instruction.</text:p>
          </table:table-cell>
          <table:table-cell office:value-type="string" calcext:value-type="string">
            <text:p>Virtual Supervisor Register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47];(LEN([.A47])-2)))" office:value-type="float" office:value="579" calcext:value-type="float">
            <text:p>579</text:p>
          </table:table-cell>
          <table:table-cell table:formula="of:=IF([.H47]-[.H4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2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p</text:p>
          </table:table-cell>
          <table:table-cell office:value-type="string" calcext:value-type="string">
            <text:p>Virtual supervisor interrupt pending.</text:p>
          </table:table-cell>
          <table:table-cell office:value-type="string" calcext:value-type="string">
            <text:p>Virtual Supervisor Register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48];(LEN([.A48])-2)))" office:value-type="float" office:value="580" calcext:value-type="float">
            <text:p>580</text:p>
          </table:table-cell>
          <table:table-cell table:formula="of:=IF([.H48]-[.H4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2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atp</text:p>
          </table:table-cell>
          <table:table-cell office:value-type="string" calcext:value-type="string">
            <text:p>Virtual supervisor address translation and protection.</text:p>
          </table:table-cell>
          <table:table-cell office:value-type="string" calcext:value-type="string">
            <text:p>Virtual Supervisor Register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49];(LEN([.A49])-2)))" office:value-type="float" office:value="640" calcext:value-type="float">
            <text:p>640</text:p>
          </table:table-cell>
          <table:table-cell table:formula="of:=IF([.H49]-[.H48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</text:p>
          </table:table-cell>
          <table:table-cell office:value-type="string" calcext:value-type="string">
            <text:p>Machine status register.</text:p>
          </table:table-cell>
          <table:table-cell office:value-type="string" calcext:value-type="string">
            <text:p>Machine Trap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50];(LEN([.A50])-2)))" office:value-type="float" office:value="768" calcext:value-type="float">
            <text:p>768</text:p>
          </table:table-cell>
          <table:table-cell table:formula="of:=IF([.H50]-[.H49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0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ISA and extensions</text:p>
          </table:table-cell>
          <table:table-cell office:value-type="string" calcext:value-type="string">
            <text:p>Machine Trap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51];(LEN([.A51])-2)))" office:value-type="float" office:value="769" calcext:value-type="float">
            <text:p>769</text:p>
          </table:table-cell>
          <table:table-cell table:formula="of:=IF([.H51]-[.H5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deleg</text:p>
          </table:table-cell>
          <table:table-cell office:value-type="string" calcext:value-type="string">
            <text:p>Machine exception delegation register.</text:p>
          </table:table-cell>
          <table:table-cell office:value-type="string" calcext:value-type="string">
            <text:p>Machine Trap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52];(LEN([.A52])-2)))" office:value-type="float" office:value="770" calcext:value-type="float">
            <text:p>770</text:p>
          </table:table-cell>
          <table:table-cell table:formula="of:=IF([.H52]-[.H5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deleg</text:p>
          </table:table-cell>
          <table:table-cell office:value-type="string" calcext:value-type="string">
            <text:p>Machine interrupt delegation register.</text:p>
          </table:table-cell>
          <table:table-cell office:value-type="string" calcext:value-type="string">
            <text:p>Machine Trap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53];(LEN([.A53])-2)))" office:value-type="float" office:value="771" calcext:value-type="float">
            <text:p>771</text:p>
          </table:table-cell>
          <table:table-cell table:formula="of:=IF([.H53]-[.H5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achine interrupt-enable register.</text:p>
          </table:table-cell>
          <table:table-cell office:value-type="string" calcext:value-type="string">
            <text:p>Machine Trap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54];(LEN([.A54])-2)))" office:value-type="float" office:value="772" calcext:value-type="float">
            <text:p>772</text:p>
          </table:table-cell>
          <table:table-cell table:formula="of:=IF([.H54]-[.H5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Machine trap-handler base address.</text:p>
          </table:table-cell>
          <table:table-cell office:value-type="string" calcext:value-type="string">
            <text:p>Machine Trap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55];(LEN([.A55])-2)))" office:value-type="float" office:value="773" calcext:value-type="float">
            <text:p>773</text:p>
          </table:table-cell>
          <table:table-cell table:formula="of:=IF([.H55]-[.H5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0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eren</text:p>
          </table:table-cell>
          <table:table-cell office:value-type="string" calcext:value-type="string">
            <text:p>Machine counter enable.</text:p>
          </table:table-cell>
          <table:table-cell office:value-type="string" calcext:value-type="string">
            <text:p>Machine Trap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56];(LEN([.A56])-2)))" office:value-type="float" office:value="774" calcext:value-type="float">
            <text:p>774</text:p>
          </table:table-cell>
          <table:table-cell table:formula="of:=IF([.H56]-[.H5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0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nvcfg</text:p>
          </table:table-cell>
          <table:table-cell office:value-type="string" calcext:value-type="string">
            <text:p>Machine environment configuration register.</text:p>
          </table:table-cell>
          <table:table-cell office:value-type="string" calcext:value-type="string">
            <text:p>Machine Configuration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57];(LEN([.A57])-2)))" office:value-type="float" office:value="778" calcext:value-type="float">
            <text:p>778</text:p>
          </table:table-cell>
          <table:table-cell table:formula="of:=IF([.H57]-[.H56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1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h</text:p>
          </table:table-cell>
          <table:table-cell office:value-type="string" calcext:value-type="string">
            <text:p>Additional machine status register</text:p>
          </table:table-cell>
          <table:table-cell office:value-type="string" calcext:value-type="string">
            <text:p>Machine Trap Setup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58];(LEN([.A58])-2)))" office:value-type="float" office:value="784" calcext:value-type="float">
            <text:p>784</text:p>
          </table:table-cell>
          <table:table-cell table:formula="of:=IF([.H58]-[.H57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1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nvcfgh</text:p>
          </table:table-cell>
          <table:table-cell office:value-type="string" calcext:value-type="string">
            <text:p>Additional machine env. conf. register</text:p>
          </table:table-cell>
          <table:table-cell office:value-type="string" calcext:value-type="string">
            <text:p>Machine Configuration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59];(LEN([.A59])-2)))" office:value-type="float" office:value="794" calcext:value-type="float">
            <text:p>794</text:p>
          </table:table-cell>
          <table:table-cell table:formula="of:=IF([.H59]-[.H58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inhibit</text:p>
          </table:table-cell>
          <table:table-cell office:value-type="string" calcext:value-type="string">
            <text:p>Machine counter-inhibit registe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60];(LEN([.A60])-2)))" office:value-type="float" office:value="800" calcext:value-type="float">
            <text:p>800</text:p>
          </table:table-cell>
          <table:table-cell table:formula="of:=IF([.H60]-[.H59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61];(LEN([.A61])-2)))" office:value-type="float" office:value="803" calcext:value-type="float">
            <text:p>803</text:p>
          </table:table-cell>
          <table:table-cell table:formula="of:=IF([.H61]-[.H60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4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62];(LEN([.A62])-2)))" office:value-type="float" office:value="804" calcext:value-type="float">
            <text:p>804</text:p>
          </table:table-cell>
          <table:table-cell table:formula="of:=IF([.H62]-[.H6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5</text:p>
          </table:table-cell>
          <table:table-cell office:value-type="string" calcext:value-type="string">
            <text:p>MRW</text:p>
          </table:table-cell>
          <table:table-cell table:formula="of:=CONCATENATE(&quot;mhpmevent&quot;;[.H63]-800)" office:value-type="string" office:string-value="mhpmevent5" calcext:value-type="string">
            <text:p>mhpmevent5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63];(LEN([.A63])-2)))" office:value-type="float" office:value="805" calcext:value-type="float">
            <text:p>805</text:p>
          </table:table-cell>
          <table:table-cell table:formula="of:=IF([.H63]-[.H6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6</text:p>
          </table:table-cell>
          <table:table-cell office:value-type="string" calcext:value-type="string">
            <text:p>MRW</text:p>
          </table:table-cell>
          <table:table-cell table:formula="of:=CONCATENATE(&quot;mhpmevent&quot;;[.H64]-800)" office:value-type="string" office:string-value="mhpmevent6" calcext:value-type="string">
            <text:p>mhpmevent6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64];(LEN([.A64])-2)))" office:value-type="float" office:value="806" calcext:value-type="float">
            <text:p>806</text:p>
          </table:table-cell>
          <table:table-cell table:formula="of:=IF([.H64]-[.H6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6</text:p>
          </table:table-cell>
          <table:table-cell office:value-type="string" calcext:value-type="string">
            <text:p>MRW</text:p>
          </table:table-cell>
          <table:table-cell table:formula="of:=CONCATENATE(&quot;mhpmevent&quot;;[.H65]-800)" office:value-type="string" office:string-value="mhpmevent6" calcext:value-type="string">
            <text:p>mhpmevent6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65];(LEN([.A65])-2)))" office:value-type="float" office:value="806" calcext:value-type="float">
            <text:p>806</text:p>
          </table:table-cell>
          <table:table-cell table:formula="of:=IF([.H65]-[.H6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7</text:p>
          </table:table-cell>
          <table:table-cell office:value-type="string" calcext:value-type="string">
            <text:p>MRW</text:p>
          </table:table-cell>
          <table:table-cell table:formula="of:=CONCATENATE(&quot;mhpmevent&quot;;[.H66]-800)" office:value-type="string" office:string-value="mhpmevent7" calcext:value-type="string">
            <text:p>mhpmevent7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66];(LEN([.A66])-2)))" office:value-type="float" office:value="807" calcext:value-type="float">
            <text:p>807</text:p>
          </table:table-cell>
          <table:table-cell table:formula="of:=IF([.H66]-[.H6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8</text:p>
          </table:table-cell>
          <table:table-cell office:value-type="string" calcext:value-type="string">
            <text:p>MRW</text:p>
          </table:table-cell>
          <table:table-cell table:formula="of:=CONCATENATE(&quot;mhpmevent&quot;;[.H67]-800)" office:value-type="string" office:string-value="mhpmevent8" calcext:value-type="string">
            <text:p>mhpmevent8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67];(LEN([.A67])-2)))" office:value-type="float" office:value="808" calcext:value-type="float">
            <text:p>808</text:p>
          </table:table-cell>
          <table:table-cell table:formula="of:=IF([.H67]-[.H6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9</text:p>
          </table:table-cell>
          <table:table-cell office:value-type="string" calcext:value-type="string">
            <text:p>MRW</text:p>
          </table:table-cell>
          <table:table-cell table:formula="of:=CONCATENATE(&quot;mhpmevent&quot;;[.H68]-800)" office:value-type="string" office:string-value="mhpmevent9" calcext:value-type="string">
            <text:p>mhpmevent9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68];(LEN([.A68])-2)))" office:value-type="float" office:value="809" calcext:value-type="float">
            <text:p>809</text:p>
          </table:table-cell>
          <table:table-cell table:formula="of:=IF([.H68]-[.H6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a</text:p>
          </table:table-cell>
          <table:table-cell office:value-type="string" calcext:value-type="string">
            <text:p>MRW</text:p>
          </table:table-cell>
          <table:table-cell table:formula="of:=CONCATENATE(&quot;mhpmevent&quot;;[.H69]-800)" office:value-type="string" office:string-value="mhpmevent10" calcext:value-type="string">
            <text:p>mhpmevent10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69];(LEN([.A69])-2)))" office:value-type="float" office:value="810" calcext:value-type="float">
            <text:p>810</text:p>
          </table:table-cell>
          <table:table-cell table:formula="of:=IF([.H69]-[.H6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b</text:p>
          </table:table-cell>
          <table:table-cell office:value-type="string" calcext:value-type="string">
            <text:p>MRW</text:p>
          </table:table-cell>
          <table:table-cell table:formula="of:=CONCATENATE(&quot;mhpmevent&quot;;[.H70]-800)" office:value-type="string" office:string-value="mhpmevent11" calcext:value-type="string">
            <text:p>mhpmevent11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70];(LEN([.A70])-2)))" office:value-type="float" office:value="811" calcext:value-type="float">
            <text:p>811</text:p>
          </table:table-cell>
          <table:table-cell table:formula="of:=IF([.H70]-[.H6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c</text:p>
          </table:table-cell>
          <table:table-cell office:value-type="string" calcext:value-type="string">
            <text:p>MRW</text:p>
          </table:table-cell>
          <table:table-cell table:formula="of:=CONCATENATE(&quot;mhpmevent&quot;;[.H71]-800)" office:value-type="string" office:string-value="mhpmevent12" calcext:value-type="string">
            <text:p>mhpmevent12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71];(LEN([.A71])-2)))" office:value-type="float" office:value="812" calcext:value-type="float">
            <text:p>812</text:p>
          </table:table-cell>
          <table:table-cell table:formula="of:=IF([.H71]-[.H7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d</text:p>
          </table:table-cell>
          <table:table-cell office:value-type="string" calcext:value-type="string">
            <text:p>MRW</text:p>
          </table:table-cell>
          <table:table-cell table:formula="of:=CONCATENATE(&quot;mhpmevent&quot;;[.H72]-800)" office:value-type="string" office:string-value="mhpmevent13" calcext:value-type="string">
            <text:p>mhpmevent13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72];(LEN([.A72])-2)))" office:value-type="float" office:value="813" calcext:value-type="float">
            <text:p>813</text:p>
          </table:table-cell>
          <table:table-cell table:formula="of:=IF([.H72]-[.H7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e</text:p>
          </table:table-cell>
          <table:table-cell office:value-type="string" calcext:value-type="string">
            <text:p>MRW</text:p>
          </table:table-cell>
          <table:table-cell table:formula="of:=CONCATENATE(&quot;mhpmevent&quot;;[.H73]-800)" office:value-type="string" office:string-value="mhpmevent14" calcext:value-type="string">
            <text:p>mhpmevent14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73];(LEN([.A73])-2)))" office:value-type="float" office:value="814" calcext:value-type="float">
            <text:p>814</text:p>
          </table:table-cell>
          <table:table-cell table:formula="of:=IF([.H73]-[.H7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2f</text:p>
          </table:table-cell>
          <table:table-cell office:value-type="string" calcext:value-type="string">
            <text:p>MRW</text:p>
          </table:table-cell>
          <table:table-cell table:formula="of:=CONCATENATE(&quot;mhpmevent&quot;;[.H74]-800)" office:value-type="string" office:string-value="mhpmevent15" calcext:value-type="string">
            <text:p>mhpmevent15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74];(LEN([.A74])-2)))" office:value-type="float" office:value="815" calcext:value-type="float">
            <text:p>815</text:p>
          </table:table-cell>
          <table:table-cell table:formula="of:=IF([.H74]-[.H7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0</text:p>
          </table:table-cell>
          <table:table-cell office:value-type="string" calcext:value-type="string">
            <text:p>MRW</text:p>
          </table:table-cell>
          <table:table-cell table:formula="of:=CONCATENATE(&quot;mhpmevent&quot;;[.H75]-800)" office:value-type="string" office:string-value="mhpmevent16" calcext:value-type="string">
            <text:p>mhpmevent16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75];(LEN([.A75])-2)))" office:value-type="float" office:value="816" calcext:value-type="float">
            <text:p>816</text:p>
          </table:table-cell>
          <table:table-cell table:formula="of:=IF([.H75]-[.H7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1</text:p>
          </table:table-cell>
          <table:table-cell office:value-type="string" calcext:value-type="string">
            <text:p>MRW</text:p>
          </table:table-cell>
          <table:table-cell table:formula="of:=CONCATENATE(&quot;mhpmevent&quot;;[.H76]-800)" office:value-type="string" office:string-value="mhpmevent17" calcext:value-type="string">
            <text:p>mhpmevent17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76];(LEN([.A76])-2)))" office:value-type="float" office:value="817" calcext:value-type="float">
            <text:p>817</text:p>
          </table:table-cell>
          <table:table-cell table:formula="of:=IF([.H76]-[.H7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2</text:p>
          </table:table-cell>
          <table:table-cell office:value-type="string" calcext:value-type="string">
            <text:p>MRW</text:p>
          </table:table-cell>
          <table:table-cell table:formula="of:=CONCATENATE(&quot;mhpmevent&quot;;[.H77]-800)" office:value-type="string" office:string-value="mhpmevent18" calcext:value-type="string">
            <text:p>mhpmevent18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77];(LEN([.A77])-2)))" office:value-type="float" office:value="818" calcext:value-type="float">
            <text:p>818</text:p>
          </table:table-cell>
          <table:table-cell table:formula="of:=IF([.H77]-[.H7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3</text:p>
          </table:table-cell>
          <table:table-cell office:value-type="string" calcext:value-type="string">
            <text:p>MRW</text:p>
          </table:table-cell>
          <table:table-cell table:formula="of:=CONCATENATE(&quot;mhpmevent&quot;;[.H78]-800)" office:value-type="string" office:string-value="mhpmevent19" calcext:value-type="string">
            <text:p>mhpmevent19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78];(LEN([.A78])-2)))" office:value-type="float" office:value="819" calcext:value-type="float">
            <text:p>819</text:p>
          </table:table-cell>
          <table:table-cell table:formula="of:=IF([.H78]-[.H7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4</text:p>
          </table:table-cell>
          <table:table-cell office:value-type="string" calcext:value-type="string">
            <text:p>MRW</text:p>
          </table:table-cell>
          <table:table-cell table:formula="of:=CONCATENATE(&quot;mhpmevent&quot;;[.H79]-800)" office:value-type="string" office:string-value="mhpmevent20" calcext:value-type="string">
            <text:p>mhpmevent20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79];(LEN([.A79])-2)))" office:value-type="float" office:value="820" calcext:value-type="float">
            <text:p>820</text:p>
          </table:table-cell>
          <table:table-cell table:formula="of:=IF([.H79]-[.H7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5</text:p>
          </table:table-cell>
          <table:table-cell office:value-type="string" calcext:value-type="string">
            <text:p>MRW</text:p>
          </table:table-cell>
          <table:table-cell table:formula="of:=CONCATENATE(&quot;mhpmevent&quot;;[.H80]-800)" office:value-type="string" office:string-value="mhpmevent21" calcext:value-type="string">
            <text:p>mhpmevent21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80];(LEN([.A80])-2)))" office:value-type="float" office:value="821" calcext:value-type="float">
            <text:p>821</text:p>
          </table:table-cell>
          <table:table-cell table:formula="of:=IF([.H80]-[.H7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6</text:p>
          </table:table-cell>
          <table:table-cell office:value-type="string" calcext:value-type="string">
            <text:p>MRW</text:p>
          </table:table-cell>
          <table:table-cell table:formula="of:=CONCATENATE(&quot;mhpmevent&quot;;[.H81]-800)" office:value-type="string" office:string-value="mhpmevent22" calcext:value-type="string">
            <text:p>mhpmevent22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81];(LEN([.A81])-2)))" office:value-type="float" office:value="822" calcext:value-type="float">
            <text:p>822</text:p>
          </table:table-cell>
          <table:table-cell table:formula="of:=IF([.H81]-[.H8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7</text:p>
          </table:table-cell>
          <table:table-cell office:value-type="string" calcext:value-type="string">
            <text:p>MRW</text:p>
          </table:table-cell>
          <table:table-cell table:formula="of:=CONCATENATE(&quot;mhpmevent&quot;;[.H82]-800)" office:value-type="string" office:string-value="mhpmevent23" calcext:value-type="string">
            <text:p>mhpmevent23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82];(LEN([.A82])-2)))" office:value-type="float" office:value="823" calcext:value-type="float">
            <text:p>823</text:p>
          </table:table-cell>
          <table:table-cell table:formula="of:=IF([.H82]-[.H8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8</text:p>
          </table:table-cell>
          <table:table-cell office:value-type="string" calcext:value-type="string">
            <text:p>MRW</text:p>
          </table:table-cell>
          <table:table-cell table:formula="of:=CONCATENATE(&quot;mhpmevent&quot;;[.H83]-800)" office:value-type="string" office:string-value="mhpmevent24" calcext:value-type="string">
            <text:p>mhpmevent24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83];(LEN([.A83])-2)))" office:value-type="float" office:value="824" calcext:value-type="float">
            <text:p>824</text:p>
          </table:table-cell>
          <table:table-cell table:formula="of:=IF([.H83]-[.H8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9</text:p>
          </table:table-cell>
          <table:table-cell office:value-type="string" calcext:value-type="string">
            <text:p>MRW</text:p>
          </table:table-cell>
          <table:table-cell table:formula="of:=CONCATENATE(&quot;mhpmevent&quot;;[.H84]-800)" office:value-type="string" office:string-value="mhpmevent25" calcext:value-type="string">
            <text:p>mhpmevent25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84];(LEN([.A84])-2)))" office:value-type="float" office:value="825" calcext:value-type="float">
            <text:p>825</text:p>
          </table:table-cell>
          <table:table-cell table:formula="of:=IF([.H84]-[.H8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a</text:p>
          </table:table-cell>
          <table:table-cell office:value-type="string" calcext:value-type="string">
            <text:p>MRW</text:p>
          </table:table-cell>
          <table:table-cell table:formula="of:=CONCATENATE(&quot;mhpmevent&quot;;[.H85]-800)" office:value-type="string" office:string-value="mhpmevent26" calcext:value-type="string">
            <text:p>mhpmevent26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85];(LEN([.A85])-2)))" office:value-type="float" office:value="826" calcext:value-type="float">
            <text:p>826</text:p>
          </table:table-cell>
          <table:table-cell table:formula="of:=IF([.H85]-[.H8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b</text:p>
          </table:table-cell>
          <table:table-cell office:value-type="string" calcext:value-type="string">
            <text:p>MRW</text:p>
          </table:table-cell>
          <table:table-cell table:formula="of:=CONCATENATE(&quot;mhpmevent&quot;;[.H86]-800)" office:value-type="string" office:string-value="mhpmevent27" calcext:value-type="string">
            <text:p>mhpmevent27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86];(LEN([.A86])-2)))" office:value-type="float" office:value="827" calcext:value-type="float">
            <text:p>827</text:p>
          </table:table-cell>
          <table:table-cell table:formula="of:=IF([.H86]-[.H8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c</text:p>
          </table:table-cell>
          <table:table-cell office:value-type="string" calcext:value-type="string">
            <text:p>MRW</text:p>
          </table:table-cell>
          <table:table-cell table:formula="of:=CONCATENATE(&quot;mhpmevent&quot;;[.H87]-800)" office:value-type="string" office:string-value="mhpmevent28" calcext:value-type="string">
            <text:p>mhpmevent28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87];(LEN([.A87])-2)))" office:value-type="float" office:value="828" calcext:value-type="float">
            <text:p>828</text:p>
          </table:table-cell>
          <table:table-cell table:formula="of:=IF([.H87]-[.H8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d</text:p>
          </table:table-cell>
          <table:table-cell office:value-type="string" calcext:value-type="string">
            <text:p>MRW</text:p>
          </table:table-cell>
          <table:table-cell table:formula="of:=CONCATENATE(&quot;mhpmevent&quot;;[.H88]-800)" office:value-type="string" office:string-value="mhpmevent29" calcext:value-type="string">
            <text:p>mhpmevent29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88];(LEN([.A88])-2)))" office:value-type="float" office:value="829" calcext:value-type="float">
            <text:p>829</text:p>
          </table:table-cell>
          <table:table-cell table:formula="of:=IF([.H88]-[.H8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e</text:p>
          </table:table-cell>
          <table:table-cell office:value-type="string" calcext:value-type="string">
            <text:p>MRW</text:p>
          </table:table-cell>
          <table:table-cell table:formula="of:=CONCATENATE(&quot;mhpmevent&quot;;[.H89]-800)" office:value-type="string" office:string-value="mhpmevent30" calcext:value-type="string">
            <text:p>mhpmevent30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89];(LEN([.A89])-2)))" office:value-type="float" office:value="830" calcext:value-type="float">
            <text:p>830</text:p>
          </table:table-cell>
          <table:table-cell table:formula="of:=IF([.H89]-[.H8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3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1</text:p>
          </table:table-cell>
          <table:table-cell office:value-type="string" calcext:value-type="string">
            <text:p>Machine performance-monitoring event selector.</text:p>
          </table:table-cell>
          <table:table-cell office:value-type="string" calcext:value-type="string">
            <text:p>Machine Counter Setup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90];(LEN([.A90])-2)))" office:value-type="float" office:value="831" calcext:value-type="float">
            <text:p>831</text:p>
          </table:table-cell>
          <table:table-cell table:formula="of:=IF([.H90]-[.H8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4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ratch</text:p>
          </table:table-cell>
          <table:table-cell office:value-type="string" calcext:value-type="string">
            <text:p>Scratch register for machine trap handlers.</text:p>
          </table:table-cell>
          <table:table-cell office:value-type="string" calcext:value-type="string">
            <text:p>Machine Trap Handling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91];(LEN([.A91])-2)))" office:value-type="float" office:value="832" calcext:value-type="float">
            <text:p>832</text:p>
          </table:table-cell>
          <table:table-cell table:formula="of:=IF([.H91]-[.H9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4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achine exception program counter.</text:p>
          </table:table-cell>
          <table:table-cell office:value-type="string" calcext:value-type="string">
            <text:p>Machine Trap Handling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92];(LEN([.A92])-2)))" office:value-type="float" office:value="833" calcext:value-type="float">
            <text:p>833</text:p>
          </table:table-cell>
          <table:table-cell table:formula="of:=IF([.H92]-[.H9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4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ause</text:p>
          </table:table-cell>
          <table:table-cell office:value-type="string" calcext:value-type="string">
            <text:p>Machine trap cause.</text:p>
          </table:table-cell>
          <table:table-cell office:value-type="string" calcext:value-type="string">
            <text:p>Machine Trap Handling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93];(LEN([.A93])-2)))" office:value-type="float" office:value="834" calcext:value-type="float">
            <text:p>834</text:p>
          </table:table-cell>
          <table:table-cell table:formula="of:=IF([.H93]-[.H9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4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</text:p>
          </table:table-cell>
          <table:table-cell office:value-type="string" calcext:value-type="string">
            <text:p>Machine bad address or instruction.</text:p>
          </table:table-cell>
          <table:table-cell office:value-type="string" calcext:value-type="string">
            <text:p>Machine Trap Handling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94];(LEN([.A94])-2)))" office:value-type="float" office:value="835" calcext:value-type="float">
            <text:p>835</text:p>
          </table:table-cell>
          <table:table-cell table:formula="of:=IF([.H94]-[.H9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4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<text:s/>Machine interrupt pending.</text:p>
          </table:table-cell>
          <table:table-cell office:value-type="string" calcext:value-type="string">
            <text:p>Machine Trap Handling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95];(LEN([.A95])-2)))" office:value-type="float" office:value="836" calcext:value-type="float">
            <text:p>836</text:p>
          </table:table-cell>
          <table:table-cell table:formula="of:=IF([.H95]-[.H9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4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inst</text:p>
          </table:table-cell>
          <table:table-cell office:value-type="string" calcext:value-type="string">
            <text:p>Machine trap instruction (transformed).</text:p>
          </table:table-cell>
          <table:table-cell office:value-type="string" calcext:value-type="string">
            <text:p>Machine Trap Handling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96];(LEN([.A96])-2)))" office:value-type="float" office:value="842" calcext:value-type="float">
            <text:p>842</text:p>
          </table:table-cell>
          <table:table-cell table:formula="of:=IF([.H96]-[.H95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4B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2</text:p>
          </table:table-cell>
          <table:table-cell office:value-type="string" calcext:value-type="string">
            <text:p>Machine bad guest physical address.</text:p>
          </table:table-cell>
          <table:table-cell office:value-type="string" calcext:value-type="string">
            <text:p>Machine Trap Handling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97];(LEN([.A97])-2)))" office:value-type="float" office:value="843" calcext:value-type="float">
            <text:p>843</text:p>
          </table:table-cell>
          <table:table-cell table:formula="of:=IF([.H97]-[.H9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0</text:p>
          </table:table-cell>
          <table:table-cell office:value-type="string" calcext:value-type="string">
            <text:p>Physical memory protection configuration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98];(LEN([.A98])-2)))" office:value-type="float" office:value="928" calcext:value-type="float">
            <text:p>928</text:p>
          </table:table-cell>
          <table:table-cell table:formula="of:=IF([.H98]-[.H97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99];(LEN([.A99])-2)))" office:value-type="float" office:value="929" calcext:value-type="float">
            <text:p>929</text:p>
          </table:table-cell>
          <table:table-cell table:formula="of:=IF([.H99]-[.H9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2</text:p>
          </table:table-cell>
          <table:table-cell office:value-type="string" calcext:value-type="string">
            <text:p>Physical memory protection configuration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00];(LEN([.A100])-2)))" office:value-type="float" office:value="930" calcext:value-type="float">
            <text:p>930</text:p>
          </table:table-cell>
          <table:table-cell table:formula="of:=IF([.H100]-[.H9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3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01];(LEN([.A101])-2)))" office:value-type="float" office:value="931" calcext:value-type="float">
            <text:p>931</text:p>
          </table:table-cell>
          <table:table-cell table:formula="of:=IF([.H101]-[.H10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4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02];(LEN([.A102])-2)))" office:value-type="float" office:value="932" calcext:value-type="float">
            <text:p>932</text:p>
          </table:table-cell>
          <table:table-cell table:formula="of:=IF([.H102]-[.H10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5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03];(LEN([.A103])-2)))" office:value-type="float" office:value="933" calcext:value-type="float">
            <text:p>933</text:p>
          </table:table-cell>
          <table:table-cell table:formula="of:=IF([.H103]-[.H10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6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04];(LEN([.A104])-2)))" office:value-type="float" office:value="934" calcext:value-type="float">
            <text:p>934</text:p>
          </table:table-cell>
          <table:table-cell table:formula="of:=IF([.H104]-[.H10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7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7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05];(LEN([.A105])-2)))" office:value-type="float" office:value="935" calcext:value-type="float">
            <text:p>935</text:p>
          </table:table-cell>
          <table:table-cell table:formula="of:=IF([.H105]-[.H10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8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8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06];(LEN([.A106])-2)))" office:value-type="float" office:value="936" calcext:value-type="float">
            <text:p>936</text:p>
          </table:table-cell>
          <table:table-cell table:formula="of:=IF([.H106]-[.H10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9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9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07];(LEN([.A107])-2)))" office:value-type="float" office:value="937" calcext:value-type="float">
            <text:p>937</text:p>
          </table:table-cell>
          <table:table-cell table:formula="of:=IF([.H107]-[.H10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0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08];(LEN([.A108])-2)))" office:value-type="float" office:value="938" calcext:value-type="float">
            <text:p>938</text:p>
          </table:table-cell>
          <table:table-cell table:formula="of:=IF([.H108]-[.H10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b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1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09];(LEN([.A109])-2)))" office:value-type="float" office:value="939" calcext:value-type="float">
            <text:p>939</text:p>
          </table:table-cell>
          <table:table-cell table:formula="of:=IF([.H109]-[.H10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c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2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10];(LEN([.A110])-2)))" office:value-type="float" office:value="940" calcext:value-type="float">
            <text:p>940</text:p>
          </table:table-cell>
          <table:table-cell table:formula="of:=IF([.H110]-[.H10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d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3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11];(LEN([.A111])-2)))" office:value-type="float" office:value="941" calcext:value-type="float">
            <text:p>941</text:p>
          </table:table-cell>
          <table:table-cell table:formula="of:=IF([.H111]-[.H11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12];(LEN([.A112])-2)))" office:value-type="float" office:value="942" calcext:value-type="float">
            <text:p>942</text:p>
          </table:table-cell>
          <table:table-cell table:formula="of:=IF([.H112]-[.H11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13];(LEN([.A113])-2)))" office:value-type="float" office:value="943" calcext:value-type="float">
            <text:p>943</text:p>
          </table:table-cell>
          <table:table-cell table:formula="of:=IF([.H113]-[.H11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14];(LEN([.A114])-2)))" office:value-type="float" office:value="944" calcext:value-type="float">
            <text:p>944</text:p>
          </table:table-cell>
          <table:table-cell table:formula="of:=IF([.H114]-[.H11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15];(LEN([.A115])-2)))" office:value-type="float" office:value="945" calcext:value-type="float">
            <text:p>945</text:p>
          </table:table-cell>
          <table:table-cell table:formula="of:=IF([.H115]-[.H11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15]+1;3))" office:value-type="string" office:string-value="0x3B2" calcext:value-type="string">
            <text:p>0x3B2</text:p>
          </table:table-cell>
          <table:table-cell office:value-type="string" calcext:value-type="string">
            <text:p>MRW</text:p>
          </table:table-cell>
          <table:table-cell table:formula="of:=CONCATENATE(&quot;pmpaddr&quot;;[.H116]-[.$H$114])" office:value-type="string" office:string-value="pmpaddr2" calcext:value-type="string">
            <text:p>pmpaddr2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16];(LEN([.A116])-2)))" office:value-type="float" office:value="946" calcext:value-type="float">
            <text:p>946</text:p>
          </table:table-cell>
          <table:table-cell table:formula="of:=IF([.H116]-[.H11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16]+1;3))" office:value-type="string" office:string-value="0x3B3" calcext:value-type="string">
            <text:p>0x3B3</text:p>
          </table:table-cell>
          <table:table-cell office:value-type="string" calcext:value-type="string">
            <text:p>MRW</text:p>
          </table:table-cell>
          <table:table-cell table:formula="of:=CONCATENATE(&quot;pmpaddr&quot;;[.H117]-[.$H$114])" office:value-type="string" office:string-value="pmpaddr3" calcext:value-type="string">
            <text:p>pmpaddr3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17];(LEN([.A117])-2)))" office:value-type="float" office:value="947" calcext:value-type="float">
            <text:p>947</text:p>
          </table:table-cell>
          <table:table-cell table:formula="of:=IF([.H117]-[.H11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17]+1;3))" office:value-type="string" office:string-value="0x3B4" calcext:value-type="string">
            <text:p>0x3B4</text:p>
          </table:table-cell>
          <table:table-cell office:value-type="string" calcext:value-type="string">
            <text:p>MRW</text:p>
          </table:table-cell>
          <table:table-cell table:formula="of:=CONCATENATE(&quot;pmpaddr&quot;;[.H118]-[.$H$114])" office:value-type="string" office:string-value="pmpaddr4" calcext:value-type="string">
            <text:p>pmpaddr4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18];(LEN([.A118])-2)))" office:value-type="float" office:value="948" calcext:value-type="float">
            <text:p>948</text:p>
          </table:table-cell>
          <table:table-cell table:formula="of:=IF([.H118]-[.H11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18]+1;3))" office:value-type="string" office:string-value="0x3B5" calcext:value-type="string">
            <text:p>0x3B5</text:p>
          </table:table-cell>
          <table:table-cell office:value-type="string" calcext:value-type="string">
            <text:p>MRW</text:p>
          </table:table-cell>
          <table:table-cell table:formula="of:=CONCATENATE(&quot;pmpaddr&quot;;[.H119]-[.$H$114])" office:value-type="string" office:string-value="pmpaddr5" calcext:value-type="string">
            <text:p>pmpaddr5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19];(LEN([.A119])-2)))" office:value-type="float" office:value="949" calcext:value-type="float">
            <text:p>949</text:p>
          </table:table-cell>
          <table:table-cell table:formula="of:=IF([.H119]-[.H11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19]+1;3))" office:value-type="string" office:string-value="0x3B6" calcext:value-type="string">
            <text:p>0x3B6</text:p>
          </table:table-cell>
          <table:table-cell office:value-type="string" calcext:value-type="string">
            <text:p>MRW</text:p>
          </table:table-cell>
          <table:table-cell table:formula="of:=CONCATENATE(&quot;pmpaddr&quot;;[.H120]-[.$H$114])" office:value-type="string" office:string-value="pmpaddr6" calcext:value-type="string">
            <text:p>pmpaddr6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20];(LEN([.A120])-2)))" office:value-type="float" office:value="950" calcext:value-type="float">
            <text:p>950</text:p>
          </table:table-cell>
          <table:table-cell table:formula="of:=IF([.H120]-[.H11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20]+1;3))" office:value-type="string" office:string-value="0x3B7" calcext:value-type="string">
            <text:p>0x3B7</text:p>
          </table:table-cell>
          <table:table-cell office:value-type="string" calcext:value-type="string">
            <text:p>MRW</text:p>
          </table:table-cell>
          <table:table-cell table:formula="of:=CONCATENATE(&quot;pmpaddr&quot;;[.H121]-[.$H$114])" office:value-type="string" office:string-value="pmpaddr7" calcext:value-type="string">
            <text:p>pmpaddr7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21];(LEN([.A121])-2)))" office:value-type="float" office:value="951" calcext:value-type="float">
            <text:p>951</text:p>
          </table:table-cell>
          <table:table-cell table:formula="of:=IF([.H121]-[.H12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21]+1;3))" office:value-type="string" office:string-value="0x3B8" calcext:value-type="string">
            <text:p>0x3B8</text:p>
          </table:table-cell>
          <table:table-cell office:value-type="string" calcext:value-type="string">
            <text:p>MRW</text:p>
          </table:table-cell>
          <table:table-cell table:formula="of:=CONCATENATE(&quot;pmpaddr&quot;;[.H122]-[.$H$114])" office:value-type="string" office:string-value="pmpaddr8" calcext:value-type="string">
            <text:p>pmpaddr8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22];(LEN([.A122])-2)))" office:value-type="float" office:value="952" calcext:value-type="float">
            <text:p>952</text:p>
          </table:table-cell>
          <table:table-cell table:formula="of:=IF([.H122]-[.H12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22]+1;3))" office:value-type="string" office:string-value="0x3B9" calcext:value-type="string">
            <text:p>0x3B9</text:p>
          </table:table-cell>
          <table:table-cell office:value-type="string" calcext:value-type="string">
            <text:p>MRW</text:p>
          </table:table-cell>
          <table:table-cell table:formula="of:=CONCATENATE(&quot;pmpaddr&quot;;[.H123]-[.$H$114])" office:value-type="string" office:string-value="pmpaddr9" calcext:value-type="string">
            <text:p>pmpaddr9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23];(LEN([.A123])-2)))" office:value-type="float" office:value="953" calcext:value-type="float">
            <text:p>953</text:p>
          </table:table-cell>
          <table:table-cell table:formula="of:=IF([.H123]-[.H12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23]+1;3))" office:value-type="string" office:string-value="0x3BA" calcext:value-type="string">
            <text:p>0x3BA</text:p>
          </table:table-cell>
          <table:table-cell office:value-type="string" calcext:value-type="string">
            <text:p>MRW</text:p>
          </table:table-cell>
          <table:table-cell table:formula="of:=CONCATENATE(&quot;pmpaddr&quot;;[.H124]-[.$H$114])" office:value-type="string" office:string-value="pmpaddr10" calcext:value-type="string">
            <text:p>pmpaddr10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24];(LEN([.A124])-2)))" office:value-type="float" office:value="954" calcext:value-type="float">
            <text:p>954</text:p>
          </table:table-cell>
          <table:table-cell table:formula="of:=IF([.H124]-[.H12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24]+1;3))" office:value-type="string" office:string-value="0x3BB" calcext:value-type="string">
            <text:p>0x3BB</text:p>
          </table:table-cell>
          <table:table-cell office:value-type="string" calcext:value-type="string">
            <text:p>MRW</text:p>
          </table:table-cell>
          <table:table-cell table:formula="of:=CONCATENATE(&quot;pmpaddr&quot;;[.H125]-[.$H$114])" office:value-type="string" office:string-value="pmpaddr11" calcext:value-type="string">
            <text:p>pmpaddr11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25];(LEN([.A125])-2)))" office:value-type="float" office:value="955" calcext:value-type="float">
            <text:p>955</text:p>
          </table:table-cell>
          <table:table-cell table:formula="of:=IF([.H125]-[.H12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25]+1;3))" office:value-type="string" office:string-value="0x3BC" calcext:value-type="string">
            <text:p>0x3BC</text:p>
          </table:table-cell>
          <table:table-cell office:value-type="string" calcext:value-type="string">
            <text:p>MRW</text:p>
          </table:table-cell>
          <table:table-cell table:formula="of:=CONCATENATE(&quot;pmpaddr&quot;;[.H126]-[.$H$114])" office:value-type="string" office:string-value="pmpaddr12" calcext:value-type="string">
            <text:p>pmpaddr12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26];(LEN([.A126])-2)))" office:value-type="float" office:value="956" calcext:value-type="float">
            <text:p>956</text:p>
          </table:table-cell>
          <table:table-cell table:formula="of:=IF([.H126]-[.H12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26]+1;3))" office:value-type="string" office:string-value="0x3BD" calcext:value-type="string">
            <text:p>0x3BD</text:p>
          </table:table-cell>
          <table:table-cell office:value-type="string" calcext:value-type="string">
            <text:p>MRW</text:p>
          </table:table-cell>
          <table:table-cell table:formula="of:=CONCATENATE(&quot;pmpaddr&quot;;[.H127]-[.$H$114])" office:value-type="string" office:string-value="pmpaddr13" calcext:value-type="string">
            <text:p>pmpaddr13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27];(LEN([.A127])-2)))" office:value-type="float" office:value="957" calcext:value-type="float">
            <text:p>957</text:p>
          </table:table-cell>
          <table:table-cell table:formula="of:=IF([.H127]-[.H12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27]+1;3))" office:value-type="string" office:string-value="0x3BE" calcext:value-type="string">
            <text:p>0x3BE</text:p>
          </table:table-cell>
          <table:table-cell office:value-type="string" calcext:value-type="string">
            <text:p>MRW</text:p>
          </table:table-cell>
          <table:table-cell table:formula="of:=CONCATENATE(&quot;pmpaddr&quot;;[.H128]-[.$H$114])" office:value-type="string" office:string-value="pmpaddr14" calcext:value-type="string">
            <text:p>pmpaddr14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28];(LEN([.A128])-2)))" office:value-type="float" office:value="958" calcext:value-type="float">
            <text:p>958</text:p>
          </table:table-cell>
          <table:table-cell table:formula="of:=IF([.H128]-[.H12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28]+1;3))" office:value-type="string" office:string-value="0x3BF" calcext:value-type="string">
            <text:p>0x3BF</text:p>
          </table:table-cell>
          <table:table-cell office:value-type="string" calcext:value-type="string">
            <text:p>MRW</text:p>
          </table:table-cell>
          <table:table-cell table:formula="of:=CONCATENATE(&quot;pmpaddr&quot;;[.H129]-[.$H$114])" office:value-type="string" office:string-value="pmpaddr15" calcext:value-type="string">
            <text:p>pmpaddr15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29];(LEN([.A129])-2)))" office:value-type="float" office:value="959" calcext:value-type="float">
            <text:p>959</text:p>
          </table:table-cell>
          <table:table-cell table:formula="of:=IF([.H129]-[.H12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29]+1;3))" office:value-type="string" office:string-value="0x3C0" calcext:value-type="string">
            <text:p>0x3C0</text:p>
          </table:table-cell>
          <table:table-cell office:value-type="string" calcext:value-type="string">
            <text:p>MRW</text:p>
          </table:table-cell>
          <table:table-cell table:formula="of:=CONCATENATE(&quot;pmpaddr&quot;;[.H130]-[.$H$114])" office:value-type="string" office:string-value="pmpaddr16" calcext:value-type="string">
            <text:p>pmpaddr16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30];(LEN([.A130])-2)))" office:value-type="float" office:value="960" calcext:value-type="float">
            <text:p>960</text:p>
          </table:table-cell>
          <table:table-cell table:formula="of:=IF([.H130]-[.H12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30]+1;3))" office:value-type="string" office:string-value="0x3C1" calcext:value-type="string">
            <text:p>0x3C1</text:p>
          </table:table-cell>
          <table:table-cell office:value-type="string" calcext:value-type="string">
            <text:p>MRW</text:p>
          </table:table-cell>
          <table:table-cell table:formula="of:=CONCATENATE(&quot;pmpaddr&quot;;[.H131]-[.$H$114])" office:value-type="string" office:string-value="pmpaddr17" calcext:value-type="string">
            <text:p>pmpaddr17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31];(LEN([.A131])-2)))" office:value-type="float" office:value="961" calcext:value-type="float">
            <text:p>961</text:p>
          </table:table-cell>
          <table:table-cell table:formula="of:=IF([.H131]-[.H13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31]+1;3))" office:value-type="string" office:string-value="0x3C2" calcext:value-type="string">
            <text:p>0x3C2</text:p>
          </table:table-cell>
          <table:table-cell office:value-type="string" calcext:value-type="string">
            <text:p>MRW</text:p>
          </table:table-cell>
          <table:table-cell table:formula="of:=CONCATENATE(&quot;pmpaddr&quot;;[.H132]-[.$H$114])" office:value-type="string" office:string-value="pmpaddr18" calcext:value-type="string">
            <text:p>pmpaddr18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32];(LEN([.A132])-2)))" office:value-type="float" office:value="962" calcext:value-type="float">
            <text:p>962</text:p>
          </table:table-cell>
          <table:table-cell table:formula="of:=IF([.H132]-[.H13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32]+1;3))" office:value-type="string" office:string-value="0x3C3" calcext:value-type="string">
            <text:p>0x3C3</text:p>
          </table:table-cell>
          <table:table-cell office:value-type="string" calcext:value-type="string">
            <text:p>MRW</text:p>
          </table:table-cell>
          <table:table-cell table:formula="of:=CONCATENATE(&quot;pmpaddr&quot;;[.H133]-[.$H$114])" office:value-type="string" office:string-value="pmpaddr19" calcext:value-type="string">
            <text:p>pmpaddr19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33];(LEN([.A133])-2)))" office:value-type="float" office:value="963" calcext:value-type="float">
            <text:p>963</text:p>
          </table:table-cell>
          <table:table-cell table:formula="of:=IF([.H133]-[.H13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33]+1;3))" office:value-type="string" office:string-value="0x3C4" calcext:value-type="string">
            <text:p>0x3C4</text:p>
          </table:table-cell>
          <table:table-cell office:value-type="string" calcext:value-type="string">
            <text:p>MRW</text:p>
          </table:table-cell>
          <table:table-cell table:formula="of:=CONCATENATE(&quot;pmpaddr&quot;;[.H134]-[.$H$114])" office:value-type="string" office:string-value="pmpaddr20" calcext:value-type="string">
            <text:p>pmpaddr20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34];(LEN([.A134])-2)))" office:value-type="float" office:value="964" calcext:value-type="float">
            <text:p>964</text:p>
          </table:table-cell>
          <table:table-cell table:formula="of:=IF([.H134]-[.H13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34]+1;3))" office:value-type="string" office:string-value="0x3C5" calcext:value-type="string">
            <text:p>0x3C5</text:p>
          </table:table-cell>
          <table:table-cell office:value-type="string" calcext:value-type="string">
            <text:p>MRW</text:p>
          </table:table-cell>
          <table:table-cell table:formula="of:=CONCATENATE(&quot;pmpaddr&quot;;[.H135]-[.$H$114])" office:value-type="string" office:string-value="pmpaddr21" calcext:value-type="string">
            <text:p>pmpaddr21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35];(LEN([.A135])-2)))" office:value-type="float" office:value="965" calcext:value-type="float">
            <text:p>965</text:p>
          </table:table-cell>
          <table:table-cell table:formula="of:=IF([.H135]-[.H13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35]+1;3))" office:value-type="string" office:string-value="0x3C6" calcext:value-type="string">
            <text:p>0x3C6</text:p>
          </table:table-cell>
          <table:table-cell office:value-type="string" calcext:value-type="string">
            <text:p>MRW</text:p>
          </table:table-cell>
          <table:table-cell table:formula="of:=CONCATENATE(&quot;pmpaddr&quot;;[.H136]-[.$H$114])" office:value-type="string" office:string-value="pmpaddr22" calcext:value-type="string">
            <text:p>pmpaddr22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36];(LEN([.A136])-2)))" office:value-type="float" office:value="966" calcext:value-type="float">
            <text:p>966</text:p>
          </table:table-cell>
          <table:table-cell table:formula="of:=IF([.H136]-[.H13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36]+1;3))" office:value-type="string" office:string-value="0x3C7" calcext:value-type="string">
            <text:p>0x3C7</text:p>
          </table:table-cell>
          <table:table-cell office:value-type="string" calcext:value-type="string">
            <text:p>MRW</text:p>
          </table:table-cell>
          <table:table-cell table:formula="of:=CONCATENATE(&quot;pmpaddr&quot;;[.H137]-[.$H$114])" office:value-type="string" office:string-value="pmpaddr23" calcext:value-type="string">
            <text:p>pmpaddr23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37];(LEN([.A137])-2)))" office:value-type="float" office:value="967" calcext:value-type="float">
            <text:p>967</text:p>
          </table:table-cell>
          <table:table-cell table:formula="of:=IF([.H137]-[.H13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37]+1;3))" office:value-type="string" office:string-value="0x3C8" calcext:value-type="string">
            <text:p>0x3C8</text:p>
          </table:table-cell>
          <table:table-cell office:value-type="string" calcext:value-type="string">
            <text:p>MRW</text:p>
          </table:table-cell>
          <table:table-cell table:formula="of:=CONCATENATE(&quot;pmpaddr&quot;;[.H138]-[.$H$114])" office:value-type="string" office:string-value="pmpaddr24" calcext:value-type="string">
            <text:p>pmpaddr24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38];(LEN([.A138])-2)))" office:value-type="float" office:value="968" calcext:value-type="float">
            <text:p>968</text:p>
          </table:table-cell>
          <table:table-cell table:formula="of:=IF([.H138]-[.H13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38]+1;3))" office:value-type="string" office:string-value="0x3C9" calcext:value-type="string">
            <text:p>0x3C9</text:p>
          </table:table-cell>
          <table:table-cell office:value-type="string" calcext:value-type="string">
            <text:p>MRW</text:p>
          </table:table-cell>
          <table:table-cell table:formula="of:=CONCATENATE(&quot;pmpaddr&quot;;[.H139]-[.$H$114])" office:value-type="string" office:string-value="pmpaddr25" calcext:value-type="string">
            <text:p>pmpaddr25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39];(LEN([.A139])-2)))" office:value-type="float" office:value="969" calcext:value-type="float">
            <text:p>969</text:p>
          </table:table-cell>
          <table:table-cell table:formula="of:=IF([.H139]-[.H13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39]+1;3))" office:value-type="string" office:string-value="0x3CA" calcext:value-type="string">
            <text:p>0x3CA</text:p>
          </table:table-cell>
          <table:table-cell office:value-type="string" calcext:value-type="string">
            <text:p>MRW</text:p>
          </table:table-cell>
          <table:table-cell table:formula="of:=CONCATENATE(&quot;pmpaddr&quot;;[.H140]-[.$H$114])" office:value-type="string" office:string-value="pmpaddr26" calcext:value-type="string">
            <text:p>pmpaddr26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40];(LEN([.A140])-2)))" office:value-type="float" office:value="970" calcext:value-type="float">
            <text:p>970</text:p>
          </table:table-cell>
          <table:table-cell table:formula="of:=IF([.H140]-[.H13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40]+1;3))" office:value-type="string" office:string-value="0x3CB" calcext:value-type="string">
            <text:p>0x3CB</text:p>
          </table:table-cell>
          <table:table-cell office:value-type="string" calcext:value-type="string">
            <text:p>MRW</text:p>
          </table:table-cell>
          <table:table-cell table:formula="of:=CONCATENATE(&quot;pmpaddr&quot;;[.H141]-[.$H$114])" office:value-type="string" office:string-value="pmpaddr27" calcext:value-type="string">
            <text:p>pmpaddr27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41];(LEN([.A141])-2)))" office:value-type="float" office:value="971" calcext:value-type="float">
            <text:p>971</text:p>
          </table:table-cell>
          <table:table-cell table:formula="of:=IF([.H141]-[.H14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41]+1;3))" office:value-type="string" office:string-value="0x3CC" calcext:value-type="string">
            <text:p>0x3CC</text:p>
          </table:table-cell>
          <table:table-cell office:value-type="string" calcext:value-type="string">
            <text:p>MRW</text:p>
          </table:table-cell>
          <table:table-cell table:formula="of:=CONCATENATE(&quot;pmpaddr&quot;;[.H142]-[.$H$114])" office:value-type="string" office:string-value="pmpaddr28" calcext:value-type="string">
            <text:p>pmpaddr28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42];(LEN([.A142])-2)))" office:value-type="float" office:value="972" calcext:value-type="float">
            <text:p>972</text:p>
          </table:table-cell>
          <table:table-cell table:formula="of:=IF([.H142]-[.H14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42]+1;3))" office:value-type="string" office:string-value="0x3CD" calcext:value-type="string">
            <text:p>0x3CD</text:p>
          </table:table-cell>
          <table:table-cell office:value-type="string" calcext:value-type="string">
            <text:p>MRW</text:p>
          </table:table-cell>
          <table:table-cell table:formula="of:=CONCATENATE(&quot;pmpaddr&quot;;[.H143]-[.$H$114])" office:value-type="string" office:string-value="pmpaddr29" calcext:value-type="string">
            <text:p>pmpaddr29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43];(LEN([.A143])-2)))" office:value-type="float" office:value="973" calcext:value-type="float">
            <text:p>973</text:p>
          </table:table-cell>
          <table:table-cell table:formula="of:=IF([.H143]-[.H14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43]+1;3))" office:value-type="string" office:string-value="0x3CE" calcext:value-type="string">
            <text:p>0x3CE</text:p>
          </table:table-cell>
          <table:table-cell office:value-type="string" calcext:value-type="string">
            <text:p>MRW</text:p>
          </table:table-cell>
          <table:table-cell table:formula="of:=CONCATENATE(&quot;pmpaddr&quot;;[.H144]-[.$H$114])" office:value-type="string" office:string-value="pmpaddr30" calcext:value-type="string">
            <text:p>pmpaddr30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44];(LEN([.A144])-2)))" office:value-type="float" office:value="974" calcext:value-type="float">
            <text:p>974</text:p>
          </table:table-cell>
          <table:table-cell table:formula="of:=IF([.H144]-[.H14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44]+1;3))" office:value-type="string" office:string-value="0x3CF" calcext:value-type="string">
            <text:p>0x3CF</text:p>
          </table:table-cell>
          <table:table-cell office:value-type="string" calcext:value-type="string">
            <text:p>MRW</text:p>
          </table:table-cell>
          <table:table-cell table:formula="of:=CONCATENATE(&quot;pmpaddr&quot;;[.H145]-[.$H$114])" office:value-type="string" office:string-value="pmpaddr31" calcext:value-type="string">
            <text:p>pmpaddr31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45];(LEN([.A145])-2)))" office:value-type="float" office:value="975" calcext:value-type="float">
            <text:p>975</text:p>
          </table:table-cell>
          <table:table-cell table:formula="of:=IF([.H145]-[.H14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45]+1;3))" office:value-type="string" office:string-value="0x3D0" calcext:value-type="string">
            <text:p>0x3D0</text:p>
          </table:table-cell>
          <table:table-cell office:value-type="string" calcext:value-type="string">
            <text:p>MRW</text:p>
          </table:table-cell>
          <table:table-cell table:formula="of:=CONCATENATE(&quot;pmpaddr&quot;;[.H146]-[.$H$114])" office:value-type="string" office:string-value="pmpaddr32" calcext:value-type="string">
            <text:p>pmpaddr32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46];(LEN([.A146])-2)))" office:value-type="float" office:value="976" calcext:value-type="float">
            <text:p>976</text:p>
          </table:table-cell>
          <table:table-cell table:formula="of:=IF([.H146]-[.H14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46]+1;3))" office:value-type="string" office:string-value="0x3D1" calcext:value-type="string">
            <text:p>0x3D1</text:p>
          </table:table-cell>
          <table:table-cell office:value-type="string" calcext:value-type="string">
            <text:p>MRW</text:p>
          </table:table-cell>
          <table:table-cell table:formula="of:=CONCATENATE(&quot;pmpaddr&quot;;[.H147]-[.$H$114])" office:value-type="string" office:string-value="pmpaddr33" calcext:value-type="string">
            <text:p>pmpaddr33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47];(LEN([.A147])-2)))" office:value-type="float" office:value="977" calcext:value-type="float">
            <text:p>977</text:p>
          </table:table-cell>
          <table:table-cell table:formula="of:=IF([.H147]-[.H14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47]+1;3))" office:value-type="string" office:string-value="0x3D2" calcext:value-type="string">
            <text:p>0x3D2</text:p>
          </table:table-cell>
          <table:table-cell office:value-type="string" calcext:value-type="string">
            <text:p>MRW</text:p>
          </table:table-cell>
          <table:table-cell table:formula="of:=CONCATENATE(&quot;pmpaddr&quot;;[.H148]-[.$H$114])" office:value-type="string" office:string-value="pmpaddr34" calcext:value-type="string">
            <text:p>pmpaddr34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48];(LEN([.A148])-2)))" office:value-type="float" office:value="978" calcext:value-type="float">
            <text:p>978</text:p>
          </table:table-cell>
          <table:table-cell table:formula="of:=IF([.H148]-[.H14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48]+1;3))" office:value-type="string" office:string-value="0x3D3" calcext:value-type="string">
            <text:p>0x3D3</text:p>
          </table:table-cell>
          <table:table-cell office:value-type="string" calcext:value-type="string">
            <text:p>MRW</text:p>
          </table:table-cell>
          <table:table-cell table:formula="of:=CONCATENATE(&quot;pmpaddr&quot;;[.H149]-[.$H$114])" office:value-type="string" office:string-value="pmpaddr35" calcext:value-type="string">
            <text:p>pmpaddr35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49];(LEN([.A149])-2)))" office:value-type="float" office:value="979" calcext:value-type="float">
            <text:p>979</text:p>
          </table:table-cell>
          <table:table-cell table:formula="of:=IF([.H149]-[.H14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49]+1;3))" office:value-type="string" office:string-value="0x3D4" calcext:value-type="string">
            <text:p>0x3D4</text:p>
          </table:table-cell>
          <table:table-cell office:value-type="string" calcext:value-type="string">
            <text:p>MRW</text:p>
          </table:table-cell>
          <table:table-cell table:formula="of:=CONCATENATE(&quot;pmpaddr&quot;;[.H150]-[.$H$114])" office:value-type="string" office:string-value="pmpaddr36" calcext:value-type="string">
            <text:p>pmpaddr36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50];(LEN([.A150])-2)))" office:value-type="float" office:value="980" calcext:value-type="float">
            <text:p>980</text:p>
          </table:table-cell>
          <table:table-cell table:formula="of:=IF([.H150]-[.H14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50]+1;3))" office:value-type="string" office:string-value="0x3D5" calcext:value-type="string">
            <text:p>0x3D5</text:p>
          </table:table-cell>
          <table:table-cell office:value-type="string" calcext:value-type="string">
            <text:p>MRW</text:p>
          </table:table-cell>
          <table:table-cell table:formula="of:=CONCATENATE(&quot;pmpaddr&quot;;[.H151]-[.$H$114])" office:value-type="string" office:string-value="pmpaddr37" calcext:value-type="string">
            <text:p>pmpaddr37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51];(LEN([.A151])-2)))" office:value-type="float" office:value="981" calcext:value-type="float">
            <text:p>981</text:p>
          </table:table-cell>
          <table:table-cell table:formula="of:=IF([.H151]-[.H15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51]+1;3))" office:value-type="string" office:string-value="0x3D6" calcext:value-type="string">
            <text:p>0x3D6</text:p>
          </table:table-cell>
          <table:table-cell office:value-type="string" calcext:value-type="string">
            <text:p>MRW</text:p>
          </table:table-cell>
          <table:table-cell table:formula="of:=CONCATENATE(&quot;pmpaddr&quot;;[.H152]-[.$H$114])" office:value-type="string" office:string-value="pmpaddr38" calcext:value-type="string">
            <text:p>pmpaddr38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52];(LEN([.A152])-2)))" office:value-type="float" office:value="982" calcext:value-type="float">
            <text:p>982</text:p>
          </table:table-cell>
          <table:table-cell table:formula="of:=IF([.H152]-[.H15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52]+1;3))" office:value-type="string" office:string-value="0x3D7" calcext:value-type="string">
            <text:p>0x3D7</text:p>
          </table:table-cell>
          <table:table-cell office:value-type="string" calcext:value-type="string">
            <text:p>MRW</text:p>
          </table:table-cell>
          <table:table-cell table:formula="of:=CONCATENATE(&quot;pmpaddr&quot;;[.H153]-[.$H$114])" office:value-type="string" office:string-value="pmpaddr39" calcext:value-type="string">
            <text:p>pmpaddr39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53];(LEN([.A153])-2)))" office:value-type="float" office:value="983" calcext:value-type="float">
            <text:p>983</text:p>
          </table:table-cell>
          <table:table-cell table:formula="of:=IF([.H153]-[.H15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53]+1;3))" office:value-type="string" office:string-value="0x3D8" calcext:value-type="string">
            <text:p>0x3D8</text:p>
          </table:table-cell>
          <table:table-cell office:value-type="string" calcext:value-type="string">
            <text:p>MRW</text:p>
          </table:table-cell>
          <table:table-cell table:formula="of:=CONCATENATE(&quot;pmpaddr&quot;;[.H154]-[.$H$114])" office:value-type="string" office:string-value="pmpaddr40" calcext:value-type="string">
            <text:p>pmpaddr40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54];(LEN([.A154])-2)))" office:value-type="float" office:value="984" calcext:value-type="float">
            <text:p>984</text:p>
          </table:table-cell>
          <table:table-cell table:formula="of:=IF([.H154]-[.H15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54]+1;3))" office:value-type="string" office:string-value="0x3D9" calcext:value-type="string">
            <text:p>0x3D9</text:p>
          </table:table-cell>
          <table:table-cell office:value-type="string" calcext:value-type="string">
            <text:p>MRW</text:p>
          </table:table-cell>
          <table:table-cell table:formula="of:=CONCATENATE(&quot;pmpaddr&quot;;[.H155]-[.$H$114])" office:value-type="string" office:string-value="pmpaddr41" calcext:value-type="string">
            <text:p>pmpaddr41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55];(LEN([.A155])-2)))" office:value-type="float" office:value="985" calcext:value-type="float">
            <text:p>985</text:p>
          </table:table-cell>
          <table:table-cell table:formula="of:=IF([.H155]-[.H15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55]+1;3))" office:value-type="string" office:string-value="0x3DA" calcext:value-type="string">
            <text:p>0x3DA</text:p>
          </table:table-cell>
          <table:table-cell office:value-type="string" calcext:value-type="string">
            <text:p>MRW</text:p>
          </table:table-cell>
          <table:table-cell table:formula="of:=CONCATENATE(&quot;pmpaddr&quot;;[.H156]-[.$H$114])" office:value-type="string" office:string-value="pmpaddr42" calcext:value-type="string">
            <text:p>pmpaddr42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56];(LEN([.A156])-2)))" office:value-type="float" office:value="986" calcext:value-type="float">
            <text:p>986</text:p>
          </table:table-cell>
          <table:table-cell table:formula="of:=IF([.H156]-[.H15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56]+1;3))" office:value-type="string" office:string-value="0x3DB" calcext:value-type="string">
            <text:p>0x3DB</text:p>
          </table:table-cell>
          <table:table-cell office:value-type="string" calcext:value-type="string">
            <text:p>MRW</text:p>
          </table:table-cell>
          <table:table-cell table:formula="of:=CONCATENATE(&quot;pmpaddr&quot;;[.H157]-[.$H$114])" office:value-type="string" office:string-value="pmpaddr43" calcext:value-type="string">
            <text:p>pmpaddr43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57];(LEN([.A157])-2)))" office:value-type="float" office:value="987" calcext:value-type="float">
            <text:p>987</text:p>
          </table:table-cell>
          <table:table-cell table:formula="of:=IF([.H157]-[.H15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57]+1;3))" office:value-type="string" office:string-value="0x3DC" calcext:value-type="string">
            <text:p>0x3DC</text:p>
          </table:table-cell>
          <table:table-cell office:value-type="string" calcext:value-type="string">
            <text:p>MRW</text:p>
          </table:table-cell>
          <table:table-cell table:formula="of:=CONCATENATE(&quot;pmpaddr&quot;;[.H158]-[.$H$114])" office:value-type="string" office:string-value="pmpaddr44" calcext:value-type="string">
            <text:p>pmpaddr44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58];(LEN([.A158])-2)))" office:value-type="float" office:value="988" calcext:value-type="float">
            <text:p>988</text:p>
          </table:table-cell>
          <table:table-cell table:formula="of:=IF([.H158]-[.H15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58]+1;3))" office:value-type="string" office:string-value="0x3DD" calcext:value-type="string">
            <text:p>0x3DD</text:p>
          </table:table-cell>
          <table:table-cell office:value-type="string" calcext:value-type="string">
            <text:p>MRW</text:p>
          </table:table-cell>
          <table:table-cell table:formula="of:=CONCATENATE(&quot;pmpaddr&quot;;[.H159]-[.$H$114])" office:value-type="string" office:string-value="pmpaddr45" calcext:value-type="string">
            <text:p>pmpaddr45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59];(LEN([.A159])-2)))" office:value-type="float" office:value="989" calcext:value-type="float">
            <text:p>989</text:p>
          </table:table-cell>
          <table:table-cell table:formula="of:=IF([.H159]-[.H15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59]+1;3))" office:value-type="string" office:string-value="0x3DE" calcext:value-type="string">
            <text:p>0x3DE</text:p>
          </table:table-cell>
          <table:table-cell office:value-type="string" calcext:value-type="string">
            <text:p>MRW</text:p>
          </table:table-cell>
          <table:table-cell table:formula="of:=CONCATENATE(&quot;pmpaddr&quot;;[.H160]-[.$H$114])" office:value-type="string" office:string-value="pmpaddr46" calcext:value-type="string">
            <text:p>pmpaddr46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60];(LEN([.A160])-2)))" office:value-type="float" office:value="990" calcext:value-type="float">
            <text:p>990</text:p>
          </table:table-cell>
          <table:table-cell table:formula="of:=IF([.H160]-[.H15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60]+1;3))" office:value-type="string" office:string-value="0x3DF" calcext:value-type="string">
            <text:p>0x3DF</text:p>
          </table:table-cell>
          <table:table-cell office:value-type="string" calcext:value-type="string">
            <text:p>MRW</text:p>
          </table:table-cell>
          <table:table-cell table:formula="of:=CONCATENATE(&quot;pmpaddr&quot;;[.H161]-[.$H$114])" office:value-type="string" office:string-value="pmpaddr47" calcext:value-type="string">
            <text:p>pmpaddr47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61];(LEN([.A161])-2)))" office:value-type="float" office:value="991" calcext:value-type="float">
            <text:p>991</text:p>
          </table:table-cell>
          <table:table-cell table:formula="of:=IF([.H161]-[.H16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61]+1;3))" office:value-type="string" office:string-value="0x3E0" calcext:value-type="string">
            <text:p>0x3E0</text:p>
          </table:table-cell>
          <table:table-cell office:value-type="string" calcext:value-type="string">
            <text:p>MRW</text:p>
          </table:table-cell>
          <table:table-cell table:formula="of:=CONCATENATE(&quot;pmpaddr&quot;;[.H162]-[.$H$114])" office:value-type="string" office:string-value="pmpaddr48" calcext:value-type="string">
            <text:p>pmpaddr48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62];(LEN([.A162])-2)))" office:value-type="float" office:value="992" calcext:value-type="float">
            <text:p>992</text:p>
          </table:table-cell>
          <table:table-cell table:formula="of:=IF([.H162]-[.H16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62]+1;3))" office:value-type="string" office:string-value="0x3E1" calcext:value-type="string">
            <text:p>0x3E1</text:p>
          </table:table-cell>
          <table:table-cell office:value-type="string" calcext:value-type="string">
            <text:p>MRW</text:p>
          </table:table-cell>
          <table:table-cell table:formula="of:=CONCATENATE(&quot;pmpaddr&quot;;[.H163]-[.$H$114])" office:value-type="string" office:string-value="pmpaddr49" calcext:value-type="string">
            <text:p>pmpaddr49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63];(LEN([.A163])-2)))" office:value-type="float" office:value="993" calcext:value-type="float">
            <text:p>993</text:p>
          </table:table-cell>
          <table:table-cell table:formula="of:=IF([.H163]-[.H16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63]+1;3))" office:value-type="string" office:string-value="0x3E2" calcext:value-type="string">
            <text:p>0x3E2</text:p>
          </table:table-cell>
          <table:table-cell office:value-type="string" calcext:value-type="string">
            <text:p>MRW</text:p>
          </table:table-cell>
          <table:table-cell table:formula="of:=CONCATENATE(&quot;pmpaddr&quot;;[.H164]-[.$H$114])" office:value-type="string" office:string-value="pmpaddr50" calcext:value-type="string">
            <text:p>pmpaddr50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64];(LEN([.A164])-2)))" office:value-type="float" office:value="994" calcext:value-type="float">
            <text:p>994</text:p>
          </table:table-cell>
          <table:table-cell table:formula="of:=IF([.H164]-[.H16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64]+1;3))" office:value-type="string" office:string-value="0x3E3" calcext:value-type="string">
            <text:p>0x3E3</text:p>
          </table:table-cell>
          <table:table-cell office:value-type="string" calcext:value-type="string">
            <text:p>MRW</text:p>
          </table:table-cell>
          <table:table-cell table:formula="of:=CONCATENATE(&quot;pmpaddr&quot;;[.H165]-[.$H$114])" office:value-type="string" office:string-value="pmpaddr51" calcext:value-type="string">
            <text:p>pmpaddr51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65];(LEN([.A165])-2)))" office:value-type="float" office:value="995" calcext:value-type="float">
            <text:p>995</text:p>
          </table:table-cell>
          <table:table-cell table:formula="of:=IF([.H165]-[.H16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65]+1;3))" office:value-type="string" office:string-value="0x3E4" calcext:value-type="string">
            <text:p>0x3E4</text:p>
          </table:table-cell>
          <table:table-cell office:value-type="string" calcext:value-type="string">
            <text:p>MRW</text:p>
          </table:table-cell>
          <table:table-cell table:formula="of:=CONCATENATE(&quot;pmpaddr&quot;;[.H166]-[.$H$114])" office:value-type="string" office:string-value="pmpaddr52" calcext:value-type="string">
            <text:p>pmpaddr52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66];(LEN([.A166])-2)))" office:value-type="float" office:value="996" calcext:value-type="float">
            <text:p>996</text:p>
          </table:table-cell>
          <table:table-cell table:formula="of:=IF([.H166]-[.H16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66]+1;3))" office:value-type="string" office:string-value="0x3E5" calcext:value-type="string">
            <text:p>0x3E5</text:p>
          </table:table-cell>
          <table:table-cell office:value-type="string" calcext:value-type="string">
            <text:p>MRW</text:p>
          </table:table-cell>
          <table:table-cell table:formula="of:=CONCATENATE(&quot;pmpaddr&quot;;[.H167]-[.$H$114])" office:value-type="string" office:string-value="pmpaddr53" calcext:value-type="string">
            <text:p>pmpaddr53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67];(LEN([.A167])-2)))" office:value-type="float" office:value="997" calcext:value-type="float">
            <text:p>997</text:p>
          </table:table-cell>
          <table:table-cell table:formula="of:=IF([.H167]-[.H16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67]+1;3))" office:value-type="string" office:string-value="0x3E6" calcext:value-type="string">
            <text:p>0x3E6</text:p>
          </table:table-cell>
          <table:table-cell office:value-type="string" calcext:value-type="string">
            <text:p>MRW</text:p>
          </table:table-cell>
          <table:table-cell table:formula="of:=CONCATENATE(&quot;pmpaddr&quot;;[.H168]-[.$H$114])" office:value-type="string" office:string-value="pmpaddr54" calcext:value-type="string">
            <text:p>pmpaddr54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68];(LEN([.A168])-2)))" office:value-type="float" office:value="998" calcext:value-type="float">
            <text:p>998</text:p>
          </table:table-cell>
          <table:table-cell table:formula="of:=IF([.H168]-[.H16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68]+1;3))" office:value-type="string" office:string-value="0x3E7" calcext:value-type="string">
            <text:p>0x3E7</text:p>
          </table:table-cell>
          <table:table-cell office:value-type="string" calcext:value-type="string">
            <text:p>MRW</text:p>
          </table:table-cell>
          <table:table-cell table:formula="of:=CONCATENATE(&quot;pmpaddr&quot;;[.H169]-[.$H$114])" office:value-type="string" office:string-value="pmpaddr55" calcext:value-type="string">
            <text:p>pmpaddr55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69];(LEN([.A169])-2)))" office:value-type="float" office:value="999" calcext:value-type="float">
            <text:p>999</text:p>
          </table:table-cell>
          <table:table-cell table:formula="of:=IF([.H169]-[.H16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69]+1;3))" office:value-type="string" office:string-value="0x3E8" calcext:value-type="string">
            <text:p>0x3E8</text:p>
          </table:table-cell>
          <table:table-cell office:value-type="string" calcext:value-type="string">
            <text:p>MRW</text:p>
          </table:table-cell>
          <table:table-cell table:formula="of:=CONCATENATE(&quot;pmpaddr&quot;;[.H170]-[.$H$114])" office:value-type="string" office:string-value="pmpaddr56" calcext:value-type="string">
            <text:p>pmpaddr56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70];(LEN([.A170])-2)))" office:value-type="float" office:value="1000" calcext:value-type="float">
            <text:p>1000</text:p>
          </table:table-cell>
          <table:table-cell table:formula="of:=IF([.H170]-[.H16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70]+1;3))" office:value-type="string" office:string-value="0x3E9" calcext:value-type="string">
            <text:p>0x3E9</text:p>
          </table:table-cell>
          <table:table-cell office:value-type="string" calcext:value-type="string">
            <text:p>MRW</text:p>
          </table:table-cell>
          <table:table-cell table:formula="of:=CONCATENATE(&quot;pmpaddr&quot;;[.H171]-[.$H$114])" office:value-type="string" office:string-value="pmpaddr57" calcext:value-type="string">
            <text:p>pmpaddr57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71];(LEN([.A171])-2)))" office:value-type="float" office:value="1001" calcext:value-type="float">
            <text:p>1001</text:p>
          </table:table-cell>
          <table:table-cell table:formula="of:=IF([.H171]-[.H17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71]+1;3))" office:value-type="string" office:string-value="0x3EA" calcext:value-type="string">
            <text:p>0x3EA</text:p>
          </table:table-cell>
          <table:table-cell office:value-type="string" calcext:value-type="string">
            <text:p>MRW</text:p>
          </table:table-cell>
          <table:table-cell table:formula="of:=CONCATENATE(&quot;pmpaddr&quot;;[.H172]-[.$H$114])" office:value-type="string" office:string-value="pmpaddr58" calcext:value-type="string">
            <text:p>pmpaddr58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72];(LEN([.A172])-2)))" office:value-type="float" office:value="1002" calcext:value-type="float">
            <text:p>1002</text:p>
          </table:table-cell>
          <table:table-cell table:formula="of:=IF([.H172]-[.H17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72]+1;3))" office:value-type="string" office:string-value="0x3EB" calcext:value-type="string">
            <text:p>0x3EB</text:p>
          </table:table-cell>
          <table:table-cell office:value-type="string" calcext:value-type="string">
            <text:p>MRW</text:p>
          </table:table-cell>
          <table:table-cell table:formula="of:=CONCATENATE(&quot;pmpaddr&quot;;[.H173]-[.$H$114])" office:value-type="string" office:string-value="pmpaddr59" calcext:value-type="string">
            <text:p>pmpaddr59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73];(LEN([.A173])-2)))" office:value-type="float" office:value="1003" calcext:value-type="float">
            <text:p>1003</text:p>
          </table:table-cell>
          <table:table-cell table:formula="of:=IF([.H173]-[.H17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73]+1;3))" office:value-type="string" office:string-value="0x3EC" calcext:value-type="string">
            <text:p>0x3EC</text:p>
          </table:table-cell>
          <table:table-cell office:value-type="string" calcext:value-type="string">
            <text:p>MRW</text:p>
          </table:table-cell>
          <table:table-cell table:formula="of:=CONCATENATE(&quot;pmpaddr&quot;;[.H174]-[.$H$114])" office:value-type="string" office:string-value="pmpaddr60" calcext:value-type="string">
            <text:p>pmpaddr60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74];(LEN([.A174])-2)))" office:value-type="float" office:value="1004" calcext:value-type="float">
            <text:p>1004</text:p>
          </table:table-cell>
          <table:table-cell table:formula="of:=IF([.H174]-[.H17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74]+1;3))" office:value-type="string" office:string-value="0x3ED" calcext:value-type="string">
            <text:p>0x3ED</text:p>
          </table:table-cell>
          <table:table-cell office:value-type="string" calcext:value-type="string">
            <text:p>MRW</text:p>
          </table:table-cell>
          <table:table-cell table:formula="of:=CONCATENATE(&quot;pmpaddr&quot;;[.H175]-[.$H$114])" office:value-type="string" office:string-value="pmpaddr61" calcext:value-type="string">
            <text:p>pmpaddr61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75];(LEN([.A175])-2)))" office:value-type="float" office:value="1005" calcext:value-type="float">
            <text:p>1005</text:p>
          </table:table-cell>
          <table:table-cell table:formula="of:=IF([.H175]-[.H17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175]+1;3))" office:value-type="string" office:string-value="0x3EE" calcext:value-type="string">
            <text:p>0x3EE</text:p>
          </table:table-cell>
          <table:table-cell office:value-type="string" calcext:value-type="string">
            <text:p>MRW</text:p>
          </table:table-cell>
          <table:table-cell table:formula="of:=CONCATENATE(&quot;pmpaddr&quot;;[.H176]-[.$H$114])" office:value-type="string" office:string-value="pmpaddr62" calcext:value-type="string">
            <text:p>pmpaddr62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76];(LEN([.A176])-2)))" office:value-type="float" office:value="1006" calcext:value-type="float">
            <text:p>1006</text:p>
          </table:table-cell>
          <table:table-cell table:formula="of:=IF([.H176]-[.H17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3E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63</text:p>
          </table:table-cell>
          <table:table-cell office:value-type="string" calcext:value-type="string">
            <text:p>Physical memory protection address register.</text:p>
          </table:table-cell>
          <table:table-cell office:value-type="string" calcext:value-type="string">
            <text:p>Machine Memory Protection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77];(LEN([.A177])-2)))" office:value-type="float" office:value="1007" calcext:value-type="float">
            <text:p>1007</text:p>
          </table:table-cell>
          <table:table-cell table:formula="of:=IF([.H177]-[.H17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5A8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ntext</text:p>
          </table:table-cell>
          <table:table-cell office:value-type="string" calcext:value-type="string">
            <text:p>Supervisor-mode context register.</text:p>
          </table:table-cell>
          <table:table-cell office:value-type="string" calcext:value-type="string">
            <text:p>Debug/Trace Register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78];(LEN([.A178])-2)))" office:value-type="float" office:value="1448" calcext:value-type="float">
            <text:p>1448</text:p>
          </table:table-cell>
          <table:table-cell table:formula="of:=IF([.H178]-[.H177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status</text:p>
          </table:table-cell>
          <table:table-cell office:value-type="string" calcext:value-type="string">
            <text:p>Hypervisor status register.</text:p>
          </table:table-cell>
          <table:table-cell office:value-type="string" calcext:value-type="string">
            <text:p>Hypervisor Trap Setup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79];(LEN([.A179])-2)))" office:value-type="float" office:value="1536" calcext:value-type="float">
            <text:p>1536</text:p>
          </table:table-cell>
          <table:table-cell table:formula="of:=IF([.H179]-[.H178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0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edeleg</text:p>
          </table:table-cell>
          <table:table-cell office:value-type="string" calcext:value-type="string">
            <text:p>Hypervisor exception delegation register.</text:p>
          </table:table-cell>
          <table:table-cell office:value-type="string" calcext:value-type="string">
            <text:p>Hypervisor Trap Setup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80];(LEN([.A180])-2)))" office:value-type="float" office:value="1538" calcext:value-type="float">
            <text:p>1538</text:p>
          </table:table-cell>
          <table:table-cell table:formula="of:=IF([.H180]-[.H179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0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deleg</text:p>
          </table:table-cell>
          <table:table-cell office:value-type="string" calcext:value-type="string">
            <text:p>Hypervisor interrupt delegation register.</text:p>
          </table:table-cell>
          <table:table-cell office:value-type="string" calcext:value-type="string">
            <text:p>Hypervisor Trap Setup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81];(LEN([.A181])-2)))" office:value-type="float" office:value="1539" calcext:value-type="float">
            <text:p>1539</text:p>
          </table:table-cell>
          <table:table-cell table:formula="of:=IF([.H181]-[.H18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e </text:p>
          </table:table-cell>
          <table:table-cell office:value-type="string" calcext:value-type="string">
            <text:p>Hypervisor interrupt-enable register.</text:p>
          </table:table-cell>
          <table:table-cell office:value-type="string" calcext:value-type="string">
            <text:p>Hypervisor Trap Setup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82];(LEN([.A182])-2)))" office:value-type="float" office:value="1540" calcext:value-type="float">
            <text:p>1540</text:p>
          </table:table-cell>
          <table:table-cell table:formula="of:=IF([.H182]-[.H18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</text:p>
          </table:table-cell>
          <table:table-cell office:value-type="string" calcext:value-type="string">
            <text:p>Delta for VS/VU-mode timer.</text:p>
          </table:table-cell>
          <table:table-cell office:value-type="string" calcext:value-type="string">
            <text:p>Hypervisor Counter/Timer Virt. Reg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83];(LEN([.A183])-2)))" office:value-type="float" office:value="1541" calcext:value-type="float">
            <text:p>1541</text:p>
          </table:table-cell>
          <table:table-cell table:formula="of:=IF([.H183]-[.H18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06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unteren</text:p>
          </table:table-cell>
          <table:table-cell office:value-type="string" calcext:value-type="string">
            <text:p>Hypervisor counter enable.</text:p>
          </table:table-cell>
          <table:table-cell office:value-type="string" calcext:value-type="string">
            <text:p>Hypervisor Trap Setup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84];(LEN([.A184])-2)))" office:value-type="float" office:value="1542" calcext:value-type="float">
            <text:p>1542</text:p>
          </table:table-cell>
          <table:table-cell table:formula="of:=IF([.H184]-[.H18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07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e</text:p>
          </table:table-cell>
          <table:table-cell office:value-type="string" calcext:value-type="string">
            <text:p>Hypervisor guest external interrupt-enable register.</text:p>
          </table:table-cell>
          <table:table-cell office:value-type="string" calcext:value-type="string">
            <text:p>Hypervisor Trap Setup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85];(LEN([.A185])-2)))" office:value-type="float" office:value="1543" calcext:value-type="float">
            <text:p>1543</text:p>
          </table:table-cell>
          <table:table-cell table:formula="of:=IF([.H185]-[.H18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0A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envcfg</text:p>
          </table:table-cell>
          <table:table-cell office:value-type="string" calcext:value-type="string">
            <text:p>Hypervisor environment configuration register.</text:p>
          </table:table-cell>
          <table:table-cell office:value-type="string" calcext:value-type="string">
            <text:p>Hypervisor Configuration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86];(LEN([.A186])-2)))" office:value-type="float" office:value="1546" calcext:value-type="float">
            <text:p>1546</text:p>
          </table:table-cell>
          <table:table-cell table:formula="of:=IF([.H186]-[.H185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1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h</text:p>
          </table:table-cell>
          <table:table-cell office:value-type="string" calcext:value-type="string">
            <text:p>Upper 32 bits of htimedelta</text:p>
          </table:table-cell>
          <table:table-cell office:value-type="string" calcext:value-type="string">
            <text:p>Hypervisor Counter/Timer Virt. Reg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87];(LEN([.A187])-2)))" office:value-type="float" office:value="1557" calcext:value-type="float">
            <text:p>1557</text:p>
          </table:table-cell>
          <table:table-cell table:formula="of:=IF([.H187]-[.H186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1A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envcfgh</text:p>
          </table:table-cell>
          <table:table-cell office:value-type="string" calcext:value-type="string">
            <text:p>Additional hypervisor env. conf. register</text:p>
          </table:table-cell>
          <table:table-cell office:value-type="string" calcext:value-type="string">
            <text:p>Hypervisor Configuration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88];(LEN([.A188])-2)))" office:value-type="float" office:value="1562" calcext:value-type="float">
            <text:p>1562</text:p>
          </table:table-cell>
          <table:table-cell table:formula="of:=IF([.H188]-[.H187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val</text:p>
          </table:table-cell>
          <table:table-cell office:value-type="string" calcext:value-type="string">
            <text:p>Hypervisor bad guest physical address.</text:p>
          </table:table-cell>
          <table:table-cell office:value-type="string" calcext:value-type="string">
            <text:p>Hypervisor Trap Handling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89];(LEN([.A189])-2)))" office:value-type="float" office:value="1603" calcext:value-type="float">
            <text:p>1603</text:p>
          </table:table-cell>
          <table:table-cell table:formula="of:=IF([.H189]-[.H188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Hypervisor interrupt pending.</text:p>
          </table:table-cell>
          <table:table-cell office:value-type="string" calcext:value-type="string">
            <text:p>Hypervisor Trap Handling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90];(LEN([.A190])-2)))" office:value-type="float" office:value="1604" calcext:value-type="float">
            <text:p>1604</text:p>
          </table:table-cell>
          <table:table-cell table:formula="of:=IF([.H190]-[.H18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4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vip</text:p>
          </table:table-cell>
          <table:table-cell office:value-type="string" calcext:value-type="string">
            <text:p>Hypervisor virtual interrupt pending.</text:p>
          </table:table-cell>
          <table:table-cell office:value-type="string" calcext:value-type="string">
            <text:p>Hypervisor Trap Handling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91];(LEN([.A191])-2)))" office:value-type="float" office:value="1605" calcext:value-type="float">
            <text:p>1605</text:p>
          </table:table-cell>
          <table:table-cell table:formula="of:=IF([.H191]-[.H19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4A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nst</text:p>
          </table:table-cell>
          <table:table-cell office:value-type="string" calcext:value-type="string">
            <text:p>Hypervisor trap instruction (transformed).</text:p>
          </table:table-cell>
          <table:table-cell office:value-type="string" calcext:value-type="string">
            <text:p>Hypervisor Trap Handling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92];(LEN([.A192])-2)))" office:value-type="float" office:value="1610" calcext:value-type="float">
            <text:p>1610</text:p>
          </table:table-cell>
          <table:table-cell table:formula="of:=IF([.H192]-[.H191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atp</text:p>
          </table:table-cell>
          <table:table-cell office:value-type="string" calcext:value-type="string">
            <text:p>Hypervisor guest address translation and protection.</text:p>
          </table:table-cell>
          <table:table-cell office:value-type="string" calcext:value-type="string">
            <text:p>Hypervisor Protection and Translation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93];(LEN([.A193])-2)))" office:value-type="float" office:value="1664" calcext:value-type="float">
            <text:p>1664</text:p>
          </table:table-cell>
          <table:table-cell table:formula="of:=IF([.H193]-[.H192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6A8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ntext</text:p>
          </table:table-cell>
          <table:table-cell office:value-type="string" calcext:value-type="string">
            <text:p>Hypervisor-mode context register.</text:p>
          </table:table-cell>
          <table:table-cell office:value-type="string" calcext:value-type="string">
            <text:p>Debug/Trace Registers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94];(LEN([.A194])-2)))" office:value-type="float" office:value="1704" calcext:value-type="float">
            <text:p>1704</text:p>
          </table:table-cell>
          <table:table-cell table:formula="of:=IF([.H194]-[.H193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47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eccfg</text:p>
          </table:table-cell>
          <table:table-cell office:value-type="string" calcext:value-type="string">
            <text:p>Machine security configuration register.</text:p>
          </table:table-cell>
          <table:table-cell office:value-type="string" calcext:value-type="string">
            <text:p>Machine Configuration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95];(LEN([.A195])-2)))" office:value-type="float" office:value="1863" calcext:value-type="float">
            <text:p>1863</text:p>
          </table:table-cell>
          <table:table-cell table:formula="of:=IF([.H195]-[.H194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57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eccfgh</text:p>
          </table:table-cell>
          <table:table-cell office:value-type="string" calcext:value-type="string">
            <text:p>Additional machine security conf. register</text:p>
          </table:table-cell>
          <table:table-cell office:value-type="string" calcext:value-type="string">
            <text:p>Machine Configuration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196];(LEN([.A196])-2)))" office:value-type="float" office:value="1879" calcext:value-type="float">
            <text:p>1879</text:p>
          </table:table-cell>
          <table:table-cell table:formula="of:=IF([.H196]-[.H195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select</text:p>
          </table:table-cell>
          <table:table-cell office:value-type="string" calcext:value-type="string">
            <text:p>Debug/Trace trigger register select.</text:p>
          </table:table-cell>
          <table:table-cell office:value-type="string" calcext:value-type="string">
            <text:p>Debug/Trace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97];(LEN([.A197])-2)))" office:value-type="float" office:value="1952" calcext:value-type="float">
            <text:p>1952</text:p>
          </table:table-cell>
          <table:table-cell table:formula="of:=IF([.H197]-[.H196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1</text:p>
          </table:table-cell>
          <table:table-cell office:value-type="string" calcext:value-type="string">
            <text:p>First Debug/Trace trigger data register.</text:p>
          </table:table-cell>
          <table:table-cell office:value-type="string" calcext:value-type="string">
            <text:p>Debug/Trace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98];(LEN([.A198])-2)))" office:value-type="float" office:value="1953" calcext:value-type="float">
            <text:p>1953</text:p>
          </table:table-cell>
          <table:table-cell table:formula="of:=IF([.H198]-[.H19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2</text:p>
          </table:table-cell>
          <table:table-cell office:value-type="string" calcext:value-type="string">
            <text:p>Second Debug/Trace trigger data register.</text:p>
          </table:table-cell>
          <table:table-cell office:value-type="string" calcext:value-type="string">
            <text:p>Debug/Trace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199];(LEN([.A199])-2)))" office:value-type="float" office:value="1954" calcext:value-type="float">
            <text:p>1954</text:p>
          </table:table-cell>
          <table:table-cell table:formula="of:=IF([.H199]-[.H19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3</text:p>
          </table:table-cell>
          <table:table-cell office:value-type="string" calcext:value-type="string">
            <text:p>Third Debug/Trace trigger data register.</text:p>
          </table:table-cell>
          <table:table-cell office:value-type="string" calcext:value-type="string">
            <text:p>Debug/Trace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00];(LEN([.A200])-2)))" office:value-type="float" office:value="1955" calcext:value-type="float">
            <text:p>1955</text:p>
          </table:table-cell>
          <table:table-cell table:formula="of:=IF([.H200]-[.H19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A4</text:p>
          </table:table-cell>
          <table:table-cell table:number-columns-repeated="2"/>
          <table:table-cell office:value-type="string" calcext:value-type="string">
            <text:p>CSR12_TINFO</text:p>
          </table:table-cell>
          <table:table-cell/>
          <table:table-cell table:style-name="ce10" office:value-type="string" calcext:value-type="string">
            <text:p>A</text:p>
          </table:table-cell>
          <table:table-cell/>
          <table:table-cell table:formula="of:=HEX2DEC(RIGHT([.A201];(LEN([.A201])-2)))" office:value-type="float" office:value="1956" calcext:value-type="float">
            <text:p>1956</text:p>
          </table:table-cell>
          <table:table-cell table:formula="of:=IF([.H201]-[.H20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A5</text:p>
          </table:table-cell>
          <table:table-cell table:number-columns-repeated="2"/>
          <table:table-cell office:value-type="string" calcext:value-type="string">
            <text:p>CSR12_TCONTROL</text:p>
          </table:table-cell>
          <table:table-cell/>
          <table:table-cell table:style-name="ce10" office:value-type="string" calcext:value-type="string">
            <text:p>A</text:p>
          </table:table-cell>
          <table:table-cell/>
          <table:table-cell table:formula="of:=HEX2DEC(RIGHT([.A202];(LEN([.A202])-2)))" office:value-type="float" office:value="1957" calcext:value-type="float">
            <text:p>1957</text:p>
          </table:table-cell>
          <table:table-cell table:formula="of:=IF([.H202]-[.H20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A8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ntext</text:p>
          </table:table-cell>
          <table:table-cell office:value-type="string" calcext:value-type="string">
            <text:p>Machine-mode context register.</text:p>
          </table:table-cell>
          <table:table-cell office:value-type="string" calcext:value-type="string">
            <text:p>Debug/Trace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03];(LEN([.A203])-2)))" office:value-type="float" office:value="1960" calcext:value-type="float">
            <text:p>1960</text:p>
          </table:table-cell>
          <table:table-cell table:formula="of:=IF([.H203]-[.H202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AA</text:p>
          </table:table-cell>
          <table:table-cell table:number-columns-repeated="2"/>
          <table:table-cell office:value-type="string" calcext:value-type="string">
            <text:p>CSR12_SCONTEXT</text:p>
          </table:table-cell>
          <table:table-cell/>
          <table:table-cell table:style-name="ce10" office:value-type="string" calcext:value-type="string">
            <text:p>A</text:p>
          </table:table-cell>
          <table:table-cell/>
          <table:table-cell table:formula="of:=HEX2DEC(RIGHT([.A204];(LEN([.A204])-2)))" office:value-type="float" office:value="1962" calcext:value-type="float">
            <text:p>1962</text:p>
          </table:table-cell>
          <table:table-cell table:formula="of:=IF([.H204]-[.H203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B0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csr</text:p>
          </table:table-cell>
          <table:table-cell office:value-type="string" calcext:value-type="string">
            <text:p>Debug control and status register.</text:p>
          </table:table-cell>
          <table:table-cell office:value-type="string" calcext:value-type="string">
            <text:p>Debug Mode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05];(LEN([.A205])-2)))" office:value-type="float" office:value="1968" calcext:value-type="float">
            <text:p>1968</text:p>
          </table:table-cell>
          <table:table-cell table:formula="of:=IF([.H205]-[.H204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B1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pc</text:p>
          </table:table-cell>
          <table:table-cell office:value-type="string" calcext:value-type="string">
            <text:p>Debug PC.</text:p>
          </table:table-cell>
          <table:table-cell office:value-type="string" calcext:value-type="string">
            <text:p>Debug Mode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06];(LEN([.A206])-2)))" office:value-type="float" office:value="1969" calcext:value-type="float">
            <text:p>1969</text:p>
          </table:table-cell>
          <table:table-cell table:formula="of:=IF([.H206]-[.H20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B2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0</text:p>
          </table:table-cell>
          <table:table-cell office:value-type="string" calcext:value-type="string">
            <text:p>Debug scratch register 0.</text:p>
          </table:table-cell>
          <table:table-cell office:value-type="string" calcext:value-type="string">
            <text:p>Debug Mode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07];(LEN([.A207])-2)))" office:value-type="float" office:value="1970" calcext:value-type="float">
            <text:p>1970</text:p>
          </table:table-cell>
          <table:table-cell table:formula="of:=IF([.H207]-[.H20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B3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1</text:p>
          </table:table-cell>
          <table:table-cell office:value-type="string" calcext:value-type="string">
            <text:p>Debug scratch register 1.</text:p>
          </table:table-cell>
          <table:table-cell office:value-type="string" calcext:value-type="string">
            <text:p>Debug Mode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08];(LEN([.A208])-2)))" office:value-type="float" office:value="1971" calcext:value-type="float">
            <text:p>1971</text:p>
          </table:table-cell>
          <table:table-cell table:formula="of:=IF([.H208]-[.H20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0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ILMB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09];(LEN([.A209])-2)))" office:value-type="float" office:value="1984" calcext:value-type="float">
            <text:p>1984</text:p>
          </table:table-cell>
          <table:table-cell table:formula="of:=IF([.H209]-[.H208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1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DLMB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10];(LEN([.A210])-2)))" office:value-type="float" office:value="1985" calcext:value-type="float">
            <text:p>1985</text:p>
          </table:table-cell>
          <table:table-cell table:formula="of:=IF([.H210]-[.H20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2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ECC_CODE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11];(LEN([.A211])-2)))" office:value-type="float" office:value="1986" calcext:value-type="float">
            <text:p>1986</text:p>
          </table:table-cell>
          <table:table-cell table:formula="of:=IF([.H211]-[.H21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3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NVEC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12];(LEN([.A212])-2)))" office:value-type="float" office:value="1987" calcext:value-type="float">
            <text:p>1987</text:p>
          </table:table-cell>
          <table:table-cell table:formula="of:=IF([.H212]-[.H21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4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XSTATUS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13];(LEN([.A213])-2)))" office:value-type="float" office:value="1988" calcext:value-type="float">
            <text:p>1988</text:p>
          </table:table-cell>
          <table:table-cell table:formula="of:=IF([.H213]-[.H21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5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PFT_CTL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14];(LEN([.A214])-2)))" office:value-type="float" office:value="1989" calcext:value-type="float">
            <text:p>1989</text:p>
          </table:table-cell>
          <table:table-cell table:formula="of:=IF([.H214]-[.H21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6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HSP_CTL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15];(LEN([.A215])-2)))" office:value-type="float" office:value="1990" calcext:value-type="float">
            <text:p>1990</text:p>
          </table:table-cell>
          <table:table-cell table:formula="of:=IF([.H215]-[.H21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7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HSP_BOUND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16];(LEN([.A216])-2)))" office:value-type="float" office:value="1991" calcext:value-type="float">
            <text:p>1991</text:p>
          </table:table-cell>
          <table:table-cell table:formula="of:=IF([.H216]-[.H21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8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HSP_BASE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17];(LEN([.A217])-2)))" office:value-type="float" office:value="1992" calcext:value-type="float">
            <text:p>1992</text:p>
          </table:table-cell>
          <table:table-cell table:formula="of:=IF([.H217]-[.H21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9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DCAUSE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18];(LEN([.A218])-2)))" office:value-type="float" office:value="1993" calcext:value-type="float">
            <text:p>1993</text:p>
          </table:table-cell>
          <table:table-cell table:formula="of:=IF([.H218]-[.H21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a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CACHE_CTL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19];(LEN([.A219])-2)))" office:value-type="float" office:value="1994" calcext:value-type="float">
            <text:p>1994</text:p>
          </table:table-cell>
          <table:table-cell table:formula="of:=IF([.H219]-[.H21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b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CCTLBEGINADDR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20];(LEN([.A220])-2)))" office:value-type="float" office:value="1995" calcext:value-type="float">
            <text:p>1995</text:p>
          </table:table-cell>
          <table:table-cell table:formula="of:=IF([.H220]-[.H21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c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CCTLCOMMAND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21];(LEN([.A221])-2)))" office:value-type="float" office:value="1996" calcext:value-type="float">
            <text:p>1996</text:p>
          </table:table-cell>
          <table:table-cell table:formula="of:=IF([.H221]-[.H22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d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CCTLDATA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22];(LEN([.A222])-2)))" office:value-type="float" office:value="1997" calcext:value-type="float">
            <text:p>1997</text:p>
          </table:table-cell>
          <table:table-cell table:formula="of:=IF([.H222]-[.H22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e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COUNTERWEN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23];(LEN([.A223])-2)))" office:value-type="float" office:value="1998" calcext:value-type="float">
            <text:p>1998</text:p>
          </table:table-cell>
          <table:table-cell table:formula="of:=IF([.H223]-[.H22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cf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COUNTERINTEN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24];(LEN([.A224])-2)))" office:value-type="float" office:value="1999" calcext:value-type="float">
            <text:p>1999</text:p>
          </table:table-cell>
          <table:table-cell table:formula="of:=IF([.H224]-[.H22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d0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MISC_CTL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25];(LEN([.A225])-2)))" office:value-type="float" office:value="2000" calcext:value-type="float">
            <text:p>2000</text:p>
          </table:table-cell>
          <table:table-cell table:formula="of:=IF([.H225]-[.H22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d1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COUNTERMASK_M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26];(LEN([.A226])-2)))" office:value-type="float" office:value="2001" calcext:value-type="float">
            <text:p>2001</text:p>
          </table:table-cell>
          <table:table-cell table:formula="of:=IF([.H226]-[.H22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d2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COUNTERMASK_S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27];(LEN([.A227])-2)))" office:value-type="float" office:value="2002" calcext:value-type="float">
            <text:p>2002</text:p>
          </table:table-cell>
          <table:table-cell table:formula="of:=IF([.H227]-[.H22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d3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COUNTERMASK_U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28];(LEN([.A228])-2)))" office:value-type="float" office:value="2003" calcext:value-type="float">
            <text:p>2003</text:p>
          </table:table-cell>
          <table:table-cell table:formula="of:=IF([.H228]-[.H22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d4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COUNTEROVF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29];(LEN([.A229])-2)))" office:value-type="float" office:value="2004" calcext:value-type="float">
            <text:p>2004</text:p>
          </table:table-cell>
          <table:table-cell table:formula="of:=IF([.H229]-[.H22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d5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SLIDELEG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30];(LEN([.A230])-2)))" office:value-type="float" office:value="2005" calcext:value-type="float">
            <text:p>2005</text:p>
          </table:table-cell>
          <table:table-cell table:formula="of:=IF([.H230]-[.H22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df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CLK_CTL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31];(LEN([.A231])-2)))" office:value-type="float" office:value="2015" calcext:value-type="float">
            <text:p>2015</text:p>
          </table:table-cell>
          <table:table-cell table:formula="of:=IF([.H231]-[.H230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e0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DEXC2DBG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32];(LEN([.A232])-2)))" office:value-type="float" office:value="2016" calcext:value-type="float">
            <text:p>2016</text:p>
          </table:table-cell>
          <table:table-cell table:formula="of:=IF([.H232]-[.H23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e1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DDCAUSE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33];(LEN([.A233])-2)))" office:value-type="float" office:value="2017" calcext:value-type="float">
            <text:p>2017</text:p>
          </table:table-cell>
          <table:table-cell table:formula="of:=IF([.H233]-[.H23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f0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PPIB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34];(LEN([.A234])-2)))" office:value-type="float" office:value="2032" calcext:value-type="float">
            <text:p>2032</text:p>
          </table:table-cell>
          <table:table-cell table:formula="of:=IF([.H234]-[.H233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fc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RANDSEQ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35];(LEN([.A235])-2)))" office:value-type="float" office:value="2044" calcext:value-type="float">
            <text:p>2044</text:p>
          </table:table-cell>
          <table:table-cell table:formula="of:=IF([.H235]-[.H234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fd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RANDSEQH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36];(LEN([.A236])-2)))" office:value-type="float" office:value="2045" calcext:value-type="float">
            <text:p>2045</text:p>
          </table:table-cell>
          <table:table-cell table:formula="of:=IF([.H236]-[.H23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fe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RANDSTATE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37];(LEN([.A237])-2)))" office:value-type="float" office:value="2046" calcext:value-type="float">
            <text:p>2046</text:p>
          </table:table-cell>
          <table:table-cell table:formula="of:=IF([.H237]-[.H23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7ff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MRANDSTATEH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38];(LEN([.A238])-2)))" office:value-type="float" office:value="2047" calcext:value-type="float">
            <text:p>2047</text:p>
          </table:table-cell>
          <table:table-cell table:formula="of:=IF([.H238]-[.H23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00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UITB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39];(LEN([.A239])-2)))" office:value-type="float" office:value="2048" calcext:value-type="float">
            <text:p>2048</text:p>
          </table:table-cell>
          <table:table-cell table:formula="of:=IF([.H239]-[.H23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01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UCODE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40];(LEN([.A240])-2)))" office:value-type="float" office:value="2049" calcext:value-type="float">
            <text:p>2049</text:p>
          </table:table-cell>
          <table:table-cell table:formula="of:=IF([.H240]-[.H23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09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UDCAUSE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41];(LEN([.A241])-2)))" office:value-type="float" office:value="2057" calcext:value-type="float">
            <text:p>2057</text:p>
          </table:table-cell>
          <table:table-cell table:formula="of:=IF([.H241]-[.H240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0b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UCCTLBEGINADDR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42];(LEN([.A242])-2)))" office:value-type="float" office:value="2059" calcext:value-type="float">
            <text:p>2059</text:p>
          </table:table-cell>
          <table:table-cell table:formula="of:=IF([.H242]-[.H241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80c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UCCTLCOMMAND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43];(LEN([.A243])-2)))" office:value-type="float" office:value="2060" calcext:value-type="float">
            <text:p>2060</text:p>
          </table:table-cell>
          <table:table-cell table:formula="of:=IF([.H243]-[.H24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c4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LIE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44];(LEN([.A244])-2)))" office:value-type="float" office:value="2500" calcext:value-type="float">
            <text:p>2500</text:p>
          </table:table-cell>
          <table:table-cell table:formula="of:=IF([.H244]-[.H243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c5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LIP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45];(LEN([.A245])-2)))" office:value-type="float" office:value="2501" calcext:value-type="float">
            <text:p>2501</text:p>
          </table:table-cell>
          <table:table-cell table:formula="of:=IF([.H245]-[.H24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c9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DCAUSE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46];(LEN([.A246])-2)))" office:value-type="float" office:value="2505" calcext:value-type="float">
            <text:p>2505</text:p>
          </table:table-cell>
          <table:table-cell table:formula="of:=IF([.H246]-[.H245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cd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CCTLDATA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47];(LEN([.A247])-2)))" office:value-type="float" office:value="2509" calcext:value-type="float">
            <text:p>2509</text:p>
          </table:table-cell>
          <table:table-cell table:formula="of:=IF([.H247]-[.H246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cf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COUNTERINTEN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48];(LEN([.A248])-2)))" office:value-type="float" office:value="2511" calcext:value-type="float">
            <text:p>2511</text:p>
          </table:table-cell>
          <table:table-cell table:formula="of:=IF([.H248]-[.H247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d0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MISC_CTL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49];(LEN([.A249])-2)))" office:value-type="float" office:value="2512" calcext:value-type="float">
            <text:p>2512</text:p>
          </table:table-cell>
          <table:table-cell table:formula="of:=IF([.H249]-[.H24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d1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COUNTERMASK_M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50];(LEN([.A250])-2)))" office:value-type="float" office:value="2513" calcext:value-type="float">
            <text:p>2513</text:p>
          </table:table-cell>
          <table:table-cell table:formula="of:=IF([.H250]-[.H24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d2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COUNTERMASK_S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51];(LEN([.A251])-2)))" office:value-type="float" office:value="2514" calcext:value-type="float">
            <text:p>2514</text:p>
          </table:table-cell>
          <table:table-cell table:formula="of:=IF([.H251]-[.H25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d3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COUNTERMASK_U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52];(LEN([.A252])-2)))" office:value-type="float" office:value="2515" calcext:value-type="float">
            <text:p>2515</text:p>
          </table:table-cell>
          <table:table-cell table:formula="of:=IF([.H252]-[.H25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d4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COUNTEROVF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53];(LEN([.A253])-2)))" office:value-type="float" office:value="2516" calcext:value-type="float">
            <text:p>2516</text:p>
          </table:table-cell>
          <table:table-cell table:formula="of:=IF([.H253]-[.H25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e0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COUNTINHIBIT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54];(LEN([.A254])-2)))" office:value-type="float" office:value="2528" calcext:value-type="float">
            <text:p>2528</text:p>
          </table:table-cell>
          <table:table-cell table:formula="of:=IF([.H254]-[.H253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e3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HPMEVENT3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55];(LEN([.A255])-2)))" office:value-type="float" office:value="2531" calcext:value-type="float">
            <text:p>2531</text:p>
          </table:table-cell>
          <table:table-cell table:formula="of:=IF([.H255]-[.H254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e4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HPMEVENT4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56];(LEN([.A256])-2)))" office:value-type="float" office:value="2532" calcext:value-type="float">
            <text:p>2532</text:p>
          </table:table-cell>
          <table:table-cell table:formula="of:=IF([.H256]-[.H25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e5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HPMEVENT5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57];(LEN([.A257])-2)))" office:value-type="float" office:value="2533" calcext:value-type="float">
            <text:p>2533</text:p>
          </table:table-cell>
          <table:table-cell table:formula="of:=IF([.H257]-[.H25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9e6</text:p>
          </table:table-cell>
          <table:table-cell office:value-type="string" calcext:value-type="string">
            <text:p>MRW</text:p>
          </table:table-cell>
          <table:table-cell/>
          <table:table-cell office:value-type="string" calcext:value-type="string">
            <text:p>CSR12_SHPMEVENT6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258];(LEN([.A258])-2)))" office:value-type="float" office:value="2534" calcext:value-type="float">
            <text:p>2534</text:p>
          </table:table-cell>
          <table:table-cell table:formula="of:=IF([.H258]-[.H25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</text:p>
          </table:table-cell>
          <table:table-cell office:value-type="string" calcext:value-type="string">
            <text:p>Machine cycle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59];(LEN([.A259])-2)))" office:value-type="float" office:value="2816" calcext:value-type="float">
            <text:p>2816</text:p>
          </table:table-cell>
          <table:table-cell table:formula="of:=IF([.H259]-[.H258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</text:p>
          </table:table-cell>
          <table:table-cell office:value-type="string" calcext:value-type="string">
            <text:p>Machine instructions-retired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60];(LEN([.A260])-2)))" office:value-type="float" office:value="2818" calcext:value-type="float">
            <text:p>2818</text:p>
          </table:table-cell>
          <table:table-cell table:formula="of:=IF([.H260]-[.H259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61];(LEN([.A261])-2)))" office:value-type="float" office:value="2819" calcext:value-type="float">
            <text:p>2819</text:p>
          </table:table-cell>
          <table:table-cell table:formula="of:=IF([.H261]-[.H26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62];(LEN([.A262])-2)))" office:value-type="float" office:value="2820" calcext:value-type="float">
            <text:p>2820</text:p>
          </table:table-cell>
          <table:table-cell table:formula="of:=IF([.H262]-[.H26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62]+1;3))" office:value-type="string" office:string-value="0xB05" calcext:value-type="string">
            <text:p>0xB05</text:p>
          </table:table-cell>
          <table:table-cell office:value-type="string" calcext:value-type="string">
            <text:p>MRW</text:p>
          </table:table-cell>
          <table:table-cell table:formula="of:=CONCATENATE(&quot;mhpmcounter&quot;;[.H263]-2819+3)" office:value-type="string" office:string-value="mhpmcounter5" calcext:value-type="string">
            <text:p>mhpmcounter5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63];(LEN([.A263])-2)))" office:value-type="float" office:value="2821" calcext:value-type="float">
            <text:p>2821</text:p>
          </table:table-cell>
          <table:table-cell table:formula="of:=IF([.H263]-[.H26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63]+1;3))" office:value-type="string" office:string-value="0xB06" calcext:value-type="string">
            <text:p>0xB06</text:p>
          </table:table-cell>
          <table:table-cell office:value-type="string" calcext:value-type="string">
            <text:p>MRW</text:p>
          </table:table-cell>
          <table:table-cell table:formula="of:=CONCATENATE(&quot;mhpmcounter&quot;;[.H264]-2819+3)" office:value-type="string" office:string-value="mhpmcounter6" calcext:value-type="string">
            <text:p>mhpmcounter6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64];(LEN([.A264])-2)))" office:value-type="float" office:value="2822" calcext:value-type="float">
            <text:p>2822</text:p>
          </table:table-cell>
          <table:table-cell table:formula="of:=IF([.H264]-[.H26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64]+1;3))" office:value-type="string" office:string-value="0xB07" calcext:value-type="string">
            <text:p>0xB07</text:p>
          </table:table-cell>
          <table:table-cell office:value-type="string" calcext:value-type="string">
            <text:p>MRW</text:p>
          </table:table-cell>
          <table:table-cell table:formula="of:=CONCATENATE(&quot;mhpmcounter&quot;;[.H265]-2819+3)" office:value-type="string" office:string-value="mhpmcounter7" calcext:value-type="string">
            <text:p>mhpmcounter7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65];(LEN([.A265])-2)))" office:value-type="float" office:value="2823" calcext:value-type="float">
            <text:p>2823</text:p>
          </table:table-cell>
          <table:table-cell table:formula="of:=IF([.H265]-[.H26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65]+1;3))" office:value-type="string" office:string-value="0xB08" calcext:value-type="string">
            <text:p>0xB08</text:p>
          </table:table-cell>
          <table:table-cell office:value-type="string" calcext:value-type="string">
            <text:p>MRW</text:p>
          </table:table-cell>
          <table:table-cell table:formula="of:=CONCATENATE(&quot;mhpmcounter&quot;;[.H266]-2819+3)" office:value-type="string" office:string-value="mhpmcounter8" calcext:value-type="string">
            <text:p>mhpmcounter8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66];(LEN([.A266])-2)))" office:value-type="float" office:value="2824" calcext:value-type="float">
            <text:p>2824</text:p>
          </table:table-cell>
          <table:table-cell table:formula="of:=IF([.H266]-[.H26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66]+1;3))" office:value-type="string" office:string-value="0xB09" calcext:value-type="string">
            <text:p>0xB09</text:p>
          </table:table-cell>
          <table:table-cell office:value-type="string" calcext:value-type="string">
            <text:p>MRW</text:p>
          </table:table-cell>
          <table:table-cell table:formula="of:=CONCATENATE(&quot;mhpmcounter&quot;;[.H267]-2819+3)" office:value-type="string" office:string-value="mhpmcounter9" calcext:value-type="string">
            <text:p>mhpmcounter9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67];(LEN([.A267])-2)))" office:value-type="float" office:value="2825" calcext:value-type="float">
            <text:p>2825</text:p>
          </table:table-cell>
          <table:table-cell table:formula="of:=IF([.H267]-[.H26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67]+1;3))" office:value-type="string" office:string-value="0xB0A" calcext:value-type="string">
            <text:p>0xB0A</text:p>
          </table:table-cell>
          <table:table-cell office:value-type="string" calcext:value-type="string">
            <text:p>MRW</text:p>
          </table:table-cell>
          <table:table-cell table:formula="of:=CONCATENATE(&quot;mhpmcounter&quot;;[.H268]-2819+3)" office:value-type="string" office:string-value="mhpmcounter10" calcext:value-type="string">
            <text:p>mhpmcounter10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68];(LEN([.A268])-2)))" office:value-type="float" office:value="2826" calcext:value-type="float">
            <text:p>2826</text:p>
          </table:table-cell>
          <table:table-cell table:formula="of:=IF([.H268]-[.H26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68]+1;3))" office:value-type="string" office:string-value="0xB0B" calcext:value-type="string">
            <text:p>0xB0B</text:p>
          </table:table-cell>
          <table:table-cell office:value-type="string" calcext:value-type="string">
            <text:p>MRW</text:p>
          </table:table-cell>
          <table:table-cell table:formula="of:=CONCATENATE(&quot;mhpmcounter&quot;;[.H269]-2819+3)" office:value-type="string" office:string-value="mhpmcounter11" calcext:value-type="string">
            <text:p>mhpmcounter11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69];(LEN([.A269])-2)))" office:value-type="float" office:value="2827" calcext:value-type="float">
            <text:p>2827</text:p>
          </table:table-cell>
          <table:table-cell table:formula="of:=IF([.H269]-[.H26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69]+1;3))" office:value-type="string" office:string-value="0xB0C" calcext:value-type="string">
            <text:p>0xB0C</text:p>
          </table:table-cell>
          <table:table-cell office:value-type="string" calcext:value-type="string">
            <text:p>MRW</text:p>
          </table:table-cell>
          <table:table-cell table:formula="of:=CONCATENATE(&quot;mhpmcounter&quot;;[.H270]-2819+3)" office:value-type="string" office:string-value="mhpmcounter12" calcext:value-type="string">
            <text:p>mhpmcounter12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70];(LEN([.A270])-2)))" office:value-type="float" office:value="2828" calcext:value-type="float">
            <text:p>2828</text:p>
          </table:table-cell>
          <table:table-cell table:formula="of:=IF([.H270]-[.H26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70]+1;3))" office:value-type="string" office:string-value="0xB0D" calcext:value-type="string">
            <text:p>0xB0D</text:p>
          </table:table-cell>
          <table:table-cell office:value-type="string" calcext:value-type="string">
            <text:p>MRW</text:p>
          </table:table-cell>
          <table:table-cell table:formula="of:=CONCATENATE(&quot;mhpmcounter&quot;;[.H271]-2819+3)" office:value-type="string" office:string-value="mhpmcounter13" calcext:value-type="string">
            <text:p>mhpmcounter13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71];(LEN([.A271])-2)))" office:value-type="float" office:value="2829" calcext:value-type="float">
            <text:p>2829</text:p>
          </table:table-cell>
          <table:table-cell table:formula="of:=IF([.H271]-[.H27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71]+1;3))" office:value-type="string" office:string-value="0xB0E" calcext:value-type="string">
            <text:p>0xB0E</text:p>
          </table:table-cell>
          <table:table-cell office:value-type="string" calcext:value-type="string">
            <text:p>MRW</text:p>
          </table:table-cell>
          <table:table-cell table:formula="of:=CONCATENATE(&quot;mhpmcounter&quot;;[.H272]-2819+3)" office:value-type="string" office:string-value="mhpmcounter14" calcext:value-type="string">
            <text:p>mhpmcounter14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72];(LEN([.A272])-2)))" office:value-type="float" office:value="2830" calcext:value-type="float">
            <text:p>2830</text:p>
          </table:table-cell>
          <table:table-cell table:formula="of:=IF([.H272]-[.H27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72]+1;3))" office:value-type="string" office:string-value="0xB0F" calcext:value-type="string">
            <text:p>0xB0F</text:p>
          </table:table-cell>
          <table:table-cell office:value-type="string" calcext:value-type="string">
            <text:p>MRW</text:p>
          </table:table-cell>
          <table:table-cell table:formula="of:=CONCATENATE(&quot;mhpmcounter&quot;;[.H273]-2819+3)" office:value-type="string" office:string-value="mhpmcounter15" calcext:value-type="string">
            <text:p>mhpmcounter15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73];(LEN([.A273])-2)))" office:value-type="float" office:value="2831" calcext:value-type="float">
            <text:p>2831</text:p>
          </table:table-cell>
          <table:table-cell table:formula="of:=IF([.H273]-[.H27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73]+1;3))" office:value-type="string" office:string-value="0xB10" calcext:value-type="string">
            <text:p>0xB10</text:p>
          </table:table-cell>
          <table:table-cell office:value-type="string" calcext:value-type="string">
            <text:p>MRW</text:p>
          </table:table-cell>
          <table:table-cell table:formula="of:=CONCATENATE(&quot;mhpmcounter&quot;;[.H274]-2819+3)" office:value-type="string" office:string-value="mhpmcounter16" calcext:value-type="string">
            <text:p>mhpmcounter16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74];(LEN([.A274])-2)))" office:value-type="float" office:value="2832" calcext:value-type="float">
            <text:p>2832</text:p>
          </table:table-cell>
          <table:table-cell table:formula="of:=IF([.H274]-[.H27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74]+1;3))" office:value-type="string" office:string-value="0xB11" calcext:value-type="string">
            <text:p>0xB11</text:p>
          </table:table-cell>
          <table:table-cell office:value-type="string" calcext:value-type="string">
            <text:p>MRW</text:p>
          </table:table-cell>
          <table:table-cell table:formula="of:=CONCATENATE(&quot;mhpmcounter&quot;;[.H275]-2819+3)" office:value-type="string" office:string-value="mhpmcounter17" calcext:value-type="string">
            <text:p>mhpmcounter17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75];(LEN([.A275])-2)))" office:value-type="float" office:value="2833" calcext:value-type="float">
            <text:p>2833</text:p>
          </table:table-cell>
          <table:table-cell table:formula="of:=IF([.H275]-[.H27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75]+1;3))" office:value-type="string" office:string-value="0xB12" calcext:value-type="string">
            <text:p>0xB12</text:p>
          </table:table-cell>
          <table:table-cell office:value-type="string" calcext:value-type="string">
            <text:p>MRW</text:p>
          </table:table-cell>
          <table:table-cell table:formula="of:=CONCATENATE(&quot;mhpmcounter&quot;;[.H276]-2819+3)" office:value-type="string" office:string-value="mhpmcounter18" calcext:value-type="string">
            <text:p>mhpmcounter18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76];(LEN([.A276])-2)))" office:value-type="float" office:value="2834" calcext:value-type="float">
            <text:p>2834</text:p>
          </table:table-cell>
          <table:table-cell table:formula="of:=IF([.H276]-[.H27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76]+1;3))" office:value-type="string" office:string-value="0xB13" calcext:value-type="string">
            <text:p>0xB13</text:p>
          </table:table-cell>
          <table:table-cell office:value-type="string" calcext:value-type="string">
            <text:p>MRW</text:p>
          </table:table-cell>
          <table:table-cell table:formula="of:=CONCATENATE(&quot;mhpmcounter&quot;;[.H277]-2819+3)" office:value-type="string" office:string-value="mhpmcounter19" calcext:value-type="string">
            <text:p>mhpmcounter19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77];(LEN([.A277])-2)))" office:value-type="float" office:value="2835" calcext:value-type="float">
            <text:p>2835</text:p>
          </table:table-cell>
          <table:table-cell table:formula="of:=IF([.H277]-[.H27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77]+1;3))" office:value-type="string" office:string-value="0xB14" calcext:value-type="string">
            <text:p>0xB14</text:p>
          </table:table-cell>
          <table:table-cell office:value-type="string" calcext:value-type="string">
            <text:p>MRW</text:p>
          </table:table-cell>
          <table:table-cell table:formula="of:=CONCATENATE(&quot;mhpmcounter&quot;;[.H278]-2819+3)" office:value-type="string" office:string-value="mhpmcounter20" calcext:value-type="string">
            <text:p>mhpmcounter20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78];(LEN([.A278])-2)))" office:value-type="float" office:value="2836" calcext:value-type="float">
            <text:p>2836</text:p>
          </table:table-cell>
          <table:table-cell table:formula="of:=IF([.H278]-[.H27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78]+1;3))" office:value-type="string" office:string-value="0xB15" calcext:value-type="string">
            <text:p>0xB15</text:p>
          </table:table-cell>
          <table:table-cell office:value-type="string" calcext:value-type="string">
            <text:p>MRW</text:p>
          </table:table-cell>
          <table:table-cell table:formula="of:=CONCATENATE(&quot;mhpmcounter&quot;;[.H279]-2819+3)" office:value-type="string" office:string-value="mhpmcounter21" calcext:value-type="string">
            <text:p>mhpmcounter21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79];(LEN([.A279])-2)))" office:value-type="float" office:value="2837" calcext:value-type="float">
            <text:p>2837</text:p>
          </table:table-cell>
          <table:table-cell table:formula="of:=IF([.H279]-[.H27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79]+1;3))" office:value-type="string" office:string-value="0xB16" calcext:value-type="string">
            <text:p>0xB16</text:p>
          </table:table-cell>
          <table:table-cell office:value-type="string" calcext:value-type="string">
            <text:p>MRW</text:p>
          </table:table-cell>
          <table:table-cell table:formula="of:=CONCATENATE(&quot;mhpmcounter&quot;;[.H280]-2819+3)" office:value-type="string" office:string-value="mhpmcounter22" calcext:value-type="string">
            <text:p>mhpmcounter22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80];(LEN([.A280])-2)))" office:value-type="float" office:value="2838" calcext:value-type="float">
            <text:p>2838</text:p>
          </table:table-cell>
          <table:table-cell table:formula="of:=IF([.H280]-[.H27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80]+1;3))" office:value-type="string" office:string-value="0xB17" calcext:value-type="string">
            <text:p>0xB17</text:p>
          </table:table-cell>
          <table:table-cell office:value-type="string" calcext:value-type="string">
            <text:p>MRW</text:p>
          </table:table-cell>
          <table:table-cell table:formula="of:=CONCATENATE(&quot;mhpmcounter&quot;;[.H281]-2819+3)" office:value-type="string" office:string-value="mhpmcounter23" calcext:value-type="string">
            <text:p>mhpmcounter23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81];(LEN([.A281])-2)))" office:value-type="float" office:value="2839" calcext:value-type="float">
            <text:p>2839</text:p>
          </table:table-cell>
          <table:table-cell table:formula="of:=IF([.H281]-[.H28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81]+1;3))" office:value-type="string" office:string-value="0xB18" calcext:value-type="string">
            <text:p>0xB18</text:p>
          </table:table-cell>
          <table:table-cell office:value-type="string" calcext:value-type="string">
            <text:p>MRW</text:p>
          </table:table-cell>
          <table:table-cell table:formula="of:=CONCATENATE(&quot;mhpmcounter&quot;;[.H282]-2819+3)" office:value-type="string" office:string-value="mhpmcounter24" calcext:value-type="string">
            <text:p>mhpmcounter24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82];(LEN([.A282])-2)))" office:value-type="float" office:value="2840" calcext:value-type="float">
            <text:p>2840</text:p>
          </table:table-cell>
          <table:table-cell table:formula="of:=IF([.H282]-[.H28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82]+1;3))" office:value-type="string" office:string-value="0xB19" calcext:value-type="string">
            <text:p>0xB19</text:p>
          </table:table-cell>
          <table:table-cell office:value-type="string" calcext:value-type="string">
            <text:p>MRW</text:p>
          </table:table-cell>
          <table:table-cell table:formula="of:=CONCATENATE(&quot;mhpmcounter&quot;;[.H283]-2819+3)" office:value-type="string" office:string-value="mhpmcounter25" calcext:value-type="string">
            <text:p>mhpmcounter25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83];(LEN([.A283])-2)))" office:value-type="float" office:value="2841" calcext:value-type="float">
            <text:p>2841</text:p>
          </table:table-cell>
          <table:table-cell table:formula="of:=IF([.H283]-[.H28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83]+1;3))" office:value-type="string" office:string-value="0xB1A" calcext:value-type="string">
            <text:p>0xB1A</text:p>
          </table:table-cell>
          <table:table-cell office:value-type="string" calcext:value-type="string">
            <text:p>MRW</text:p>
          </table:table-cell>
          <table:table-cell table:formula="of:=CONCATENATE(&quot;mhpmcounter&quot;;[.H284]-2819+3)" office:value-type="string" office:string-value="mhpmcounter26" calcext:value-type="string">
            <text:p>mhpmcounter26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84];(LEN([.A284])-2)))" office:value-type="float" office:value="2842" calcext:value-type="float">
            <text:p>2842</text:p>
          </table:table-cell>
          <table:table-cell table:formula="of:=IF([.H284]-[.H28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84]+1;3))" office:value-type="string" office:string-value="0xB1B" calcext:value-type="string">
            <text:p>0xB1B</text:p>
          </table:table-cell>
          <table:table-cell office:value-type="string" calcext:value-type="string">
            <text:p>MRW</text:p>
          </table:table-cell>
          <table:table-cell table:formula="of:=CONCATENATE(&quot;mhpmcounter&quot;;[.H285]-2819+3)" office:value-type="string" office:string-value="mhpmcounter27" calcext:value-type="string">
            <text:p>mhpmcounter27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85];(LEN([.A285])-2)))" office:value-type="float" office:value="2843" calcext:value-type="float">
            <text:p>2843</text:p>
          </table:table-cell>
          <table:table-cell table:formula="of:=IF([.H285]-[.H28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85]+1;3))" office:value-type="string" office:string-value="0xB1C" calcext:value-type="string">
            <text:p>0xB1C</text:p>
          </table:table-cell>
          <table:table-cell office:value-type="string" calcext:value-type="string">
            <text:p>MRW</text:p>
          </table:table-cell>
          <table:table-cell table:formula="of:=CONCATENATE(&quot;mhpmcounter&quot;;[.H286]-2819+3)" office:value-type="string" office:string-value="mhpmcounter28" calcext:value-type="string">
            <text:p>mhpmcounter28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86];(LEN([.A286])-2)))" office:value-type="float" office:value="2844" calcext:value-type="float">
            <text:p>2844</text:p>
          </table:table-cell>
          <table:table-cell table:formula="of:=IF([.H286]-[.H28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86]+1;3))" office:value-type="string" office:string-value="0xB1D" calcext:value-type="string">
            <text:p>0xB1D</text:p>
          </table:table-cell>
          <table:table-cell office:value-type="string" calcext:value-type="string">
            <text:p>MRW</text:p>
          </table:table-cell>
          <table:table-cell table:formula="of:=CONCATENATE(&quot;mhpmcounter&quot;;[.H287]-2819+3)" office:value-type="string" office:string-value="mhpmcounter29" calcext:value-type="string">
            <text:p>mhpmcounter29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87];(LEN([.A287])-2)))" office:value-type="float" office:value="2845" calcext:value-type="float">
            <text:p>2845</text:p>
          </table:table-cell>
          <table:table-cell table:formula="of:=IF([.H287]-[.H28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87]+1;3))" office:value-type="string" office:string-value="0xB1E" calcext:value-type="string">
            <text:p>0xB1E</text:p>
          </table:table-cell>
          <table:table-cell office:value-type="string" calcext:value-type="string">
            <text:p>MRW</text:p>
          </table:table-cell>
          <table:table-cell table:formula="of:=CONCATENATE(&quot;mhpmcounter&quot;;[.H288]-2819+3)" office:value-type="string" office:string-value="mhpmcounter30" calcext:value-type="string">
            <text:p>mhpmcounter30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88];(LEN([.A288])-2)))" office:value-type="float" office:value="2846" calcext:value-type="float">
            <text:p>2846</text:p>
          </table:table-cell>
          <table:table-cell table:formula="of:=IF([.H288]-[.H28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1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</text:p>
          </table:table-cell>
          <table:table-cell office:value-type="string" calcext:value-type="string">
            <text:p>Machine performance-monitoring counter.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89];(LEN([.A289])-2)))" office:value-type="float" office:value="2847" calcext:value-type="float">
            <text:p>2847</text:p>
          </table:table-cell>
          <table:table-cell table:formula="of:=IF([.H289]-[.H28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8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h</text:p>
          </table:table-cell>
          <table:table-cell office:value-type="string" calcext:value-type="string">
            <text:p>Upper 32 bits of mcycle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90];(LEN([.A290])-2)))" office:value-type="float" office:value="2944" calcext:value-type="float">
            <text:p>2944</text:p>
          </table:table-cell>
          <table:table-cell table:formula="of:=IF([.H290]-[.H289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8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h</text:p>
          </table:table-cell>
          <table:table-cell office:value-type="string" calcext:value-type="string">
            <text:p>Upper 32 bits of minstret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91];(LEN([.A291])-2)))" office:value-type="float" office:value="2946" calcext:value-type="float">
            <text:p>2946</text:p>
          </table:table-cell>
          <table:table-cell table:formula="of:=IF([.H291]-[.H290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8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h</text:p>
          </table:table-cell>
          <table:table-cell office:value-type="string" calcext:value-type="string">
            <text:p>Upper 32 bits of mhpmcounter3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92];(LEN([.A292])-2)))" office:value-type="float" office:value="2947" calcext:value-type="float">
            <text:p>2947</text:p>
          </table:table-cell>
          <table:table-cell table:formula="of:=IF([.H292]-[.H29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8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h</text:p>
          </table:table-cell>
          <table:table-cell office:value-type="string" calcext:value-type="string">
            <text:p>Upper 32 bits of mhpmcounter4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93];(LEN([.A293])-2)))" office:value-type="float" office:value="2948" calcext:value-type="float">
            <text:p>2948</text:p>
          </table:table-cell>
          <table:table-cell table:formula="of:=IF([.H293]-[.H29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93]+1;3))" office:value-type="string" office:string-value="0xB85" calcext:value-type="string">
            <text:p>0xB85</text:p>
          </table:table-cell>
          <table:table-cell office:value-type="string" calcext:value-type="string">
            <text:p>MRW</text:p>
          </table:table-cell>
          <table:table-cell table:formula="of:=CONCATENATE(&quot;mhpmcounter&quot;;[.H294]-[.$H$292]+3;&quot;h&quot;)" office:value-type="string" office:string-value="mhpmcounter5h" calcext:value-type="string">
            <text:p>mhpmcounter5h</text:p>
          </table:table-cell>
          <table:table-cell table:formula="of:=CONCATENATE(&quot;Upper 32 bits of mhpmcounter&quot;;[.H294]-[.$H$292]+3)" office:value-type="string" office:string-value="Upper 32 bits of mhpmcounter5" calcext:value-type="string">
            <text:p>Upper 32 bits of mhpmcounter5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94];(LEN([.A294])-2)))" office:value-type="float" office:value="2949" calcext:value-type="float">
            <text:p>2949</text:p>
          </table:table-cell>
          <table:table-cell table:formula="of:=IF([.H294]-[.H29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94]+1;3))" office:value-type="string" office:string-value="0xB86" calcext:value-type="string">
            <text:p>0xB86</text:p>
          </table:table-cell>
          <table:table-cell office:value-type="string" calcext:value-type="string">
            <text:p>MRW</text:p>
          </table:table-cell>
          <table:table-cell table:formula="of:=CONCATENATE(&quot;mhpmcounter&quot;;[.H295]-[.$H$292]+3;&quot;h&quot;)" office:value-type="string" office:string-value="mhpmcounter6h" calcext:value-type="string">
            <text:p>mhpmcounter6h</text:p>
          </table:table-cell>
          <table:table-cell table:formula="of:=CONCATENATE(&quot;Upper 32 bits of mhpmcounter&quot;;[.H295]-[.$H$292]+3)" office:value-type="string" office:string-value="Upper 32 bits of mhpmcounter6" calcext:value-type="string">
            <text:p>Upper 32 bits of mhpmcounter6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95];(LEN([.A295])-2)))" office:value-type="float" office:value="2950" calcext:value-type="float">
            <text:p>2950</text:p>
          </table:table-cell>
          <table:table-cell table:formula="of:=IF([.H295]-[.H29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95]+1;3))" office:value-type="string" office:string-value="0xB87" calcext:value-type="string">
            <text:p>0xB87</text:p>
          </table:table-cell>
          <table:table-cell office:value-type="string" calcext:value-type="string">
            <text:p>MRW</text:p>
          </table:table-cell>
          <table:table-cell table:formula="of:=CONCATENATE(&quot;mhpmcounter&quot;;[.H296]-[.$H$292]+3;&quot;h&quot;)" office:value-type="string" office:string-value="mhpmcounter7h" calcext:value-type="string">
            <text:p>mhpmcounter7h</text:p>
          </table:table-cell>
          <table:table-cell table:formula="of:=CONCATENATE(&quot;Upper 32 bits of mhpmcounter&quot;;[.H296]-[.$H$292]+3)" office:value-type="string" office:string-value="Upper 32 bits of mhpmcounter7" calcext:value-type="string">
            <text:p>Upper 32 bits of mhpmcounter7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96];(LEN([.A296])-2)))" office:value-type="float" office:value="2951" calcext:value-type="float">
            <text:p>2951</text:p>
          </table:table-cell>
          <table:table-cell table:formula="of:=IF([.H296]-[.H29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96]+1;3))" office:value-type="string" office:string-value="0xB88" calcext:value-type="string">
            <text:p>0xB88</text:p>
          </table:table-cell>
          <table:table-cell office:value-type="string" calcext:value-type="string">
            <text:p>MRW</text:p>
          </table:table-cell>
          <table:table-cell table:formula="of:=CONCATENATE(&quot;mhpmcounter&quot;;[.H297]-[.$H$292]+3;&quot;h&quot;)" office:value-type="string" office:string-value="mhpmcounter8h" calcext:value-type="string">
            <text:p>mhpmcounter8h</text:p>
          </table:table-cell>
          <table:table-cell table:formula="of:=CONCATENATE(&quot;Upper 32 bits of mhpmcounter&quot;;[.H297]-[.$H$292]+3)" office:value-type="string" office:string-value="Upper 32 bits of mhpmcounter8" calcext:value-type="string">
            <text:p>Upper 32 bits of mhpmcounter8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97];(LEN([.A297])-2)))" office:value-type="float" office:value="2952" calcext:value-type="float">
            <text:p>2952</text:p>
          </table:table-cell>
          <table:table-cell table:formula="of:=IF([.H297]-[.H29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97]+1;3))" office:value-type="string" office:string-value="0xB89" calcext:value-type="string">
            <text:p>0xB89</text:p>
          </table:table-cell>
          <table:table-cell office:value-type="string" calcext:value-type="string">
            <text:p>MRW</text:p>
          </table:table-cell>
          <table:table-cell table:formula="of:=CONCATENATE(&quot;mhpmcounter&quot;;[.H298]-[.$H$292]+3;&quot;h&quot;)" office:value-type="string" office:string-value="mhpmcounter9h" calcext:value-type="string">
            <text:p>mhpmcounter9h</text:p>
          </table:table-cell>
          <table:table-cell table:formula="of:=CONCATENATE(&quot;Upper 32 bits of mhpmcounter&quot;;[.H298]-[.$H$292]+3)" office:value-type="string" office:string-value="Upper 32 bits of mhpmcounter9" calcext:value-type="string">
            <text:p>Upper 32 bits of mhpmcounter9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98];(LEN([.A298])-2)))" office:value-type="float" office:value="2953" calcext:value-type="float">
            <text:p>2953</text:p>
          </table:table-cell>
          <table:table-cell table:formula="of:=IF([.H298]-[.H29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98]+1;3))" office:value-type="string" office:string-value="0xB8A" calcext:value-type="string">
            <text:p>0xB8A</text:p>
          </table:table-cell>
          <table:table-cell office:value-type="string" calcext:value-type="string">
            <text:p>MRW</text:p>
          </table:table-cell>
          <table:table-cell table:formula="of:=CONCATENATE(&quot;mhpmcounter&quot;;[.H299]-[.$H$292]+3;&quot;h&quot;)" office:value-type="string" office:string-value="mhpmcounter10h" calcext:value-type="string">
            <text:p>mhpmcounter10h</text:p>
          </table:table-cell>
          <table:table-cell table:formula="of:=CONCATENATE(&quot;Upper 32 bits of mhpmcounter&quot;;[.H299]-[.$H$292]+3)" office:value-type="string" office:string-value="Upper 32 bits of mhpmcounter10" calcext:value-type="string">
            <text:p>Upper 32 bits of mhpmcounter10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299];(LEN([.A299])-2)))" office:value-type="float" office:value="2954" calcext:value-type="float">
            <text:p>2954</text:p>
          </table:table-cell>
          <table:table-cell table:formula="of:=IF([.H299]-[.H29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299]+1;3))" office:value-type="string" office:string-value="0xB8B" calcext:value-type="string">
            <text:p>0xB8B</text:p>
          </table:table-cell>
          <table:table-cell office:value-type="string" calcext:value-type="string">
            <text:p>MRW</text:p>
          </table:table-cell>
          <table:table-cell table:formula="of:=CONCATENATE(&quot;mhpmcounter&quot;;[.H300]-[.$H$292]+3;&quot;h&quot;)" office:value-type="string" office:string-value="mhpmcounter11h" calcext:value-type="string">
            <text:p>mhpmcounter11h</text:p>
          </table:table-cell>
          <table:table-cell table:formula="of:=CONCATENATE(&quot;Upper 32 bits of mhpmcounter&quot;;[.H300]-[.$H$292]+3)" office:value-type="string" office:string-value="Upper 32 bits of mhpmcounter11" calcext:value-type="string">
            <text:p>Upper 32 bits of mhpmcounter11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00];(LEN([.A300])-2)))" office:value-type="float" office:value="2955" calcext:value-type="float">
            <text:p>2955</text:p>
          </table:table-cell>
          <table:table-cell table:formula="of:=IF([.H300]-[.H29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00]+1;3))" office:value-type="string" office:string-value="0xB8C" calcext:value-type="string">
            <text:p>0xB8C</text:p>
          </table:table-cell>
          <table:table-cell office:value-type="string" calcext:value-type="string">
            <text:p>MRW</text:p>
          </table:table-cell>
          <table:table-cell table:formula="of:=CONCATENATE(&quot;mhpmcounter&quot;;[.H301]-[.$H$292]+3;&quot;h&quot;)" office:value-type="string" office:string-value="mhpmcounter12h" calcext:value-type="string">
            <text:p>mhpmcounter12h</text:p>
          </table:table-cell>
          <table:table-cell table:formula="of:=CONCATENATE(&quot;Upper 32 bits of mhpmcounter&quot;;[.H301]-[.$H$292]+3)" office:value-type="string" office:string-value="Upper 32 bits of mhpmcounter12" calcext:value-type="string">
            <text:p>Upper 32 bits of mhpmcounter12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01];(LEN([.A301])-2)))" office:value-type="float" office:value="2956" calcext:value-type="float">
            <text:p>2956</text:p>
          </table:table-cell>
          <table:table-cell table:formula="of:=IF([.H301]-[.H30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01]+1;3))" office:value-type="string" office:string-value="0xB8D" calcext:value-type="string">
            <text:p>0xB8D</text:p>
          </table:table-cell>
          <table:table-cell office:value-type="string" calcext:value-type="string">
            <text:p>MRW</text:p>
          </table:table-cell>
          <table:table-cell table:formula="of:=CONCATENATE(&quot;mhpmcounter&quot;;[.H302]-[.$H$292]+3;&quot;h&quot;)" office:value-type="string" office:string-value="mhpmcounter13h" calcext:value-type="string">
            <text:p>mhpmcounter13h</text:p>
          </table:table-cell>
          <table:table-cell table:formula="of:=CONCATENATE(&quot;Upper 32 bits of mhpmcounter&quot;;[.H302]-[.$H$292]+3)" office:value-type="string" office:string-value="Upper 32 bits of mhpmcounter13" calcext:value-type="string">
            <text:p>Upper 32 bits of mhpmcounter13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02];(LEN([.A302])-2)))" office:value-type="float" office:value="2957" calcext:value-type="float">
            <text:p>2957</text:p>
          </table:table-cell>
          <table:table-cell table:formula="of:=IF([.H302]-[.H30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02]+1;3))" office:value-type="string" office:string-value="0xB8E" calcext:value-type="string">
            <text:p>0xB8E</text:p>
          </table:table-cell>
          <table:table-cell office:value-type="string" calcext:value-type="string">
            <text:p>MRW</text:p>
          </table:table-cell>
          <table:table-cell table:formula="of:=CONCATENATE(&quot;mhpmcounter&quot;;[.H303]-[.$H$292]+3;&quot;h&quot;)" office:value-type="string" office:string-value="mhpmcounter14h" calcext:value-type="string">
            <text:p>mhpmcounter14h</text:p>
          </table:table-cell>
          <table:table-cell table:formula="of:=CONCATENATE(&quot;Upper 32 bits of mhpmcounter&quot;;[.H303]-[.$H$292]+3)" office:value-type="string" office:string-value="Upper 32 bits of mhpmcounter14" calcext:value-type="string">
            <text:p>Upper 32 bits of mhpmcounter14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03];(LEN([.A303])-2)))" office:value-type="float" office:value="2958" calcext:value-type="float">
            <text:p>2958</text:p>
          </table:table-cell>
          <table:table-cell table:formula="of:=IF([.H303]-[.H30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03]+1;3))" office:value-type="string" office:string-value="0xB8F" calcext:value-type="string">
            <text:p>0xB8F</text:p>
          </table:table-cell>
          <table:table-cell office:value-type="string" calcext:value-type="string">
            <text:p>MRW</text:p>
          </table:table-cell>
          <table:table-cell table:formula="of:=CONCATENATE(&quot;mhpmcounter&quot;;[.H304]-[.$H$292]+3;&quot;h&quot;)" office:value-type="string" office:string-value="mhpmcounter15h" calcext:value-type="string">
            <text:p>mhpmcounter15h</text:p>
          </table:table-cell>
          <table:table-cell table:formula="of:=CONCATENATE(&quot;Upper 32 bits of mhpmcounter&quot;;[.H304]-[.$H$292]+3)" office:value-type="string" office:string-value="Upper 32 bits of mhpmcounter15" calcext:value-type="string">
            <text:p>Upper 32 bits of mhpmcounter15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04];(LEN([.A304])-2)))" office:value-type="float" office:value="2959" calcext:value-type="float">
            <text:p>2959</text:p>
          </table:table-cell>
          <table:table-cell table:formula="of:=IF([.H304]-[.H30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04]+1;3))" office:value-type="string" office:string-value="0xB90" calcext:value-type="string">
            <text:p>0xB90</text:p>
          </table:table-cell>
          <table:table-cell office:value-type="string" calcext:value-type="string">
            <text:p>MRW</text:p>
          </table:table-cell>
          <table:table-cell table:formula="of:=CONCATENATE(&quot;mhpmcounter&quot;;[.H305]-[.$H$292]+3;&quot;h&quot;)" office:value-type="string" office:string-value="mhpmcounter16h" calcext:value-type="string">
            <text:p>mhpmcounter16h</text:p>
          </table:table-cell>
          <table:table-cell table:formula="of:=CONCATENATE(&quot;Upper 32 bits of mhpmcounter&quot;;[.H305]-[.$H$292]+3)" office:value-type="string" office:string-value="Upper 32 bits of mhpmcounter16" calcext:value-type="string">
            <text:p>Upper 32 bits of mhpmcounter16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05];(LEN([.A305])-2)))" office:value-type="float" office:value="2960" calcext:value-type="float">
            <text:p>2960</text:p>
          </table:table-cell>
          <table:table-cell table:formula="of:=IF([.H305]-[.H30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05]+1;3))" office:value-type="string" office:string-value="0xB91" calcext:value-type="string">
            <text:p>0xB91</text:p>
          </table:table-cell>
          <table:table-cell office:value-type="string" calcext:value-type="string">
            <text:p>MRW</text:p>
          </table:table-cell>
          <table:table-cell table:formula="of:=CONCATENATE(&quot;mhpmcounter&quot;;[.H306]-[.$H$292]+3;&quot;h&quot;)" office:value-type="string" office:string-value="mhpmcounter17h" calcext:value-type="string">
            <text:p>mhpmcounter17h</text:p>
          </table:table-cell>
          <table:table-cell table:formula="of:=CONCATENATE(&quot;Upper 32 bits of mhpmcounter&quot;;[.H306]-[.$H$292]+3)" office:value-type="string" office:string-value="Upper 32 bits of mhpmcounter17" calcext:value-type="string">
            <text:p>Upper 32 bits of mhpmcounter17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06];(LEN([.A306])-2)))" office:value-type="float" office:value="2961" calcext:value-type="float">
            <text:p>2961</text:p>
          </table:table-cell>
          <table:table-cell table:formula="of:=IF([.H306]-[.H30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06]+1;3))" office:value-type="string" office:string-value="0xB92" calcext:value-type="string">
            <text:p>0xB92</text:p>
          </table:table-cell>
          <table:table-cell office:value-type="string" calcext:value-type="string">
            <text:p>MRW</text:p>
          </table:table-cell>
          <table:table-cell table:formula="of:=CONCATENATE(&quot;mhpmcounter&quot;;[.H307]-[.$H$292]+3;&quot;h&quot;)" office:value-type="string" office:string-value="mhpmcounter18h" calcext:value-type="string">
            <text:p>mhpmcounter18h</text:p>
          </table:table-cell>
          <table:table-cell table:formula="of:=CONCATENATE(&quot;Upper 32 bits of mhpmcounter&quot;;[.H307]-[.$H$292]+3)" office:value-type="string" office:string-value="Upper 32 bits of mhpmcounter18" calcext:value-type="string">
            <text:p>Upper 32 bits of mhpmcounter18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07];(LEN([.A307])-2)))" office:value-type="float" office:value="2962" calcext:value-type="float">
            <text:p>2962</text:p>
          </table:table-cell>
          <table:table-cell table:formula="of:=IF([.H307]-[.H30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07]+1;3))" office:value-type="string" office:string-value="0xB93" calcext:value-type="string">
            <text:p>0xB93</text:p>
          </table:table-cell>
          <table:table-cell office:value-type="string" calcext:value-type="string">
            <text:p>MRW</text:p>
          </table:table-cell>
          <table:table-cell table:formula="of:=CONCATENATE(&quot;mhpmcounter&quot;;[.H308]-[.$H$292]+3;&quot;h&quot;)" office:value-type="string" office:string-value="mhpmcounter19h" calcext:value-type="string">
            <text:p>mhpmcounter19h</text:p>
          </table:table-cell>
          <table:table-cell table:formula="of:=CONCATENATE(&quot;Upper 32 bits of mhpmcounter&quot;;[.H308]-[.$H$292]+3)" office:value-type="string" office:string-value="Upper 32 bits of mhpmcounter19" calcext:value-type="string">
            <text:p>Upper 32 bits of mhpmcounter19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08];(LEN([.A308])-2)))" office:value-type="float" office:value="2963" calcext:value-type="float">
            <text:p>2963</text:p>
          </table:table-cell>
          <table:table-cell table:formula="of:=IF([.H308]-[.H30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08]+1;3))" office:value-type="string" office:string-value="0xB94" calcext:value-type="string">
            <text:p>0xB94</text:p>
          </table:table-cell>
          <table:table-cell office:value-type="string" calcext:value-type="string">
            <text:p>MRW</text:p>
          </table:table-cell>
          <table:table-cell table:formula="of:=CONCATENATE(&quot;mhpmcounter&quot;;[.H309]-[.$H$292]+3;&quot;h&quot;)" office:value-type="string" office:string-value="mhpmcounter20h" calcext:value-type="string">
            <text:p>mhpmcounter20h</text:p>
          </table:table-cell>
          <table:table-cell table:formula="of:=CONCATENATE(&quot;Upper 32 bits of mhpmcounter&quot;;[.H309]-[.$H$292]+3)" office:value-type="string" office:string-value="Upper 32 bits of mhpmcounter20" calcext:value-type="string">
            <text:p>Upper 32 bits of mhpmcounter20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09];(LEN([.A309])-2)))" office:value-type="float" office:value="2964" calcext:value-type="float">
            <text:p>2964</text:p>
          </table:table-cell>
          <table:table-cell table:formula="of:=IF([.H309]-[.H30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09]+1;3))" office:value-type="string" office:string-value="0xB95" calcext:value-type="string">
            <text:p>0xB95</text:p>
          </table:table-cell>
          <table:table-cell office:value-type="string" calcext:value-type="string">
            <text:p>MRW</text:p>
          </table:table-cell>
          <table:table-cell table:formula="of:=CONCATENATE(&quot;mhpmcounter&quot;;[.H310]-[.$H$292]+3;&quot;h&quot;)" office:value-type="string" office:string-value="mhpmcounter21h" calcext:value-type="string">
            <text:p>mhpmcounter21h</text:p>
          </table:table-cell>
          <table:table-cell table:formula="of:=CONCATENATE(&quot;Upper 32 bits of mhpmcounter&quot;;[.H310]-[.$H$292]+3)" office:value-type="string" office:string-value="Upper 32 bits of mhpmcounter21" calcext:value-type="string">
            <text:p>Upper 32 bits of mhpmcounter21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10];(LEN([.A310])-2)))" office:value-type="float" office:value="2965" calcext:value-type="float">
            <text:p>2965</text:p>
          </table:table-cell>
          <table:table-cell table:formula="of:=IF([.H310]-[.H30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10]+1;3))" office:value-type="string" office:string-value="0xB96" calcext:value-type="string">
            <text:p>0xB96</text:p>
          </table:table-cell>
          <table:table-cell office:value-type="string" calcext:value-type="string">
            <text:p>MRW</text:p>
          </table:table-cell>
          <table:table-cell table:formula="of:=CONCATENATE(&quot;mhpmcounter&quot;;[.H311]-[.$H$292]+3;&quot;h&quot;)" office:value-type="string" office:string-value="mhpmcounter22h" calcext:value-type="string">
            <text:p>mhpmcounter22h</text:p>
          </table:table-cell>
          <table:table-cell table:formula="of:=CONCATENATE(&quot;Upper 32 bits of mhpmcounter&quot;;[.H311]-[.$H$292]+3)" office:value-type="string" office:string-value="Upper 32 bits of mhpmcounter22" calcext:value-type="string">
            <text:p>Upper 32 bits of mhpmcounter22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11];(LEN([.A311])-2)))" office:value-type="float" office:value="2966" calcext:value-type="float">
            <text:p>2966</text:p>
          </table:table-cell>
          <table:table-cell table:formula="of:=IF([.H311]-[.H31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11]+1;3))" office:value-type="string" office:string-value="0xB97" calcext:value-type="string">
            <text:p>0xB97</text:p>
          </table:table-cell>
          <table:table-cell office:value-type="string" calcext:value-type="string">
            <text:p>MRW</text:p>
          </table:table-cell>
          <table:table-cell table:formula="of:=CONCATENATE(&quot;mhpmcounter&quot;;[.H312]-[.$H$292]+3;&quot;h&quot;)" office:value-type="string" office:string-value="mhpmcounter23h" calcext:value-type="string">
            <text:p>mhpmcounter23h</text:p>
          </table:table-cell>
          <table:table-cell table:formula="of:=CONCATENATE(&quot;Upper 32 bits of mhpmcounter&quot;;[.H312]-[.$H$292]+3)" office:value-type="string" office:string-value="Upper 32 bits of mhpmcounter23" calcext:value-type="string">
            <text:p>Upper 32 bits of mhpmcounter23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12];(LEN([.A312])-2)))" office:value-type="float" office:value="2967" calcext:value-type="float">
            <text:p>2967</text:p>
          </table:table-cell>
          <table:table-cell table:formula="of:=IF([.H312]-[.H31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12]+1;3))" office:value-type="string" office:string-value="0xB98" calcext:value-type="string">
            <text:p>0xB98</text:p>
          </table:table-cell>
          <table:table-cell office:value-type="string" calcext:value-type="string">
            <text:p>MRW</text:p>
          </table:table-cell>
          <table:table-cell table:formula="of:=CONCATENATE(&quot;mhpmcounter&quot;;[.H313]-[.$H$292]+3;&quot;h&quot;)" office:value-type="string" office:string-value="mhpmcounter24h" calcext:value-type="string">
            <text:p>mhpmcounter24h</text:p>
          </table:table-cell>
          <table:table-cell table:formula="of:=CONCATENATE(&quot;Upper 32 bits of mhpmcounter&quot;;[.H313]-[.$H$292]+3)" office:value-type="string" office:string-value="Upper 32 bits of mhpmcounter24" calcext:value-type="string">
            <text:p>Upper 32 bits of mhpmcounter24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13];(LEN([.A313])-2)))" office:value-type="float" office:value="2968" calcext:value-type="float">
            <text:p>2968</text:p>
          </table:table-cell>
          <table:table-cell table:formula="of:=IF([.H313]-[.H31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13]+1;3))" office:value-type="string" office:string-value="0xB99" calcext:value-type="string">
            <text:p>0xB99</text:p>
          </table:table-cell>
          <table:table-cell office:value-type="string" calcext:value-type="string">
            <text:p>MRW</text:p>
          </table:table-cell>
          <table:table-cell table:formula="of:=CONCATENATE(&quot;mhpmcounter&quot;;[.H314]-[.$H$292]+3;&quot;h&quot;)" office:value-type="string" office:string-value="mhpmcounter25h" calcext:value-type="string">
            <text:p>mhpmcounter25h</text:p>
          </table:table-cell>
          <table:table-cell table:formula="of:=CONCATENATE(&quot;Upper 32 bits of mhpmcounter&quot;;[.H314]-[.$H$292]+3)" office:value-type="string" office:string-value="Upper 32 bits of mhpmcounter25" calcext:value-type="string">
            <text:p>Upper 32 bits of mhpmcounter25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14];(LEN([.A314])-2)))" office:value-type="float" office:value="2969" calcext:value-type="float">
            <text:p>2969</text:p>
          </table:table-cell>
          <table:table-cell table:formula="of:=IF([.H314]-[.H31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14]+1;3))" office:value-type="string" office:string-value="0xB9A" calcext:value-type="string">
            <text:p>0xB9A</text:p>
          </table:table-cell>
          <table:table-cell office:value-type="string" calcext:value-type="string">
            <text:p>MRW</text:p>
          </table:table-cell>
          <table:table-cell table:formula="of:=CONCATENATE(&quot;mhpmcounter&quot;;[.H315]-[.$H$292]+3;&quot;h&quot;)" office:value-type="string" office:string-value="mhpmcounter26h" calcext:value-type="string">
            <text:p>mhpmcounter26h</text:p>
          </table:table-cell>
          <table:table-cell table:formula="of:=CONCATENATE(&quot;Upper 32 bits of mhpmcounter&quot;;[.H315]-[.$H$292]+3)" office:value-type="string" office:string-value="Upper 32 bits of mhpmcounter26" calcext:value-type="string">
            <text:p>Upper 32 bits of mhpmcounter26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15];(LEN([.A315])-2)))" office:value-type="float" office:value="2970" calcext:value-type="float">
            <text:p>2970</text:p>
          </table:table-cell>
          <table:table-cell table:formula="of:=IF([.H315]-[.H31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15]+1;3))" office:value-type="string" office:string-value="0xB9B" calcext:value-type="string">
            <text:p>0xB9B</text:p>
          </table:table-cell>
          <table:table-cell office:value-type="string" calcext:value-type="string">
            <text:p>MRW</text:p>
          </table:table-cell>
          <table:table-cell table:formula="of:=CONCATENATE(&quot;mhpmcounter&quot;;[.H316]-[.$H$292]+3;&quot;h&quot;)" office:value-type="string" office:string-value="mhpmcounter27h" calcext:value-type="string">
            <text:p>mhpmcounter27h</text:p>
          </table:table-cell>
          <table:table-cell table:formula="of:=CONCATENATE(&quot;Upper 32 bits of mhpmcounter&quot;;[.H316]-[.$H$292]+3)" office:value-type="string" office:string-value="Upper 32 bits of mhpmcounter27" calcext:value-type="string">
            <text:p>Upper 32 bits of mhpmcounter27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16];(LEN([.A316])-2)))" office:value-type="float" office:value="2971" calcext:value-type="float">
            <text:p>2971</text:p>
          </table:table-cell>
          <table:table-cell table:formula="of:=IF([.H316]-[.H31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16]+1;3))" office:value-type="string" office:string-value="0xB9C" calcext:value-type="string">
            <text:p>0xB9C</text:p>
          </table:table-cell>
          <table:table-cell office:value-type="string" calcext:value-type="string">
            <text:p>MRW</text:p>
          </table:table-cell>
          <table:table-cell table:formula="of:=CONCATENATE(&quot;mhpmcounter&quot;;[.H317]-[.$H$292]+3;&quot;h&quot;)" office:value-type="string" office:string-value="mhpmcounter28h" calcext:value-type="string">
            <text:p>mhpmcounter28h</text:p>
          </table:table-cell>
          <table:table-cell table:formula="of:=CONCATENATE(&quot;Upper 32 bits of mhpmcounter&quot;;[.H317]-[.$H$292]+3)" office:value-type="string" office:string-value="Upper 32 bits of mhpmcounter28" calcext:value-type="string">
            <text:p>Upper 32 bits of mhpmcounter28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17];(LEN([.A317])-2)))" office:value-type="float" office:value="2972" calcext:value-type="float">
            <text:p>2972</text:p>
          </table:table-cell>
          <table:table-cell table:formula="of:=IF([.H317]-[.H31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17]+1;3))" office:value-type="string" office:string-value="0xB9D" calcext:value-type="string">
            <text:p>0xB9D</text:p>
          </table:table-cell>
          <table:table-cell office:value-type="string" calcext:value-type="string">
            <text:p>MRW</text:p>
          </table:table-cell>
          <table:table-cell table:formula="of:=CONCATENATE(&quot;mhpmcounter&quot;;[.H318]-[.$H$292]+3;&quot;h&quot;)" office:value-type="string" office:string-value="mhpmcounter29h" calcext:value-type="string">
            <text:p>mhpmcounter29h</text:p>
          </table:table-cell>
          <table:table-cell table:formula="of:=CONCATENATE(&quot;Upper 32 bits of mhpmcounter&quot;;[.H318]-[.$H$292]+3)" office:value-type="string" office:string-value="Upper 32 bits of mhpmcounter29" calcext:value-type="string">
            <text:p>Upper 32 bits of mhpmcounter29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18];(LEN([.A318])-2)))" office:value-type="float" office:value="2973" calcext:value-type="float">
            <text:p>2973</text:p>
          </table:table-cell>
          <table:table-cell table:formula="of:=IF([.H318]-[.H31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18]+1;3))" office:value-type="string" office:string-value="0xB9E" calcext:value-type="string">
            <text:p>0xB9E</text:p>
          </table:table-cell>
          <table:table-cell office:value-type="string" calcext:value-type="string">
            <text:p>MRW</text:p>
          </table:table-cell>
          <table:table-cell table:formula="of:=CONCATENATE(&quot;mhpmcounter&quot;;[.H319]-[.$H$292]+3;&quot;h&quot;)" office:value-type="string" office:string-value="mhpmcounter30h" calcext:value-type="string">
            <text:p>mhpmcounter30h</text:p>
          </table:table-cell>
          <table:table-cell table:formula="of:=CONCATENATE(&quot;Upper 32 bits of mhpmcounter&quot;;[.H319]-[.$H$292]+3)" office:value-type="string" office:string-value="Upper 32 bits of mhpmcounter30" calcext:value-type="string">
            <text:p>Upper 32 bits of mhpmcounter30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19];(LEN([.A319])-2)))" office:value-type="float" office:value="2974" calcext:value-type="float">
            <text:p>2974</text:p>
          </table:table-cell>
          <table:table-cell table:formula="of:=IF([.H319]-[.H31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19]+1;3))" office:value-type="string" office:string-value="0xB9F" calcext:value-type="string">
            <text:p>0xB9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h</text:p>
          </table:table-cell>
          <table:table-cell office:value-type="string" calcext:value-type="string">
            <text:p>Upper 32 bits of mhpmcounter31</text:p>
          </table:table-cell>
          <table:table-cell office:value-type="string" calcext:value-type="string">
            <text:p>Machine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20];(LEN([.A320])-2)))" office:value-type="float" office:value="2975" calcext:value-type="float">
            <text:p>2975</text:p>
          </table:table-cell>
          <table:table-cell table:formula="of:=IF([.H320]-[.H31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C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acfg0</text:p>
          </table:table-cell>
          <table:table-cell office:value-type="string" calcext:value-type="string">
            <text:p>CSR12_PMACFG0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21];(LEN([.A321])-2)))" office:value-type="float" office:value="3008" calcext:value-type="float">
            <text:p>3008</text:p>
          </table:table-cell>
          <table:table-cell table:formula="of:=IF([.H321]-[.H320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table:formula="of:=CONCATENATE(&quot;0x&quot;;DEC2HEX([.H321]+1;3))" office:value-type="string" office:string-value="0xBC1" calcext:value-type="string">
            <text:p>0xBC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acfg1</text:p>
          </table:table-cell>
          <table:table-cell office:value-type="string" calcext:value-type="string">
            <text:p>CSR12_PMACFG1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22];(LEN([.A322])-2)))" office:value-type="float" office:value="3009" calcext:value-type="float">
            <text:p>3009</text:p>
          </table:table-cell>
          <table:table-cell table:formula="of:=IF([.H322]-[.H32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22]+1;3))" office:value-type="string" office:string-value="0xBC2" calcext:value-type="string">
            <text:p>0xBC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acfg2</text:p>
          </table:table-cell>
          <table:table-cell office:value-type="string" calcext:value-type="string">
            <text:p>CSR12_PMACFG2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23];(LEN([.A323])-2)))" office:value-type="float" office:value="3010" calcext:value-type="float">
            <text:p>3010</text:p>
          </table:table-cell>
          <table:table-cell table:formula="of:=IF([.H323]-[.H32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23]+1;3))" office:value-type="string" office:string-value="0xBC3" calcext:value-type="string">
            <text:p>0xBC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acfg3</text:p>
          </table:table-cell>
          <table:table-cell office:value-type="string" calcext:value-type="string">
            <text:p>CSR12_PMACFG3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24];(LEN([.A324])-2)))" office:value-type="float" office:value="3011" calcext:value-type="float">
            <text:p>3011</text:p>
          </table:table-cell>
          <table:table-cell table:formula="of:=IF([.H324]-[.H32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Bd0</text:p>
          </table:table-cell>
          <table:table-cell office:value-type="string" calcext:value-type="string">
            <text:p>MRW</text:p>
          </table:table-cell>
          <table:table-cell table:formula="of:=CONCATENATE(&quot;pmaaddr&quot;;[.H325]-[.H325])" office:value-type="string" office:string-value="pmaaddr0" calcext:value-type="string">
            <text:p>pmaaddr0</text:p>
          </table:table-cell>
          <table:table-cell office:value-type="string" calcext:value-type="string">
            <text:p>CSR12_PMAADDR0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25];(LEN([.A325])-2)))" office:value-type="float" office:value="3024" calcext:value-type="float">
            <text:p>3024</text:p>
          </table:table-cell>
          <table:table-cell table:formula="of:=IF([.H325]-[.H324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table:formula="of:=CONCATENATE(&quot;0x&quot;;DEC2HEX([.H325]+1;3))" office:value-type="string" office:string-value="0xBD1" calcext:value-type="string">
            <text:p>0xBD1</text:p>
          </table:table-cell>
          <table:table-cell office:value-type="string" calcext:value-type="string">
            <text:p>MRW</text:p>
          </table:table-cell>
          <table:table-cell table:formula="of:=CONCATENATE(&quot;pmaaddr&quot;;[.H326]-[.$H$325])" office:value-type="string" office:string-value="pmaaddr1" calcext:value-type="string">
            <text:p>pmaaddr1</text:p>
          </table:table-cell>
          <table:table-cell office:value-type="string" calcext:value-type="string">
            <text:p>CSR12_PMAADDR1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26];(LEN([.A326])-2)))" office:value-type="float" office:value="3025" calcext:value-type="float">
            <text:p>3025</text:p>
          </table:table-cell>
          <table:table-cell table:formula="of:=IF([.H326]-[.H32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26]+1;3))" office:value-type="string" office:string-value="0xBD2" calcext:value-type="string">
            <text:p>0xBD2</text:p>
          </table:table-cell>
          <table:table-cell office:value-type="string" calcext:value-type="string">
            <text:p>MRW</text:p>
          </table:table-cell>
          <table:table-cell table:formula="of:=CONCATENATE(&quot;pmaaddr&quot;;[.H327]-[.$H$325])" office:value-type="string" office:string-value="pmaaddr2" calcext:value-type="string">
            <text:p>pmaaddr2</text:p>
          </table:table-cell>
          <table:table-cell office:value-type="string" calcext:value-type="string">
            <text:p>CSR12_PMAADDR2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27];(LEN([.A327])-2)))" office:value-type="float" office:value="3026" calcext:value-type="float">
            <text:p>3026</text:p>
          </table:table-cell>
          <table:table-cell table:formula="of:=IF([.H327]-[.H32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27]+1;3))" office:value-type="string" office:string-value="0xBD3" calcext:value-type="string">
            <text:p>0xBD3</text:p>
          </table:table-cell>
          <table:table-cell office:value-type="string" calcext:value-type="string">
            <text:p>MRW</text:p>
          </table:table-cell>
          <table:table-cell table:formula="of:=CONCATENATE(&quot;pmaaddr&quot;;[.H328]-[.$H$325])" office:value-type="string" office:string-value="pmaaddr3" calcext:value-type="string">
            <text:p>pmaaddr3</text:p>
          </table:table-cell>
          <table:table-cell office:value-type="string" calcext:value-type="string">
            <text:p>CSR12_PMAADDR3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28];(LEN([.A328])-2)))" office:value-type="float" office:value="3027" calcext:value-type="float">
            <text:p>3027</text:p>
          </table:table-cell>
          <table:table-cell table:formula="of:=IF([.H328]-[.H32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28]+1;3))" office:value-type="string" office:string-value="0xBD4" calcext:value-type="string">
            <text:p>0xBD4</text:p>
          </table:table-cell>
          <table:table-cell office:value-type="string" calcext:value-type="string">
            <text:p>MRW</text:p>
          </table:table-cell>
          <table:table-cell table:formula="of:=CONCATENATE(&quot;pmaaddr&quot;;[.H329]-[.$H$325])" office:value-type="string" office:string-value="pmaaddr4" calcext:value-type="string">
            <text:p>pmaaddr4</text:p>
          </table:table-cell>
          <table:table-cell office:value-type="string" calcext:value-type="string">
            <text:p>CSR12_PMAADDR4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29];(LEN([.A329])-2)))" office:value-type="float" office:value="3028" calcext:value-type="float">
            <text:p>3028</text:p>
          </table:table-cell>
          <table:table-cell table:formula="of:=IF([.H329]-[.H32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29]+1;3))" office:value-type="string" office:string-value="0xBD5" calcext:value-type="string">
            <text:p>0xBD5</text:p>
          </table:table-cell>
          <table:table-cell office:value-type="string" calcext:value-type="string">
            <text:p>MRW</text:p>
          </table:table-cell>
          <table:table-cell table:formula="of:=CONCATENATE(&quot;pmaaddr&quot;;[.H330]-[.$H$325])" office:value-type="string" office:string-value="pmaaddr5" calcext:value-type="string">
            <text:p>pmaaddr5</text:p>
          </table:table-cell>
          <table:table-cell office:value-type="string" calcext:value-type="string">
            <text:p>CSR12_PMAADDR5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30];(LEN([.A330])-2)))" office:value-type="float" office:value="3029" calcext:value-type="float">
            <text:p>3029</text:p>
          </table:table-cell>
          <table:table-cell table:formula="of:=IF([.H330]-[.H32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30]+1;3))" office:value-type="string" office:string-value="0xBD6" calcext:value-type="string">
            <text:p>0xBD6</text:p>
          </table:table-cell>
          <table:table-cell office:value-type="string" calcext:value-type="string">
            <text:p>MRW</text:p>
          </table:table-cell>
          <table:table-cell table:formula="of:=CONCATENATE(&quot;pmaaddr&quot;;[.H331]-[.$H$325])" office:value-type="string" office:string-value="pmaaddr6" calcext:value-type="string">
            <text:p>pmaaddr6</text:p>
          </table:table-cell>
          <table:table-cell office:value-type="string" calcext:value-type="string">
            <text:p>CSR12_PMAADDR6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31];(LEN([.A331])-2)))" office:value-type="float" office:value="3030" calcext:value-type="float">
            <text:p>3030</text:p>
          </table:table-cell>
          <table:table-cell table:formula="of:=IF([.H331]-[.H33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31]+1;3))" office:value-type="string" office:string-value="0xBD7" calcext:value-type="string">
            <text:p>0xBD7</text:p>
          </table:table-cell>
          <table:table-cell office:value-type="string" calcext:value-type="string">
            <text:p>MRW</text:p>
          </table:table-cell>
          <table:table-cell table:formula="of:=CONCATENATE(&quot;pmaaddr&quot;;[.H332]-[.$H$325])" office:value-type="string" office:string-value="pmaaddr7" calcext:value-type="string">
            <text:p>pmaaddr7</text:p>
          </table:table-cell>
          <table:table-cell office:value-type="string" calcext:value-type="string">
            <text:p>CSR12_PMAADDR7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32];(LEN([.A332])-2)))" office:value-type="float" office:value="3031" calcext:value-type="float">
            <text:p>3031</text:p>
          </table:table-cell>
          <table:table-cell table:formula="of:=IF([.H332]-[.H33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32]+1;3))" office:value-type="string" office:string-value="0xBD8" calcext:value-type="string">
            <text:p>0xBD8</text:p>
          </table:table-cell>
          <table:table-cell office:value-type="string" calcext:value-type="string">
            <text:p>MRW</text:p>
          </table:table-cell>
          <table:table-cell table:formula="of:=CONCATENATE(&quot;pmaaddr&quot;;[.H333]-[.$H$325])" office:value-type="string" office:string-value="pmaaddr8" calcext:value-type="string">
            <text:p>pmaaddr8</text:p>
          </table:table-cell>
          <table:table-cell office:value-type="string" calcext:value-type="string">
            <text:p>CSR12_PMAADDR8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33];(LEN([.A333])-2)))" office:value-type="float" office:value="3032" calcext:value-type="float">
            <text:p>3032</text:p>
          </table:table-cell>
          <table:table-cell table:formula="of:=IF([.H333]-[.H33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33]+1;3))" office:value-type="string" office:string-value="0xBD9" calcext:value-type="string">
            <text:p>0xBD9</text:p>
          </table:table-cell>
          <table:table-cell office:value-type="string" calcext:value-type="string">
            <text:p>MRW</text:p>
          </table:table-cell>
          <table:table-cell table:formula="of:=CONCATENATE(&quot;pmaaddr&quot;;[.H334]-[.$H$325])" office:value-type="string" office:string-value="pmaaddr9" calcext:value-type="string">
            <text:p>pmaaddr9</text:p>
          </table:table-cell>
          <table:table-cell office:value-type="string" calcext:value-type="string">
            <text:p>CSR12_PMAADDR9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34];(LEN([.A334])-2)))" office:value-type="float" office:value="3033" calcext:value-type="float">
            <text:p>3033</text:p>
          </table:table-cell>
          <table:table-cell table:formula="of:=IF([.H334]-[.H33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34]+1;3))" office:value-type="string" office:string-value="0xBDA" calcext:value-type="string">
            <text:p>0xBDA</text:p>
          </table:table-cell>
          <table:table-cell office:value-type="string" calcext:value-type="string">
            <text:p>MRW</text:p>
          </table:table-cell>
          <table:table-cell table:formula="of:=CONCATENATE(&quot;pmaaddr&quot;;[.H335]-[.$H$325])" office:value-type="string" office:string-value="pmaaddr10" calcext:value-type="string">
            <text:p>pmaaddr10</text:p>
          </table:table-cell>
          <table:table-cell office:value-type="string" calcext:value-type="string">
            <text:p>CSR12_PMAADDR10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35];(LEN([.A335])-2)))" office:value-type="float" office:value="3034" calcext:value-type="float">
            <text:p>3034</text:p>
          </table:table-cell>
          <table:table-cell table:formula="of:=IF([.H335]-[.H33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35]+1;3))" office:value-type="string" office:string-value="0xBDB" calcext:value-type="string">
            <text:p>0xBDB</text:p>
          </table:table-cell>
          <table:table-cell office:value-type="string" calcext:value-type="string">
            <text:p>MRW</text:p>
          </table:table-cell>
          <table:table-cell table:formula="of:=CONCATENATE(&quot;pmaaddr&quot;;[.H336]-[.$H$325])" office:value-type="string" office:string-value="pmaaddr11" calcext:value-type="string">
            <text:p>pmaaddr11</text:p>
          </table:table-cell>
          <table:table-cell office:value-type="string" calcext:value-type="string">
            <text:p>CSR12_PMAADDR11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36];(LEN([.A336])-2)))" office:value-type="float" office:value="3035" calcext:value-type="float">
            <text:p>3035</text:p>
          </table:table-cell>
          <table:table-cell table:formula="of:=IF([.H336]-[.H33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36]+1;3))" office:value-type="string" office:string-value="0xBDC" calcext:value-type="string">
            <text:p>0xBDC</text:p>
          </table:table-cell>
          <table:table-cell office:value-type="string" calcext:value-type="string">
            <text:p>MRW</text:p>
          </table:table-cell>
          <table:table-cell table:formula="of:=CONCATENATE(&quot;pmaaddr&quot;;[.H337]-[.$H$325])" office:value-type="string" office:string-value="pmaaddr12" calcext:value-type="string">
            <text:p>pmaaddr12</text:p>
          </table:table-cell>
          <table:table-cell office:value-type="string" calcext:value-type="string">
            <text:p>CSR12_PMAADDR12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37];(LEN([.A337])-2)))" office:value-type="float" office:value="3036" calcext:value-type="float">
            <text:p>3036</text:p>
          </table:table-cell>
          <table:table-cell table:formula="of:=IF([.H337]-[.H33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37]+1;3))" office:value-type="string" office:string-value="0xBDD" calcext:value-type="string">
            <text:p>0xBDD</text:p>
          </table:table-cell>
          <table:table-cell office:value-type="string" calcext:value-type="string">
            <text:p>MRW</text:p>
          </table:table-cell>
          <table:table-cell table:formula="of:=CONCATENATE(&quot;pmaaddr&quot;;[.H338]-[.$H$325])" office:value-type="string" office:string-value="pmaaddr13" calcext:value-type="string">
            <text:p>pmaaddr13</text:p>
          </table:table-cell>
          <table:table-cell office:value-type="string" calcext:value-type="string">
            <text:p>CSR12_PMAADDR13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38];(LEN([.A338])-2)))" office:value-type="float" office:value="3037" calcext:value-type="float">
            <text:p>3037</text:p>
          </table:table-cell>
          <table:table-cell table:formula="of:=IF([.H338]-[.H33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38]+1;3))" office:value-type="string" office:string-value="0xBDE" calcext:value-type="string">
            <text:p>0xBDE</text:p>
          </table:table-cell>
          <table:table-cell office:value-type="string" calcext:value-type="string">
            <text:p>MRW</text:p>
          </table:table-cell>
          <table:table-cell table:formula="of:=CONCATENATE(&quot;pmaaddr&quot;;[.H339]-[.$H$325])" office:value-type="string" office:string-value="pmaaddr14" calcext:value-type="string">
            <text:p>pmaaddr14</text:p>
          </table:table-cell>
          <table:table-cell office:value-type="string" calcext:value-type="string">
            <text:p>CSR12_PMAADDR14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39];(LEN([.A339])-2)))" office:value-type="float" office:value="3038" calcext:value-type="float">
            <text:p>3038</text:p>
          </table:table-cell>
          <table:table-cell table:formula="of:=IF([.H339]-[.H33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39]+1;3))" office:value-type="string" office:string-value="0xBDF" calcext:value-type="string">
            <text:p>0xBDF</text:p>
          </table:table-cell>
          <table:table-cell office:value-type="string" calcext:value-type="string">
            <text:p>MRW</text:p>
          </table:table-cell>
          <table:table-cell table:formula="of:=CONCATENATE(&quot;pmaaddr&quot;;[.H340]-[.$H$325])" office:value-type="string" office:string-value="pmaaddr15" calcext:value-type="string">
            <text:p>pmaaddr15</text:p>
          </table:table-cell>
          <table:table-cell office:value-type="string" calcext:value-type="string">
            <text:p>CSR12_PMAADDR15</text:p>
          </table:table-cell>
          <table:table-cell office:value-type="string" calcext:value-type="string">
            <text:p>custom read/write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340];(LEN([.A340])-2)))" office:value-type="float" office:value="3039" calcext:value-type="float">
            <text:p>3039</text:p>
          </table:table-cell>
          <table:table-cell table:formula="of:=IF([.H340]-[.H33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0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ycle counter for RDCYCLE instruction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41];(LEN([.A341])-2)))" office:value-type="float" office:value="3072" calcext:value-type="float">
            <text:p>3072</text:p>
          </table:table-cell>
          <table:table-cell table:formula="of:=IF([.H341]-[.H340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0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r for RDTIME instruction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42];(LEN([.A342])-2)))" office:value-type="float" office:value="3073" calcext:value-type="float">
            <text:p>3073</text:p>
          </table:table-cell>
          <table:table-cell table:formula="of:=IF([.H342]-[.H34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0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</text:p>
          </table:table-cell>
          <table:table-cell office:value-type="string" calcext:value-type="string">
            <text:p>Instructions-retired counter for RDINSTRET instruction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43];(LEN([.A343])-2)))" office:value-type="float" office:value="3074" calcext:value-type="float">
            <text:p>3074</text:p>
          </table:table-cell>
          <table:table-cell table:formula="of:=IF([.H343]-[.H34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0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44];(LEN([.A344])-2)))" office:value-type="float" office:value="3075" calcext:value-type="float">
            <text:p>3075</text:p>
          </table:table-cell>
          <table:table-cell table:formula="of:=IF([.H344]-[.H34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0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45];(LEN([.A345])-2)))" office:value-type="float" office:value="3076" calcext:value-type="float">
            <text:p>3076</text:p>
          </table:table-cell>
          <table:table-cell table:formula="of:=IF([.H345]-[.H34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45]+1;3))" office:value-type="string" office:string-value="0xC05" calcext:value-type="string">
            <text:p>0xC05</text:p>
          </table:table-cell>
          <table:table-cell office:value-type="string" calcext:value-type="string">
            <text:p>URO</text:p>
          </table:table-cell>
          <table:table-cell table:formula="of:=CONCATENATE(&quot;hpmcounter&quot;;[.H346]-[.$H$344]+3)" office:value-type="string" office:string-value="hpmcounter5" calcext:value-type="string">
            <text:p>hpmcounter5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46];(LEN([.A346])-2)))" office:value-type="float" office:value="3077" calcext:value-type="float">
            <text:p>3077</text:p>
          </table:table-cell>
          <table:table-cell table:formula="of:=IF([.H346]-[.H34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46]+1;3))" office:value-type="string" office:string-value="0xC06" calcext:value-type="string">
            <text:p>0xC06</text:p>
          </table:table-cell>
          <table:table-cell office:value-type="string" calcext:value-type="string">
            <text:p>URO</text:p>
          </table:table-cell>
          <table:table-cell table:formula="of:=CONCATENATE(&quot;hpmcounter&quot;;[.H346]+4-3075)" office:value-type="string" office:string-value="hpmcounter6" calcext:value-type="string">
            <text:p>hpmcounter6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47];(LEN([.A347])-2)))" office:value-type="float" office:value="3078" calcext:value-type="float">
            <text:p>3078</text:p>
          </table:table-cell>
          <table:table-cell table:formula="of:=IF([.H347]-[.H34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47]+1;3))" office:value-type="string" office:string-value="0xC07" calcext:value-type="string">
            <text:p>0xC07</text:p>
          </table:table-cell>
          <table:table-cell office:value-type="string" calcext:value-type="string">
            <text:p>URO</text:p>
          </table:table-cell>
          <table:table-cell table:formula="of:=CONCATENATE(&quot;hpmcounter&quot;;[.H347]+4-3075)" office:value-type="string" office:string-value="hpmcounter7" calcext:value-type="string">
            <text:p>hpmcounter7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48];(LEN([.A348])-2)))" office:value-type="float" office:value="3079" calcext:value-type="float">
            <text:p>3079</text:p>
          </table:table-cell>
          <table:table-cell table:formula="of:=IF([.H348]-[.H34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48]+1;3))" office:value-type="string" office:string-value="0xC08" calcext:value-type="string">
            <text:p>0xC08</text:p>
          </table:table-cell>
          <table:table-cell office:value-type="string" calcext:value-type="string">
            <text:p>URO</text:p>
          </table:table-cell>
          <table:table-cell table:formula="of:=CONCATENATE(&quot;hpmcounter&quot;;[.H348]+4-3075)" office:value-type="string" office:string-value="hpmcounter8" calcext:value-type="string">
            <text:p>hpmcounter8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49];(LEN([.A349])-2)))" office:value-type="float" office:value="3080" calcext:value-type="float">
            <text:p>3080</text:p>
          </table:table-cell>
          <table:table-cell table:formula="of:=IF([.H349]-[.H34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49]+1;3))" office:value-type="string" office:string-value="0xC09" calcext:value-type="string">
            <text:p>0xC09</text:p>
          </table:table-cell>
          <table:table-cell office:value-type="string" calcext:value-type="string">
            <text:p>URO</text:p>
          </table:table-cell>
          <table:table-cell table:formula="of:=CONCATENATE(&quot;hpmcounter&quot;;[.H349]+4-3075)" office:value-type="string" office:string-value="hpmcounter9" calcext:value-type="string">
            <text:p>hpmcounter9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50];(LEN([.A350])-2)))" office:value-type="float" office:value="3081" calcext:value-type="float">
            <text:p>3081</text:p>
          </table:table-cell>
          <table:table-cell table:formula="of:=IF([.H350]-[.H34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50]+1;3))" office:value-type="string" office:string-value="0xC0A" calcext:value-type="string">
            <text:p>0xC0A</text:p>
          </table:table-cell>
          <table:table-cell office:value-type="string" calcext:value-type="string">
            <text:p>URO</text:p>
          </table:table-cell>
          <table:table-cell table:formula="of:=CONCATENATE(&quot;hpmcounter&quot;;[.H350]+4-3075)" office:value-type="string" office:string-value="hpmcounter10" calcext:value-type="string">
            <text:p>hpmcounter10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51];(LEN([.A351])-2)))" office:value-type="float" office:value="3082" calcext:value-type="float">
            <text:p>3082</text:p>
          </table:table-cell>
          <table:table-cell table:formula="of:=IF([.H351]-[.H35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51]+1;3))" office:value-type="string" office:string-value="0xC0B" calcext:value-type="string">
            <text:p>0xC0B</text:p>
          </table:table-cell>
          <table:table-cell office:value-type="string" calcext:value-type="string">
            <text:p>URO</text:p>
          </table:table-cell>
          <table:table-cell table:formula="of:=CONCATENATE(&quot;hpmcounter&quot;;[.H351]+4-3075)" office:value-type="string" office:string-value="hpmcounter11" calcext:value-type="string">
            <text:p>hpmcounter11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52];(LEN([.A352])-2)))" office:value-type="float" office:value="3083" calcext:value-type="float">
            <text:p>3083</text:p>
          </table:table-cell>
          <table:table-cell table:formula="of:=IF([.H352]-[.H35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52]+1;3))" office:value-type="string" office:string-value="0xC0C" calcext:value-type="string">
            <text:p>0xC0C</text:p>
          </table:table-cell>
          <table:table-cell office:value-type="string" calcext:value-type="string">
            <text:p>URO</text:p>
          </table:table-cell>
          <table:table-cell table:formula="of:=CONCATENATE(&quot;hpmcounter&quot;;[.H352]+4-3075)" office:value-type="string" office:string-value="hpmcounter12" calcext:value-type="string">
            <text:p>hpmcounter12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53];(LEN([.A353])-2)))" office:value-type="float" office:value="3084" calcext:value-type="float">
            <text:p>3084</text:p>
          </table:table-cell>
          <table:table-cell table:formula="of:=IF([.H353]-[.H35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53]+1;3))" office:value-type="string" office:string-value="0xC0D" calcext:value-type="string">
            <text:p>0xC0D</text:p>
          </table:table-cell>
          <table:table-cell office:value-type="string" calcext:value-type="string">
            <text:p>URO</text:p>
          </table:table-cell>
          <table:table-cell table:formula="of:=CONCATENATE(&quot;hpmcounter&quot;;[.H353]+4-3075)" office:value-type="string" office:string-value="hpmcounter13" calcext:value-type="string">
            <text:p>hpmcounter13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54];(LEN([.A354])-2)))" office:value-type="float" office:value="3085" calcext:value-type="float">
            <text:p>3085</text:p>
          </table:table-cell>
          <table:table-cell table:formula="of:=IF([.H354]-[.H35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54]+1;3))" office:value-type="string" office:string-value="0xC0E" calcext:value-type="string">
            <text:p>0xC0E</text:p>
          </table:table-cell>
          <table:table-cell office:value-type="string" calcext:value-type="string">
            <text:p>URO</text:p>
          </table:table-cell>
          <table:table-cell table:formula="of:=CONCATENATE(&quot;hpmcounter&quot;;[.H354]+4-3075)" office:value-type="string" office:string-value="hpmcounter14" calcext:value-type="string">
            <text:p>hpmcounter14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55];(LEN([.A355])-2)))" office:value-type="float" office:value="3086" calcext:value-type="float">
            <text:p>3086</text:p>
          </table:table-cell>
          <table:table-cell table:formula="of:=IF([.H355]-[.H35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55]+1;3))" office:value-type="string" office:string-value="0xC0F" calcext:value-type="string">
            <text:p>0xC0F</text:p>
          </table:table-cell>
          <table:table-cell office:value-type="string" calcext:value-type="string">
            <text:p>URO</text:p>
          </table:table-cell>
          <table:table-cell table:formula="of:=CONCATENATE(&quot;hpmcounter&quot;;[.H355]+4-3075)" office:value-type="string" office:string-value="hpmcounter15" calcext:value-type="string">
            <text:p>hpmcounter15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56];(LEN([.A356])-2)))" office:value-type="float" office:value="3087" calcext:value-type="float">
            <text:p>3087</text:p>
          </table:table-cell>
          <table:table-cell table:formula="of:=IF([.H356]-[.H35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56]+1;3))" office:value-type="string" office:string-value="0xC10" calcext:value-type="string">
            <text:p>0xC10</text:p>
          </table:table-cell>
          <table:table-cell office:value-type="string" calcext:value-type="string">
            <text:p>URO</text:p>
          </table:table-cell>
          <table:table-cell table:formula="of:=CONCATENATE(&quot;hpmcounter&quot;;[.H356]+4-3075)" office:value-type="string" office:string-value="hpmcounter16" calcext:value-type="string">
            <text:p>hpmcounter16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57];(LEN([.A357])-2)))" office:value-type="float" office:value="3088" calcext:value-type="float">
            <text:p>3088</text:p>
          </table:table-cell>
          <table:table-cell table:formula="of:=IF([.H357]-[.H35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57]+1;3))" office:value-type="string" office:string-value="0xC11" calcext:value-type="string">
            <text:p>0xC11</text:p>
          </table:table-cell>
          <table:table-cell office:value-type="string" calcext:value-type="string">
            <text:p>URO</text:p>
          </table:table-cell>
          <table:table-cell table:formula="of:=CONCATENATE(&quot;hpmcounter&quot;;[.H357]+4-3075)" office:value-type="string" office:string-value="hpmcounter17" calcext:value-type="string">
            <text:p>hpmcounter17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58];(LEN([.A358])-2)))" office:value-type="float" office:value="3089" calcext:value-type="float">
            <text:p>3089</text:p>
          </table:table-cell>
          <table:table-cell table:formula="of:=IF([.H358]-[.H35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58]+1;3))" office:value-type="string" office:string-value="0xC12" calcext:value-type="string">
            <text:p>0xC12</text:p>
          </table:table-cell>
          <table:table-cell office:value-type="string" calcext:value-type="string">
            <text:p>URO</text:p>
          </table:table-cell>
          <table:table-cell table:formula="of:=CONCATENATE(&quot;hpmcounter&quot;;[.H358]+4-3075)" office:value-type="string" office:string-value="hpmcounter18" calcext:value-type="string">
            <text:p>hpmcounter18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59];(LEN([.A359])-2)))" office:value-type="float" office:value="3090" calcext:value-type="float">
            <text:p>3090</text:p>
          </table:table-cell>
          <table:table-cell table:formula="of:=IF([.H359]-[.H35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59]+1;3))" office:value-type="string" office:string-value="0xC13" calcext:value-type="string">
            <text:p>0xC13</text:p>
          </table:table-cell>
          <table:table-cell office:value-type="string" calcext:value-type="string">
            <text:p>URO</text:p>
          </table:table-cell>
          <table:table-cell table:formula="of:=CONCATENATE(&quot;hpmcounter&quot;;[.H359]+4-3075)" office:value-type="string" office:string-value="hpmcounter19" calcext:value-type="string">
            <text:p>hpmcounter19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60];(LEN([.A360])-2)))" office:value-type="float" office:value="3091" calcext:value-type="float">
            <text:p>3091</text:p>
          </table:table-cell>
          <table:table-cell table:formula="of:=IF([.H360]-[.H35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60]+1;3))" office:value-type="string" office:string-value="0xC14" calcext:value-type="string">
            <text:p>0xC14</text:p>
          </table:table-cell>
          <table:table-cell office:value-type="string" calcext:value-type="string">
            <text:p>URO</text:p>
          </table:table-cell>
          <table:table-cell table:formula="of:=CONCATENATE(&quot;hpmcounter&quot;;[.H360]+4-3075)" office:value-type="string" office:string-value="hpmcounter20" calcext:value-type="string">
            <text:p>hpmcounter20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61];(LEN([.A361])-2)))" office:value-type="float" office:value="3092" calcext:value-type="float">
            <text:p>3092</text:p>
          </table:table-cell>
          <table:table-cell table:formula="of:=IF([.H361]-[.H36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61]+1;3))" office:value-type="string" office:string-value="0xC15" calcext:value-type="string">
            <text:p>0xC15</text:p>
          </table:table-cell>
          <table:table-cell office:value-type="string" calcext:value-type="string">
            <text:p>URO</text:p>
          </table:table-cell>
          <table:table-cell table:formula="of:=CONCATENATE(&quot;hpmcounter&quot;;[.H361]+4-3075)" office:value-type="string" office:string-value="hpmcounter21" calcext:value-type="string">
            <text:p>hpmcounter21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62];(LEN([.A362])-2)))" office:value-type="float" office:value="3093" calcext:value-type="float">
            <text:p>3093</text:p>
          </table:table-cell>
          <table:table-cell table:formula="of:=IF([.H362]-[.H36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62]+1;3))" office:value-type="string" office:string-value="0xC16" calcext:value-type="string">
            <text:p>0xC16</text:p>
          </table:table-cell>
          <table:table-cell office:value-type="string" calcext:value-type="string">
            <text:p>URO</text:p>
          </table:table-cell>
          <table:table-cell table:formula="of:=CONCATENATE(&quot;hpmcounter&quot;;[.H362]+4-3075)" office:value-type="string" office:string-value="hpmcounter22" calcext:value-type="string">
            <text:p>hpmcounter22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63];(LEN([.A363])-2)))" office:value-type="float" office:value="3094" calcext:value-type="float">
            <text:p>3094</text:p>
          </table:table-cell>
          <table:table-cell table:formula="of:=IF([.H363]-[.H36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63]+1;3))" office:value-type="string" office:string-value="0xC17" calcext:value-type="string">
            <text:p>0xC17</text:p>
          </table:table-cell>
          <table:table-cell office:value-type="string" calcext:value-type="string">
            <text:p>URO</text:p>
          </table:table-cell>
          <table:table-cell table:formula="of:=CONCATENATE(&quot;hpmcounter&quot;;[.H363]+4-3075)" office:value-type="string" office:string-value="hpmcounter23" calcext:value-type="string">
            <text:p>hpmcounter23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64];(LEN([.A364])-2)))" office:value-type="float" office:value="3095" calcext:value-type="float">
            <text:p>3095</text:p>
          </table:table-cell>
          <table:table-cell table:formula="of:=IF([.H364]-[.H36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64]+1;3))" office:value-type="string" office:string-value="0xC18" calcext:value-type="string">
            <text:p>0xC18</text:p>
          </table:table-cell>
          <table:table-cell office:value-type="string" calcext:value-type="string">
            <text:p>URO</text:p>
          </table:table-cell>
          <table:table-cell table:formula="of:=CONCATENATE(&quot;hpmcounter&quot;;[.H364]+4-3075)" office:value-type="string" office:string-value="hpmcounter24" calcext:value-type="string">
            <text:p>hpmcounter24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65];(LEN([.A365])-2)))" office:value-type="float" office:value="3096" calcext:value-type="float">
            <text:p>3096</text:p>
          </table:table-cell>
          <table:table-cell table:formula="of:=IF([.H365]-[.H36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65]+1;3))" office:value-type="string" office:string-value="0xC19" calcext:value-type="string">
            <text:p>0xC19</text:p>
          </table:table-cell>
          <table:table-cell office:value-type="string" calcext:value-type="string">
            <text:p>URO</text:p>
          </table:table-cell>
          <table:table-cell table:formula="of:=CONCATENATE(&quot;hpmcounter&quot;;[.H365]+4-3075)" office:value-type="string" office:string-value="hpmcounter25" calcext:value-type="string">
            <text:p>hpmcounter25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66];(LEN([.A366])-2)))" office:value-type="float" office:value="3097" calcext:value-type="float">
            <text:p>3097</text:p>
          </table:table-cell>
          <table:table-cell table:formula="of:=IF([.H366]-[.H36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66]+1;3))" office:value-type="string" office:string-value="0xC1A" calcext:value-type="string">
            <text:p>0xC1A</text:p>
          </table:table-cell>
          <table:table-cell office:value-type="string" calcext:value-type="string">
            <text:p>URO</text:p>
          </table:table-cell>
          <table:table-cell table:formula="of:=CONCATENATE(&quot;hpmcounter&quot;;[.H366]+4-3075)" office:value-type="string" office:string-value="hpmcounter26" calcext:value-type="string">
            <text:p>hpmcounter26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67];(LEN([.A367])-2)))" office:value-type="float" office:value="3098" calcext:value-type="float">
            <text:p>3098</text:p>
          </table:table-cell>
          <table:table-cell table:formula="of:=IF([.H367]-[.H36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67]+1;3))" office:value-type="string" office:string-value="0xC1B" calcext:value-type="string">
            <text:p>0xC1B</text:p>
          </table:table-cell>
          <table:table-cell office:value-type="string" calcext:value-type="string">
            <text:p>URO</text:p>
          </table:table-cell>
          <table:table-cell table:formula="of:=CONCATENATE(&quot;hpmcounter&quot;;[.H367]+4-3075)" office:value-type="string" office:string-value="hpmcounter27" calcext:value-type="string">
            <text:p>hpmcounter27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68];(LEN([.A368])-2)))" office:value-type="float" office:value="3099" calcext:value-type="float">
            <text:p>3099</text:p>
          </table:table-cell>
          <table:table-cell table:formula="of:=IF([.H368]-[.H36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68]+1;3))" office:value-type="string" office:string-value="0xC1C" calcext:value-type="string">
            <text:p>0xC1C</text:p>
          </table:table-cell>
          <table:table-cell office:value-type="string" calcext:value-type="string">
            <text:p>URO</text:p>
          </table:table-cell>
          <table:table-cell table:formula="of:=CONCATENATE(&quot;hpmcounter&quot;;[.H368]+4-3075)" office:value-type="string" office:string-value="hpmcounter28" calcext:value-type="string">
            <text:p>hpmcounter28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69];(LEN([.A369])-2)))" office:value-type="float" office:value="3100" calcext:value-type="float">
            <text:p>3100</text:p>
          </table:table-cell>
          <table:table-cell table:formula="of:=IF([.H369]-[.H36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69]+1;3))" office:value-type="string" office:string-value="0xC1D" calcext:value-type="string">
            <text:p>0xC1D</text:p>
          </table:table-cell>
          <table:table-cell office:value-type="string" calcext:value-type="string">
            <text:p>URO</text:p>
          </table:table-cell>
          <table:table-cell table:formula="of:=CONCATENATE(&quot;hpmcounter&quot;;[.H369]+4-3075)" office:value-type="string" office:string-value="hpmcounter29" calcext:value-type="string">
            <text:p>hpmcounter29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70];(LEN([.A370])-2)))" office:value-type="float" office:value="3101" calcext:value-type="float">
            <text:p>3101</text:p>
          </table:table-cell>
          <table:table-cell table:formula="of:=IF([.H370]-[.H36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70]+1;3))" office:value-type="string" office:string-value="0xC1E" calcext:value-type="string">
            <text:p>0xC1E</text:p>
          </table:table-cell>
          <table:table-cell office:value-type="string" calcext:value-type="string">
            <text:p>URO</text:p>
          </table:table-cell>
          <table:table-cell table:formula="of:=CONCATENATE(&quot;hpmcounter&quot;;[.H370]+4-3075)" office:value-type="string" office:string-value="hpmcounter30" calcext:value-type="string">
            <text:p>hpmcounter30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71];(LEN([.A371])-2)))" office:value-type="float" office:value="3102" calcext:value-type="float">
            <text:p>3102</text:p>
          </table:table-cell>
          <table:table-cell table:formula="of:=IF([.H371]-[.H37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1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</text:p>
          </table:table-cell>
          <table:table-cell office:value-type="string" calcext:value-type="string">
            <text:p>Performance-monitoring counter.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72];(LEN([.A372])-2)))" office:value-type="float" office:value="3103" calcext:value-type="float">
            <text:p>3103</text:p>
          </table:table-cell>
          <table:table-cell table:formula="of:=IF([.H372]-[.H37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8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h</text:p>
          </table:table-cell>
          <table:table-cell office:value-type="string" calcext:value-type="string">
            <text:p>Upper 32 bits of cycle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73];(LEN([.A373])-2)))" office:value-type="float" office:value="3200" calcext:value-type="float">
            <text:p>3200</text:p>
          </table:table-cell>
          <table:table-cell table:formula="of:=IF([.H373]-[.H372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8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h</text:p>
          </table:table-cell>
          <table:table-cell office:value-type="string" calcext:value-type="string">
            <text:p>Upper 32 bits of time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74];(LEN([.A374])-2)))" office:value-type="float" office:value="3201" calcext:value-type="float">
            <text:p>3201</text:p>
          </table:table-cell>
          <table:table-cell table:formula="of:=IF([.H374]-[.H37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8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h</text:p>
          </table:table-cell>
          <table:table-cell office:value-type="string" calcext:value-type="string">
            <text:p>Upper 32 bits of instret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75];(LEN([.A375])-2)))" office:value-type="float" office:value="3202" calcext:value-type="float">
            <text:p>3202</text:p>
          </table:table-cell>
          <table:table-cell table:formula="of:=IF([.H375]-[.H37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8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h</text:p>
          </table:table-cell>
          <table:table-cell office:value-type="string" calcext:value-type="string">
            <text:p>Upper 32 bits of hpmcounter3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76];(LEN([.A376])-2)))" office:value-type="float" office:value="3203" calcext:value-type="float">
            <text:p>3203</text:p>
          </table:table-cell>
          <table:table-cell table:formula="of:=IF([.H376]-[.H37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8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h</text:p>
          </table:table-cell>
          <table:table-cell office:value-type="string" calcext:value-type="string">
            <text:p>Upper 32 bits of hpmcounter4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77];(LEN([.A377])-2)))" office:value-type="float" office:value="3204" calcext:value-type="float">
            <text:p>3204</text:p>
          </table:table-cell>
          <table:table-cell table:formula="of:=IF([.H377]-[.H37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77]+1;3))" office:value-type="string" office:string-value="0xC85" calcext:value-type="string">
            <text:p>0xC85</text:p>
          </table:table-cell>
          <table:table-cell office:value-type="string" calcext:value-type="string">
            <text:p>MRW</text:p>
          </table:table-cell>
          <table:table-cell table:formula="of:=CONCATENATE(&quot;hpmcounter&quot;;[.H378]-[.$H$376]+3;&quot;h&quot;)" office:value-type="string" office:string-value="hpmcounter5h" calcext:value-type="string">
            <text:p>hpmcounter5h</text:p>
          </table:table-cell>
          <table:table-cell table:formula="of:=CONCATENATE(&quot;Upper 32 bits of hpmcounter&quot;;[.H378]-[.$H$376]+3)" office:value-type="string" office:string-value="Upper 32 bits of hpmcounter5" calcext:value-type="string">
            <text:p>Upper 32 bits of hpmcounter5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78];(LEN([.A378])-2)))" office:value-type="float" office:value="3205" calcext:value-type="float">
            <text:p>3205</text:p>
          </table:table-cell>
          <table:table-cell table:formula="of:=IF([.H378]-[.H37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78]+1;3))" office:value-type="string" office:string-value="0xC86" calcext:value-type="string">
            <text:p>0xC86</text:p>
          </table:table-cell>
          <table:table-cell office:value-type="string" calcext:value-type="string">
            <text:p>MRW</text:p>
          </table:table-cell>
          <table:table-cell table:formula="of:=CONCATENATE(&quot;hpmcounter&quot;;[.H379]-[.$H$376]+3;&quot;h&quot;)" office:value-type="string" office:string-value="hpmcounter6h" calcext:value-type="string">
            <text:p>hpmcounter6h</text:p>
          </table:table-cell>
          <table:table-cell table:formula="of:=CONCATENATE(&quot;Upper 32 bits of hpmcounter&quot;;[.H379]-[.$H$376]+3)" office:value-type="string" office:string-value="Upper 32 bits of hpmcounter6" calcext:value-type="string">
            <text:p>Upper 32 bits of hpmcounter6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79];(LEN([.A379])-2)))" office:value-type="float" office:value="3206" calcext:value-type="float">
            <text:p>3206</text:p>
          </table:table-cell>
          <table:table-cell table:formula="of:=IF([.H379]-[.H37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79]+1;3))" office:value-type="string" office:string-value="0xC87" calcext:value-type="string">
            <text:p>0xC87</text:p>
          </table:table-cell>
          <table:table-cell office:value-type="string" calcext:value-type="string">
            <text:p>MRW</text:p>
          </table:table-cell>
          <table:table-cell table:formula="of:=CONCATENATE(&quot;hpmcounter&quot;;[.H380]-[.$H$376]+3;&quot;h&quot;)" office:value-type="string" office:string-value="hpmcounter7h" calcext:value-type="string">
            <text:p>hpmcounter7h</text:p>
          </table:table-cell>
          <table:table-cell table:formula="of:=CONCATENATE(&quot;Upper 32 bits of hpmcounter&quot;;[.H380]-[.$H$376]+3)" office:value-type="string" office:string-value="Upper 32 bits of hpmcounter7" calcext:value-type="string">
            <text:p>Upper 32 bits of hpmcounter7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80];(LEN([.A380])-2)))" office:value-type="float" office:value="3207" calcext:value-type="float">
            <text:p>3207</text:p>
          </table:table-cell>
          <table:table-cell table:formula="of:=IF([.H380]-[.H37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80]+1;3))" office:value-type="string" office:string-value="0xC88" calcext:value-type="string">
            <text:p>0xC88</text:p>
          </table:table-cell>
          <table:table-cell office:value-type="string" calcext:value-type="string">
            <text:p>MRW</text:p>
          </table:table-cell>
          <table:table-cell table:formula="of:=CONCATENATE(&quot;hpmcounter&quot;;[.H381]-[.$H$376]+3;&quot;h&quot;)" office:value-type="string" office:string-value="hpmcounter8h" calcext:value-type="string">
            <text:p>hpmcounter8h</text:p>
          </table:table-cell>
          <table:table-cell table:formula="of:=CONCATENATE(&quot;Upper 32 bits of hpmcounter&quot;;[.H381]-[.$H$376]+3)" office:value-type="string" office:string-value="Upper 32 bits of hpmcounter8" calcext:value-type="string">
            <text:p>Upper 32 bits of hpmcounter8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81];(LEN([.A381])-2)))" office:value-type="float" office:value="3208" calcext:value-type="float">
            <text:p>3208</text:p>
          </table:table-cell>
          <table:table-cell table:formula="of:=IF([.H381]-[.H38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81]+1;3))" office:value-type="string" office:string-value="0xC89" calcext:value-type="string">
            <text:p>0xC89</text:p>
          </table:table-cell>
          <table:table-cell office:value-type="string" calcext:value-type="string">
            <text:p>MRW</text:p>
          </table:table-cell>
          <table:table-cell table:formula="of:=CONCATENATE(&quot;hpmcounter&quot;;[.H382]-[.$H$376]+3;&quot;h&quot;)" office:value-type="string" office:string-value="hpmcounter9h" calcext:value-type="string">
            <text:p>hpmcounter9h</text:p>
          </table:table-cell>
          <table:table-cell table:formula="of:=CONCATENATE(&quot;Upper 32 bits of hpmcounter&quot;;[.H382]-[.$H$376]+3)" office:value-type="string" office:string-value="Upper 32 bits of hpmcounter9" calcext:value-type="string">
            <text:p>Upper 32 bits of hpmcounter9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82];(LEN([.A382])-2)))" office:value-type="float" office:value="3209" calcext:value-type="float">
            <text:p>3209</text:p>
          </table:table-cell>
          <table:table-cell table:formula="of:=IF([.H382]-[.H38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82]+1;3))" office:value-type="string" office:string-value="0xC8A" calcext:value-type="string">
            <text:p>0xC8A</text:p>
          </table:table-cell>
          <table:table-cell office:value-type="string" calcext:value-type="string">
            <text:p>MRW</text:p>
          </table:table-cell>
          <table:table-cell table:formula="of:=CONCATENATE(&quot;hpmcounter&quot;;[.H383]-[.$H$376]+3;&quot;h&quot;)" office:value-type="string" office:string-value="hpmcounter10h" calcext:value-type="string">
            <text:p>hpmcounter10h</text:p>
          </table:table-cell>
          <table:table-cell table:formula="of:=CONCATENATE(&quot;Upper 32 bits of hpmcounter&quot;;[.H383]-[.$H$376]+3)" office:value-type="string" office:string-value="Upper 32 bits of hpmcounter10" calcext:value-type="string">
            <text:p>Upper 32 bits of hpmcounter10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83];(LEN([.A383])-2)))" office:value-type="float" office:value="3210" calcext:value-type="float">
            <text:p>3210</text:p>
          </table:table-cell>
          <table:table-cell table:formula="of:=IF([.H383]-[.H38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83]+1;3))" office:value-type="string" office:string-value="0xC8B" calcext:value-type="string">
            <text:p>0xC8B</text:p>
          </table:table-cell>
          <table:table-cell office:value-type="string" calcext:value-type="string">
            <text:p>MRW</text:p>
          </table:table-cell>
          <table:table-cell table:formula="of:=CONCATENATE(&quot;hpmcounter&quot;;[.H384]-[.$H$376]+3;&quot;h&quot;)" office:value-type="string" office:string-value="hpmcounter11h" calcext:value-type="string">
            <text:p>hpmcounter11h</text:p>
          </table:table-cell>
          <table:table-cell table:formula="of:=CONCATENATE(&quot;Upper 32 bits of hpmcounter&quot;;[.H384]-[.$H$376]+3)" office:value-type="string" office:string-value="Upper 32 bits of hpmcounter11" calcext:value-type="string">
            <text:p>Upper 32 bits of hpmcounter11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84];(LEN([.A384])-2)))" office:value-type="float" office:value="3211" calcext:value-type="float">
            <text:p>3211</text:p>
          </table:table-cell>
          <table:table-cell table:formula="of:=IF([.H384]-[.H38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84]+1;3))" office:value-type="string" office:string-value="0xC8C" calcext:value-type="string">
            <text:p>0xC8C</text:p>
          </table:table-cell>
          <table:table-cell office:value-type="string" calcext:value-type="string">
            <text:p>MRW</text:p>
          </table:table-cell>
          <table:table-cell table:formula="of:=CONCATENATE(&quot;hpmcounter&quot;;[.H385]-[.$H$376]+3;&quot;h&quot;)" office:value-type="string" office:string-value="hpmcounter12h" calcext:value-type="string">
            <text:p>hpmcounter12h</text:p>
          </table:table-cell>
          <table:table-cell table:formula="of:=CONCATENATE(&quot;Upper 32 bits of hpmcounter&quot;;[.H385]-[.$H$376]+3)" office:value-type="string" office:string-value="Upper 32 bits of hpmcounter12" calcext:value-type="string">
            <text:p>Upper 32 bits of hpmcounter12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85];(LEN([.A385])-2)))" office:value-type="float" office:value="3212" calcext:value-type="float">
            <text:p>3212</text:p>
          </table:table-cell>
          <table:table-cell table:formula="of:=IF([.H385]-[.H38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85]+1;3))" office:value-type="string" office:string-value="0xC8D" calcext:value-type="string">
            <text:p>0xC8D</text:p>
          </table:table-cell>
          <table:table-cell office:value-type="string" calcext:value-type="string">
            <text:p>MRW</text:p>
          </table:table-cell>
          <table:table-cell table:formula="of:=CONCATENATE(&quot;hpmcounter&quot;;[.H386]-[.$H$376]+3;&quot;h&quot;)" office:value-type="string" office:string-value="hpmcounter13h" calcext:value-type="string">
            <text:p>hpmcounter13h</text:p>
          </table:table-cell>
          <table:table-cell table:formula="of:=CONCATENATE(&quot;Upper 32 bits of hpmcounter&quot;;[.H386]-[.$H$376]+3)" office:value-type="string" office:string-value="Upper 32 bits of hpmcounter13" calcext:value-type="string">
            <text:p>Upper 32 bits of hpmcounter13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86];(LEN([.A386])-2)))" office:value-type="float" office:value="3213" calcext:value-type="float">
            <text:p>3213</text:p>
          </table:table-cell>
          <table:table-cell table:formula="of:=IF([.H386]-[.H38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86]+1;3))" office:value-type="string" office:string-value="0xC8E" calcext:value-type="string">
            <text:p>0xC8E</text:p>
          </table:table-cell>
          <table:table-cell office:value-type="string" calcext:value-type="string">
            <text:p>MRW</text:p>
          </table:table-cell>
          <table:table-cell table:formula="of:=CONCATENATE(&quot;hpmcounter&quot;;[.H387]-[.$H$376]+3;&quot;h&quot;)" office:value-type="string" office:string-value="hpmcounter14h" calcext:value-type="string">
            <text:p>hpmcounter14h</text:p>
          </table:table-cell>
          <table:table-cell table:formula="of:=CONCATENATE(&quot;Upper 32 bits of hpmcounter&quot;;[.H387]-[.$H$376]+3)" office:value-type="string" office:string-value="Upper 32 bits of hpmcounter14" calcext:value-type="string">
            <text:p>Upper 32 bits of hpmcounter14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87];(LEN([.A387])-2)))" office:value-type="float" office:value="3214" calcext:value-type="float">
            <text:p>3214</text:p>
          </table:table-cell>
          <table:table-cell table:formula="of:=IF([.H387]-[.H38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87]+1;3))" office:value-type="string" office:string-value="0xC8F" calcext:value-type="string">
            <text:p>0xC8F</text:p>
          </table:table-cell>
          <table:table-cell office:value-type="string" calcext:value-type="string">
            <text:p>MRW</text:p>
          </table:table-cell>
          <table:table-cell table:formula="of:=CONCATENATE(&quot;hpmcounter&quot;;[.H388]-[.$H$376]+3;&quot;h&quot;)" office:value-type="string" office:string-value="hpmcounter15h" calcext:value-type="string">
            <text:p>hpmcounter15h</text:p>
          </table:table-cell>
          <table:table-cell table:formula="of:=CONCATENATE(&quot;Upper 32 bits of hpmcounter&quot;;[.H388]-[.$H$376]+3)" office:value-type="string" office:string-value="Upper 32 bits of hpmcounter15" calcext:value-type="string">
            <text:p>Upper 32 bits of hpmcounter15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88];(LEN([.A388])-2)))" office:value-type="float" office:value="3215" calcext:value-type="float">
            <text:p>3215</text:p>
          </table:table-cell>
          <table:table-cell table:formula="of:=IF([.H388]-[.H38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88]+1;3))" office:value-type="string" office:string-value="0xC90" calcext:value-type="string">
            <text:p>0xC90</text:p>
          </table:table-cell>
          <table:table-cell office:value-type="string" calcext:value-type="string">
            <text:p>MRW</text:p>
          </table:table-cell>
          <table:table-cell table:formula="of:=CONCATENATE(&quot;hpmcounter&quot;;[.H389]-[.$H$376]+3;&quot;h&quot;)" office:value-type="string" office:string-value="hpmcounter16h" calcext:value-type="string">
            <text:p>hpmcounter16h</text:p>
          </table:table-cell>
          <table:table-cell table:formula="of:=CONCATENATE(&quot;Upper 32 bits of hpmcounter&quot;;[.H389]-[.$H$376]+3)" office:value-type="string" office:string-value="Upper 32 bits of hpmcounter16" calcext:value-type="string">
            <text:p>Upper 32 bits of hpmcounter16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89];(LEN([.A389])-2)))" office:value-type="float" office:value="3216" calcext:value-type="float">
            <text:p>3216</text:p>
          </table:table-cell>
          <table:table-cell table:formula="of:=IF([.H389]-[.H38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89]+1;3))" office:value-type="string" office:string-value="0xC91" calcext:value-type="string">
            <text:p>0xC91</text:p>
          </table:table-cell>
          <table:table-cell office:value-type="string" calcext:value-type="string">
            <text:p>MRW</text:p>
          </table:table-cell>
          <table:table-cell table:formula="of:=CONCATENATE(&quot;hpmcounter&quot;;[.H390]-[.$H$376]+3;&quot;h&quot;)" office:value-type="string" office:string-value="hpmcounter17h" calcext:value-type="string">
            <text:p>hpmcounter17h</text:p>
          </table:table-cell>
          <table:table-cell table:formula="of:=CONCATENATE(&quot;Upper 32 bits of hpmcounter&quot;;[.H390]-[.$H$376]+3)" office:value-type="string" office:string-value="Upper 32 bits of hpmcounter17" calcext:value-type="string">
            <text:p>Upper 32 bits of hpmcounter17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90];(LEN([.A390])-2)))" office:value-type="float" office:value="3217" calcext:value-type="float">
            <text:p>3217</text:p>
          </table:table-cell>
          <table:table-cell table:formula="of:=IF([.H390]-[.H38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90]+1;3))" office:value-type="string" office:string-value="0xC92" calcext:value-type="string">
            <text:p>0xC92</text:p>
          </table:table-cell>
          <table:table-cell office:value-type="string" calcext:value-type="string">
            <text:p>MRW</text:p>
          </table:table-cell>
          <table:table-cell table:formula="of:=CONCATENATE(&quot;hpmcounter&quot;;[.H391]-[.$H$376]+3;&quot;h&quot;)" office:value-type="string" office:string-value="hpmcounter18h" calcext:value-type="string">
            <text:p>hpmcounter18h</text:p>
          </table:table-cell>
          <table:table-cell table:formula="of:=CONCATENATE(&quot;Upper 32 bits of hpmcounter&quot;;[.H391]-[.$H$376]+3)" office:value-type="string" office:string-value="Upper 32 bits of hpmcounter18" calcext:value-type="string">
            <text:p>Upper 32 bits of hpmcounter18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91];(LEN([.A391])-2)))" office:value-type="float" office:value="3218" calcext:value-type="float">
            <text:p>3218</text:p>
          </table:table-cell>
          <table:table-cell table:formula="of:=IF([.H391]-[.H39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91]+1;3))" office:value-type="string" office:string-value="0xC93" calcext:value-type="string">
            <text:p>0xC93</text:p>
          </table:table-cell>
          <table:table-cell office:value-type="string" calcext:value-type="string">
            <text:p>MRW</text:p>
          </table:table-cell>
          <table:table-cell table:formula="of:=CONCATENATE(&quot;hpmcounter&quot;;[.H392]-[.$H$376]+3;&quot;h&quot;)" office:value-type="string" office:string-value="hpmcounter19h" calcext:value-type="string">
            <text:p>hpmcounter19h</text:p>
          </table:table-cell>
          <table:table-cell table:formula="of:=CONCATENATE(&quot;Upper 32 bits of hpmcounter&quot;;[.H392]-[.$H$376]+3)" office:value-type="string" office:string-value="Upper 32 bits of hpmcounter19" calcext:value-type="string">
            <text:p>Upper 32 bits of hpmcounter19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92];(LEN([.A392])-2)))" office:value-type="float" office:value="3219" calcext:value-type="float">
            <text:p>3219</text:p>
          </table:table-cell>
          <table:table-cell table:formula="of:=IF([.H392]-[.H39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92]+1;3))" office:value-type="string" office:string-value="0xC94" calcext:value-type="string">
            <text:p>0xC94</text:p>
          </table:table-cell>
          <table:table-cell office:value-type="string" calcext:value-type="string">
            <text:p>MRW</text:p>
          </table:table-cell>
          <table:table-cell table:formula="of:=CONCATENATE(&quot;hpmcounter&quot;;[.H393]-[.$H$376]+3;&quot;h&quot;)" office:value-type="string" office:string-value="hpmcounter20h" calcext:value-type="string">
            <text:p>hpmcounter20h</text:p>
          </table:table-cell>
          <table:table-cell table:formula="of:=CONCATENATE(&quot;Upper 32 bits of hpmcounter&quot;;[.H393]-[.$H$376]+3)" office:value-type="string" office:string-value="Upper 32 bits of hpmcounter20" calcext:value-type="string">
            <text:p>Upper 32 bits of hpmcounter20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93];(LEN([.A393])-2)))" office:value-type="float" office:value="3220" calcext:value-type="float">
            <text:p>3220</text:p>
          </table:table-cell>
          <table:table-cell table:formula="of:=IF([.H393]-[.H39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93]+1;3))" office:value-type="string" office:string-value="0xC95" calcext:value-type="string">
            <text:p>0xC95</text:p>
          </table:table-cell>
          <table:table-cell office:value-type="string" calcext:value-type="string">
            <text:p>MRW</text:p>
          </table:table-cell>
          <table:table-cell table:formula="of:=CONCATENATE(&quot;hpmcounter&quot;;[.H394]-[.$H$376]+3;&quot;h&quot;)" office:value-type="string" office:string-value="hpmcounter21h" calcext:value-type="string">
            <text:p>hpmcounter21h</text:p>
          </table:table-cell>
          <table:table-cell table:formula="of:=CONCATENATE(&quot;Upper 32 bits of hpmcounter&quot;;[.H394]-[.$H$376]+3)" office:value-type="string" office:string-value="Upper 32 bits of hpmcounter21" calcext:value-type="string">
            <text:p>Upper 32 bits of hpmcounter21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94];(LEN([.A394])-2)))" office:value-type="float" office:value="3221" calcext:value-type="float">
            <text:p>3221</text:p>
          </table:table-cell>
          <table:table-cell table:formula="of:=IF([.H394]-[.H39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94]+1;3))" office:value-type="string" office:string-value="0xC96" calcext:value-type="string">
            <text:p>0xC96</text:p>
          </table:table-cell>
          <table:table-cell office:value-type="string" calcext:value-type="string">
            <text:p>MRW</text:p>
          </table:table-cell>
          <table:table-cell table:formula="of:=CONCATENATE(&quot;hpmcounter&quot;;[.H395]-[.$H$376]+3;&quot;h&quot;)" office:value-type="string" office:string-value="hpmcounter22h" calcext:value-type="string">
            <text:p>hpmcounter22h</text:p>
          </table:table-cell>
          <table:table-cell table:formula="of:=CONCATENATE(&quot;Upper 32 bits of hpmcounter&quot;;[.H395]-[.$H$376]+3)" office:value-type="string" office:string-value="Upper 32 bits of hpmcounter22" calcext:value-type="string">
            <text:p>Upper 32 bits of hpmcounter22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95];(LEN([.A395])-2)))" office:value-type="float" office:value="3222" calcext:value-type="float">
            <text:p>3222</text:p>
          </table:table-cell>
          <table:table-cell table:formula="of:=IF([.H395]-[.H394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95]+1;3))" office:value-type="string" office:string-value="0xC97" calcext:value-type="string">
            <text:p>0xC97</text:p>
          </table:table-cell>
          <table:table-cell office:value-type="string" calcext:value-type="string">
            <text:p>MRW</text:p>
          </table:table-cell>
          <table:table-cell table:formula="of:=CONCATENATE(&quot;hpmcounter&quot;;[.H396]-[.$H$376]+3;&quot;h&quot;)" office:value-type="string" office:string-value="hpmcounter23h" calcext:value-type="string">
            <text:p>hpmcounter23h</text:p>
          </table:table-cell>
          <table:table-cell table:formula="of:=CONCATENATE(&quot;Upper 32 bits of hpmcounter&quot;;[.H396]-[.$H$376]+3)" office:value-type="string" office:string-value="Upper 32 bits of hpmcounter23" calcext:value-type="string">
            <text:p>Upper 32 bits of hpmcounter23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96];(LEN([.A396])-2)))" office:value-type="float" office:value="3223" calcext:value-type="float">
            <text:p>3223</text:p>
          </table:table-cell>
          <table:table-cell table:formula="of:=IF([.H396]-[.H395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96]+1;3))" office:value-type="string" office:string-value="0xC98" calcext:value-type="string">
            <text:p>0xC98</text:p>
          </table:table-cell>
          <table:table-cell office:value-type="string" calcext:value-type="string">
            <text:p>MRW</text:p>
          </table:table-cell>
          <table:table-cell table:formula="of:=CONCATENATE(&quot;hpmcounter&quot;;[.H397]-[.$H$376]+3;&quot;h&quot;)" office:value-type="string" office:string-value="hpmcounter24h" calcext:value-type="string">
            <text:p>hpmcounter24h</text:p>
          </table:table-cell>
          <table:table-cell table:formula="of:=CONCATENATE(&quot;Upper 32 bits of hpmcounter&quot;;[.H397]-[.$H$376]+3)" office:value-type="string" office:string-value="Upper 32 bits of hpmcounter24" calcext:value-type="string">
            <text:p>Upper 32 bits of hpmcounter24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97];(LEN([.A397])-2)))" office:value-type="float" office:value="3224" calcext:value-type="float">
            <text:p>3224</text:p>
          </table:table-cell>
          <table:table-cell table:formula="of:=IF([.H397]-[.H39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97]+1;3))" office:value-type="string" office:string-value="0xC99" calcext:value-type="string">
            <text:p>0xC99</text:p>
          </table:table-cell>
          <table:table-cell office:value-type="string" calcext:value-type="string">
            <text:p>MRW</text:p>
          </table:table-cell>
          <table:table-cell table:formula="of:=CONCATENATE(&quot;hpmcounter&quot;;[.H398]-[.$H$376]+3;&quot;h&quot;)" office:value-type="string" office:string-value="hpmcounter25h" calcext:value-type="string">
            <text:p>hpmcounter25h</text:p>
          </table:table-cell>
          <table:table-cell table:formula="of:=CONCATENATE(&quot;Upper 32 bits of hpmcounter&quot;;[.H398]-[.$H$376]+3)" office:value-type="string" office:string-value="Upper 32 bits of hpmcounter25" calcext:value-type="string">
            <text:p>Upper 32 bits of hpmcounter25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98];(LEN([.A398])-2)))" office:value-type="float" office:value="3225" calcext:value-type="float">
            <text:p>3225</text:p>
          </table:table-cell>
          <table:table-cell table:formula="of:=IF([.H398]-[.H39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98]+1;3))" office:value-type="string" office:string-value="0xC9A" calcext:value-type="string">
            <text:p>0xC9A</text:p>
          </table:table-cell>
          <table:table-cell office:value-type="string" calcext:value-type="string">
            <text:p>MRW</text:p>
          </table:table-cell>
          <table:table-cell table:formula="of:=CONCATENATE(&quot;hpmcounter&quot;;[.H399]-[.$H$376]+3;&quot;h&quot;)" office:value-type="string" office:string-value="hpmcounter26h" calcext:value-type="string">
            <text:p>hpmcounter26h</text:p>
          </table:table-cell>
          <table:table-cell table:formula="of:=CONCATENATE(&quot;Upper 32 bits of hpmcounter&quot;;[.H399]-[.$H$376]+3)" office:value-type="string" office:string-value="Upper 32 bits of hpmcounter26" calcext:value-type="string">
            <text:p>Upper 32 bits of hpmcounter26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399];(LEN([.A399])-2)))" office:value-type="float" office:value="3226" calcext:value-type="float">
            <text:p>3226</text:p>
          </table:table-cell>
          <table:table-cell table:formula="of:=IF([.H399]-[.H39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399]+1;3))" office:value-type="string" office:string-value="0xC9B" calcext:value-type="string">
            <text:p>0xC9B</text:p>
          </table:table-cell>
          <table:table-cell office:value-type="string" calcext:value-type="string">
            <text:p>MRW</text:p>
          </table:table-cell>
          <table:table-cell table:formula="of:=CONCATENATE(&quot;hpmcounter&quot;;[.H400]-[.$H$376]+3;&quot;h&quot;)" office:value-type="string" office:string-value="hpmcounter27h" calcext:value-type="string">
            <text:p>hpmcounter27h</text:p>
          </table:table-cell>
          <table:table-cell table:formula="of:=CONCATENATE(&quot;Upper 32 bits of hpmcounter&quot;;[.H400]-[.$H$376]+3)" office:value-type="string" office:string-value="Upper 32 bits of hpmcounter27" calcext:value-type="string">
            <text:p>Upper 32 bits of hpmcounter27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400];(LEN([.A400])-2)))" office:value-type="float" office:value="3227" calcext:value-type="float">
            <text:p>3227</text:p>
          </table:table-cell>
          <table:table-cell table:formula="of:=IF([.H400]-[.H39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400]+1;3))" office:value-type="string" office:string-value="0xC9C" calcext:value-type="string">
            <text:p>0xC9C</text:p>
          </table:table-cell>
          <table:table-cell office:value-type="string" calcext:value-type="string">
            <text:p>MRW</text:p>
          </table:table-cell>
          <table:table-cell table:formula="of:=CONCATENATE(&quot;hpmcounter&quot;;[.H401]-[.$H$376]+3;&quot;h&quot;)" office:value-type="string" office:string-value="hpmcounter28h" calcext:value-type="string">
            <text:p>hpmcounter28h</text:p>
          </table:table-cell>
          <table:table-cell table:formula="of:=CONCATENATE(&quot;Upper 32 bits of hpmcounter&quot;;[.H401]-[.$H$376]+3)" office:value-type="string" office:string-value="Upper 32 bits of hpmcounter28" calcext:value-type="string">
            <text:p>Upper 32 bits of hpmcounter28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401];(LEN([.A401])-2)))" office:value-type="float" office:value="3228" calcext:value-type="float">
            <text:p>3228</text:p>
          </table:table-cell>
          <table:table-cell table:formula="of:=IF([.H401]-[.H400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401]+1;3))" office:value-type="string" office:string-value="0xC9D" calcext:value-type="string">
            <text:p>0xC9D</text:p>
          </table:table-cell>
          <table:table-cell office:value-type="string" calcext:value-type="string">
            <text:p>MRW</text:p>
          </table:table-cell>
          <table:table-cell table:formula="of:=CONCATENATE(&quot;hpmcounter&quot;;[.H402]-[.$H$376]+3;&quot;h&quot;)" office:value-type="string" office:string-value="hpmcounter29h" calcext:value-type="string">
            <text:p>hpmcounter29h</text:p>
          </table:table-cell>
          <table:table-cell table:formula="of:=CONCATENATE(&quot;Upper 32 bits of hpmcounter&quot;;[.H402]-[.$H$376]+3)" office:value-type="string" office:string-value="Upper 32 bits of hpmcounter29" calcext:value-type="string">
            <text:p>Upper 32 bits of hpmcounter29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402];(LEN([.A402])-2)))" office:value-type="float" office:value="3229" calcext:value-type="float">
            <text:p>3229</text:p>
          </table:table-cell>
          <table:table-cell table:formula="of:=IF([.H402]-[.H40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table:formula="of:=CONCATENATE(&quot;0x&quot;;DEC2HEX([.H402]+1;3))" office:value-type="string" office:string-value="0xC9E" calcext:value-type="string">
            <text:p>0xC9E</text:p>
          </table:table-cell>
          <table:table-cell office:value-type="string" calcext:value-type="string">
            <text:p>MRW</text:p>
          </table:table-cell>
          <table:table-cell table:formula="of:=CONCATENATE(&quot;hpmcounter&quot;;[.H403]-[.$H$376]+3;&quot;h&quot;)" office:value-type="string" office:string-value="hpmcounter30h" calcext:value-type="string">
            <text:p>hpmcounter30h</text:p>
          </table:table-cell>
          <table:table-cell table:formula="of:=CONCATENATE(&quot;Upper 32 bits of hpmcounter&quot;;[.H403]-[.$H$376]+3)" office:value-type="string" office:string-value="Upper 32 bits of hpmcounter30" calcext:value-type="string">
            <text:p>Upper 32 bits of hpmcounter30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403];(LEN([.A403])-2)))" office:value-type="float" office:value="3230" calcext:value-type="float">
            <text:p>3230</text:p>
          </table:table-cell>
          <table:table-cell table:formula="of:=IF([.H403]-[.H40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C9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h</text:p>
          </table:table-cell>
          <table:table-cell office:value-type="string" calcext:value-type="string">
            <text:p>Upper 32 bits of hpmcounter31</text:p>
          </table:table-cell>
          <table:table-cell office:value-type="string" calcext:value-type="string">
            <text:p>Unprivileged Counter/Tim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404];(LEN([.A404])-2)))" office:value-type="float" office:value="3231" calcext:value-type="float">
            <text:p>3231</text:p>
          </table:table-cell>
          <table:table-cell table:formula="of:=IF([.H404]-[.H40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E12</text:p>
          </table:table-cell>
          <table:table-cell office:value-type="string" calcext:value-type="string">
            <text:p>HRO</text:p>
          </table:table-cell>
          <table:table-cell office:value-type="string" calcext:value-type="string">
            <text:p>hgeip</text:p>
          </table:table-cell>
          <table:table-cell office:value-type="string" calcext:value-type="string">
            <text:p>Hypervisor guest external interrupt pending.</text:p>
          </table:table-cell>
          <table:table-cell office:value-type="string" calcext:value-type="string">
            <text:p>Hypervisor Trap Handling</text:p>
          </table:table-cell>
          <table:table-cell table:style-name="ce5" office:value-type="string" calcext:value-type="string">
            <text:p>RV</text:p>
          </table:table-cell>
          <table:table-cell/>
          <table:table-cell table:formula="of:=HEX2DEC(RIGHT([.A405];(LEN([.A405])-2)))" office:value-type="float" office:value="3602" calcext:value-type="float">
            <text:p>3602</text:p>
          </table:table-cell>
          <table:table-cell table:formula="of:=IF([.H405]-[.H404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1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vendorid</text:p>
          </table:table-cell>
          <table:table-cell office:value-type="string" calcext:value-type="string">
            <text:p>Vendor ID.</text:p>
          </table:table-cell>
          <table:table-cell office:value-type="string" calcext:value-type="string">
            <text:p>Machine Information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406];(LEN([.A406])-2)))" office:value-type="float" office:value="3857" calcext:value-type="float">
            <text:p>3857</text:p>
          </table:table-cell>
          <table:table-cell table:formula="of:=IF([.H406]-[.H405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1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chid</text:p>
          </table:table-cell>
          <table:table-cell office:value-type="string" calcext:value-type="string">
            <text:p>Architecture ID.</text:p>
          </table:table-cell>
          <table:table-cell office:value-type="string" calcext:value-type="string">
            <text:p>Machine Information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407];(LEN([.A407])-2)))" office:value-type="float" office:value="3858" calcext:value-type="float">
            <text:p>3858</text:p>
          </table:table-cell>
          <table:table-cell table:formula="of:=IF([.H407]-[.H406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13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mpid</text:p>
          </table:table-cell>
          <table:table-cell office:value-type="string" calcext:value-type="string">
            <text:p>Implementation ID.</text:p>
          </table:table-cell>
          <table:table-cell office:value-type="string" calcext:value-type="string">
            <text:p>Machine Information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408];(LEN([.A408])-2)))" office:value-type="float" office:value="3859" calcext:value-type="float">
            <text:p>3859</text:p>
          </table:table-cell>
          <table:table-cell table:formula="of:=IF([.H408]-[.H407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1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hartid</text:p>
          </table:table-cell>
          <table:table-cell office:value-type="string" calcext:value-type="string">
            <text:p>Hardware thread ID.</text:p>
          </table:table-cell>
          <table:table-cell office:value-type="string" calcext:value-type="string">
            <text:p>Machine Information Registers</text:p>
          </table:table-cell>
          <table:table-cell office:value-type="string" calcext:value-type="string">
            <text:p>both</text:p>
          </table:table-cell>
          <table:table-cell/>
          <table:table-cell table:formula="of:=HEX2DEC(RIGHT([.A409];(LEN([.A409])-2)))" office:value-type="float" office:value="3860" calcext:value-type="float">
            <text:p>3860</text:p>
          </table:table-cell>
          <table:table-cell table:formula="of:=IF([.H409]-[.H408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15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configptr</text:p>
          </table:table-cell>
          <table:table-cell office:value-type="string" calcext:value-type="string">
            <text:p>Pointer to configuration data structure.</text:p>
          </table:table-cell>
          <table:table-cell office:value-type="string" calcext:value-type="string">
            <text:p>Machine Information Registers</text:p>
          </table:table-cell>
          <table:table-cell table:style-name="ce11" office:value-type="string" calcext:value-type="string">
            <text:p>RV</text:p>
          </table:table-cell>
          <table:table-cell/>
          <table:table-cell table:formula="of:=HEX2DEC(RIGHT([.A410];(LEN([.A410])-2)))" office:value-type="float" office:value="3861" calcext:value-type="float">
            <text:p>3861</text:p>
          </table:table-cell>
          <table:table-cell table:formula="of:=IF([.H410]-[.H409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C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CSR12_MICM_CFG</text:p>
          </table:table-cell>
          <table:table-cell/>
          <table:table-cell office:value-type="string" calcext:value-type="string">
            <text:p>custom read only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411];(LEN([.A411])-2)))" office:value-type="float" office:value="4032" calcext:value-type="float">
            <text:p>4032</text:p>
          </table:table-cell>
          <table:table-cell table:formula="of:=IF([.H411]-[.H410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c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CSR12_MDCM_CFG</text:p>
          </table:table-cell>
          <table:table-cell/>
          <table:table-cell office:value-type="string" calcext:value-type="string">
            <text:p>custom read only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412];(LEN([.A412])-2)))" office:value-type="float" office:value="4033" calcext:value-type="float">
            <text:p>4033</text:p>
          </table:table-cell>
          <table:table-cell table:formula="of:=IF([.H412]-[.H411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c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CSR12_MMSC_CFG</text:p>
          </table:table-cell>
          <table:table-cell/>
          <table:table-cell office:value-type="string" calcext:value-type="string">
            <text:p>custom read only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413];(LEN([.A413])-2)))" office:value-type="float" office:value="4034" calcext:value-type="float">
            <text:p>4034</text:p>
          </table:table-cell>
          <table:table-cell table:formula="of:=IF([.H413]-[.H412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c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CSR12_MMSC_CFG2</text:p>
          </table:table-cell>
          <table:table-cell/>
          <table:table-cell office:value-type="string" calcext:value-type="string">
            <text:p>custom read only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414];(LEN([.A414])-2)))" office:value-type="float" office:value="4035" calcext:value-type="float">
            <text:p>4035</text:p>
          </table:table-cell>
          <table:table-cell table:formula="of:=IF([.H414]-[.H413]&gt;1;&quot;GAP&quot;;&quot;.&quot;)" office:value-type="string" office:string-value="." calcext:value-type="string">
            <text:p>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c7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CSR12_MVEC_CFG</text:p>
          </table:table-cell>
          <table:table-cell/>
          <table:table-cell office:value-type="string" calcext:value-type="string">
            <text:p>custom read only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415];(LEN([.A415])-2)))" office:value-type="float" office:value="4039" calcext:value-type="float">
            <text:p>4039</text:p>
          </table:table-cell>
          <table:table-cell table:formula="of:=IF([.H415]-[.H414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c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CSR12_MRVARCH_CFG</text:p>
          </table:table-cell>
          <table:table-cell/>
          <table:table-cell office:value-type="string" calcext:value-type="string">
            <text:p>custom read only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416];(LEN([.A416])-2)))" office:value-type="float" office:value="4042" calcext:value-type="float">
            <text:p>4042</text:p>
          </table:table-cell>
          <table:table-cell table:formula="of:=IF([.H416]-[.H415]&gt;1;&quot;GAP&quot;;&quot;.&quot;)" office:value-type="string" office:string-value="GAP" calcext:value-type="string">
            <text:p>GA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xfc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CSR12_ML2C_CTL_BASE</text:p>
          </table:table-cell>
          <table:table-cell/>
          <table:table-cell office:value-type="string" calcext:value-type="string">
            <text:p>custom read only</text:p>
          </table:table-cell>
          <table:table-cell table:style-name="ce6" office:value-type="string" calcext:value-type="string">
            <text:p>A/RV</text:p>
          </table:table-cell>
          <table:table-cell/>
          <table:table-cell table:formula="of:=HEX2DEC(RIGHT([.A417];(LEN([.A417])-2)))" office:value-type="float" office:value="4047" calcext:value-type="float">
            <text:p>4047</text:p>
          </table:table-cell>
          <table:table-cell table:formula="of:=IF([.H417]-[.H416]&gt;1;&quot;GAP&quot;;&quot;.&quot;)" office:value-type="string" office:string-value="GAP" calcext:value-type="string">
            <text:p>GAP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2" office:value-type="string" calcext:value-type="string">
            <text:p>ENDTABLE</text:p>
          </table:table-cell>
          <table:table-cell table:number-columns-repeated="1020"/>
        </table:table-row>
        <table:table-row table:style-name="ro1" table:number-rows-repeated="104815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Ande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SR12_USTATUS</text:p>
          </table:table-cell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CSR12_FFLAGS</text:p>
          </table:table-cell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CSR12_FRM</text:p>
          </table:table-cell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CSR12_FCSR</text:p>
          </table:table-cell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SR12_UIE</text:p>
          </table:table-cell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CSR12_UTVEC</text:p>
          </table:table-cell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CSR12_VSTART</text:p>
          </table:table-cell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CSR12_VXSAT</text:p>
          </table:table-cell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CSR12_VXRM</text:p>
          </table:table-cell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CSR12_VCSR</text:p>
          </table:table-cell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CSR12_USCRATCH</text:p>
          </table:table-cell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CSR12_UEPC</text:p>
          </table:table-cell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CSR12_UCAUSE</text:p>
          </table:table-cell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CSR12_UTVAL</text:p>
          </table:table-cell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CSR12_UIP</text:p>
          </table:table-cell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CSR12_SSTATUS</text:p>
          </table:table-cell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CSR12_SEDELEG</text:p>
          </table:table-cell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CSR12_SIDELEG</text:p>
          </table:table-cell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CSR12_SIE</text:p>
          </table:table-cell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CSR12_STVEC</text:p>
          </table:table-cell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CSR12_SCOUNTEREN</text:p>
          </table:table-cell>
        </table:table-row>
        <table:table-row table:style-name="ro1">
          <table:table-cell office:value-type="string" calcext:value-type="string">
            <text:p>0x140</text:p>
          </table:table-cell>
          <table:table-cell office:value-type="string" calcext:value-type="string">
            <text:p>CSR12_SSCRATCH</text:p>
          </table:table-cell>
        </table:table-row>
        <table:table-row table:style-name="ro1">
          <table:table-cell office:value-type="string" calcext:value-type="string">
            <text:p>0x141</text:p>
          </table:table-cell>
          <table:table-cell office:value-type="string" calcext:value-type="string">
            <text:p>CSR12_SEPC</text:p>
          </table:table-cell>
        </table:table-row>
        <table:table-row table:style-name="ro1">
          <table:table-cell office:value-type="string" calcext:value-type="string">
            <text:p>0x142</text:p>
          </table:table-cell>
          <table:table-cell office:value-type="string" calcext:value-type="string">
            <text:p>CSR12_SCAUSE</text:p>
          </table:table-cell>
        </table:table-row>
        <table:table-row table:style-name="ro1">
          <table:table-cell office:value-type="string" calcext:value-type="string">
            <text:p>0x143</text:p>
          </table:table-cell>
          <table:table-cell office:value-type="string" calcext:value-type="string">
            <text:p>CSR12_STVAL</text:p>
          </table:table-cell>
        </table:table-row>
        <table:table-row table:style-name="ro1">
          <table:table-cell office:value-type="string" calcext:value-type="string">
            <text:p>0x144</text:p>
          </table:table-cell>
          <table:table-cell office:value-type="string" calcext:value-type="string">
            <text:p>CSR12_SIP</text:p>
          </table:table-cell>
        </table:table-row>
        <table:table-row table:style-name="ro1">
          <table:table-cell office:value-type="string" calcext:value-type="string">
            <text:p>0x180</text:p>
          </table:table-cell>
          <table:table-cell office:value-type="string" calcext:value-type="string">
            <text:p>CSR12_SATP</text:p>
          </table:table-cell>
        </table:table-row>
        <table:table-row table:style-name="ro1">
          <table:table-cell office:value-type="string" calcext:value-type="string">
            <text:p>0x300</text:p>
          </table:table-cell>
          <table:table-cell office:value-type="string" calcext:value-type="string">
            <text:p>CSR12_MSTATUS</text:p>
          </table:table-cell>
        </table:table-row>
        <table:table-row table:style-name="ro1">
          <table:table-cell office:value-type="string" calcext:value-type="string">
            <text:p>0x301</text:p>
          </table:table-cell>
          <table:table-cell office:value-type="string" calcext:value-type="string">
            <text:p>CSR12_MISA</text:p>
          </table:table-cell>
        </table:table-row>
        <table:table-row table:style-name="ro1">
          <table:table-cell office:value-type="string" calcext:value-type="string">
            <text:p>0x302</text:p>
          </table:table-cell>
          <table:table-cell office:value-type="string" calcext:value-type="string">
            <text:p>CSR12_MEDELEG</text:p>
          </table:table-cell>
        </table:table-row>
        <table:table-row table:style-name="ro1">
          <table:table-cell office:value-type="string" calcext:value-type="string">
            <text:p>0x303</text:p>
          </table:table-cell>
          <table:table-cell office:value-type="string" calcext:value-type="string">
            <text:p>CSR12_MIDELEG</text:p>
          </table:table-cell>
        </table:table-row>
        <table:table-row table:style-name="ro1">
          <table:table-cell office:value-type="string" calcext:value-type="string">
            <text:p>0x304</text:p>
          </table:table-cell>
          <table:table-cell office:value-type="string" calcext:value-type="string">
            <text:p>CSR12_MIE</text:p>
          </table:table-cell>
        </table:table-row>
        <table:table-row table:style-name="ro1">
          <table:table-cell office:value-type="string" calcext:value-type="string">
            <text:p>0x305</text:p>
          </table:table-cell>
          <table:table-cell office:value-type="string" calcext:value-type="string">
            <text:p>CSR12_MTVEC</text:p>
          </table:table-cell>
        </table:table-row>
        <table:table-row table:style-name="ro1">
          <table:table-cell office:value-type="string" calcext:value-type="string">
            <text:p>0x306</text:p>
          </table:table-cell>
          <table:table-cell office:value-type="string" calcext:value-type="string">
            <text:p>CSR12_MCOUNTEREN</text:p>
          </table:table-cell>
        </table:table-row>
        <table:table-row table:style-name="ro1">
          <table:table-cell office:value-type="string" calcext:value-type="string">
            <text:p>0x320</text:p>
          </table:table-cell>
          <table:table-cell office:value-type="string" calcext:value-type="string">
            <text:p>CSR12_MCOUNTINHIBIT</text:p>
          </table:table-cell>
        </table:table-row>
        <table:table-row table:style-name="ro1">
          <table:table-cell office:value-type="string" calcext:value-type="string">
            <text:p>0x323</text:p>
          </table:table-cell>
          <table:table-cell office:value-type="string" calcext:value-type="string">
            <text:p>CSR12_MHPMEVENT3</text:p>
          </table:table-cell>
        </table:table-row>
        <table:table-row table:style-name="ro1">
          <table:table-cell office:value-type="string" calcext:value-type="string">
            <text:p>0x324</text:p>
          </table:table-cell>
          <table:table-cell office:value-type="string" calcext:value-type="string">
            <text:p>CSR12_MHPMEVENT4</text:p>
          </table:table-cell>
        </table:table-row>
        <table:table-row table:style-name="ro1">
          <table:table-cell office:value-type="string" calcext:value-type="string">
            <text:p>0x325</text:p>
          </table:table-cell>
          <table:table-cell office:value-type="string" calcext:value-type="string">
            <text:p>CSR12_MHPMEVENT5</text:p>
          </table:table-cell>
        </table:table-row>
        <table:table-row table:style-name="ro1">
          <table:table-cell office:value-type="string" calcext:value-type="string">
            <text:p>0x326</text:p>
          </table:table-cell>
          <table:table-cell office:value-type="string" calcext:value-type="string">
            <text:p>CSR12_HPMEVENT6</text:p>
          </table:table-cell>
        </table:table-row>
        <table:table-row table:style-name="ro1">
          <table:table-cell office:value-type="string" calcext:value-type="string">
            <text:p>0x326</text:p>
          </table:table-cell>
          <table:table-cell office:value-type="string" calcext:value-type="string">
            <text:p>CSR12_MHPMEVENT6</text:p>
          </table:table-cell>
        </table:table-row>
        <table:table-row table:style-name="ro1">
          <table:table-cell office:value-type="string" calcext:value-type="string">
            <text:p>0x327</text:p>
          </table:table-cell>
          <table:table-cell office:value-type="string" calcext:value-type="string">
            <text:p>CSR12_HPMEVENT7</text:p>
          </table:table-cell>
        </table:table-row>
        <table:table-row table:style-name="ro1">
          <table:table-cell office:value-type="string" calcext:value-type="string">
            <text:p>0x328</text:p>
          </table:table-cell>
          <table:table-cell office:value-type="string" calcext:value-type="string">
            <text:p>CSR12_HPMEVENT8</text:p>
          </table:table-cell>
        </table:table-row>
        <table:table-row table:style-name="ro1">
          <table:table-cell office:value-type="string" calcext:value-type="string">
            <text:p>0x329</text:p>
          </table:table-cell>
          <table:table-cell office:value-type="string" calcext:value-type="string">
            <text:p>CSR12_HPMEVENT9</text:p>
          </table:table-cell>
        </table:table-row>
        <table:table-row table:style-name="ro1">
          <table:table-cell office:value-type="string" calcext:value-type="string">
            <text:p>0x32a</text:p>
          </table:table-cell>
          <table:table-cell office:value-type="string" calcext:value-type="string">
            <text:p>CSR12_HPMEVENT10</text:p>
          </table:table-cell>
        </table:table-row>
        <table:table-row table:style-name="ro1">
          <table:table-cell office:value-type="string" calcext:value-type="string">
            <text:p>0x32b</text:p>
          </table:table-cell>
          <table:table-cell office:value-type="string" calcext:value-type="string">
            <text:p>CSR12_HPMEVENT11</text:p>
          </table:table-cell>
        </table:table-row>
        <table:table-row table:style-name="ro1">
          <table:table-cell office:value-type="string" calcext:value-type="string">
            <text:p>0x32c</text:p>
          </table:table-cell>
          <table:table-cell office:value-type="string" calcext:value-type="string">
            <text:p>CSR12_HPMEVENT12</text:p>
          </table:table-cell>
        </table:table-row>
        <table:table-row table:style-name="ro1">
          <table:table-cell office:value-type="string" calcext:value-type="string">
            <text:p>0x32d</text:p>
          </table:table-cell>
          <table:table-cell office:value-type="string" calcext:value-type="string">
            <text:p>CSR12_HPMEVENT13</text:p>
          </table:table-cell>
        </table:table-row>
        <table:table-row table:style-name="ro1">
          <table:table-cell office:value-type="string" calcext:value-type="string">
            <text:p>0x32e</text:p>
          </table:table-cell>
          <table:table-cell office:value-type="string" calcext:value-type="string">
            <text:p>CSR12_HPMEVENT14</text:p>
          </table:table-cell>
        </table:table-row>
        <table:table-row table:style-name="ro1">
          <table:table-cell office:value-type="string" calcext:value-type="string">
            <text:p>0x32f</text:p>
          </table:table-cell>
          <table:table-cell office:value-type="string" calcext:value-type="string">
            <text:p>CSR12_HPMEVENT15</text:p>
          </table:table-cell>
        </table:table-row>
        <table:table-row table:style-name="ro1">
          <table:table-cell office:value-type="string" calcext:value-type="string">
            <text:p>0x330</text:p>
          </table:table-cell>
          <table:table-cell office:value-type="string" calcext:value-type="string">
            <text:p>CSR12_HPMEVENT16</text:p>
          </table:table-cell>
        </table:table-row>
        <table:table-row table:style-name="ro1">
          <table:table-cell office:value-type="string" calcext:value-type="string">
            <text:p>0x331</text:p>
          </table:table-cell>
          <table:table-cell office:value-type="string" calcext:value-type="string">
            <text:p>CSR12_HPMEVENT17</text:p>
          </table:table-cell>
        </table:table-row>
        <table:table-row table:style-name="ro1">
          <table:table-cell office:value-type="string" calcext:value-type="string">
            <text:p>0x332</text:p>
          </table:table-cell>
          <table:table-cell office:value-type="string" calcext:value-type="string">
            <text:p>CSR12_HPMEVENT18</text:p>
          </table:table-cell>
        </table:table-row>
        <table:table-row table:style-name="ro1">
          <table:table-cell office:value-type="string" calcext:value-type="string">
            <text:p>0x333</text:p>
          </table:table-cell>
          <table:table-cell office:value-type="string" calcext:value-type="string">
            <text:p>CSR12_HPMEVENT19</text:p>
          </table:table-cell>
        </table:table-row>
        <table:table-row table:style-name="ro1">
          <table:table-cell office:value-type="string" calcext:value-type="string">
            <text:p>0x334</text:p>
          </table:table-cell>
          <table:table-cell office:value-type="string" calcext:value-type="string">
            <text:p>CSR12_HPMEVENT20</text:p>
          </table:table-cell>
        </table:table-row>
        <table:table-row table:style-name="ro1">
          <table:table-cell office:value-type="string" calcext:value-type="string">
            <text:p>0x335</text:p>
          </table:table-cell>
          <table:table-cell office:value-type="string" calcext:value-type="string">
            <text:p>CSR12_HPMEVENT21</text:p>
          </table:table-cell>
        </table:table-row>
        <table:table-row table:style-name="ro1">
          <table:table-cell office:value-type="string" calcext:value-type="string">
            <text:p>0x336</text:p>
          </table:table-cell>
          <table:table-cell office:value-type="string" calcext:value-type="string">
            <text:p>CSR12_HPMEVENT22</text:p>
          </table:table-cell>
        </table:table-row>
        <table:table-row table:style-name="ro1">
          <table:table-cell office:value-type="string" calcext:value-type="string">
            <text:p>0x337</text:p>
          </table:table-cell>
          <table:table-cell office:value-type="string" calcext:value-type="string">
            <text:p>CSR12_HPMEVENT23</text:p>
          </table:table-cell>
        </table:table-row>
        <table:table-row table:style-name="ro1">
          <table:table-cell office:value-type="string" calcext:value-type="string">
            <text:p>0x338</text:p>
          </table:table-cell>
          <table:table-cell office:value-type="string" calcext:value-type="string">
            <text:p>CSR12_HPMEVENT24</text:p>
          </table:table-cell>
        </table:table-row>
        <table:table-row table:style-name="ro1">
          <table:table-cell office:value-type="string" calcext:value-type="string">
            <text:p>0x339</text:p>
          </table:table-cell>
          <table:table-cell office:value-type="string" calcext:value-type="string">
            <text:p>CSR12_HPMEVENT25</text:p>
          </table:table-cell>
        </table:table-row>
        <table:table-row table:style-name="ro1">
          <table:table-cell office:value-type="string" calcext:value-type="string">
            <text:p>0x33a</text:p>
          </table:table-cell>
          <table:table-cell office:value-type="string" calcext:value-type="string">
            <text:p>CSR12_HPMEVENT26</text:p>
          </table:table-cell>
        </table:table-row>
        <table:table-row table:style-name="ro1">
          <table:table-cell office:value-type="string" calcext:value-type="string">
            <text:p>0x33b</text:p>
          </table:table-cell>
          <table:table-cell office:value-type="string" calcext:value-type="string">
            <text:p>CSR12_HPMEVENT27</text:p>
          </table:table-cell>
        </table:table-row>
        <table:table-row table:style-name="ro1">
          <table:table-cell office:value-type="string" calcext:value-type="string">
            <text:p>0x33c</text:p>
          </table:table-cell>
          <table:table-cell office:value-type="string" calcext:value-type="string">
            <text:p>CSR12_HPMEVENT28</text:p>
          </table:table-cell>
        </table:table-row>
        <table:table-row table:style-name="ro1">
          <table:table-cell office:value-type="string" calcext:value-type="string">
            <text:p>0x33d</text:p>
          </table:table-cell>
          <table:table-cell office:value-type="string" calcext:value-type="string">
            <text:p>CSR12_HPMEVENT29</text:p>
          </table:table-cell>
        </table:table-row>
        <table:table-row table:style-name="ro1">
          <table:table-cell office:value-type="string" calcext:value-type="string">
            <text:p>0x33e</text:p>
          </table:table-cell>
          <table:table-cell office:value-type="string" calcext:value-type="string">
            <text:p>CSR12_HPMEVENT30</text:p>
          </table:table-cell>
        </table:table-row>
        <table:table-row table:style-name="ro1">
          <table:table-cell office:value-type="string" calcext:value-type="string">
            <text:p>0x33f</text:p>
          </table:table-cell>
          <table:table-cell office:value-type="string" calcext:value-type="string">
            <text:p>CSR12_HPMEVENT31</text:p>
          </table:table-cell>
        </table:table-row>
        <table:table-row table:style-name="ro1">
          <table:table-cell office:value-type="string" calcext:value-type="string">
            <text:p>0x340</text:p>
          </table:table-cell>
          <table:table-cell office:value-type="string" calcext:value-type="string">
            <text:p>CSR12_MSCRATCH</text:p>
          </table:table-cell>
        </table:table-row>
        <table:table-row table:style-name="ro1">
          <table:table-cell office:value-type="string" calcext:value-type="string">
            <text:p>0x341</text:p>
          </table:table-cell>
          <table:table-cell office:value-type="string" calcext:value-type="string">
            <text:p>CSR12_MEPC</text:p>
          </table:table-cell>
        </table:table-row>
        <table:table-row table:style-name="ro1">
          <table:table-cell office:value-type="string" calcext:value-type="string">
            <text:p>0x342</text:p>
          </table:table-cell>
          <table:table-cell office:value-type="string" calcext:value-type="string">
            <text:p>CSR12_MCAUSE</text:p>
          </table:table-cell>
        </table:table-row>
        <table:table-row table:style-name="ro1">
          <table:table-cell office:value-type="string" calcext:value-type="string">
            <text:p>0x343</text:p>
          </table:table-cell>
          <table:table-cell office:value-type="string" calcext:value-type="string">
            <text:p>CSR12_MTVAL</text:p>
          </table:table-cell>
        </table:table-row>
        <table:table-row table:style-name="ro1">
          <table:table-cell office:value-type="string" calcext:value-type="string">
            <text:p>0x344</text:p>
          </table:table-cell>
          <table:table-cell office:value-type="string" calcext:value-type="string">
            <text:p>CSR12_MIP</text:p>
          </table:table-cell>
        </table:table-row>
        <table:table-row table:style-name="ro1">
          <table:table-cell office:value-type="string" calcext:value-type="string">
            <text:p>0x3a0</text:p>
          </table:table-cell>
          <table:table-cell office:value-type="string" calcext:value-type="string">
            <text:p>CSR12_PMPCFG0</text:p>
          </table:table-cell>
        </table:table-row>
        <table:table-row table:style-name="ro1">
          <table:table-cell office:value-type="string" calcext:value-type="string">
            <text:p>0x3a1</text:p>
          </table:table-cell>
          <table:table-cell office:value-type="string" calcext:value-type="string">
            <text:p>CSR12_PMPCFG1</text:p>
          </table:table-cell>
        </table:table-row>
        <table:table-row table:style-name="ro1">
          <table:table-cell office:value-type="string" calcext:value-type="string">
            <text:p>0x3a2</text:p>
          </table:table-cell>
          <table:table-cell office:value-type="string" calcext:value-type="string">
            <text:p>CSR12_PMPCFG2</text:p>
          </table:table-cell>
        </table:table-row>
        <table:table-row table:style-name="ro1">
          <table:table-cell office:value-type="string" calcext:value-type="string">
            <text:p>0x3a3</text:p>
          </table:table-cell>
          <table:table-cell office:value-type="string" calcext:value-type="string">
            <text:p>CSR12_PMPCFG3</text:p>
          </table:table-cell>
        </table:table-row>
        <table:table-row table:style-name="ro1">
          <table:table-cell office:value-type="string" calcext:value-type="string">
            <text:p>0x3a4</text:p>
          </table:table-cell>
          <table:table-cell office:value-type="string" calcext:value-type="string">
            <text:p>CSR12_PMPCFG4</text:p>
          </table:table-cell>
        </table:table-row>
        <table:table-row table:style-name="ro1">
          <table:table-cell office:value-type="string" calcext:value-type="string">
            <text:p>0x3a5</text:p>
          </table:table-cell>
          <table:table-cell office:value-type="string" calcext:value-type="string">
            <text:p>CSR12_PMPCFG5</text:p>
          </table:table-cell>
        </table:table-row>
        <table:table-row table:style-name="ro1">
          <table:table-cell office:value-type="string" calcext:value-type="string">
            <text:p>0x3a6</text:p>
          </table:table-cell>
          <table:table-cell office:value-type="string" calcext:value-type="string">
            <text:p>CSR12_PMPCFG6</text:p>
          </table:table-cell>
        </table:table-row>
        <table:table-row table:style-name="ro1">
          <table:table-cell office:value-type="string" calcext:value-type="string">
            <text:p>0x3a7</text:p>
          </table:table-cell>
          <table:table-cell office:value-type="string" calcext:value-type="string">
            <text:p>CSR12_PMPCFG7</text:p>
          </table:table-cell>
        </table:table-row>
        <table:table-row table:style-name="ro1">
          <table:table-cell office:value-type="string" calcext:value-type="string">
            <text:p>0x3a8</text:p>
          </table:table-cell>
          <table:table-cell office:value-type="string" calcext:value-type="string">
            <text:p>CSR12_PMPCFG8</text:p>
          </table:table-cell>
        </table:table-row>
        <table:table-row table:style-name="ro1">
          <table:table-cell office:value-type="string" calcext:value-type="string">
            <text:p>0x3a9</text:p>
          </table:table-cell>
          <table:table-cell office:value-type="string" calcext:value-type="string">
            <text:p>CSR12_PMPCFG9</text:p>
          </table:table-cell>
        </table:table-row>
        <table:table-row table:style-name="ro1">
          <table:table-cell office:value-type="string" calcext:value-type="string">
            <text:p>0x3aa</text:p>
          </table:table-cell>
          <table:table-cell office:value-type="string" calcext:value-type="string">
            <text:p>CSR12_PMPCFG10</text:p>
          </table:table-cell>
        </table:table-row>
        <table:table-row table:style-name="ro1">
          <table:table-cell office:value-type="string" calcext:value-type="string">
            <text:p>0x3ab</text:p>
          </table:table-cell>
          <table:table-cell office:value-type="string" calcext:value-type="string">
            <text:p>CSR12_PMPCFG11</text:p>
          </table:table-cell>
        </table:table-row>
        <table:table-row table:style-name="ro1">
          <table:table-cell office:value-type="string" calcext:value-type="string">
            <text:p>0x3ac</text:p>
          </table:table-cell>
          <table:table-cell office:value-type="string" calcext:value-type="string">
            <text:p>CSR12_PMPCFG12</text:p>
          </table:table-cell>
        </table:table-row>
        <table:table-row table:style-name="ro1">
          <table:table-cell office:value-type="string" calcext:value-type="string">
            <text:p>0x3ad</text:p>
          </table:table-cell>
          <table:table-cell office:value-type="string" calcext:value-type="string">
            <text:p>CSR12_PMPCFG13</text:p>
          </table:table-cell>
        </table:table-row>
        <table:table-row table:style-name="ro1">
          <table:table-cell office:value-type="string" calcext:value-type="string">
            <text:p>0x3ae</text:p>
          </table:table-cell>
          <table:table-cell office:value-type="string" calcext:value-type="string">
            <text:p>CSR12_PMPCFG14</text:p>
          </table:table-cell>
        </table:table-row>
        <table:table-row table:style-name="ro1">
          <table:table-cell office:value-type="string" calcext:value-type="string">
            <text:p>0x3af</text:p>
          </table:table-cell>
          <table:table-cell office:value-type="string" calcext:value-type="string">
            <text:p>CSR12_PMPCFG15</text:p>
          </table:table-cell>
        </table:table-row>
        <table:table-row table:style-name="ro1">
          <table:table-cell office:value-type="string" calcext:value-type="string">
            <text:p>0x3b0</text:p>
          </table:table-cell>
          <table:table-cell office:value-type="string" calcext:value-type="string">
            <text:p>CSR12_PMPADDR0</text:p>
          </table:table-cell>
        </table:table-row>
        <table:table-row table:style-name="ro1">
          <table:table-cell office:value-type="string" calcext:value-type="string">
            <text:p>0x3b1</text:p>
          </table:table-cell>
          <table:table-cell office:value-type="string" calcext:value-type="string">
            <text:p>CSR12_PMPADDR1</text:p>
          </table:table-cell>
        </table:table-row>
        <table:table-row table:style-name="ro1">
          <table:table-cell office:value-type="string" calcext:value-type="string">
            <text:p>0x3b2</text:p>
          </table:table-cell>
          <table:table-cell office:value-type="string" calcext:value-type="string">
            <text:p>CSR12_PMPADDR2</text:p>
          </table:table-cell>
        </table:table-row>
        <table:table-row table:style-name="ro1">
          <table:table-cell office:value-type="string" calcext:value-type="string">
            <text:p>0x3b3</text:p>
          </table:table-cell>
          <table:table-cell office:value-type="string" calcext:value-type="string">
            <text:p>CSR12_PMPADDR3</text:p>
          </table:table-cell>
        </table:table-row>
        <table:table-row table:style-name="ro1">
          <table:table-cell office:value-type="string" calcext:value-type="string">
            <text:p>0x3b4</text:p>
          </table:table-cell>
          <table:table-cell office:value-type="string" calcext:value-type="string">
            <text:p>CSR12_PMPADDR4</text:p>
          </table:table-cell>
        </table:table-row>
        <table:table-row table:style-name="ro1">
          <table:table-cell office:value-type="string" calcext:value-type="string">
            <text:p>0x3b5</text:p>
          </table:table-cell>
          <table:table-cell office:value-type="string" calcext:value-type="string">
            <text:p>CSR12_PMPADDR5</text:p>
          </table:table-cell>
        </table:table-row>
        <table:table-row table:style-name="ro1">
          <table:table-cell office:value-type="string" calcext:value-type="string">
            <text:p>0x3b6</text:p>
          </table:table-cell>
          <table:table-cell office:value-type="string" calcext:value-type="string">
            <text:p>CSR12_PMPADDR6</text:p>
          </table:table-cell>
        </table:table-row>
        <table:table-row table:style-name="ro1">
          <table:table-cell office:value-type="string" calcext:value-type="string">
            <text:p>0x3b7</text:p>
          </table:table-cell>
          <table:table-cell office:value-type="string" calcext:value-type="string">
            <text:p>CSR12_PMPADDR7</text:p>
          </table:table-cell>
        </table:table-row>
        <table:table-row table:style-name="ro1">
          <table:table-cell office:value-type="string" calcext:value-type="string">
            <text:p>0x3b8</text:p>
          </table:table-cell>
          <table:table-cell office:value-type="string" calcext:value-type="string">
            <text:p>CSR12_PMPADDR8</text:p>
          </table:table-cell>
        </table:table-row>
        <table:table-row table:style-name="ro1">
          <table:table-cell office:value-type="string" calcext:value-type="string">
            <text:p>0x3b9</text:p>
          </table:table-cell>
          <table:table-cell office:value-type="string" calcext:value-type="string">
            <text:p>CSR12_PMPADDR9</text:p>
          </table:table-cell>
        </table:table-row>
        <table:table-row table:style-name="ro1">
          <table:table-cell office:value-type="string" calcext:value-type="string">
            <text:p>0x3ba</text:p>
          </table:table-cell>
          <table:table-cell office:value-type="string" calcext:value-type="string">
            <text:p>CSR12_PMPADDR10</text:p>
          </table:table-cell>
        </table:table-row>
        <table:table-row table:style-name="ro1">
          <table:table-cell office:value-type="string" calcext:value-type="string">
            <text:p>0x3bb</text:p>
          </table:table-cell>
          <table:table-cell office:value-type="string" calcext:value-type="string">
            <text:p>CSR12_PMPADDR11</text:p>
          </table:table-cell>
        </table:table-row>
        <table:table-row table:style-name="ro1">
          <table:table-cell office:value-type="string" calcext:value-type="string">
            <text:p>0x3bc</text:p>
          </table:table-cell>
          <table:table-cell office:value-type="string" calcext:value-type="string">
            <text:p>CSR12_PMPADDR12</text:p>
          </table:table-cell>
        </table:table-row>
        <table:table-row table:style-name="ro1">
          <table:table-cell office:value-type="string" calcext:value-type="string">
            <text:p>0x3bd</text:p>
          </table:table-cell>
          <table:table-cell office:value-type="string" calcext:value-type="string">
            <text:p>CSR12_PMPADDR13</text:p>
          </table:table-cell>
        </table:table-row>
        <table:table-row table:style-name="ro1">
          <table:table-cell office:value-type="string" calcext:value-type="string">
            <text:p>0x3be</text:p>
          </table:table-cell>
          <table:table-cell office:value-type="string" calcext:value-type="string">
            <text:p>CSR12_PMPADDR14</text:p>
          </table:table-cell>
        </table:table-row>
        <table:table-row table:style-name="ro1">
          <table:table-cell office:value-type="string" calcext:value-type="string">
            <text:p>0x3bf</text:p>
          </table:table-cell>
          <table:table-cell office:value-type="string" calcext:value-type="string">
            <text:p>CSR12_PMPADDR15</text:p>
          </table:table-cell>
        </table:table-row>
        <table:table-row table:style-name="ro1">
          <table:table-cell office:value-type="string" calcext:value-type="string">
            <text:p>0x3c0</text:p>
          </table:table-cell>
          <table:table-cell office:value-type="string" calcext:value-type="string">
            <text:p>CSR12_PMPADDR16</text:p>
          </table:table-cell>
        </table:table-row>
        <table:table-row table:style-name="ro1">
          <table:table-cell office:value-type="string" calcext:value-type="string">
            <text:p>0x3c1</text:p>
          </table:table-cell>
          <table:table-cell office:value-type="string" calcext:value-type="string">
            <text:p>CSR12_PMPADDR17</text:p>
          </table:table-cell>
        </table:table-row>
        <table:table-row table:style-name="ro1">
          <table:table-cell office:value-type="string" calcext:value-type="string">
            <text:p>0x3c2</text:p>
          </table:table-cell>
          <table:table-cell office:value-type="string" calcext:value-type="string">
            <text:p>CSR12_PMPADDR18</text:p>
          </table:table-cell>
        </table:table-row>
        <table:table-row table:style-name="ro1">
          <table:table-cell office:value-type="string" calcext:value-type="string">
            <text:p>0x3c3</text:p>
          </table:table-cell>
          <table:table-cell office:value-type="string" calcext:value-type="string">
            <text:p>CSR12_PMPADDR19</text:p>
          </table:table-cell>
        </table:table-row>
        <table:table-row table:style-name="ro1">
          <table:table-cell office:value-type="string" calcext:value-type="string">
            <text:p>0x3c4</text:p>
          </table:table-cell>
          <table:table-cell office:value-type="string" calcext:value-type="string">
            <text:p>CSR12_PMPADDR20</text:p>
          </table:table-cell>
        </table:table-row>
        <table:table-row table:style-name="ro1">
          <table:table-cell office:value-type="string" calcext:value-type="string">
            <text:p>0x3c5</text:p>
          </table:table-cell>
          <table:table-cell office:value-type="string" calcext:value-type="string">
            <text:p>CSR12_PMPADDR21</text:p>
          </table:table-cell>
        </table:table-row>
        <table:table-row table:style-name="ro1">
          <table:table-cell office:value-type="string" calcext:value-type="string">
            <text:p>0x3c6</text:p>
          </table:table-cell>
          <table:table-cell office:value-type="string" calcext:value-type="string">
            <text:p>CSR12_PMPADDR22</text:p>
          </table:table-cell>
        </table:table-row>
        <table:table-row table:style-name="ro1">
          <table:table-cell office:value-type="string" calcext:value-type="string">
            <text:p>0x3c7</text:p>
          </table:table-cell>
          <table:table-cell office:value-type="string" calcext:value-type="string">
            <text:p>CSR12_PMPADDR23</text:p>
          </table:table-cell>
        </table:table-row>
        <table:table-row table:style-name="ro1">
          <table:table-cell office:value-type="string" calcext:value-type="string">
            <text:p>0x3c8</text:p>
          </table:table-cell>
          <table:table-cell office:value-type="string" calcext:value-type="string">
            <text:p>CSR12_PMPADDR24</text:p>
          </table:table-cell>
        </table:table-row>
        <table:table-row table:style-name="ro1">
          <table:table-cell office:value-type="string" calcext:value-type="string">
            <text:p>0x3c9</text:p>
          </table:table-cell>
          <table:table-cell office:value-type="string" calcext:value-type="string">
            <text:p>CSR12_PMPADDR25</text:p>
          </table:table-cell>
        </table:table-row>
        <table:table-row table:style-name="ro1">
          <table:table-cell office:value-type="string" calcext:value-type="string">
            <text:p>0x3ca</text:p>
          </table:table-cell>
          <table:table-cell office:value-type="string" calcext:value-type="string">
            <text:p>CSR12_PMPADDR26</text:p>
          </table:table-cell>
        </table:table-row>
        <table:table-row table:style-name="ro1">
          <table:table-cell office:value-type="string" calcext:value-type="string">
            <text:p>0x3cb</text:p>
          </table:table-cell>
          <table:table-cell office:value-type="string" calcext:value-type="string">
            <text:p>CSR12_PMPADDR27</text:p>
          </table:table-cell>
        </table:table-row>
        <table:table-row table:style-name="ro1">
          <table:table-cell office:value-type="string" calcext:value-type="string">
            <text:p>0x3cc</text:p>
          </table:table-cell>
          <table:table-cell office:value-type="string" calcext:value-type="string">
            <text:p>CSR12_PMPADDR28</text:p>
          </table:table-cell>
        </table:table-row>
        <table:table-row table:style-name="ro1">
          <table:table-cell office:value-type="string" calcext:value-type="string">
            <text:p>0x3cd</text:p>
          </table:table-cell>
          <table:table-cell office:value-type="string" calcext:value-type="string">
            <text:p>CSR12_PMPADDR29</text:p>
          </table:table-cell>
        </table:table-row>
        <table:table-row table:style-name="ro1">
          <table:table-cell office:value-type="string" calcext:value-type="string">
            <text:p>0x3ce</text:p>
          </table:table-cell>
          <table:table-cell office:value-type="string" calcext:value-type="string">
            <text:p>CSR12_PMPADDR30</text:p>
          </table:table-cell>
        </table:table-row>
        <table:table-row table:style-name="ro1">
          <table:table-cell office:value-type="string" calcext:value-type="string">
            <text:p>0x3cf</text:p>
          </table:table-cell>
          <table:table-cell office:value-type="string" calcext:value-type="string">
            <text:p>CSR12_PMPADDR31</text:p>
          </table:table-cell>
        </table:table-row>
        <table:table-row table:style-name="ro1">
          <table:table-cell office:value-type="string" calcext:value-type="string">
            <text:p>0x3d0</text:p>
          </table:table-cell>
          <table:table-cell office:value-type="string" calcext:value-type="string">
            <text:p>CSR12_PMPADDR32</text:p>
          </table:table-cell>
        </table:table-row>
        <table:table-row table:style-name="ro1">
          <table:table-cell office:value-type="string" calcext:value-type="string">
            <text:p>0x3d1</text:p>
          </table:table-cell>
          <table:table-cell office:value-type="string" calcext:value-type="string">
            <text:p>CSR12_PMPADDR33</text:p>
          </table:table-cell>
        </table:table-row>
        <table:table-row table:style-name="ro1">
          <table:table-cell office:value-type="string" calcext:value-type="string">
            <text:p>0x3d2</text:p>
          </table:table-cell>
          <table:table-cell office:value-type="string" calcext:value-type="string">
            <text:p>CSR12_PMPADDR34</text:p>
          </table:table-cell>
        </table:table-row>
        <table:table-row table:style-name="ro1">
          <table:table-cell office:value-type="string" calcext:value-type="string">
            <text:p>0x3d3</text:p>
          </table:table-cell>
          <table:table-cell office:value-type="string" calcext:value-type="string">
            <text:p>CSR12_PMPADDR35</text:p>
          </table:table-cell>
        </table:table-row>
        <table:table-row table:style-name="ro1">
          <table:table-cell office:value-type="string" calcext:value-type="string">
            <text:p>0x3d4</text:p>
          </table:table-cell>
          <table:table-cell office:value-type="string" calcext:value-type="string">
            <text:p>CSR12_PMPADDR36</text:p>
          </table:table-cell>
        </table:table-row>
        <table:table-row table:style-name="ro1">
          <table:table-cell office:value-type="string" calcext:value-type="string">
            <text:p>0x3d5</text:p>
          </table:table-cell>
          <table:table-cell office:value-type="string" calcext:value-type="string">
            <text:p>CSR12_PMPADDR37</text:p>
          </table:table-cell>
        </table:table-row>
        <table:table-row table:style-name="ro1">
          <table:table-cell office:value-type="string" calcext:value-type="string">
            <text:p>0x3d6</text:p>
          </table:table-cell>
          <table:table-cell office:value-type="string" calcext:value-type="string">
            <text:p>CSR12_PMPADDR38</text:p>
          </table:table-cell>
        </table:table-row>
        <table:table-row table:style-name="ro1">
          <table:table-cell office:value-type="string" calcext:value-type="string">
            <text:p>0x3d7</text:p>
          </table:table-cell>
          <table:table-cell office:value-type="string" calcext:value-type="string">
            <text:p>CSR12_PMPADDR39</text:p>
          </table:table-cell>
        </table:table-row>
        <table:table-row table:style-name="ro1">
          <table:table-cell office:value-type="string" calcext:value-type="string">
            <text:p>0x3d8</text:p>
          </table:table-cell>
          <table:table-cell office:value-type="string" calcext:value-type="string">
            <text:p>CSR12_PMPADDR40</text:p>
          </table:table-cell>
        </table:table-row>
        <table:table-row table:style-name="ro1">
          <table:table-cell office:value-type="string" calcext:value-type="string">
            <text:p>0x3d9</text:p>
          </table:table-cell>
          <table:table-cell office:value-type="string" calcext:value-type="string">
            <text:p>CSR12_PMPADDR41</text:p>
          </table:table-cell>
        </table:table-row>
        <table:table-row table:style-name="ro1">
          <table:table-cell office:value-type="string" calcext:value-type="string">
            <text:p>0x3da</text:p>
          </table:table-cell>
          <table:table-cell office:value-type="string" calcext:value-type="string">
            <text:p>CSR12_PMPADDR42</text:p>
          </table:table-cell>
        </table:table-row>
        <table:table-row table:style-name="ro1">
          <table:table-cell office:value-type="string" calcext:value-type="string">
            <text:p>0x3db</text:p>
          </table:table-cell>
          <table:table-cell office:value-type="string" calcext:value-type="string">
            <text:p>CSR12_PMPADDR43</text:p>
          </table:table-cell>
        </table:table-row>
        <table:table-row table:style-name="ro1">
          <table:table-cell office:value-type="string" calcext:value-type="string">
            <text:p>0x3dc</text:p>
          </table:table-cell>
          <table:table-cell office:value-type="string" calcext:value-type="string">
            <text:p>CSR12_PMPADDR44</text:p>
          </table:table-cell>
        </table:table-row>
        <table:table-row table:style-name="ro1">
          <table:table-cell office:value-type="string" calcext:value-type="string">
            <text:p>0x3dd</text:p>
          </table:table-cell>
          <table:table-cell office:value-type="string" calcext:value-type="string">
            <text:p>CSR12_PMPADDR45</text:p>
          </table:table-cell>
        </table:table-row>
        <table:table-row table:style-name="ro1">
          <table:table-cell office:value-type="string" calcext:value-type="string">
            <text:p>0x3de</text:p>
          </table:table-cell>
          <table:table-cell office:value-type="string" calcext:value-type="string">
            <text:p>CSR12_PMPADDR46</text:p>
          </table:table-cell>
        </table:table-row>
        <table:table-row table:style-name="ro1">
          <table:table-cell office:value-type="string" calcext:value-type="string">
            <text:p>0x3df</text:p>
          </table:table-cell>
          <table:table-cell office:value-type="string" calcext:value-type="string">
            <text:p>CSR12_PMPADDR47</text:p>
          </table:table-cell>
        </table:table-row>
        <table:table-row table:style-name="ro1">
          <table:table-cell office:value-type="string" calcext:value-type="string">
            <text:p>0x3e0</text:p>
          </table:table-cell>
          <table:table-cell office:value-type="string" calcext:value-type="string">
            <text:p>CSR12_PMPADDR48</text:p>
          </table:table-cell>
        </table:table-row>
        <table:table-row table:style-name="ro1">
          <table:table-cell office:value-type="string" calcext:value-type="string">
            <text:p>0x3e1</text:p>
          </table:table-cell>
          <table:table-cell office:value-type="string" calcext:value-type="string">
            <text:p>CSR12_PMPADDR49</text:p>
          </table:table-cell>
        </table:table-row>
        <table:table-row table:style-name="ro1">
          <table:table-cell office:value-type="string" calcext:value-type="string">
            <text:p>0x3e2</text:p>
          </table:table-cell>
          <table:table-cell office:value-type="string" calcext:value-type="string">
            <text:p>CSR12_PMPADDR50</text:p>
          </table:table-cell>
        </table:table-row>
        <table:table-row table:style-name="ro1">
          <table:table-cell office:value-type="string" calcext:value-type="string">
            <text:p>0x3e3</text:p>
          </table:table-cell>
          <table:table-cell office:value-type="string" calcext:value-type="string">
            <text:p>CSR12_PMPADDR51</text:p>
          </table:table-cell>
        </table:table-row>
        <table:table-row table:style-name="ro1">
          <table:table-cell office:value-type="string" calcext:value-type="string">
            <text:p>0x3e4</text:p>
          </table:table-cell>
          <table:table-cell office:value-type="string" calcext:value-type="string">
            <text:p>CSR12_PMPADDR52</text:p>
          </table:table-cell>
        </table:table-row>
        <table:table-row table:style-name="ro1">
          <table:table-cell office:value-type="string" calcext:value-type="string">
            <text:p>0x3e5</text:p>
          </table:table-cell>
          <table:table-cell office:value-type="string" calcext:value-type="string">
            <text:p>CSR12_PMPADDR53</text:p>
          </table:table-cell>
        </table:table-row>
        <table:table-row table:style-name="ro1">
          <table:table-cell office:value-type="string" calcext:value-type="string">
            <text:p>0x3e6</text:p>
          </table:table-cell>
          <table:table-cell office:value-type="string" calcext:value-type="string">
            <text:p>CSR12_PMPADDR54</text:p>
          </table:table-cell>
        </table:table-row>
        <table:table-row table:style-name="ro1">
          <table:table-cell office:value-type="string" calcext:value-type="string">
            <text:p>0x3e7</text:p>
          </table:table-cell>
          <table:table-cell office:value-type="string" calcext:value-type="string">
            <text:p>CSR12_PMPADDR55</text:p>
          </table:table-cell>
        </table:table-row>
        <table:table-row table:style-name="ro1">
          <table:table-cell office:value-type="string" calcext:value-type="string">
            <text:p>0x3e8</text:p>
          </table:table-cell>
          <table:table-cell office:value-type="string" calcext:value-type="string">
            <text:p>CSR12_PMPADDR56</text:p>
          </table:table-cell>
        </table:table-row>
        <table:table-row table:style-name="ro1">
          <table:table-cell office:value-type="string" calcext:value-type="string">
            <text:p>0x3e9</text:p>
          </table:table-cell>
          <table:table-cell office:value-type="string" calcext:value-type="string">
            <text:p>CSR12_PMPADDR57</text:p>
          </table:table-cell>
        </table:table-row>
        <table:table-row table:style-name="ro1">
          <table:table-cell office:value-type="string" calcext:value-type="string">
            <text:p>0x3ea</text:p>
          </table:table-cell>
          <table:table-cell office:value-type="string" calcext:value-type="string">
            <text:p>CSR12_PMPADDR58</text:p>
          </table:table-cell>
        </table:table-row>
        <table:table-row table:style-name="ro1">
          <table:table-cell office:value-type="string" calcext:value-type="string">
            <text:p>0x3eb</text:p>
          </table:table-cell>
          <table:table-cell office:value-type="string" calcext:value-type="string">
            <text:p>CSR12_PMPADDR59</text:p>
          </table:table-cell>
        </table:table-row>
        <table:table-row table:style-name="ro1">
          <table:table-cell office:value-type="string" calcext:value-type="string">
            <text:p>0x3ec</text:p>
          </table:table-cell>
          <table:table-cell office:value-type="string" calcext:value-type="string">
            <text:p>CSR12_PMPADDR60</text:p>
          </table:table-cell>
        </table:table-row>
        <table:table-row table:style-name="ro1">
          <table:table-cell office:value-type="string" calcext:value-type="string">
            <text:p>0x3ed</text:p>
          </table:table-cell>
          <table:table-cell office:value-type="string" calcext:value-type="string">
            <text:p>CSR12_PMPADDR61</text:p>
          </table:table-cell>
        </table:table-row>
        <table:table-row table:style-name="ro1">
          <table:table-cell office:value-type="string" calcext:value-type="string">
            <text:p>0x3ee</text:p>
          </table:table-cell>
          <table:table-cell office:value-type="string" calcext:value-type="string">
            <text:p>CSR12_PMPADDR62</text:p>
          </table:table-cell>
        </table:table-row>
        <table:table-row table:style-name="ro1">
          <table:table-cell office:value-type="string" calcext:value-type="string">
            <text:p>0x3ef</text:p>
          </table:table-cell>
          <table:table-cell office:value-type="string" calcext:value-type="string">
            <text:p>CSR12_PMPADDR63</text:p>
          </table:table-cell>
        </table:table-row>
        <table:table-row table:style-name="ro1">
          <table:table-cell office:value-type="string" calcext:value-type="string">
            <text:p>0x7a0</text:p>
          </table:table-cell>
          <table:table-cell office:value-type="string" calcext:value-type="string">
            <text:p>CSR12_TSELECT</text:p>
          </table:table-cell>
        </table:table-row>
        <table:table-row table:style-name="ro1">
          <table:table-cell office:value-type="string" calcext:value-type="string">
            <text:p>0x7a1</text:p>
          </table:table-cell>
          <table:table-cell office:value-type="string" calcext:value-type="string">
            <text:p>CSR12_TDATA1</text:p>
          </table:table-cell>
        </table:table-row>
        <table:table-row table:style-name="ro1">
          <table:table-cell office:value-type="string" calcext:value-type="string">
            <text:p>0x7a2</text:p>
          </table:table-cell>
          <table:table-cell office:value-type="string" calcext:value-type="string">
            <text:p>CSR12_TDATA2</text:p>
          </table:table-cell>
        </table:table-row>
        <table:table-row table:style-name="ro1">
          <table:table-cell office:value-type="string" calcext:value-type="string">
            <text:p>0x7a3</text:p>
          </table:table-cell>
          <table:table-cell office:value-type="string" calcext:value-type="string">
            <text:p>CSR12_TDATA3</text:p>
          </table:table-cell>
        </table:table-row>
        <table:table-row table:style-name="ro1">
          <table:table-cell office:value-type="string" calcext:value-type="string">
            <text:p>0x7a4</text:p>
          </table:table-cell>
          <table:table-cell office:value-type="string" calcext:value-type="string">
            <text:p>CSR12_TINFO</text:p>
          </table:table-cell>
        </table:table-row>
        <table:table-row table:style-name="ro1">
          <table:table-cell office:value-type="string" calcext:value-type="string">
            <text:p>0x7a5</text:p>
          </table:table-cell>
          <table:table-cell office:value-type="string" calcext:value-type="string">
            <text:p>CSR12_TCONTROL</text:p>
          </table:table-cell>
        </table:table-row>
        <table:table-row table:style-name="ro1">
          <table:table-cell office:value-type="string" calcext:value-type="string">
            <text:p>0x7a8</text:p>
          </table:table-cell>
          <table:table-cell office:value-type="string" calcext:value-type="string">
            <text:p>CSR12_MCONTEXT</text:p>
          </table:table-cell>
        </table:table-row>
        <table:table-row table:style-name="ro1">
          <table:table-cell office:value-type="string" calcext:value-type="string">
            <text:p>0x7aa</text:p>
          </table:table-cell>
          <table:table-cell office:value-type="string" calcext:value-type="string">
            <text:p>CSR12_SCONTEXT</text:p>
          </table:table-cell>
        </table:table-row>
        <table:table-row table:style-name="ro1">
          <table:table-cell office:value-type="string" calcext:value-type="string">
            <text:p>0x7b0</text:p>
          </table:table-cell>
          <table:table-cell office:value-type="string" calcext:value-type="string">
            <text:p>CSR12_DCSR</text:p>
          </table:table-cell>
        </table:table-row>
        <table:table-row table:style-name="ro1">
          <table:table-cell office:value-type="string" calcext:value-type="string">
            <text:p>0x7b1</text:p>
          </table:table-cell>
          <table:table-cell office:value-type="string" calcext:value-type="string">
            <text:p>CSR12_DPC</text:p>
          </table:table-cell>
        </table:table-row>
        <table:table-row table:style-name="ro1">
          <table:table-cell office:value-type="string" calcext:value-type="string">
            <text:p>0x7b2</text:p>
          </table:table-cell>
          <table:table-cell office:value-type="string" calcext:value-type="string">
            <text:p>CSR12_DSCRATCH0</text:p>
          </table:table-cell>
        </table:table-row>
        <table:table-row table:style-name="ro1">
          <table:table-cell office:value-type="string" calcext:value-type="string">
            <text:p>0x7b3</text:p>
          </table:table-cell>
          <table:table-cell office:value-type="string" calcext:value-type="string">
            <text:p>CSR12_DSCRATCH1</text:p>
          </table:table-cell>
        </table:table-row>
        <table:table-row table:style-name="ro1">
          <table:table-cell office:value-type="string" calcext:value-type="string">
            <text:p>0x7c0</text:p>
          </table:table-cell>
          <table:table-cell office:value-type="string" calcext:value-type="string">
            <text:p>CSR12_MILMB</text:p>
          </table:table-cell>
        </table:table-row>
        <table:table-row table:style-name="ro1">
          <table:table-cell office:value-type="string" calcext:value-type="string">
            <text:p>0x7c1</text:p>
          </table:table-cell>
          <table:table-cell office:value-type="string" calcext:value-type="string">
            <text:p>CSR12_MDLMB</text:p>
          </table:table-cell>
        </table:table-row>
        <table:table-row table:style-name="ro1">
          <table:table-cell office:value-type="string" calcext:value-type="string">
            <text:p>0x7c2</text:p>
          </table:table-cell>
          <table:table-cell office:value-type="string" calcext:value-type="string">
            <text:p>CSR12_MECC_CODE</text:p>
          </table:table-cell>
        </table:table-row>
        <table:table-row table:style-name="ro1">
          <table:table-cell office:value-type="string" calcext:value-type="string">
            <text:p>0x7c3</text:p>
          </table:table-cell>
          <table:table-cell office:value-type="string" calcext:value-type="string">
            <text:p>CSR12_MNVEC</text:p>
          </table:table-cell>
        </table:table-row>
        <table:table-row table:style-name="ro1">
          <table:table-cell office:value-type="string" calcext:value-type="string">
            <text:p>0x7c4</text:p>
          </table:table-cell>
          <table:table-cell office:value-type="string" calcext:value-type="string">
            <text:p>CSR12_MXSTATUS</text:p>
          </table:table-cell>
        </table:table-row>
        <table:table-row table:style-name="ro1">
          <table:table-cell office:value-type="string" calcext:value-type="string">
            <text:p>0x7c5</text:p>
          </table:table-cell>
          <table:table-cell office:value-type="string" calcext:value-type="string">
            <text:p>CSR12_MPFT_CTL</text:p>
          </table:table-cell>
        </table:table-row>
        <table:table-row table:style-name="ro1">
          <table:table-cell office:value-type="string" calcext:value-type="string">
            <text:p>0x7c6</text:p>
          </table:table-cell>
          <table:table-cell office:value-type="string" calcext:value-type="string">
            <text:p>CSR12_MHSP_CTL</text:p>
          </table:table-cell>
        </table:table-row>
        <table:table-row table:style-name="ro1">
          <table:table-cell office:value-type="string" calcext:value-type="string">
            <text:p>0x7c7</text:p>
          </table:table-cell>
          <table:table-cell office:value-type="string" calcext:value-type="string">
            <text:p>CSR12_MHSP_BOUND</text:p>
          </table:table-cell>
        </table:table-row>
        <table:table-row table:style-name="ro1">
          <table:table-cell office:value-type="string" calcext:value-type="string">
            <text:p>0x7c8</text:p>
          </table:table-cell>
          <table:table-cell office:value-type="string" calcext:value-type="string">
            <text:p>CSR12_MHSP_BASE</text:p>
          </table:table-cell>
        </table:table-row>
        <table:table-row table:style-name="ro1">
          <table:table-cell office:value-type="string" calcext:value-type="string">
            <text:p>0x7c9</text:p>
          </table:table-cell>
          <table:table-cell office:value-type="string" calcext:value-type="string">
            <text:p>CSR12_MDCAUSE</text:p>
          </table:table-cell>
        </table:table-row>
        <table:table-row table:style-name="ro1">
          <table:table-cell office:value-type="string" calcext:value-type="string">
            <text:p>0x7ca</text:p>
          </table:table-cell>
          <table:table-cell office:value-type="string" calcext:value-type="string">
            <text:p>CSR12_MCACHE_CTL</text:p>
          </table:table-cell>
        </table:table-row>
        <table:table-row table:style-name="ro1">
          <table:table-cell office:value-type="string" calcext:value-type="string">
            <text:p>0x7cb</text:p>
          </table:table-cell>
          <table:table-cell office:value-type="string" calcext:value-type="string">
            <text:p>CSR12_MCCTLBEGINADDR</text:p>
          </table:table-cell>
        </table:table-row>
        <table:table-row table:style-name="ro1">
          <table:table-cell office:value-type="string" calcext:value-type="string">
            <text:p>0x7cc</text:p>
          </table:table-cell>
          <table:table-cell office:value-type="string" calcext:value-type="string">
            <text:p>CSR12_MCCTLCOMMAND</text:p>
          </table:table-cell>
        </table:table-row>
        <table:table-row table:style-name="ro1">
          <table:table-cell office:value-type="string" calcext:value-type="string">
            <text:p>0x7cd</text:p>
          </table:table-cell>
          <table:table-cell office:value-type="string" calcext:value-type="string">
            <text:p>CSR12_MCCTLDATA</text:p>
          </table:table-cell>
        </table:table-row>
        <table:table-row table:style-name="ro1">
          <table:table-cell office:value-type="string" calcext:value-type="string">
            <text:p>0x7ce</text:p>
          </table:table-cell>
          <table:table-cell office:value-type="string" calcext:value-type="string">
            <text:p>CSR12_MCOUNTERWEN</text:p>
          </table:table-cell>
        </table:table-row>
        <table:table-row table:style-name="ro1">
          <table:table-cell office:value-type="string" calcext:value-type="string">
            <text:p>0x7cf</text:p>
          </table:table-cell>
          <table:table-cell office:value-type="string" calcext:value-type="string">
            <text:p>CSR12_MCOUNTERINTEN</text:p>
          </table:table-cell>
        </table:table-row>
        <table:table-row table:style-name="ro1">
          <table:table-cell office:value-type="string" calcext:value-type="string">
            <text:p>0x7d0</text:p>
          </table:table-cell>
          <table:table-cell office:value-type="string" calcext:value-type="string">
            <text:p>CSR12_MMISC_CTL</text:p>
          </table:table-cell>
        </table:table-row>
        <table:table-row table:style-name="ro1">
          <table:table-cell office:value-type="string" calcext:value-type="string">
            <text:p>0x7d1</text:p>
          </table:table-cell>
          <table:table-cell office:value-type="string" calcext:value-type="string">
            <text:p>CSR12_MCOUNTERMASK_M</text:p>
          </table:table-cell>
        </table:table-row>
        <table:table-row table:style-name="ro1">
          <table:table-cell office:value-type="string" calcext:value-type="string">
            <text:p>0x7d2</text:p>
          </table:table-cell>
          <table:table-cell office:value-type="string" calcext:value-type="string">
            <text:p>CSR12_MCOUNTERMASK_S</text:p>
          </table:table-cell>
        </table:table-row>
        <table:table-row table:style-name="ro1">
          <table:table-cell office:value-type="string" calcext:value-type="string">
            <text:p>0x7d3</text:p>
          </table:table-cell>
          <table:table-cell office:value-type="string" calcext:value-type="string">
            <text:p>CSR12_MCOUNTERMASK_U</text:p>
          </table:table-cell>
        </table:table-row>
        <table:table-row table:style-name="ro1">
          <table:table-cell office:value-type="string" calcext:value-type="string">
            <text:p>0x7d4</text:p>
          </table:table-cell>
          <table:table-cell office:value-type="string" calcext:value-type="string">
            <text:p>CSR12_MCOUNTEROVF</text:p>
          </table:table-cell>
        </table:table-row>
        <table:table-row table:style-name="ro1">
          <table:table-cell office:value-type="string" calcext:value-type="string">
            <text:p>0x7d5</text:p>
          </table:table-cell>
          <table:table-cell office:value-type="string" calcext:value-type="string">
            <text:p>CSR12_MSLIDELEG</text:p>
          </table:table-cell>
        </table:table-row>
        <table:table-row table:style-name="ro1">
          <table:table-cell office:value-type="string" calcext:value-type="string">
            <text:p>0x7df</text:p>
          </table:table-cell>
          <table:table-cell office:value-type="string" calcext:value-type="string">
            <text:p>CSR12_MCLK_CTL</text:p>
          </table:table-cell>
        </table:table-row>
        <table:table-row table:style-name="ro1">
          <table:table-cell office:value-type="string" calcext:value-type="string">
            <text:p>0x7e0</text:p>
          </table:table-cell>
          <table:table-cell office:value-type="string" calcext:value-type="string">
            <text:p>CSR12_DEXC2DBG</text:p>
          </table:table-cell>
        </table:table-row>
        <table:table-row table:style-name="ro1">
          <table:table-cell office:value-type="string" calcext:value-type="string">
            <text:p>0x7e1</text:p>
          </table:table-cell>
          <table:table-cell office:value-type="string" calcext:value-type="string">
            <text:p>CSR12_DDCAUSE</text:p>
          </table:table-cell>
        </table:table-row>
        <table:table-row table:style-name="ro1">
          <table:table-cell office:value-type="string" calcext:value-type="string">
            <text:p>0x7f0</text:p>
          </table:table-cell>
          <table:table-cell office:value-type="string" calcext:value-type="string">
            <text:p>CSR12_MPPIB</text:p>
          </table:table-cell>
        </table:table-row>
        <table:table-row table:style-name="ro1">
          <table:table-cell office:value-type="string" calcext:value-type="string">
            <text:p>0x7fc</text:p>
          </table:table-cell>
          <table:table-cell office:value-type="string" calcext:value-type="string">
            <text:p>CSR12_MRANDSEQ</text:p>
          </table:table-cell>
        </table:table-row>
        <table:table-row table:style-name="ro1">
          <table:table-cell office:value-type="string" calcext:value-type="string">
            <text:p>0x7fd</text:p>
          </table:table-cell>
          <table:table-cell office:value-type="string" calcext:value-type="string">
            <text:p>CSR12_MRANDSEQH</text:p>
          </table:table-cell>
        </table:table-row>
        <table:table-row table:style-name="ro1">
          <table:table-cell office:value-type="string" calcext:value-type="string">
            <text:p>0x7fe</text:p>
          </table:table-cell>
          <table:table-cell office:value-type="string" calcext:value-type="string">
            <text:p>CSR12_MRANDSTATE</text:p>
          </table:table-cell>
        </table:table-row>
        <table:table-row table:style-name="ro1">
          <table:table-cell office:value-type="string" calcext:value-type="string">
            <text:p>0x7ff</text:p>
          </table:table-cell>
          <table:table-cell office:value-type="string" calcext:value-type="string">
            <text:p>CSR12_MRANDSTATEH</text:p>
          </table:table-cell>
        </table:table-row>
        <table:table-row table:style-name="ro1">
          <table:table-cell office:value-type="string" calcext:value-type="string">
            <text:p>0x800</text:p>
          </table:table-cell>
          <table:table-cell office:value-type="string" calcext:value-type="string">
            <text:p>CSR12_UITB</text:p>
          </table:table-cell>
        </table:table-row>
        <table:table-row table:style-name="ro1">
          <table:table-cell office:value-type="string" calcext:value-type="string">
            <text:p>0x801</text:p>
          </table:table-cell>
          <table:table-cell office:value-type="string" calcext:value-type="string">
            <text:p>CSR12_UCODE</text:p>
          </table:table-cell>
        </table:table-row>
        <table:table-row table:style-name="ro1">
          <table:table-cell office:value-type="string" calcext:value-type="string">
            <text:p>0x809</text:p>
          </table:table-cell>
          <table:table-cell office:value-type="string" calcext:value-type="string">
            <text:p>CSR12_UDCAUSE</text:p>
          </table:table-cell>
        </table:table-row>
        <table:table-row table:style-name="ro1">
          <table:table-cell office:value-type="string" calcext:value-type="string">
            <text:p>0x80b</text:p>
          </table:table-cell>
          <table:table-cell office:value-type="string" calcext:value-type="string">
            <text:p>CSR12_UCCTLBEGINADDR</text:p>
          </table:table-cell>
        </table:table-row>
        <table:table-row table:style-name="ro1">
          <table:table-cell office:value-type="string" calcext:value-type="string">
            <text:p>0x80c</text:p>
          </table:table-cell>
          <table:table-cell office:value-type="string" calcext:value-type="string">
            <text:p>CSR12_UCCTLCOMMAND</text:p>
          </table:table-cell>
        </table:table-row>
        <table:table-row table:style-name="ro1">
          <table:table-cell office:value-type="string" calcext:value-type="string">
            <text:p>0x9c4</text:p>
          </table:table-cell>
          <table:table-cell office:value-type="string" calcext:value-type="string">
            <text:p>CSR12_SLIE</text:p>
          </table:table-cell>
        </table:table-row>
        <table:table-row table:style-name="ro1">
          <table:table-cell office:value-type="string" calcext:value-type="string">
            <text:p>0x9c5</text:p>
          </table:table-cell>
          <table:table-cell office:value-type="string" calcext:value-type="string">
            <text:p>CSR12_SLIP</text:p>
          </table:table-cell>
        </table:table-row>
        <table:table-row table:style-name="ro1">
          <table:table-cell office:value-type="string" calcext:value-type="string">
            <text:p>0x9c9</text:p>
          </table:table-cell>
          <table:table-cell office:value-type="string" calcext:value-type="string">
            <text:p>CSR12_SDCAUSE</text:p>
          </table:table-cell>
        </table:table-row>
        <table:table-row table:style-name="ro1">
          <table:table-cell office:value-type="string" calcext:value-type="string">
            <text:p>0x9cd</text:p>
          </table:table-cell>
          <table:table-cell office:value-type="string" calcext:value-type="string">
            <text:p>CSR12_SCCTLDATA</text:p>
          </table:table-cell>
        </table:table-row>
        <table:table-row table:style-name="ro1">
          <table:table-cell office:value-type="string" calcext:value-type="string">
            <text:p>0x9cf</text:p>
          </table:table-cell>
          <table:table-cell office:value-type="string" calcext:value-type="string">
            <text:p>CSR12_SCOUNTERINTEN</text:p>
          </table:table-cell>
        </table:table-row>
        <table:table-row table:style-name="ro1">
          <table:table-cell office:value-type="string" calcext:value-type="string">
            <text:p>0x9d0</text:p>
          </table:table-cell>
          <table:table-cell office:value-type="string" calcext:value-type="string">
            <text:p>CSR12_SMISC_CTL</text:p>
          </table:table-cell>
        </table:table-row>
        <table:table-row table:style-name="ro1">
          <table:table-cell office:value-type="string" calcext:value-type="string">
            <text:p>0x9d1</text:p>
          </table:table-cell>
          <table:table-cell office:value-type="string" calcext:value-type="string">
            <text:p>CSR12_SCOUNTERMASK_M</text:p>
          </table:table-cell>
        </table:table-row>
        <table:table-row table:style-name="ro1">
          <table:table-cell office:value-type="string" calcext:value-type="string">
            <text:p>0x9d2</text:p>
          </table:table-cell>
          <table:table-cell office:value-type="string" calcext:value-type="string">
            <text:p>CSR12_SCOUNTERMASK_S</text:p>
          </table:table-cell>
        </table:table-row>
        <table:table-row table:style-name="ro1">
          <table:table-cell office:value-type="string" calcext:value-type="string">
            <text:p>0x9d3</text:p>
          </table:table-cell>
          <table:table-cell office:value-type="string" calcext:value-type="string">
            <text:p>CSR12_SCOUNTERMASK_U</text:p>
          </table:table-cell>
        </table:table-row>
        <table:table-row table:style-name="ro1">
          <table:table-cell office:value-type="string" calcext:value-type="string">
            <text:p>0x9d4</text:p>
          </table:table-cell>
          <table:table-cell office:value-type="string" calcext:value-type="string">
            <text:p>CSR12_SCOUNTEROVF</text:p>
          </table:table-cell>
        </table:table-row>
        <table:table-row table:style-name="ro1">
          <table:table-cell office:value-type="string" calcext:value-type="string">
            <text:p>0x9e0</text:p>
          </table:table-cell>
          <table:table-cell office:value-type="string" calcext:value-type="string">
            <text:p>CSR12_SCOUNTINHIBIT</text:p>
          </table:table-cell>
        </table:table-row>
        <table:table-row table:style-name="ro1">
          <table:table-cell office:value-type="string" calcext:value-type="string">
            <text:p>0x9e3</text:p>
          </table:table-cell>
          <table:table-cell office:value-type="string" calcext:value-type="string">
            <text:p>CSR12_SHPMEVENT3</text:p>
          </table:table-cell>
        </table:table-row>
        <table:table-row table:style-name="ro1">
          <table:table-cell office:value-type="string" calcext:value-type="string">
            <text:p>0x9e4</text:p>
          </table:table-cell>
          <table:table-cell office:value-type="string" calcext:value-type="string">
            <text:p>CSR12_SHPMEVENT4</text:p>
          </table:table-cell>
        </table:table-row>
        <table:table-row table:style-name="ro1">
          <table:table-cell office:value-type="string" calcext:value-type="string">
            <text:p>0x9e5</text:p>
          </table:table-cell>
          <table:table-cell office:value-type="string" calcext:value-type="string">
            <text:p>CSR12_SHPMEVENT5</text:p>
          </table:table-cell>
        </table:table-row>
        <table:table-row table:style-name="ro1">
          <table:table-cell office:value-type="string" calcext:value-type="string">
            <text:p>0x9e6</text:p>
          </table:table-cell>
          <table:table-cell office:value-type="string" calcext:value-type="string">
            <text:p>CSR12_SHPMEVENT6</text:p>
          </table:table-cell>
        </table:table-row>
        <table:table-row table:style-name="ro1">
          <table:table-cell office:value-type="string" calcext:value-type="string">
            <text:p>0xb00</text:p>
          </table:table-cell>
          <table:table-cell office:value-type="string" calcext:value-type="string">
            <text:p>CSR12_MCYCLE</text:p>
          </table:table-cell>
        </table:table-row>
        <table:table-row table:style-name="ro1">
          <table:table-cell office:value-type="string" calcext:value-type="string">
            <text:p>0xb02</text:p>
          </table:table-cell>
          <table:table-cell office:value-type="string" calcext:value-type="string">
            <text:p>CSR12_MINSTRET</text:p>
          </table:table-cell>
        </table:table-row>
        <table:table-row table:style-name="ro1">
          <table:table-cell office:value-type="string" calcext:value-type="string">
            <text:p>0xb03</text:p>
          </table:table-cell>
          <table:table-cell office:value-type="string" calcext:value-type="string">
            <text:p>CSR12_MHPMCOUNTER3</text:p>
          </table:table-cell>
        </table:table-row>
        <table:table-row table:style-name="ro1">
          <table:table-cell office:value-type="string" calcext:value-type="string">
            <text:p>0xb04</text:p>
          </table:table-cell>
          <table:table-cell office:value-type="string" calcext:value-type="string">
            <text:p>CSR12_MHPMCOUNTER4</text:p>
          </table:table-cell>
        </table:table-row>
        <table:table-row table:style-name="ro1">
          <table:table-cell office:value-type="string" calcext:value-type="string">
            <text:p>0xb05</text:p>
          </table:table-cell>
          <table:table-cell office:value-type="string" calcext:value-type="string">
            <text:p>CSR12_MHPMCOUNTER5</text:p>
          </table:table-cell>
        </table:table-row>
        <table:table-row table:style-name="ro1">
          <table:table-cell office:value-type="string" calcext:value-type="string">
            <text:p>0xb06</text:p>
          </table:table-cell>
          <table:table-cell office:value-type="string" calcext:value-type="string">
            <text:p>CSR12_MHPMCOUNTER6</text:p>
          </table:table-cell>
        </table:table-row>
        <table:table-row table:style-name="ro1">
          <table:table-cell office:value-type="string" calcext:value-type="string">
            <text:p>0xb07</text:p>
          </table:table-cell>
          <table:table-cell office:value-type="string" calcext:value-type="string">
            <text:p>CSR12_MHPMCOUNTER7</text:p>
          </table:table-cell>
        </table:table-row>
        <table:table-row table:style-name="ro1">
          <table:table-cell office:value-type="string" calcext:value-type="string">
            <text:p>0xb08</text:p>
          </table:table-cell>
          <table:table-cell office:value-type="string" calcext:value-type="string">
            <text:p>CSR12_MHPMCOUNTER8</text:p>
          </table:table-cell>
        </table:table-row>
        <table:table-row table:style-name="ro1">
          <table:table-cell office:value-type="string" calcext:value-type="string">
            <text:p>0xb09</text:p>
          </table:table-cell>
          <table:table-cell office:value-type="string" calcext:value-type="string">
            <text:p>CSR12_MHPMCOUNTER9</text:p>
          </table:table-cell>
        </table:table-row>
        <table:table-row table:style-name="ro1">
          <table:table-cell office:value-type="string" calcext:value-type="string">
            <text:p>0xb0a</text:p>
          </table:table-cell>
          <table:table-cell office:value-type="string" calcext:value-type="string">
            <text:p>CSR12_MHPMCOUNTER10</text:p>
          </table:table-cell>
        </table:table-row>
        <table:table-row table:style-name="ro1">
          <table:table-cell office:value-type="string" calcext:value-type="string">
            <text:p>0xb0b</text:p>
          </table:table-cell>
          <table:table-cell office:value-type="string" calcext:value-type="string">
            <text:p>CSR12_MHPMCOUNTER11</text:p>
          </table:table-cell>
        </table:table-row>
        <table:table-row table:style-name="ro1">
          <table:table-cell office:value-type="string" calcext:value-type="string">
            <text:p>0xb0c</text:p>
          </table:table-cell>
          <table:table-cell office:value-type="string" calcext:value-type="string">
            <text:p>CSR12_MHPMCOUNTER12</text:p>
          </table:table-cell>
        </table:table-row>
        <table:table-row table:style-name="ro1">
          <table:table-cell office:value-type="string" calcext:value-type="string">
            <text:p>0xb0d</text:p>
          </table:table-cell>
          <table:table-cell office:value-type="string" calcext:value-type="string">
            <text:p>CSR12_MHPMCOUNTER13</text:p>
          </table:table-cell>
        </table:table-row>
        <table:table-row table:style-name="ro1">
          <table:table-cell office:value-type="string" calcext:value-type="string">
            <text:p>0xb0e</text:p>
          </table:table-cell>
          <table:table-cell office:value-type="string" calcext:value-type="string">
            <text:p>CSR12_MHPMCOUNTER14</text:p>
          </table:table-cell>
        </table:table-row>
        <table:table-row table:style-name="ro1">
          <table:table-cell office:value-type="string" calcext:value-type="string">
            <text:p>0xb0f</text:p>
          </table:table-cell>
          <table:table-cell office:value-type="string" calcext:value-type="string">
            <text:p>CSR12_MHPMCOUNTER15</text:p>
          </table:table-cell>
        </table:table-row>
        <table:table-row table:style-name="ro1">
          <table:table-cell office:value-type="string" calcext:value-type="string">
            <text:p>0xb10</text:p>
          </table:table-cell>
          <table:table-cell office:value-type="string" calcext:value-type="string">
            <text:p>CSR12_MHPMCOUNTER16</text:p>
          </table:table-cell>
        </table:table-row>
        <table:table-row table:style-name="ro1">
          <table:table-cell office:value-type="string" calcext:value-type="string">
            <text:p>0xb11</text:p>
          </table:table-cell>
          <table:table-cell office:value-type="string" calcext:value-type="string">
            <text:p>CSR12_MHPMCOUNTER17</text:p>
          </table:table-cell>
        </table:table-row>
        <table:table-row table:style-name="ro1">
          <table:table-cell office:value-type="string" calcext:value-type="string">
            <text:p>0xb12</text:p>
          </table:table-cell>
          <table:table-cell office:value-type="string" calcext:value-type="string">
            <text:p>CSR12_MHPMCOUNTER18</text:p>
          </table:table-cell>
        </table:table-row>
        <table:table-row table:style-name="ro1">
          <table:table-cell office:value-type="string" calcext:value-type="string">
            <text:p>0xb13</text:p>
          </table:table-cell>
          <table:table-cell office:value-type="string" calcext:value-type="string">
            <text:p>CSR12_MHPMCOUNTER19</text:p>
          </table:table-cell>
        </table:table-row>
        <table:table-row table:style-name="ro1">
          <table:table-cell office:value-type="string" calcext:value-type="string">
            <text:p>0xb14</text:p>
          </table:table-cell>
          <table:table-cell office:value-type="string" calcext:value-type="string">
            <text:p>CSR12_MHPMCOUNTER20</text:p>
          </table:table-cell>
        </table:table-row>
        <table:table-row table:style-name="ro1">
          <table:table-cell office:value-type="string" calcext:value-type="string">
            <text:p>0xb15</text:p>
          </table:table-cell>
          <table:table-cell office:value-type="string" calcext:value-type="string">
            <text:p>CSR12_MHPMCOUNTER21</text:p>
          </table:table-cell>
        </table:table-row>
        <table:table-row table:style-name="ro1">
          <table:table-cell office:value-type="string" calcext:value-type="string">
            <text:p>0xb16</text:p>
          </table:table-cell>
          <table:table-cell office:value-type="string" calcext:value-type="string">
            <text:p>CSR12_MHPMCOUNTER22</text:p>
          </table:table-cell>
        </table:table-row>
        <table:table-row table:style-name="ro1">
          <table:table-cell office:value-type="string" calcext:value-type="string">
            <text:p>0xb17</text:p>
          </table:table-cell>
          <table:table-cell office:value-type="string" calcext:value-type="string">
            <text:p>CSR12_MHPMCOUNTER23</text:p>
          </table:table-cell>
        </table:table-row>
        <table:table-row table:style-name="ro1">
          <table:table-cell office:value-type="string" calcext:value-type="string">
            <text:p>0xb18</text:p>
          </table:table-cell>
          <table:table-cell office:value-type="string" calcext:value-type="string">
            <text:p>CSR12_MHPMCOUNTER24</text:p>
          </table:table-cell>
        </table:table-row>
        <table:table-row table:style-name="ro1">
          <table:table-cell office:value-type="string" calcext:value-type="string">
            <text:p>0xb19</text:p>
          </table:table-cell>
          <table:table-cell office:value-type="string" calcext:value-type="string">
            <text:p>CSR12_MHPMCOUNTER25</text:p>
          </table:table-cell>
        </table:table-row>
        <table:table-row table:style-name="ro1">
          <table:table-cell office:value-type="string" calcext:value-type="string">
            <text:p>0xb1a</text:p>
          </table:table-cell>
          <table:table-cell office:value-type="string" calcext:value-type="string">
            <text:p>CSR12_MHPMCOUNTER26</text:p>
          </table:table-cell>
        </table:table-row>
        <table:table-row table:style-name="ro1">
          <table:table-cell office:value-type="string" calcext:value-type="string">
            <text:p>0xb1b</text:p>
          </table:table-cell>
          <table:table-cell office:value-type="string" calcext:value-type="string">
            <text:p>CSR12_MHPMCOUNTER27</text:p>
          </table:table-cell>
        </table:table-row>
        <table:table-row table:style-name="ro1">
          <table:table-cell office:value-type="string" calcext:value-type="string">
            <text:p>0xb1c</text:p>
          </table:table-cell>
          <table:table-cell office:value-type="string" calcext:value-type="string">
            <text:p>CSR12_MHPMCOUNTER28</text:p>
          </table:table-cell>
        </table:table-row>
        <table:table-row table:style-name="ro1">
          <table:table-cell office:value-type="string" calcext:value-type="string">
            <text:p>0xb1d</text:p>
          </table:table-cell>
          <table:table-cell office:value-type="string" calcext:value-type="string">
            <text:p>CSR12_MHPMCOUNTER29</text:p>
          </table:table-cell>
        </table:table-row>
        <table:table-row table:style-name="ro1">
          <table:table-cell office:value-type="string" calcext:value-type="string">
            <text:p>0xb1e</text:p>
          </table:table-cell>
          <table:table-cell office:value-type="string" calcext:value-type="string">
            <text:p>CSR12_MHPMCOUNTER30</text:p>
          </table:table-cell>
        </table:table-row>
        <table:table-row table:style-name="ro1">
          <table:table-cell office:value-type="string" calcext:value-type="string">
            <text:p>0xb1f</text:p>
          </table:table-cell>
          <table:table-cell office:value-type="string" calcext:value-type="string">
            <text:p>CSR12_MHPMCOUNTER31</text:p>
          </table:table-cell>
        </table:table-row>
        <table:table-row table:style-name="ro1">
          <table:table-cell office:value-type="string" calcext:value-type="string">
            <text:p>0xb80</text:p>
          </table:table-cell>
          <table:table-cell office:value-type="string" calcext:value-type="string">
            <text:p>CSR12_MCYCLEH</text:p>
          </table:table-cell>
        </table:table-row>
        <table:table-row table:style-name="ro1">
          <table:table-cell office:value-type="string" calcext:value-type="string">
            <text:p>0xb82</text:p>
          </table:table-cell>
          <table:table-cell office:value-type="string" calcext:value-type="string">
            <text:p>CSR12_MINSTRETH</text:p>
          </table:table-cell>
        </table:table-row>
        <table:table-row table:style-name="ro1">
          <table:table-cell office:value-type="string" calcext:value-type="string">
            <text:p>0xb83</text:p>
          </table:table-cell>
          <table:table-cell office:value-type="string" calcext:value-type="string">
            <text:p>CSR12_MHPMCOUNTER3H</text:p>
          </table:table-cell>
        </table:table-row>
        <table:table-row table:style-name="ro1">
          <table:table-cell office:value-type="string" calcext:value-type="string">
            <text:p>0xb84</text:p>
          </table:table-cell>
          <table:table-cell office:value-type="string" calcext:value-type="string">
            <text:p>CSR12_MHPMCOUNTER4H</text:p>
          </table:table-cell>
        </table:table-row>
        <table:table-row table:style-name="ro1">
          <table:table-cell office:value-type="string" calcext:value-type="string">
            <text:p>0xb85</text:p>
          </table:table-cell>
          <table:table-cell office:value-type="string" calcext:value-type="string">
            <text:p>CSR12_MHPMCOUNTER5H</text:p>
          </table:table-cell>
        </table:table-row>
        <table:table-row table:style-name="ro1">
          <table:table-cell office:value-type="string" calcext:value-type="string">
            <text:p>0xb86</text:p>
          </table:table-cell>
          <table:table-cell office:value-type="string" calcext:value-type="string">
            <text:p>CSR12_MHPMCOUNTER6H</text:p>
          </table:table-cell>
        </table:table-row>
        <table:table-row table:style-name="ro1">
          <table:table-cell office:value-type="string" calcext:value-type="string">
            <text:p>0xb87</text:p>
          </table:table-cell>
          <table:table-cell office:value-type="string" calcext:value-type="string">
            <text:p>CSR12_MHPMCOUNTER7H</text:p>
          </table:table-cell>
        </table:table-row>
        <table:table-row table:style-name="ro1">
          <table:table-cell office:value-type="string" calcext:value-type="string">
            <text:p>0xb88</text:p>
          </table:table-cell>
          <table:table-cell office:value-type="string" calcext:value-type="string">
            <text:p>CSR12_MHPMCOUNTER8H</text:p>
          </table:table-cell>
        </table:table-row>
        <table:table-row table:style-name="ro1">
          <table:table-cell office:value-type="string" calcext:value-type="string">
            <text:p>0xb89</text:p>
          </table:table-cell>
          <table:table-cell office:value-type="string" calcext:value-type="string">
            <text:p>CSR12_MHPMCOUNTER9H</text:p>
          </table:table-cell>
        </table:table-row>
        <table:table-row table:style-name="ro1">
          <table:table-cell office:value-type="string" calcext:value-type="string">
            <text:p>0xb8a</text:p>
          </table:table-cell>
          <table:table-cell office:value-type="string" calcext:value-type="string">
            <text:p>CSR12_MHPMCOUNTER10H</text:p>
          </table:table-cell>
        </table:table-row>
        <table:table-row table:style-name="ro1">
          <table:table-cell office:value-type="string" calcext:value-type="string">
            <text:p>0xb8b</text:p>
          </table:table-cell>
          <table:table-cell office:value-type="string" calcext:value-type="string">
            <text:p>CSR12_MHPMCOUNTER11H</text:p>
          </table:table-cell>
        </table:table-row>
        <table:table-row table:style-name="ro1">
          <table:table-cell office:value-type="string" calcext:value-type="string">
            <text:p>0xb8c</text:p>
          </table:table-cell>
          <table:table-cell office:value-type="string" calcext:value-type="string">
            <text:p>CSR12_MHPMCOUNTER12H</text:p>
          </table:table-cell>
        </table:table-row>
        <table:table-row table:style-name="ro1">
          <table:table-cell office:value-type="string" calcext:value-type="string">
            <text:p>0xb8d</text:p>
          </table:table-cell>
          <table:table-cell office:value-type="string" calcext:value-type="string">
            <text:p>CSR12_MHPMCOUNTER13H</text:p>
          </table:table-cell>
        </table:table-row>
        <table:table-row table:style-name="ro1">
          <table:table-cell office:value-type="string" calcext:value-type="string">
            <text:p>0xb8e</text:p>
          </table:table-cell>
          <table:table-cell office:value-type="string" calcext:value-type="string">
            <text:p>CSR12_MHPMCOUNTER14H</text:p>
          </table:table-cell>
        </table:table-row>
        <table:table-row table:style-name="ro1">
          <table:table-cell office:value-type="string" calcext:value-type="string">
            <text:p>0xb8f</text:p>
          </table:table-cell>
          <table:table-cell office:value-type="string" calcext:value-type="string">
            <text:p>CSR12_MHPMCOUNTER15H</text:p>
          </table:table-cell>
        </table:table-row>
        <table:table-row table:style-name="ro1">
          <table:table-cell office:value-type="string" calcext:value-type="string">
            <text:p>0xb90</text:p>
          </table:table-cell>
          <table:table-cell office:value-type="string" calcext:value-type="string">
            <text:p>CSR12_MHPMCOUNTER16H</text:p>
          </table:table-cell>
        </table:table-row>
        <table:table-row table:style-name="ro1">
          <table:table-cell office:value-type="string" calcext:value-type="string">
            <text:p>0xb91</text:p>
          </table:table-cell>
          <table:table-cell office:value-type="string" calcext:value-type="string">
            <text:p>CSR12_MHPMCOUNTER17H</text:p>
          </table:table-cell>
        </table:table-row>
        <table:table-row table:style-name="ro1">
          <table:table-cell office:value-type="string" calcext:value-type="string">
            <text:p>0xb92</text:p>
          </table:table-cell>
          <table:table-cell office:value-type="string" calcext:value-type="string">
            <text:p>CSR12_MHPMCOUNTER18H</text:p>
          </table:table-cell>
        </table:table-row>
        <table:table-row table:style-name="ro1">
          <table:table-cell office:value-type="string" calcext:value-type="string">
            <text:p>0xb93</text:p>
          </table:table-cell>
          <table:table-cell office:value-type="string" calcext:value-type="string">
            <text:p>CSR12_MHPMCOUNTER19H</text:p>
          </table:table-cell>
        </table:table-row>
        <table:table-row table:style-name="ro1">
          <table:table-cell office:value-type="string" calcext:value-type="string">
            <text:p>0xb94</text:p>
          </table:table-cell>
          <table:table-cell office:value-type="string" calcext:value-type="string">
            <text:p>CSR12_MHPMCOUNTER20H</text:p>
          </table:table-cell>
        </table:table-row>
        <table:table-row table:style-name="ro1">
          <table:table-cell office:value-type="string" calcext:value-type="string">
            <text:p>0xb95</text:p>
          </table:table-cell>
          <table:table-cell office:value-type="string" calcext:value-type="string">
            <text:p>CSR12_MHPMCOUNTER21H</text:p>
          </table:table-cell>
        </table:table-row>
        <table:table-row table:style-name="ro1">
          <table:table-cell office:value-type="string" calcext:value-type="string">
            <text:p>0xb96</text:p>
          </table:table-cell>
          <table:table-cell office:value-type="string" calcext:value-type="string">
            <text:p>CSR12_MHPMCOUNTER22H</text:p>
          </table:table-cell>
        </table:table-row>
        <table:table-row table:style-name="ro1">
          <table:table-cell office:value-type="string" calcext:value-type="string">
            <text:p>0xb97</text:p>
          </table:table-cell>
          <table:table-cell office:value-type="string" calcext:value-type="string">
            <text:p>CSR12_MHPMCOUNTER23H</text:p>
          </table:table-cell>
        </table:table-row>
        <table:table-row table:style-name="ro1">
          <table:table-cell office:value-type="string" calcext:value-type="string">
            <text:p>0xb98</text:p>
          </table:table-cell>
          <table:table-cell office:value-type="string" calcext:value-type="string">
            <text:p>CSR12_MHPMCOUNTER24H</text:p>
          </table:table-cell>
        </table:table-row>
        <table:table-row table:style-name="ro1">
          <table:table-cell office:value-type="string" calcext:value-type="string">
            <text:p>0xb99</text:p>
          </table:table-cell>
          <table:table-cell office:value-type="string" calcext:value-type="string">
            <text:p>CSR12_MHPMCOUNTER25H</text:p>
          </table:table-cell>
        </table:table-row>
        <table:table-row table:style-name="ro1">
          <table:table-cell office:value-type="string" calcext:value-type="string">
            <text:p>0xb9a</text:p>
          </table:table-cell>
          <table:table-cell office:value-type="string" calcext:value-type="string">
            <text:p>CSR12_MHPMCOUNTER26H</text:p>
          </table:table-cell>
        </table:table-row>
        <table:table-row table:style-name="ro1">
          <table:table-cell office:value-type="string" calcext:value-type="string">
            <text:p>0xb9b</text:p>
          </table:table-cell>
          <table:table-cell office:value-type="string" calcext:value-type="string">
            <text:p>CSR12_MHPMCOUNTER27H</text:p>
          </table:table-cell>
        </table:table-row>
        <table:table-row table:style-name="ro1">
          <table:table-cell office:value-type="string" calcext:value-type="string">
            <text:p>0xb9c</text:p>
          </table:table-cell>
          <table:table-cell office:value-type="string" calcext:value-type="string">
            <text:p>CSR12_MHPMCOUNTER28H</text:p>
          </table:table-cell>
        </table:table-row>
        <table:table-row table:style-name="ro1">
          <table:table-cell office:value-type="string" calcext:value-type="string">
            <text:p>0xb9d</text:p>
          </table:table-cell>
          <table:table-cell office:value-type="string" calcext:value-type="string">
            <text:p>CSR12_MHPMCOUNTER29H</text:p>
          </table:table-cell>
        </table:table-row>
        <table:table-row table:style-name="ro1">
          <table:table-cell office:value-type="string" calcext:value-type="string">
            <text:p>0xb9e</text:p>
          </table:table-cell>
          <table:table-cell office:value-type="string" calcext:value-type="string">
            <text:p>CSR12_MHPMCOUNTER30H</text:p>
          </table:table-cell>
        </table:table-row>
        <table:table-row table:style-name="ro1">
          <table:table-cell office:value-type="string" calcext:value-type="string">
            <text:p>0xb9f</text:p>
          </table:table-cell>
          <table:table-cell office:value-type="string" calcext:value-type="string">
            <text:p>CSR12_MHPMCOUNTER31H</text:p>
          </table:table-cell>
        </table:table-row>
        <table:table-row table:style-name="ro1">
          <table:table-cell office:value-type="string" calcext:value-type="string">
            <text:p>0xbc0</text:p>
          </table:table-cell>
          <table:table-cell office:value-type="string" calcext:value-type="string">
            <text:p>CSR12_PMACFG0</text:p>
          </table:table-cell>
        </table:table-row>
        <table:table-row table:style-name="ro1">
          <table:table-cell office:value-type="string" calcext:value-type="string">
            <text:p>0xbc1</text:p>
          </table:table-cell>
          <table:table-cell office:value-type="string" calcext:value-type="string">
            <text:p>CSR12_PMACFG1</text:p>
          </table:table-cell>
        </table:table-row>
        <table:table-row table:style-name="ro1">
          <table:table-cell office:value-type="string" calcext:value-type="string">
            <text:p>0xbc2</text:p>
          </table:table-cell>
          <table:table-cell office:value-type="string" calcext:value-type="string">
            <text:p>CSR12_PMACFG2</text:p>
          </table:table-cell>
        </table:table-row>
        <table:table-row table:style-name="ro1">
          <table:table-cell office:value-type="string" calcext:value-type="string">
            <text:p>0xbc3</text:p>
          </table:table-cell>
          <table:table-cell office:value-type="string" calcext:value-type="string">
            <text:p>CSR12_PMACFG3</text:p>
          </table:table-cell>
        </table:table-row>
        <table:table-row table:style-name="ro1">
          <table:table-cell office:value-type="string" calcext:value-type="string">
            <text:p>0xbd0</text:p>
          </table:table-cell>
          <table:table-cell office:value-type="string" calcext:value-type="string">
            <text:p>CSR12_PMAADDR0</text:p>
          </table:table-cell>
        </table:table-row>
        <table:table-row table:style-name="ro1">
          <table:table-cell office:value-type="string" calcext:value-type="string">
            <text:p>0xbd1</text:p>
          </table:table-cell>
          <table:table-cell office:value-type="string" calcext:value-type="string">
            <text:p>CSR12_PMAADDR1</text:p>
          </table:table-cell>
        </table:table-row>
        <table:table-row table:style-name="ro1">
          <table:table-cell office:value-type="string" calcext:value-type="string">
            <text:p>0xbd2</text:p>
          </table:table-cell>
          <table:table-cell office:value-type="string" calcext:value-type="string">
            <text:p>CSR12_PMAADDR2</text:p>
          </table:table-cell>
        </table:table-row>
        <table:table-row table:style-name="ro1">
          <table:table-cell office:value-type="string" calcext:value-type="string">
            <text:p>0xbd3</text:p>
          </table:table-cell>
          <table:table-cell office:value-type="string" calcext:value-type="string">
            <text:p>CSR12_PMAADDR3</text:p>
          </table:table-cell>
        </table:table-row>
        <table:table-row table:style-name="ro1">
          <table:table-cell office:value-type="string" calcext:value-type="string">
            <text:p>0xbd4</text:p>
          </table:table-cell>
          <table:table-cell office:value-type="string" calcext:value-type="string">
            <text:p>CSR12_PMAADDR4</text:p>
          </table:table-cell>
        </table:table-row>
        <table:table-row table:style-name="ro1">
          <table:table-cell office:value-type="string" calcext:value-type="string">
            <text:p>0xbd5</text:p>
          </table:table-cell>
          <table:table-cell office:value-type="string" calcext:value-type="string">
            <text:p>CSR12_PMAADDR5</text:p>
          </table:table-cell>
        </table:table-row>
        <table:table-row table:style-name="ro1">
          <table:table-cell office:value-type="string" calcext:value-type="string">
            <text:p>0xbd6</text:p>
          </table:table-cell>
          <table:table-cell office:value-type="string" calcext:value-type="string">
            <text:p>CSR12_PMAADDR6</text:p>
          </table:table-cell>
        </table:table-row>
        <table:table-row table:style-name="ro1">
          <table:table-cell office:value-type="string" calcext:value-type="string">
            <text:p>0xbd7</text:p>
          </table:table-cell>
          <table:table-cell office:value-type="string" calcext:value-type="string">
            <text:p>CSR12_PMAADDR7</text:p>
          </table:table-cell>
        </table:table-row>
        <table:table-row table:style-name="ro1">
          <table:table-cell office:value-type="string" calcext:value-type="string">
            <text:p>0xbd8</text:p>
          </table:table-cell>
          <table:table-cell office:value-type="string" calcext:value-type="string">
            <text:p>CSR12_PMAADDR8</text:p>
          </table:table-cell>
        </table:table-row>
        <table:table-row table:style-name="ro1">
          <table:table-cell office:value-type="string" calcext:value-type="string">
            <text:p>0xbd9</text:p>
          </table:table-cell>
          <table:table-cell office:value-type="string" calcext:value-type="string">
            <text:p>CSR12_PMAADDR9</text:p>
          </table:table-cell>
        </table:table-row>
        <table:table-row table:style-name="ro1">
          <table:table-cell office:value-type="string" calcext:value-type="string">
            <text:p>0xbda</text:p>
          </table:table-cell>
          <table:table-cell office:value-type="string" calcext:value-type="string">
            <text:p>CSR12_PMAADDR10</text:p>
          </table:table-cell>
        </table:table-row>
        <table:table-row table:style-name="ro1">
          <table:table-cell office:value-type="string" calcext:value-type="string">
            <text:p>0xbdb</text:p>
          </table:table-cell>
          <table:table-cell office:value-type="string" calcext:value-type="string">
            <text:p>CSR12_PMAADDR11</text:p>
          </table:table-cell>
        </table:table-row>
        <table:table-row table:style-name="ro1">
          <table:table-cell office:value-type="string" calcext:value-type="string">
            <text:p>0xbdc</text:p>
          </table:table-cell>
          <table:table-cell office:value-type="string" calcext:value-type="string">
            <text:p>CSR12_PMAADDR12</text:p>
          </table:table-cell>
        </table:table-row>
        <table:table-row table:style-name="ro1">
          <table:table-cell office:value-type="string" calcext:value-type="string">
            <text:p>0xbdd</text:p>
          </table:table-cell>
          <table:table-cell office:value-type="string" calcext:value-type="string">
            <text:p>CSR12_PMAADDR13</text:p>
          </table:table-cell>
        </table:table-row>
        <table:table-row table:style-name="ro1">
          <table:table-cell office:value-type="string" calcext:value-type="string">
            <text:p>0xbde</text:p>
          </table:table-cell>
          <table:table-cell office:value-type="string" calcext:value-type="string">
            <text:p>CSR12_PMAADDR14</text:p>
          </table:table-cell>
        </table:table-row>
        <table:table-row table:style-name="ro1">
          <table:table-cell office:value-type="string" calcext:value-type="string">
            <text:p>0xbdf</text:p>
          </table:table-cell>
          <table:table-cell office:value-type="string" calcext:value-type="string">
            <text:p>CSR12_PMAADDR15</text:p>
          </table:table-cell>
        </table:table-row>
        <table:table-row table:style-name="ro1">
          <table:table-cell office:value-type="string" calcext:value-type="string">
            <text:p>0xc00</text:p>
          </table:table-cell>
          <table:table-cell office:value-type="string" calcext:value-type="string">
            <text:p>CSR12_CYCLE</text:p>
          </table:table-cell>
        </table:table-row>
        <table:table-row table:style-name="ro1">
          <table:table-cell office:value-type="string" calcext:value-type="string">
            <text:p>0xc01</text:p>
          </table:table-cell>
          <table:table-cell office:value-type="string" calcext:value-type="string">
            <text:p>CSR12_TIME</text:p>
          </table:table-cell>
        </table:table-row>
        <table:table-row table:style-name="ro1">
          <table:table-cell office:value-type="string" calcext:value-type="string">
            <text:p>0xc02</text:p>
          </table:table-cell>
          <table:table-cell office:value-type="string" calcext:value-type="string">
            <text:p>CSR12_INSTRET</text:p>
          </table:table-cell>
        </table:table-row>
        <table:table-row table:style-name="ro1">
          <table:table-cell office:value-type="string" calcext:value-type="string">
            <text:p>0xc03</text:p>
          </table:table-cell>
          <table:table-cell office:value-type="string" calcext:value-type="string">
            <text:p>CSR12_HPMCOUNTER3</text:p>
          </table:table-cell>
        </table:table-row>
        <table:table-row table:style-name="ro1">
          <table:table-cell office:value-type="string" calcext:value-type="string">
            <text:p>0xc04</text:p>
          </table:table-cell>
          <table:table-cell office:value-type="string" calcext:value-type="string">
            <text:p>CSR12_HPMCOUNTER4</text:p>
          </table:table-cell>
        </table:table-row>
        <table:table-row table:style-name="ro1">
          <table:table-cell office:value-type="string" calcext:value-type="string">
            <text:p>0xc05</text:p>
          </table:table-cell>
          <table:table-cell office:value-type="string" calcext:value-type="string">
            <text:p>CSR12_HPMCOUNTER5</text:p>
          </table:table-cell>
        </table:table-row>
        <table:table-row table:style-name="ro1">
          <table:table-cell office:value-type="string" calcext:value-type="string">
            <text:p>0xc06</text:p>
          </table:table-cell>
          <table:table-cell office:value-type="string" calcext:value-type="string">
            <text:p>CSR12_HPMCOUNTER6</text:p>
          </table:table-cell>
        </table:table-row>
        <table:table-row table:style-name="ro1">
          <table:table-cell office:value-type="string" calcext:value-type="string">
            <text:p>0xc07</text:p>
          </table:table-cell>
          <table:table-cell office:value-type="string" calcext:value-type="string">
            <text:p>CSR12_HPMCOUNTER7</text:p>
          </table:table-cell>
        </table:table-row>
        <table:table-row table:style-name="ro1">
          <table:table-cell office:value-type="string" calcext:value-type="string">
            <text:p>0xc08</text:p>
          </table:table-cell>
          <table:table-cell office:value-type="string" calcext:value-type="string">
            <text:p>CSR12_HPMCOUNTER8</text:p>
          </table:table-cell>
        </table:table-row>
        <table:table-row table:style-name="ro1">
          <table:table-cell office:value-type="string" calcext:value-type="string">
            <text:p>0xc09</text:p>
          </table:table-cell>
          <table:table-cell office:value-type="string" calcext:value-type="string">
            <text:p>CSR12_HPMCOUNTER9</text:p>
          </table:table-cell>
        </table:table-row>
        <table:table-row table:style-name="ro1">
          <table:table-cell office:value-type="string" calcext:value-type="string">
            <text:p>0xc0a</text:p>
          </table:table-cell>
          <table:table-cell office:value-type="string" calcext:value-type="string">
            <text:p>CSR12_HPMCOUNTER10</text:p>
          </table:table-cell>
        </table:table-row>
        <table:table-row table:style-name="ro1">
          <table:table-cell office:value-type="string" calcext:value-type="string">
            <text:p>0xc0b</text:p>
          </table:table-cell>
          <table:table-cell office:value-type="string" calcext:value-type="string">
            <text:p>CSR12_HPMCOUNTER11</text:p>
          </table:table-cell>
        </table:table-row>
        <table:table-row table:style-name="ro1">
          <table:table-cell office:value-type="string" calcext:value-type="string">
            <text:p>0xc0c</text:p>
          </table:table-cell>
          <table:table-cell office:value-type="string" calcext:value-type="string">
            <text:p>CSR12_HPMCOUNTER12</text:p>
          </table:table-cell>
        </table:table-row>
        <table:table-row table:style-name="ro1">
          <table:table-cell office:value-type="string" calcext:value-type="string">
            <text:p>0xc0d</text:p>
          </table:table-cell>
          <table:table-cell office:value-type="string" calcext:value-type="string">
            <text:p>CSR12_HPMCOUNTER13</text:p>
          </table:table-cell>
        </table:table-row>
        <table:table-row table:style-name="ro1">
          <table:table-cell office:value-type="string" calcext:value-type="string">
            <text:p>0xc0e</text:p>
          </table:table-cell>
          <table:table-cell office:value-type="string" calcext:value-type="string">
            <text:p>CSR12_HPMCOUNTER14</text:p>
          </table:table-cell>
        </table:table-row>
        <table:table-row table:style-name="ro1">
          <table:table-cell office:value-type="string" calcext:value-type="string">
            <text:p>0xc0f</text:p>
          </table:table-cell>
          <table:table-cell office:value-type="string" calcext:value-type="string">
            <text:p>CSR12_HPMCOUNTER15</text:p>
          </table:table-cell>
        </table:table-row>
        <table:table-row table:style-name="ro1">
          <table:table-cell office:value-type="string" calcext:value-type="string">
            <text:p>0xc10</text:p>
          </table:table-cell>
          <table:table-cell office:value-type="string" calcext:value-type="string">
            <text:p>CSR12_HPMCOUNTER16</text:p>
          </table:table-cell>
        </table:table-row>
        <table:table-row table:style-name="ro1">
          <table:table-cell office:value-type="string" calcext:value-type="string">
            <text:p>0xc11</text:p>
          </table:table-cell>
          <table:table-cell office:value-type="string" calcext:value-type="string">
            <text:p>CSR12_HPMCOUNTER17</text:p>
          </table:table-cell>
        </table:table-row>
        <table:table-row table:style-name="ro1">
          <table:table-cell office:value-type="string" calcext:value-type="string">
            <text:p>0xc12</text:p>
          </table:table-cell>
          <table:table-cell office:value-type="string" calcext:value-type="string">
            <text:p>CSR12_HPMCOUNTER18</text:p>
          </table:table-cell>
        </table:table-row>
        <table:table-row table:style-name="ro1">
          <table:table-cell office:value-type="string" calcext:value-type="string">
            <text:p>0xc13</text:p>
          </table:table-cell>
          <table:table-cell office:value-type="string" calcext:value-type="string">
            <text:p>CSR12_HPMCOUNTER19</text:p>
          </table:table-cell>
        </table:table-row>
        <table:table-row table:style-name="ro1">
          <table:table-cell office:value-type="string" calcext:value-type="string">
            <text:p>0xc14</text:p>
          </table:table-cell>
          <table:table-cell office:value-type="string" calcext:value-type="string">
            <text:p>CSR12_HPMCOUNTER20</text:p>
          </table:table-cell>
        </table:table-row>
        <table:table-row table:style-name="ro1">
          <table:table-cell office:value-type="string" calcext:value-type="string">
            <text:p>0xc15</text:p>
          </table:table-cell>
          <table:table-cell office:value-type="string" calcext:value-type="string">
            <text:p>CSR12_HPMCOUNTER21</text:p>
          </table:table-cell>
        </table:table-row>
        <table:table-row table:style-name="ro1">
          <table:table-cell office:value-type="string" calcext:value-type="string">
            <text:p>0xc16</text:p>
          </table:table-cell>
          <table:table-cell office:value-type="string" calcext:value-type="string">
            <text:p>CSR12_HPMCOUNTER22</text:p>
          </table:table-cell>
        </table:table-row>
        <table:table-row table:style-name="ro1">
          <table:table-cell office:value-type="string" calcext:value-type="string">
            <text:p>0xc17</text:p>
          </table:table-cell>
          <table:table-cell office:value-type="string" calcext:value-type="string">
            <text:p>CSR12_HPMCOUNTER23</text:p>
          </table:table-cell>
        </table:table-row>
        <table:table-row table:style-name="ro1">
          <table:table-cell office:value-type="string" calcext:value-type="string">
            <text:p>0xc18</text:p>
          </table:table-cell>
          <table:table-cell office:value-type="string" calcext:value-type="string">
            <text:p>CSR12_HPMCOUNTER24</text:p>
          </table:table-cell>
        </table:table-row>
        <table:table-row table:style-name="ro1">
          <table:table-cell office:value-type="string" calcext:value-type="string">
            <text:p>0xc19</text:p>
          </table:table-cell>
          <table:table-cell office:value-type="string" calcext:value-type="string">
            <text:p>CSR12_HPMCOUNTER25</text:p>
          </table:table-cell>
        </table:table-row>
        <table:table-row table:style-name="ro1">
          <table:table-cell office:value-type="string" calcext:value-type="string">
            <text:p>0xc1a</text:p>
          </table:table-cell>
          <table:table-cell office:value-type="string" calcext:value-type="string">
            <text:p>CSR12_HPMCOUNTER26</text:p>
          </table:table-cell>
        </table:table-row>
        <table:table-row table:style-name="ro1">
          <table:table-cell office:value-type="string" calcext:value-type="string">
            <text:p>0xc1b</text:p>
          </table:table-cell>
          <table:table-cell office:value-type="string" calcext:value-type="string">
            <text:p>CSR12_HPMCOUNTER27</text:p>
          </table:table-cell>
        </table:table-row>
        <table:table-row table:style-name="ro1">
          <table:table-cell office:value-type="string" calcext:value-type="string">
            <text:p>0xc1c</text:p>
          </table:table-cell>
          <table:table-cell office:value-type="string" calcext:value-type="string">
            <text:p>CSR12_HPMCOUNTER28</text:p>
          </table:table-cell>
        </table:table-row>
        <table:table-row table:style-name="ro1">
          <table:table-cell office:value-type="string" calcext:value-type="string">
            <text:p>0xc1d</text:p>
          </table:table-cell>
          <table:table-cell office:value-type="string" calcext:value-type="string">
            <text:p>CSR12_HPMCOUNTER29</text:p>
          </table:table-cell>
        </table:table-row>
        <table:table-row table:style-name="ro1">
          <table:table-cell office:value-type="string" calcext:value-type="string">
            <text:p>0xc1e</text:p>
          </table:table-cell>
          <table:table-cell office:value-type="string" calcext:value-type="string">
            <text:p>CSR12_HPMCOUNTER30</text:p>
          </table:table-cell>
        </table:table-row>
        <table:table-row table:style-name="ro1">
          <table:table-cell office:value-type="string" calcext:value-type="string">
            <text:p>0xc1f</text:p>
          </table:table-cell>
          <table:table-cell office:value-type="string" calcext:value-type="string">
            <text:p>CSR12_HPMCOUNTER31</text:p>
          </table:table-cell>
        </table:table-row>
        <table:table-row table:style-name="ro1">
          <table:table-cell office:value-type="string" calcext:value-type="string">
            <text:p>0xc20</text:p>
          </table:table-cell>
          <table:table-cell office:value-type="string" calcext:value-type="string">
            <text:p>CSR12_VL</text:p>
          </table:table-cell>
        </table:table-row>
        <table:table-row table:style-name="ro1">
          <table:table-cell office:value-type="string" calcext:value-type="string">
            <text:p>0xc21</text:p>
          </table:table-cell>
          <table:table-cell office:value-type="string" calcext:value-type="string">
            <text:p>CSR12_VTYPE</text:p>
          </table:table-cell>
        </table:table-row>
        <table:table-row table:style-name="ro1">
          <table:table-cell office:value-type="string" calcext:value-type="string">
            <text:p>0xc22</text:p>
          </table:table-cell>
          <table:table-cell office:value-type="string" calcext:value-type="string">
            <text:p>CSR12_VLENB</text:p>
          </table:table-cell>
        </table:table-row>
        <table:table-row table:style-name="ro1">
          <table:table-cell office:value-type="string" calcext:value-type="string">
            <text:p>0xc80</text:p>
          </table:table-cell>
          <table:table-cell office:value-type="string" calcext:value-type="string">
            <text:p>CSR12_CYCLEH</text:p>
          </table:table-cell>
        </table:table-row>
        <table:table-row table:style-name="ro1">
          <table:table-cell office:value-type="string" calcext:value-type="string">
            <text:p>0xc81</text:p>
          </table:table-cell>
          <table:table-cell office:value-type="string" calcext:value-type="string">
            <text:p>CSR12_TIMEH</text:p>
          </table:table-cell>
        </table:table-row>
        <table:table-row table:style-name="ro1">
          <table:table-cell office:value-type="string" calcext:value-type="string">
            <text:p>0xc82</text:p>
          </table:table-cell>
          <table:table-cell office:value-type="string" calcext:value-type="string">
            <text:p>CSR12_INSTRETH</text:p>
          </table:table-cell>
        </table:table-row>
        <table:table-row table:style-name="ro1">
          <table:table-cell office:value-type="string" calcext:value-type="string">
            <text:p>0xc83</text:p>
          </table:table-cell>
          <table:table-cell office:value-type="string" calcext:value-type="string">
            <text:p>CSR12_HPMCOUNTER3H</text:p>
          </table:table-cell>
        </table:table-row>
        <table:table-row table:style-name="ro1">
          <table:table-cell office:value-type="string" calcext:value-type="string">
            <text:p>0xc84</text:p>
          </table:table-cell>
          <table:table-cell office:value-type="string" calcext:value-type="string">
            <text:p>CSR12_HPMCOUNTER4H</text:p>
          </table:table-cell>
        </table:table-row>
        <table:table-row table:style-name="ro1">
          <table:table-cell office:value-type="string" calcext:value-type="string">
            <text:p>0xc85</text:p>
          </table:table-cell>
          <table:table-cell office:value-type="string" calcext:value-type="string">
            <text:p>CSR12_HPMCOUNTER5H</text:p>
          </table:table-cell>
        </table:table-row>
        <table:table-row table:style-name="ro1">
          <table:table-cell office:value-type="string" calcext:value-type="string">
            <text:p>0xc86</text:p>
          </table:table-cell>
          <table:table-cell office:value-type="string" calcext:value-type="string">
            <text:p>CSR12_HPMCOUNTER6H</text:p>
          </table:table-cell>
        </table:table-row>
        <table:table-row table:style-name="ro1">
          <table:table-cell office:value-type="string" calcext:value-type="string">
            <text:p>0xc87</text:p>
          </table:table-cell>
          <table:table-cell office:value-type="string" calcext:value-type="string">
            <text:p>CSR12_HPMCOUNTER7H</text:p>
          </table:table-cell>
        </table:table-row>
        <table:table-row table:style-name="ro1">
          <table:table-cell office:value-type="string" calcext:value-type="string">
            <text:p>0xc88</text:p>
          </table:table-cell>
          <table:table-cell office:value-type="string" calcext:value-type="string">
            <text:p>CSR12_HPMCOUNTER8H</text:p>
          </table:table-cell>
        </table:table-row>
        <table:table-row table:style-name="ro1">
          <table:table-cell office:value-type="string" calcext:value-type="string">
            <text:p>0xc89</text:p>
          </table:table-cell>
          <table:table-cell office:value-type="string" calcext:value-type="string">
            <text:p>CSR12_HPMCOUNTER9H</text:p>
          </table:table-cell>
        </table:table-row>
        <table:table-row table:style-name="ro1">
          <table:table-cell office:value-type="string" calcext:value-type="string">
            <text:p>0xc8a</text:p>
          </table:table-cell>
          <table:table-cell office:value-type="string" calcext:value-type="string">
            <text:p>CSR12_HPMCOUNTER10H</text:p>
          </table:table-cell>
        </table:table-row>
        <table:table-row table:style-name="ro1">
          <table:table-cell office:value-type="string" calcext:value-type="string">
            <text:p>0xc8b</text:p>
          </table:table-cell>
          <table:table-cell office:value-type="string" calcext:value-type="string">
            <text:p>CSR12_HPMCOUNTER11H</text:p>
          </table:table-cell>
        </table:table-row>
        <table:table-row table:style-name="ro1">
          <table:table-cell office:value-type="string" calcext:value-type="string">
            <text:p>0xc8c</text:p>
          </table:table-cell>
          <table:table-cell office:value-type="string" calcext:value-type="string">
            <text:p>CSR12_HPMCOUNTER12H</text:p>
          </table:table-cell>
        </table:table-row>
        <table:table-row table:style-name="ro1">
          <table:table-cell office:value-type="string" calcext:value-type="string">
            <text:p>0xc8d</text:p>
          </table:table-cell>
          <table:table-cell office:value-type="string" calcext:value-type="string">
            <text:p>CSR12_HPMCOUNTER13H</text:p>
          </table:table-cell>
        </table:table-row>
        <table:table-row table:style-name="ro1">
          <table:table-cell office:value-type="string" calcext:value-type="string">
            <text:p>0xc8e</text:p>
          </table:table-cell>
          <table:table-cell office:value-type="string" calcext:value-type="string">
            <text:p>CSR12_HPMCOUNTER14H</text:p>
          </table:table-cell>
        </table:table-row>
        <table:table-row table:style-name="ro1">
          <table:table-cell office:value-type="string" calcext:value-type="string">
            <text:p>0xc8f</text:p>
          </table:table-cell>
          <table:table-cell office:value-type="string" calcext:value-type="string">
            <text:p>CSR12_HPMCOUNTER15H</text:p>
          </table:table-cell>
        </table:table-row>
        <table:table-row table:style-name="ro1">
          <table:table-cell office:value-type="string" calcext:value-type="string">
            <text:p>0xc90</text:p>
          </table:table-cell>
          <table:table-cell office:value-type="string" calcext:value-type="string">
            <text:p>CSR12_HPMCOUNTER16H</text:p>
          </table:table-cell>
        </table:table-row>
        <table:table-row table:style-name="ro1">
          <table:table-cell office:value-type="string" calcext:value-type="string">
            <text:p>0xc91</text:p>
          </table:table-cell>
          <table:table-cell office:value-type="string" calcext:value-type="string">
            <text:p>CSR12_HPMCOUNTER17H</text:p>
          </table:table-cell>
        </table:table-row>
        <table:table-row table:style-name="ro1">
          <table:table-cell office:value-type="string" calcext:value-type="string">
            <text:p>0xc92</text:p>
          </table:table-cell>
          <table:table-cell office:value-type="string" calcext:value-type="string">
            <text:p>CSR12_HPMCOUNTER18H</text:p>
          </table:table-cell>
        </table:table-row>
        <table:table-row table:style-name="ro1">
          <table:table-cell office:value-type="string" calcext:value-type="string">
            <text:p>0xc93</text:p>
          </table:table-cell>
          <table:table-cell office:value-type="string" calcext:value-type="string">
            <text:p>CSR12_HPMCOUNTER19H</text:p>
          </table:table-cell>
        </table:table-row>
        <table:table-row table:style-name="ro1">
          <table:table-cell office:value-type="string" calcext:value-type="string">
            <text:p>0xc94</text:p>
          </table:table-cell>
          <table:table-cell office:value-type="string" calcext:value-type="string">
            <text:p>CSR12_HPMCOUNTER20H</text:p>
          </table:table-cell>
        </table:table-row>
        <table:table-row table:style-name="ro1">
          <table:table-cell office:value-type="string" calcext:value-type="string">
            <text:p>0xc95</text:p>
          </table:table-cell>
          <table:table-cell office:value-type="string" calcext:value-type="string">
            <text:p>CSR12_HPMCOUNTER21H</text:p>
          </table:table-cell>
        </table:table-row>
        <table:table-row table:style-name="ro1">
          <table:table-cell office:value-type="string" calcext:value-type="string">
            <text:p>0xc96</text:p>
          </table:table-cell>
          <table:table-cell office:value-type="string" calcext:value-type="string">
            <text:p>CSR12_HPMCOUNTER22H</text:p>
          </table:table-cell>
        </table:table-row>
        <table:table-row table:style-name="ro1">
          <table:table-cell office:value-type="string" calcext:value-type="string">
            <text:p>0xc97</text:p>
          </table:table-cell>
          <table:table-cell office:value-type="string" calcext:value-type="string">
            <text:p>CSR12_HPMCOUNTER23H</text:p>
          </table:table-cell>
        </table:table-row>
        <table:table-row table:style-name="ro1">
          <table:table-cell office:value-type="string" calcext:value-type="string">
            <text:p>0xc98</text:p>
          </table:table-cell>
          <table:table-cell office:value-type="string" calcext:value-type="string">
            <text:p>CSR12_HPMCOUNTER24H</text:p>
          </table:table-cell>
        </table:table-row>
        <table:table-row table:style-name="ro1">
          <table:table-cell office:value-type="string" calcext:value-type="string">
            <text:p>0xc99</text:p>
          </table:table-cell>
          <table:table-cell office:value-type="string" calcext:value-type="string">
            <text:p>CSR12_HPMCOUNTER25H</text:p>
          </table:table-cell>
        </table:table-row>
        <table:table-row table:style-name="ro1">
          <table:table-cell office:value-type="string" calcext:value-type="string">
            <text:p>0xc9a</text:p>
          </table:table-cell>
          <table:table-cell office:value-type="string" calcext:value-type="string">
            <text:p>CSR12_HPMCOUNTER26H</text:p>
          </table:table-cell>
        </table:table-row>
        <table:table-row table:style-name="ro1">
          <table:table-cell office:value-type="string" calcext:value-type="string">
            <text:p>0xc9b</text:p>
          </table:table-cell>
          <table:table-cell office:value-type="string" calcext:value-type="string">
            <text:p>CSR12_HPMCOUNTER27H</text:p>
          </table:table-cell>
        </table:table-row>
        <table:table-row table:style-name="ro1">
          <table:table-cell office:value-type="string" calcext:value-type="string">
            <text:p>0xc9c</text:p>
          </table:table-cell>
          <table:table-cell office:value-type="string" calcext:value-type="string">
            <text:p>CSR12_HPMCOUNTER28H</text:p>
          </table:table-cell>
        </table:table-row>
        <table:table-row table:style-name="ro1">
          <table:table-cell office:value-type="string" calcext:value-type="string">
            <text:p>0xc9d</text:p>
          </table:table-cell>
          <table:table-cell office:value-type="string" calcext:value-type="string">
            <text:p>CSR12_HPMCOUNTER29H</text:p>
          </table:table-cell>
        </table:table-row>
        <table:table-row table:style-name="ro1">
          <table:table-cell office:value-type="string" calcext:value-type="string">
            <text:p>0xc9e</text:p>
          </table:table-cell>
          <table:table-cell office:value-type="string" calcext:value-type="string">
            <text:p>CSR12_HPMCOUNTER30H</text:p>
          </table:table-cell>
        </table:table-row>
        <table:table-row table:style-name="ro1">
          <table:table-cell office:value-type="string" calcext:value-type="string">
            <text:p>0xc9f</text:p>
          </table:table-cell>
          <table:table-cell office:value-type="string" calcext:value-type="string">
            <text:p>CSR12_HPMCOUNTER31H</text:p>
          </table:table-cell>
        </table:table-row>
        <table:table-row table:style-name="ro1">
          <table:table-cell office:value-type="string" calcext:value-type="string">
            <text:p>0xf11</text:p>
          </table:table-cell>
          <table:table-cell office:value-type="string" calcext:value-type="string">
            <text:p>CSR12_MVENDORID</text:p>
          </table:table-cell>
        </table:table-row>
        <table:table-row table:style-name="ro1">
          <table:table-cell office:value-type="string" calcext:value-type="string">
            <text:p>0xf12</text:p>
          </table:table-cell>
          <table:table-cell office:value-type="string" calcext:value-type="string">
            <text:p>CSR12_MARCHID</text:p>
          </table:table-cell>
        </table:table-row>
        <table:table-row table:style-name="ro1">
          <table:table-cell office:value-type="string" calcext:value-type="string">
            <text:p>0xf13</text:p>
          </table:table-cell>
          <table:table-cell office:value-type="string" calcext:value-type="string">
            <text:p>CSR12_MIMPID</text:p>
          </table:table-cell>
        </table:table-row>
        <table:table-row table:style-name="ro1">
          <table:table-cell office:value-type="string" calcext:value-type="string">
            <text:p>0xf14</text:p>
          </table:table-cell>
          <table:table-cell office:value-type="string" calcext:value-type="string">
            <text:p>CSR12_MHARTID</text:p>
          </table:table-cell>
        </table:table-row>
        <table:table-row table:style-name="ro1">
          <table:table-cell office:value-type="string" calcext:value-type="string">
            <text:p>0xfc0</text:p>
          </table:table-cell>
          <table:table-cell office:value-type="string" calcext:value-type="string">
            <text:p>CSR12_MICM_CFG</text:p>
          </table:table-cell>
        </table:table-row>
        <table:table-row table:style-name="ro1">
          <table:table-cell office:value-type="string" calcext:value-type="string">
            <text:p>0xfc1</text:p>
          </table:table-cell>
          <table:table-cell office:value-type="string" calcext:value-type="string">
            <text:p>CSR12_MDCM_CFG</text:p>
          </table:table-cell>
        </table:table-row>
        <table:table-row table:style-name="ro1">
          <table:table-cell office:value-type="string" calcext:value-type="string">
            <text:p>0xfc2</text:p>
          </table:table-cell>
          <table:table-cell office:value-type="string" calcext:value-type="string">
            <text:p>CSR12_MMSC_CFG</text:p>
          </table:table-cell>
        </table:table-row>
        <table:table-row table:style-name="ro1">
          <table:table-cell office:value-type="string" calcext:value-type="string">
            <text:p>0xfc3</text:p>
          </table:table-cell>
          <table:table-cell office:value-type="string" calcext:value-type="string">
            <text:p>CSR12_MMSC_CFG2</text:p>
          </table:table-cell>
        </table:table-row>
        <table:table-row table:style-name="ro1">
          <table:table-cell office:value-type="string" calcext:value-type="string">
            <text:p>0xfc7</text:p>
          </table:table-cell>
          <table:table-cell office:value-type="string" calcext:value-type="string">
            <text:p>CSR12_MVEC_CFG</text:p>
          </table:table-cell>
        </table:table-row>
        <table:table-row table:style-name="ro1">
          <table:table-cell office:value-type="string" calcext:value-type="string">
            <text:p>0xfca</text:p>
          </table:table-cell>
          <table:table-cell office:value-type="string" calcext:value-type="string">
            <text:p>CSR12_MRVARCH_CFG</text:p>
          </table:table-cell>
        </table:table-row>
        <table:table-row table:style-name="ro1">
          <table:table-cell office:value-type="string" calcext:value-type="string">
            <text:p>0xfcf</text:p>
          </table:table-cell>
          <table:table-cell office:value-type="string" calcext:value-type="string">
            <text:p>CSR12_ML2C_CTL_BASE</text:p>
          </table:table-cell>
        </table:table-row>
      </table:table>
      <table:named-expressions/>
      <table:database-ranges>
        <table:database-range table:name="__Anonymous_Sheet_DB__3" table:target-range-address="CSRFlat.A14:CSRFlat.AMJ410" table:contains-header="false">
          <table:sort>
            <table:sort-by table:field-number="5" table:data-type="automatic"/>
          </table:sort>
        </table:database-range>
        <table:database-range table:name="__Anonymous_Sheet_DB__4" table:target-range-address="Andes.A1:Andes.AMJ9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3-07-06T11:22:08</meta:creation-date>
    <dc:date>2023-05-11T10:14:41.868000000</dc:date>
    <meta:editing-duration>PT4H33S</meta:editing-duration>
    <meta:editing-cycles>22</meta:editing-cycles>
    <meta:generator>LibreOffice/7.5.0.3$Windows_X86_64 LibreOffice_project/c21113d003cd3efa8c53188764377a8272d9d6de</meta:generator>
    <meta:document-statistic meta:table-count="5" meta:cell-count="4819" meta:object-count="0"/>
  </office:meta>
</office:document-meta>
</file>